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StarSymbol" svg:font-family="StarSymbol"/>
    <style:font-face style:name="Symbol" svg:font-family="Symbol"/>
    <style:font-face style:name="Times New Roman1" svg:font-family="'Times New Roman'"/>
    <style:font-face style:name="sans-serif" svg:font-family="sans-serif"/>
    <style:font-face style:name="Times New Roman2" svg:font-family="'Times New Roman'"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rialMT" svg:font-family="ArialMT"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Times New Roman1" style:font-name-complex="Times New Roman1"/>
    </style:style>
    <style:style style:name="P2"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1" style:font-size-asian="12pt" style:font-name-complex="Times New Roman3" style:font-size-complex="12pt"/>
    </style:style>
    <style:style style:name="P3" style:family="paragraph" style:parent-style-name="Standard">
      <style:paragraph-properties fo:line-height="15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4"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1" style:font-name-complex="Times New Roman1"/>
    </style:style>
    <style:style style:name="P5" style:family="paragraph" style:parent-style-name="Standard">
      <style:paragraph-properties fo:line-height="150%" fo:text-align="start" style:justify-single-word="false"/>
      <style:text-properties style:use-window-font-color="true" style:font-name="Times New Roman1" fo:font-size="12pt" fo:font-weight="normal" fo:background-color="transparent" style:font-name-asian="Times New Roman1" style:font-weight-asian="normal" style:font-name-complex="Times New Roman1" style:font-weight-complex="normal"/>
    </style:style>
    <style:style style:name="P6"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1" style:font-weight-asian="normal" style:font-name-complex="Times New Roman1" style:font-weight-complex="normal"/>
    </style:style>
    <style:style style:name="P7" style:family="paragraph" style:parent-style-name="Standard">
      <style:paragraph-properties fo:line-height="150%" fo:text-align="start" style:justify-single-word="false"/>
      <style:text-properties style:use-window-font-color="true" style:font-name="Times New Roman1" fo:font-size="12pt" fo:font-weight="normal" fo:background-color="transparent" style:font-name-asian="Times New Roman1" style:font-size-asian="10.5pt" style:font-weight-asian="normal" style:font-name-complex="Times New Roman1" style:font-size-complex="12pt" style:font-weight-complex="normal"/>
    </style:style>
    <style:style style:name="P8"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9" style:family="paragraph" style:parent-style-name="Standard">
      <style:paragraph-properties fo:line-height="150%" fo:text-align="justify" style:justify-single-word="false"/>
      <style:text-properties style:use-window-font-color="true" style:font-name="Times New Roman1" fo:font-size="12pt" fo:font-weight="bold" fo:background-color="transparent" style:font-name-asian="Times New Roman1" style:font-name-complex="Times New Roman1"/>
    </style:style>
    <style:style style:name="P10"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11" style:family="paragraph" style:parent-style-name="Standard">
      <style:paragraph-properties fo:line-height="150%" fo:text-align="justify" style:justify-single-word="false"/>
      <style:text-properties style:use-window-font-color="true" style:font-name="Times New Roman1" fo:font-size="12pt" fo:font-style="normal" fo:font-weight="normal" fo:background-color="transparent" style:font-name-asian="Times New Roman1" style:font-size-asian="11pt"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line-height="150%" fo:text-align="justify" style:justify-single-word="false"/>
      <style:text-properties style:use-window-font-color="true"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line-height="1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14" style:family="paragraph" style:parent-style-name="Standard">
      <style:paragraph-properties fo:line-height="2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15" style:family="paragraph" style:parent-style-name="Standard">
      <style:paragraph-properties fo:line-height="150%" fo:text-align="start" style:justify-single-word="false"/>
      <style:text-properties style:use-window-font-color="true" style:font-name="Times New Roman1" fo:font-size="11pt" fo:font-style="normal" fo:font-weight="normal" fo:background-color="transparent" style:font-name-asian="Times New Roman1" style:font-size-asian="11pt" style:font-style-asian="normal" style:font-weight-asian="normal" style:font-name-complex="Times New Roman1" style:font-size-complex="11pt" style:font-style-complex="normal" style:font-weight-complex="normal"/>
    </style:style>
    <style:style style:name="P16" style:family="paragraph" style:parent-style-name="Standard">
      <style:paragraph-properties fo:line-height="200%" fo:text-align="justify" style:justify-single-word="false"/>
      <style:text-properties style:use-window-font-color="true" style:font-name="Times New Roman1" fo:font-size="11pt" fo:font-style="normal" fo:font-weight="normal" fo:background-color="transparent" style:font-name-asian="Times New Roman1" style:font-size-asian="11pt" style:font-style-asian="normal" style:font-weight-asian="normal" style:font-name-complex="Times New Roman1" style:font-size-complex="11pt" style:font-style-complex="normal" style:font-weight-complex="normal"/>
    </style:style>
    <style:style style:name="P17" style:family="paragraph" style:parent-style-name="Standard">
      <style:paragraph-properties fo:line-height="150%" fo:text-align="start" style:justify-single-word="false"/>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18" style:family="paragraph" style:parent-style-name="Standard">
      <style:paragraph-properties fo:line-height="150%" fo:text-align="start" style:justify-single-word="false"/>
      <style:text-properties style:use-window-font-color="true" style:font-name="Times New Roman1" fo:font-size="13pt" fo:font-weight="bold" fo:background-color="#ffff00" style:font-name-asian="Times New Roman1" style:font-name-complex="Times New Roman1"/>
    </style:style>
    <style:style style:name="P19"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line-height="200%" fo:text-align="start"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22" style:family="paragraph" style:parent-style-name="Standard">
      <style:paragraph-properties fo:line-height="150%" fo:text-align="start" style:justify-single-word="false"/>
      <style:text-properties style:use-window-font-color="true" style:font-name="Times New Roman" fo:font-size="11pt" fo:font-weight="bold" fo:background-color="transparent" style:font-name-asian="Calibri1" style:font-size-asian="11pt" style:font-weight-asian="bold" style:font-name-complex="Calibri1" style:font-size-complex="11pt" style:font-weight-complex="bold"/>
    </style:style>
    <style:style style:name="P23" style:family="paragraph" style:parent-style-name="Standard">
      <style:paragraph-properties fo:line-height="150%" fo:text-align="justify" style:justify-single-word="false"/>
      <style:text-properties fo:color="#008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line-height="150%" fo:text-align="justify" style:justify-single-word="false"/>
      <style:text-properties fo:color="#008000" style:font-name="Times New Roman1" fo:font-size="12pt" fo:font-weight="normal" fo:background-color="transparent" style:font-name-asian="Times New Roman1" style:font-weight-asian="normal" style:font-name-complex="Times New Roman1" style:font-weight-complex="normal"/>
    </style:style>
    <style:style style:name="P25" style:family="paragraph" style:parent-style-name="Standard">
      <style:paragraph-properties fo:line-height="150%" fo:text-align="start" style:justify-single-word="false"/>
      <style:text-properties fo:color="#008000" style:font-name="Times New Roman1" fo:font-size="12pt" fo:font-weight="normal" fo:background-color="transparent" style:font-name-asian="Times New Roman1" style:font-weight-asian="normal" style:font-name-complex="Times New Roman1" style:font-weight-complex="normal"/>
    </style:style>
    <style:style style:name="P26" style:family="paragraph" style:parent-style-name="Standard">
      <style:paragraph-properties fo:line-height="150%" fo:text-align="justify" style:justify-single-word="false"/>
      <style:text-properties fo:color="#008000" style:font-name="Times New Roman1" fo:font-size="12pt" fo:font-weight="normal" fo:background-color="transparent" style:font-name-asian="Times New Roman1" style:font-name-complex="Times New Roman1"/>
    </style:style>
    <style:style style:name="P27" style:family="paragraph" style:parent-style-name="Standard">
      <style:paragraph-properties fo:line-height="150%" fo:text-align="justify" style:justify-single-word="false"/>
      <style:text-properties fo:color="#008000" style:font-name="Times New Roman1" fo:font-size="12pt" fo:font-weight="bold" fo:background-color="transparent" style:font-name-asian="Times New Roman1" style:font-name-complex="Times New Roman1"/>
    </style:style>
    <style:style style:name="P28" style:family="paragraph" style:parent-style-name="Standard">
      <style:paragraph-properties fo:line-height="150%" fo:text-align="start" style:justify-single-word="false"/>
      <style:text-properties fo:color="#008000" style:font-name="Times New Roman1" fo:font-size="12pt" fo:font-weight="bold" fo:background-color="transparent" style:font-name-asian="Times New Roman1" style:font-name-complex="Times New Roman1"/>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justify" style:justify-single-word="false"/>
      <style:text-properties fo:color="#ff0000" style:font-name="Times New Roman1" fo:font-size="12pt" fo:font-weight="normal" fo:background-color="transparent" style:font-name-asian="Times New Roman1" style:font-name-complex="Times New Roman1"/>
    </style:style>
    <style:style style:name="P31" style:family="paragraph" style:parent-style-name="Standard">
      <style:paragraph-properties fo:line-height="150%" fo:text-align="justify" style:justify-single-word="false">
        <style:tab-stops>
          <style:tab-stop style:position="16.819cm"/>
        </style:tab-stops>
      </style:paragraph-properties>
      <style:text-properties fo:color="#ff0000" style:font-name="Times New Roman1" fo:font-size="12pt" fo:font-weight="normal" fo:background-color="transparent" style:font-name-asian="Times New Roman1" style:font-name-complex="Times New Roman1"/>
    </style:style>
    <style:style style:name="P32" style:family="paragraph" style:parent-style-name="Standard">
      <style:paragraph-properties fo:line-height="150%" fo:text-align="start" style:justify-single-word="false"/>
      <style:text-properties fo:color="#ff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line-height="150%" fo:text-align="justify" style:justify-single-word="false"/>
      <style:text-properties fo:color="#ff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line-height="200%" fo:text-align="justify" style:justify-single-word="false"/>
      <style:text-properties fo:color="#ff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line-height="150%" fo:text-align="start" style:justify-single-word="false"/>
      <style:text-properties fo:color="#ff0000" style:font-name="Calibri1" fo:font-size="11pt" fo:font-weight="normal" fo:background-color="transparent" style:font-name-asian="Calibri1" style:font-name-complex="Calibri1"/>
    </style:style>
    <style:style style:name="P36" style:family="paragraph" style:parent-style-name="Standard">
      <style:paragraph-properties fo:line-height="150%" fo:text-align="justify" style:justify-single-word="false"/>
      <style:text-properties fo:color="#ff0000" style:font-name="Calibri1" fo:font-size="11pt" fo:font-weight="normal" fo:background-color="transparent" style:font-name-asian="Calibri1" style:font-size-asian="11pt" style:font-weight-asian="normal" style:font-name-complex="Calibri1" style:font-size-complex="11pt" style:font-weight-complex="normal"/>
    </style:style>
    <style:style style:name="P37" style:family="paragraph" style:parent-style-name="Standard">
      <style:paragraph-properties fo:line-height="150%" fo:text-align="justify" style:justify-single-word="false"/>
      <style:text-properties fo:color="#ff0000" style:font-name="sans-serif" fo:font-size="10.5pt" fo:font-weight="normal" fo:background-color="transparent" style:font-name-asian="Times New Roman1" style:font-name-complex="Times New Roman1"/>
    </style:style>
    <style:style style:name="P38"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1" style:font-name-complex="Times New Roman1"/>
    </style:style>
    <style:style style:name="P39" style:family="paragraph" style:parent-style-name="Standard">
      <style:paragraph-properties fo:line-height="150%" fo:text-align="justify" style:justify-single-word="false">
        <style:tab-stops>
          <style:tab-stop style:position="10.292cm"/>
        </style:tab-stops>
      </style:paragraph-properties>
      <style:text-properties fo:color="#000000" style:font-name="Times New Roman1" fo:font-size="12pt" fo:font-weight="normal" fo:background-color="transparent" style:font-name-asian="Times New Roman1" style:font-name-complex="Times New Roman1"/>
    </style:style>
    <style:style style:name="P40" style:family="paragraph" style:parent-style-name="Standard">
      <style:paragraph-properties fo:line-height="150%" fo:text-align="start" style:justify-single-word="false"/>
      <style:text-properties fo:color="#000000" style:font-name="Times New Roman1" fo:font-size="12pt" fo:font-weight="normal" fo:background-color="transparent" style:font-name-asian="Times New Roman1" style:font-name-complex="Times New Roman1"/>
    </style:style>
    <style:style style:name="P41"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line-height="150%" fo:text-align="start"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44" style:family="paragraph" style:parent-style-name="Standard">
      <style:paragraph-properties fo:line-height="150%" fo:text-align="start" style:justify-single-word="false"/>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45"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1" style:font-weight-asian="normal" style:font-name-complex="Times New Roman1" style:font-weight-complex="normal"/>
    </style:style>
    <style:style style:name="P46" style:family="paragraph" style:parent-style-name="Standard">
      <style:paragraph-properties fo:line-height="150%" fo:text-align="start" style:justify-single-word="false"/>
      <style:text-properties fo:color="#000000" style:font-name="Times New Roman1" fo:font-size="12pt" fo:font-weight="normal" fo:background-color="transparent" style:font-name-asian="Times New Roman1" style:font-weight-asian="normal" style:font-name-complex="Times New Roman1" style:font-weight-complex="normal"/>
    </style:style>
    <style:style style:name="P47"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1" style:font-size-asian="11pt" style:font-name-complex="Times New Roman1" style:font-size-complex="11pt"/>
    </style:style>
    <style:style style:name="P48" style:family="paragraph" style:parent-style-name="Standard">
      <style:paragraph-properties fo:line-height="150%" fo:text-align="justify" style:justify-single-word="false"/>
      <style:text-properties fo:color="#000000" style:font-name="Times New Roman1" fo:font-size="12pt" fo:font-weight="normal" fo:background-color="#ffff00" style:font-name-asian="Times New Roman1" style:font-name-complex="Times New Roman1"/>
    </style:style>
    <style:style style:name="P49" style:family="paragraph" style:parent-style-name="Standard">
      <style:paragraph-properties fo:line-height="150%" fo:text-align="justify" style:justify-single-word="false"/>
      <style:text-properties fo:color="#000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line-height="150%" fo:text-align="justify" style:justify-single-word="false"/>
      <style:text-properties fo:color="#000000" style:font-name="Times New Roman1" fo:font-size="12pt" fo:font-weight="normal" fo:background-color="#ffff00" style:font-name-asian="Times New Roman1" style:font-size-asian="12pt" style:font-name-complex="Times New Roman1" style:font-size-complex="12pt"/>
    </style:style>
    <style:style style:name="P51" style:family="paragraph" style:parent-style-name="Standard">
      <style:paragraph-properties fo:line-height="150%" fo:text-align="start" style:justify-single-word="false"/>
      <style:text-properties fo:color="#000000" style:font-name="Times New Roman1" fo:font-size="12pt" fo:font-weight="normal" fo:background-color="#ffff00" style:font-name-asian="Times New Roman1" style:font-weight-asian="normal" style:font-name-complex="Times New Roman1" style:font-weight-complex="normal"/>
    </style:style>
    <style:style style:name="P52" style:family="paragraph" style:parent-style-name="Standard">
      <style:paragraph-properties fo:line-height="150%" fo:text-align="justify" style:justify-single-word="false"/>
      <style:text-properties fo:color="#000000" style:font-name="Times New Roman1" fo:font-size="12pt" fo:font-weight="bold" fo:background-color="transparent" style:font-name-asian="Times New Roman1" style:font-weight-asian="bold" style:font-name-complex="Times New Roman1" style:font-weight-complex="bold"/>
    </style:style>
    <style:style style:name="P53" style:family="paragraph" style:parent-style-name="Standard">
      <style:paragraph-properties fo:line-height="150%" fo:text-align="start" style:justify-single-word="false"/>
      <style:text-properties fo:color="#000000" style:font-name="Times New Roman1" fo:font-size="12pt" fo:font-weight="bold" fo:background-color="transparent" style:font-name-asian="Times New Roman1" style:font-weight-asian="bold" style:font-name-complex="Times New Roman1" style:font-weight-complex="bold"/>
    </style:style>
    <style:style style:name="P54" style:family="paragraph" style:parent-style-name="Standard">
      <style:paragraph-properties fo:line-height="150%" fo:text-align="start" style:justify-single-word="false"/>
      <style:text-properties fo:color="#000000" style:font-name="Times New Roman1" fo:font-size="12pt" fo:font-weight="bold" fo:background-color="transparent" style:font-name-asian="Times New Roman1" style:font-name-complex="Times New Roman1"/>
    </style:style>
    <style:style style:name="P55" style:family="paragraph" style:parent-style-name="Standard">
      <style:paragraph-properties fo:line-height="150%" fo:text-align="justify" style:justify-single-word="false"/>
      <style:text-properties fo:color="#000000" style:font-name="Times New Roman1" fo:font-size="12pt" fo:font-style="italic" fo:font-weight="normal" fo:background-color="transparent" style:font-name-asian="Times New Roman1" style:font-style-asian="italic" style:font-name-complex="Times New Roman1" style:font-style-complex="italic"/>
    </style:style>
    <style:style style:name="P56" style:family="paragraph" style:parent-style-name="Standard">
      <style:paragraph-properties fo:line-height="150%" fo:text-align="justify" style:justify-single-word="false"/>
      <style:text-properties fo:color="#000000" style:font-name="Times New Roman1" fo:font-size="12pt" fo:font-style="normal" fo:font-weight="normal" fo:background-color="transparent" style:font-name-asian="Times New Roman1" style:font-style-asian="normal" style:font-name-complex="Times New Roman1" style:font-style-complex="normal"/>
    </style:style>
    <style:style style:name="P57" style:family="paragraph" style:parent-style-name="Standard">
      <style:paragraph-properties fo:line-height="150%" fo:text-align="justify" style:justify-single-word="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line-height="150%" fo:text-align="start" style:justify-single-word="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59" style:family="paragraph" style:parent-style-name="Standard">
      <style:paragraph-properties fo:line-height="150%" fo:text-align="justify" style:justify-single-word="false"/>
      <style:text-properties fo:color="#000000" style:font-name="Times New Roman1" fo:font-size="12pt" fo:font-style="normal" fo:font-weight="normal"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60" style:family="paragraph" style:parent-style-name="Standard">
      <style:paragraph-properties fo:line-height="150%" fo:text-align="justify" style:justify-single-word="false"/>
      <style:text-properties fo:color="#000000" style:font-name="Times New Roman1" fo:font-size="12pt" style:text-underline-style="solid" style:text-underline-width="auto" style:text-underline-color="font-color" fo:font-weight="bold" fo:background-color="transparent" style:font-name-asian="Times New Roman1" style:font-size-asian="12pt" style:font-weight-asian="bold" style:font-name-complex="Times New Roman1" style:font-size-complex="12pt" style:font-weight-complex="bold"/>
    </style:style>
    <style:style style:name="P61" style:family="paragraph" style:parent-style-name="Standard">
      <style:paragraph-properties fo:line-height="150%" fo:text-align="justify" style:justify-single-word="false"/>
      <style:text-properties fo:color="#000000"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62" style:family="paragraph" style:parent-style-name="Standard">
      <style:paragraph-properties fo:line-height="150%" fo:text-align="start" style:justify-single-word="false"/>
      <style:text-properties fo:color="#000000" style:font-name="Times New Roman1" fo:font-size="11pt" fo:font-weight="bold" fo:background-color="transparent" style:font-name-asian="ArialMT" style:font-size-asian="11pt" style:font-weight-asian="bold" style:font-name-complex="Times New Roman3" style:font-size-complex="11pt" style:font-weight-complex="bold"/>
    </style:style>
    <style:style style:name="P63" style:family="paragraph" style:parent-style-name="Standard">
      <style:paragraph-properties fo:line-height="150%" fo:text-align="start" style:justify-single-word="false"/>
      <style:text-properties fo:color="#000000" style:font-name="Times New Roman1" fo:font-size="14pt" fo:font-weight="bold" fo:background-color="#ffff00" style:font-name-asian="Times New Roman1" style:font-size-asian="14pt" style:font-name-complex="Times New Roman1" style:font-size-complex="14pt"/>
    </style:style>
    <style:style style:name="P64" style:family="paragraph" style:parent-style-name="Standard">
      <style:paragraph-properties fo:line-height="150%" fo:text-align="justify" style:justify-single-word="false"/>
      <style:text-properties fo:color="#000000" style:font-name="Times New Roman1" fo:font-size="14pt" fo:font-weight="bold" fo:background-color="transparent" style:font-name-asian="Times New Roman1" style:font-size-asian="14pt" style:font-name-complex="Times New Roman1" style:font-size-complex="14pt"/>
    </style:style>
    <style:style style:name="P65" style:family="paragraph" style:parent-style-name="Standard">
      <style:paragraph-properties fo:line-height="150%" fo:text-align="justify" style:justify-single-word="false"/>
      <style:text-properties fo:color="#000000" style:font-name="Times New Roman1" fo:font-size="14pt" fo:font-weight="normal" fo:background-color="transparent" style:font-name-asian="Times New Roman1" style:font-size-asian="14pt" style:font-weight-asian="normal" style:font-name-complex="Times New Roman1" style:font-size-complex="14pt" style:font-weight-complex="normal"/>
    </style:style>
    <style:style style:name="P66" style:family="paragraph" style:parent-style-name="Standard">
      <style:paragraph-properties fo:line-height="150%" fo:text-align="start" style:justify-single-word="false"/>
      <style:text-properties fo:color="#000000" style:font-name="Times New Roman1" fo:font-size="13pt" fo:font-weight="normal" fo:background-color="transparent" style:font-name-asian="Times New Roman1" style:font-weight-asian="normal" style:font-name-complex="Times New Roman1" style:font-weight-complex="normal"/>
    </style:style>
    <style:style style:name="P67" style:family="paragraph" style:parent-style-name="Standard">
      <style:paragraph-properties fo:line-height="150%" fo:text-align="justify" style:justify-single-word="false"/>
      <style:text-properties fo:color="#000000" style:font-name="Times New Roman1" fo:font-size="13pt" fo:font-weight="normal" fo:background-color="transparent" style:font-name-asian="Times New Roman1" style:font-weight-asian="normal" style:font-name-complex="Times New Roman1" style:font-weight-complex="normal"/>
    </style:style>
    <style:style style:name="P68" style:family="paragraph" style:parent-style-name="Standard">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69" style:family="paragraph" style:parent-style-name="Standard">
      <style:paragraph-properties fo:line-height="150%" fo:text-align="justify" style:justify-single-word="false"/>
      <style:text-properties fo:color="#000000" style:font-name="Calibri1" fo:font-size="11pt" fo:font-weight="normal" fo:background-color="transparent" style:font-name-asian="Calibri1" style:font-name-complex="Calibri1"/>
    </style:style>
    <style:style style:name="P70" style:family="paragraph" style:parent-style-name="Standard">
      <style:paragraph-properties fo:line-height="150%" fo:text-align="justify" style:justify-single-word="false"/>
      <style:text-properties fo:color="#000000" style:font-name="Calibri1" fo:font-size="11pt" fo:font-weight="normal" fo:background-color="transparent" style:font-name-asian="Calibri1" style:font-size-asian="11pt" style:font-name-complex="Calibri1" style:font-size-complex="11pt"/>
    </style:style>
    <style:style style:name="P71" style:family="paragraph" style:parent-style-name="Standard">
      <style:paragraph-properties fo:line-height="150%" fo:text-align="start" style:justify-single-word="false"/>
      <style:text-properties fo:color="#000000" style:font-name="Calibri1" fo:font-size="11pt" fo:font-weight="normal" fo:background-color="transparent" style:font-name-asian="Calibri1" style:font-size-asian="11pt" style:font-name-complex="Calibri1" style:font-size-complex="11pt"/>
    </style:style>
    <style:style style:name="P72" style:family="paragraph" style:parent-style-name="Standard">
      <style:paragraph-properties fo:line-height="150%" fo:text-align="justify" style:justify-single-word="false"/>
      <style:text-properties fo:color="#000000" style:font-name="Calibri1" fo:font-size="11pt" fo:font-weight="normal" fo:background-color="transparent" style:font-name-asian="Calibri1" style:font-size-asian="11pt" style:font-weight-asian="normal" style:font-name-complex="Calibri1" style:font-size-complex="11pt" style:font-weight-complex="normal"/>
    </style:style>
    <style:style style:name="P73" style:family="paragraph" style:parent-style-name="Standard">
      <style:paragraph-properties fo:line-height="150%"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74" style:family="paragraph" style:parent-style-name="Standard">
      <style:paragraph-properties fo:line-height="150%" fo:text-align="justify" style:justify-single-word="false"/>
      <style:text-properties fo:color="#000000" style:font-name="Calibri1" fo:font-size="11pt" fo:font-weight="normal" fo:background-color="#ffff00" style:font-name-asian="Calibri1" style:font-name-complex="Calibri1"/>
    </style:style>
    <style:style style:name="P75" style:family="paragraph" style:parent-style-name="Standard">
      <style:paragraph-properties fo:line-height="150%" fo:text-align="justify" style:justify-single-word="false"/>
      <style:text-properties fo:color="#000000" style:font-name="Calibri1" fo:font-size="11pt" fo:font-weight="normal" fo:background-color="#ff9966" style:font-name-asian="Calibri1" style:font-name-complex="Calibri1"/>
    </style:style>
    <style:style style:name="P76" style:family="paragraph" style:parent-style-name="Standard">
      <style:paragraph-properties fo:line-height="150%" fo:text-align="start" style:justify-single-word="false"/>
      <style:text-properties fo:color="#000000" style:font-name="Calibri1" fo:font-size="11pt" fo:font-weight="bold" fo:background-color="#ff9966" style:font-name-asian="Calibri1" style:font-weight-asian="bold" style:font-name-complex="Calibri1" style:font-weight-complex="bold"/>
    </style:style>
    <style:style style:name="P77" style:family="paragraph" style:parent-style-name="Standard">
      <style:paragraph-properties fo:line-height="150%" fo:text-align="justify" style:justify-single-word="false"/>
      <style:text-properties fo:color="#000000" style:font-name="Calibri1" fo:font-size="12pt" fo:font-weight="normal" fo:background-color="transparent" style:font-name-asian="Calibri1" style:font-size-asian="12pt" style:font-weight-asian="normal" style:font-name-complex="Calibri1" style:font-size-complex="12pt" style:font-weight-complex="normal"/>
    </style:style>
    <style:style style:name="P78" style:family="paragraph" style:parent-style-name="Standard">
      <style:paragraph-properties fo:line-height="150%" fo:text-align="start" style:justify-single-word="false"/>
      <style:text-properties fo:color="#000000" style:font-name="Calibri1" fo:font-size="12pt" fo:font-weight="normal" fo:background-color="transparent" style:font-name-asian="Calibri1" style:font-size-asian="12pt" style:font-name-complex="Calibri1" style:font-size-complex="12pt"/>
    </style:style>
    <style:style style:name="P79" style:family="paragraph" style:parent-style-name="Standard">
      <style:paragraph-properties fo:line-height="150%" fo:text-align="justify" style:justify-single-word="false"/>
      <style:text-properties fo:color="#000000" style:font-name="Calibri1" fo:font-size="12pt" fo:font-weight="normal" fo:background-color="transparent" style:font-name-asian="Calibri1" style:font-size-asian="12pt" style:font-name-complex="Calibri1" style:font-size-complex="12pt"/>
    </style:style>
    <style:style style:name="P80" style:family="paragraph" style:parent-style-name="Standard">
      <style:paragraph-properties fo:line-height="150%" fo:text-align="justify" style:justify-single-word="false"/>
      <style:text-properties fo:color="#000000" style:font-name="Calibri1" fo:font-size="12pt" fo:font-weight="bold" fo:background-color="transparent" style:font-name-asian="Calibri1" style:font-size-asian="12pt" style:font-weight-asian="bold" style:font-name-complex="Calibri1" style:font-size-complex="12pt" style:font-weight-complex="bold"/>
    </style:style>
    <style:style style:name="P81" style:family="paragraph" style:parent-style-name="Standard">
      <style:paragraph-properties fo:line-height="150%" fo:text-align="justify" style:justify-single-word="false"/>
      <style:text-properties fo:color="#000000" style:font-name="Calibri1" fo:font-size="12pt" fo:font-weight="bold" fo:background-color="#ffff00" style:font-name-asian="Calibri1" style:font-size-asian="12pt" style:font-name-complex="Calibri1" style:font-size-complex="12pt"/>
    </style:style>
    <style:style style:name="P82" style:family="paragraph" style:parent-style-name="Standard">
      <style:paragraph-properties fo:line-height="150%" fo:text-align="start" style:justify-single-word="false"/>
      <style:text-properties fo:color="#000000" fo:font-size="12pt" fo:font-weight="normal"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fo:color="#000000" fo:font-size="12pt" fo:font-weight="normal"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fo:color="#000000" fo:font-size="12pt" style:font-size-asian="12pt" style:font-size-complex="12pt"/>
    </style:style>
    <style:style style:name="P85" style:family="paragraph" style:parent-style-name="Standard">
      <style:paragraph-properties fo:line-height="150%" fo:text-align="justify" style:justify-single-word="false"/>
      <style:text-properties fo:color="#000000"/>
    </style:style>
    <style:style style:name="P86" style:family="paragraph" style:parent-style-name="Standard">
      <style:paragraph-properties fo:line-height="150%" fo:text-align="justify" style:justify-single-word="false">
        <style:tab-stops/>
      </style:paragraph-properties>
      <style:text-properties fo:color="#000000"/>
    </style:style>
    <style:style style:name="P87" style:family="paragraph" style:parent-style-name="Standard">
      <style:paragraph-properties fo:line-height="150%" fo:text-align="justify" style:justify-single-word="false">
        <style:tab-stops>
          <style:tab-stop style:position="10.292cm"/>
        </style:tab-stops>
      </style:paragraph-properties>
      <style:text-properties fo:color="#000000"/>
    </style:style>
    <style:style style:name="P88"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Calibri1" style:font-size-asian="12pt" style:font-weight-asian="normal" style:font-name-complex="Calibri1" style:font-size-complex="12pt" style:font-weight-complex="normal"/>
    </style:style>
    <style:style style:name="P89" style:family="paragraph" style:parent-style-name="Standard">
      <style:paragraph-properties fo:line-height="150%" fo:text-align="justify" style:justify-single-word="false">
        <style:tab-stops>
          <style:tab-stop style:position="5.345cm"/>
        </style:tab-stops>
      </style:paragraph-properties>
      <style:text-properties fo:color="#000000" style:font-name="Times New Roman" fo:font-size="12pt" fo:font-weight="normal" fo:background-color="transparent" style:font-name-asian="Calibri1" style:font-size-asian="12pt" style:font-weight-asian="normal" style:font-name-complex="Calibri1" style:font-size-complex="12pt" style:font-weight-complex="normal"/>
    </style:style>
    <style:style style:name="P90" style:family="paragraph" style:parent-style-name="Standard">
      <style:paragraph-properties fo:line-height="100%" fo:text-align="justify" style:justify-single-word="false">
        <style:tab-stops/>
      </style:paragraph-properties>
      <style:text-properties fo:color="#000000" style:font-name="Times New Roman" fo:font-size="12pt" fo:font-weight="normal" fo:background-color="transparent" style:font-name-asian="Calibri1" style:font-size-asian="12pt" style:font-weight-asian="normal" style:font-name-complex="Calibri1" style:font-size-complex="12pt" style:font-weight-complex="normal"/>
    </style:style>
    <style:style style:name="P91"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Calibri1" style:font-size-asian="12pt" style:font-weight-asian="normal" style:font-name-complex="Arial1" style:font-size-complex="12pt" style:font-weight-complex="normal"/>
    </style:style>
    <style:style style:name="P92"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Calibri1" style:font-size-asian="12pt" style:font-name-complex="Calibri1" style:font-size-complex="12pt"/>
    </style:style>
    <style:style style:name="P93"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Times New Roman1" style:font-size-asian="12pt" style:font-name-complex="Times New Roman1" style:font-size-complex="12pt"/>
    </style:style>
    <style:style style:name="P94" style:family="paragraph" style:parent-style-name="Standard">
      <style:paragraph-properties fo:line-height="150%" fo:text-align="start"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95"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96" style:family="paragraph" style:parent-style-name="Standard">
      <style:paragraph-properties fo:line-height="150%" fo:text-align="justify" style:justify-single-word="false"/>
      <style:text-properties fo:color="#000000" style:font-name="Times New Roman" fo:font-size="12pt" fo:font-weight="normal" fo:background-color="#ffff00" style:font-name-asian="Calibri1" style:font-size-asian="12pt" style:font-weight-asian="normal" style:font-name-complex="Calibri1" style:font-size-complex="12pt" style:font-weight-complex="normal"/>
    </style:style>
    <style:style style:name="P97" style:family="paragraph" style:parent-style-name="Standard">
      <style:paragraph-properties fo:line-height="150%" fo:text-align="justify" style:justify-single-word="false"/>
      <style:text-properties fo:color="#000000" style:font-name="Times New Roman" fo:font-size="12pt" fo:font-weight="normal" fo:background-color="#ffff00" style:font-name-asian="Calibri1" style:font-size-asian="12pt" style:font-weight-asian="normal" style:font-name-complex="Arial1" style:font-size-complex="12pt" style:font-weight-complex="normal"/>
    </style:style>
    <style:style style:name="P98" style:family="paragraph" style:parent-style-name="Standard">
      <style:paragraph-properties fo:line-height="150%" fo:text-align="justify" style:justify-single-word="false"/>
      <style:text-properties fo:color="#000000" style:font-name="Times New Roman" fo:font-size="12pt" fo:font-style="italic" fo:font-weight="normal" fo:background-color="transparent" style:font-name-asian="Calibri1" style:font-size-asian="12pt" style:font-style-asian="italic" style:font-weight-asian="normal" style:font-name-complex="Calibri1" style:font-size-complex="12pt" style:font-style-complex="italic" style:font-weight-complex="normal"/>
    </style:style>
    <style:style style:name="P99" style:family="paragraph" style:parent-style-name="Standard">
      <style:paragraph-properties fo:line-height="150%" fo:text-align="justify" style:justify-single-word="false"/>
      <style:text-properties fo:color="#000000" style:font-name="Times New Roman" fo:font-size="11pt" fo:font-weight="normal" fo:background-color="transparent" style:font-name-asian="Calibri1" style:font-weight-asian="normal" style:font-name-complex="Calibri1" style:font-weight-complex="normal"/>
    </style:style>
    <style:style style:name="P100" style:family="paragraph" style:parent-style-name="Standard">
      <style:paragraph-properties fo:line-height="150%" fo:text-align="justify" style:justify-single-word="false"/>
      <style:text-properties fo:color="#000000" style:font-name="sans-serif" fo:font-size="10.5pt" fo:font-weight="normal" fo:background-color="transparent" style:font-name-asian="Times New Roman1" style:font-name-complex="Times New Roman1"/>
    </style:style>
    <style:style style:name="P101" style:family="paragraph" style:parent-style-name="Standard">
      <style:paragraph-properties fo:line-height="150%" fo:text-align="justify" style:justify-single-word="false"/>
      <style:text-properties fo:color="#000000" style:font-name="sans-serif" fo:font-size="11.25pt" fo:font-weight="normal" fo:background-color="transparent" style:font-name-asian="Times New Roman1" style:font-weight-asian="normal" style:font-name-complex="Times New Roman1" style:font-weight-complex="normal"/>
    </style:style>
    <style:style style:name="P102"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103" style:family="paragraph" style:parent-style-name="Standard">
      <style:paragraph-properties fo:line-height="150%" fo:text-align="justify" style:justify-single-word="false"/>
      <style:text-properties style:font-name="sans-serif" fo:font-size="10.5pt"/>
    </style:style>
    <style:style style:name="P104" style:family="paragraph" style:parent-style-name="Standard">
      <style:paragraph-properties fo:line-height="150%" fo:text-align="justify" style:justify-single-word="false"/>
      <style:text-properties style:font-name="sans-serif" fo:font-size="11.25pt"/>
    </style:style>
    <style:style style:name="P105" style:family="paragraph" style:parent-style-name="Standard">
      <style:paragraph-properties fo:line-height="150%" fo:text-align="justify" style:justify-single-word="false"/>
      <style:text-properties style:font-name="Times New Roman1" fo:font-size="12pt"/>
    </style:style>
    <style:style style:name="P106" style:family="paragraph" style:parent-style-name="Standard">
      <style:paragraph-properties fo:line-height="150%" fo:text-align="justify" style:justify-single-word="false"/>
      <style:text-properties fo:color="#215868" style:font-name="Times New Roman1" fo:font-size="10.5pt" fo:font-weight="bold" fo:background-color="transparent" style:font-name-asian="Times New Roman1" style:font-weight-asian="normal" style:font-name-complex="Times New Roman1" style:font-weight-complex="normal"/>
    </style:style>
    <style:style style:name="P107" style:family="paragraph" style:parent-style-name="Standard">
      <style:paragraph-properties fo:margin-left="-0.635cm" fo:margin-right="0cm" fo:line-height="150%" fo:text-align="start" style:justify-single-word="false" fo:text-indent="0.635cm" style:auto-text-indent="false"/>
      <style:text-properties style:use-window-font-color="true" style:font-name="Times New Roman1" fo:font-size="12pt" fo:font-weight="normal" fo:background-color="transparent" style:font-name-asian="Times New Roman1" style:font-name-complex="Times New Roman1"/>
    </style:style>
    <style:style style:name="P108" style:family="paragraph" style:parent-style-name="Standard">
      <style:paragraph-properties fo:margin-left="-0.635cm" fo:margin-right="0cm" fo:line-height="150%" fo:text-align="start" style:justify-single-word="false" fo:text-indent="0.635cm" style:auto-text-indent="false"/>
      <style:text-properties style:use-window-font-color="true" style:font-name="Times New Roman1" fo:font-size="14pt" fo:font-weight="bold" fo:background-color="#94bd5e" style:font-name-asian="Times New Roman1" style:font-size-asian="14pt" style:font-weight-asian="bold" style:font-name-complex="Times New Roman1" style:font-size-complex="14pt" style:font-weight-complex="bold"/>
    </style:style>
    <style:style style:name="P109" style:family="paragraph" style:parent-style-name="Standard">
      <style:paragraph-properties fo:margin-left="-0.635cm" fo:margin-right="0cm" fo:line-height="100%" fo:text-align="justify" style:justify-single-word="false" fo:text-indent="0.635cm" style:auto-text-indent="false"/>
      <style:text-properties fo:color="#000000" style:font-name="Times New Roman1" fo:font-size="12pt" fo:font-weight="bold" fo:background-color="transparent" style:font-name-asian="Times New Roman1" style:font-size-asian="12pt" style:font-name-complex="Times New Roman1" style:font-size-complex="12pt"/>
    </style:style>
    <style:style style:name="P110" style:family="paragraph" style:parent-style-name="Standard">
      <style:paragraph-properties fo:margin-left="-0.635cm" fo:margin-right="0cm" fo:line-height="150%" fo:text-align="start" style:justify-single-word="false" fo:text-indent="0.635cm" style:auto-text-indent="false"/>
      <style:text-properties fo:color="#000000" style:font-name="Times New Roman1" fo:font-size="12pt" fo:font-style="italic" fo:font-weight="normal" fo:background-color="transparent" style:font-name-asian="Times New Roman1" style:font-size-asian="12pt" style:font-style-asian="italic" style:font-weight-asian="normal" style:font-name-complex="Times New Roman1" style:font-size-complex="12pt" style:font-style-complex="italic" style:font-weight-complex="normal"/>
    </style:style>
    <style:style style:name="P111" style:family="paragraph" style:parent-style-name="Standard">
      <style:paragraph-properties fo:margin-left="-0.635cm" fo:margin-right="0cm" fo:line-height="150%" fo:text-align="start" style:justify-single-word="false" fo:text-indent="0.635cm" style:auto-text-indent="false"/>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12" style:family="paragraph" style:parent-style-name="Standard">
      <style:paragraph-properties fo:margin-left="-0.635cm" fo:margin-right="0cm" fo:line-height="150%" fo:text-align="start" style:justify-single-word="false" fo:text-indent="0.635cm" style:auto-text-indent="false"/>
      <style:text-properties fo:color="#000000" style:font-name="Times New Roman1" fo:font-size="13pt" fo:font-weight="normal" fo:background-color="transparent" style:font-name-asian="Times New Roman1" style:font-weight-asian="normal" style:font-name-complex="Times New Roman1" style:font-weight-complex="normal"/>
    </style:style>
    <style:style style:name="P113" style:family="paragraph" style:parent-style-name="Standard">
      <style:paragraph-properties fo:margin-left="-0.635cm" fo:margin-right="0cm" fo:line-height="150%" fo:text-align="justify" style:justify-single-word="false" fo:text-indent="0cm" style:auto-text-indent="false"/>
      <style:text-properties style:use-window-font-color="true" style:font-name="Times New Roman1" fo:font-size="12pt" fo:font-weight="normal" fo:background-color="transparent" style:font-name-asian="Times New Roman1" style:font-name-complex="Times New Roman1"/>
    </style:style>
    <style:style style:name="P114" style:family="paragraph" style:parent-style-name="Standard">
      <style:paragraph-properties fo:margin-left="-0.635cm" fo:margin-right="0cm" fo:line-height="150%" fo:text-align="start" style:justify-single-word="false" fo:text-indent="0cm" style:auto-text-indent="false"/>
      <style:text-properties style:use-window-font-color="true" style:font-name="Times New Roman1" fo:font-size="12pt" fo:font-weight="normal" fo:background-color="transparent" style:font-name-asian="Times New Roman1" style:font-name-complex="Times New Roman1"/>
    </style:style>
    <style:style style:name="P115" style:family="paragraph" style:parent-style-name="Standard">
      <style:paragraph-properties fo:margin-left="-0.635cm" fo:margin-right="0cm" fo:line-height="150%" fo:text-align="justify" style:justify-single-word="false" fo:text-indent="0cm" style:auto-text-indent="false"/>
      <style:text-properties style:use-window-font-color="true" style:font-name="Times New Roman1" fo:font-size="12pt" fo:font-weight="normal" fo:background-color="#ffff00" style:font-name-asian="Times New Roman1" style:font-name-complex="Times New Roman1"/>
    </style:style>
    <style:style style:name="P116" style:family="paragraph" style:parent-style-name="Standard">
      <style:paragraph-properties fo:margin-left="-0.635cm" fo:margin-right="0cm" fo:line-height="150%" fo:text-align="start" style:justify-single-word="false" fo:text-indent="0cm" style:auto-text-indent="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17" style:family="paragraph" style:parent-style-name="Standard">
      <style:paragraph-properties fo:margin-left="-0.635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18" style:family="paragraph" style:parent-style-name="Standard">
      <style:paragraph-properties fo:margin-left="0.053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19" style:family="paragraph" style:parent-style-name="Standard">
      <style:paragraph-properties fo:margin-left="0.053cm" fo:margin-right="0cm" fo:line-height="150%" fo:text-align="justify" style:justify-single-word="false" fo:text-indent="0cm" style:auto-text-indent="false">
        <style:tab-stops/>
      </style:paragraph-properties>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20" style:family="paragraph" style:parent-style-name="Standard">
      <style:paragraph-properties fo:margin-left="0.053cm" fo:margin-right="0cm" fo:line-height="150%" fo:text-align="justify" style:justify-single-word="false" fo:text-indent="0cm" style:auto-text-indent="false"/>
    </style:style>
    <style:style style:name="P121" style:family="paragraph" style:parent-style-name="Standard">
      <style:paragraph-properties fo:margin-left="0cm" fo:margin-right="0cm" fo:line-height="150%" fo:text-align="justify" style:justify-single-word="false" fo:text-indent="0.053cm" style:auto-text-indent="false"/>
      <style:text-properties fo:color="#008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22" style:family="paragraph" style:parent-style-name="Standard">
      <style:paragraph-properties fo:margin-left="0cm" fo:margin-right="0cm" fo:line-height="150%" fo:text-align="justify" style:justify-single-word="false" fo:text-indent="0.053cm" style:auto-text-indent="false"/>
      <style:text-properties fo:color="#008000" style:font-name="Times New Roman1" fo:font-size="14pt" fo:font-weight="bold" fo:background-color="transparent" style:font-name-asian="Times New Roman1" style:font-size-asian="14pt" style:font-weight-asian="bold" style:font-name-complex="Times New Roman1" style:font-size-complex="14pt" style:font-weight-complex="bold"/>
    </style:style>
    <style:style style:name="P123" style:family="paragraph" style:parent-style-name="Standard">
      <style:paragraph-properties fo:margin-left="0cm" fo:margin-right="0cm" fo:line-height="150%" fo:text-align="justify" style:justify-single-word="false" fo:text-indent="0.053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24" style:family="paragraph" style:parent-style-name="Standard">
      <style:paragraph-properties fo:margin-left="0cm" fo:margin-right="0cm" fo:line-height="150%" fo:text-align="justify" style:justify-single-word="false" fo:text-indent="0.053cm" style:auto-text-indent="false"/>
      <style:text-properties fo:color="#000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125" style:family="paragraph" style:parent-style-name="Standard">
      <style:paragraph-properties fo:margin-left="0cm" fo:margin-right="0cm" fo:line-height="150%" fo:text-align="justify" style:justify-single-word="false" fo:text-indent="0.053cm" style:auto-text-indent="false"/>
    </style:style>
    <style:style style:name="P126" style:family="paragraph" style:parent-style-name="Heading_20_2">
      <style:paragraph-properties fo:margin-left="0cm" fo:margin-right="0cm" fo:line-height="150%" fo:text-align="justify" style:justify-single-word="false" fo:text-indent="0.053cm" style:auto-text-indent="false"/>
    </style:style>
    <style:style style:name="P127" style:family="paragraph" style:parent-style-name="Standard">
      <style:paragraph-properties fo:margin-left="0.026cm" fo:margin-right="0cm" fo:line-height="150%" fo:text-align="justify" style:justify-single-word="false" fo:text-indent="0cm" style:auto-text-indent="false"/>
    </style:style>
    <style:style style:name="P128" style:family="paragraph" style:parent-style-name="Standard">
      <style:paragraph-properties fo:margin-left="0.026cm" fo:margin-right="0cm" fo:line-height="150%" fo:text-align="start" style:justify-single-word="false" fo:text-indent="0cm" style:auto-text-indent="false"/>
      <style:text-properties style:use-window-font-color="true" style:font-name="Times New Roman1" fo:font-size="12pt" fo:font-style="italic" fo:font-weight="normal" fo:background-color="transparent" style:font-name-asian="Times New Roman1" style:font-name-complex="Times New Roman1"/>
    </style:style>
    <style:style style:name="P129" style:family="paragraph" style:parent-style-name="Standard">
      <style:paragraph-properties fo:margin-left="-0.026cm" fo:margin-right="0cm" fo:line-height="150%" fo:text-align="justify" style:justify-single-word="false" fo:text-indent="0.053cm" style:auto-text-indent="false"/>
      <style:text-properties fo:color="#ff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31"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132" style:family="paragraph" style:parent-style-name="Standard">
      <style:paragraph-properties fo:margin-left="0cm" fo:margin-right="0cm" fo:line-height="150%" fo:text-align="start" style:justify-single-word="false" fo:text-indent="0cm" style:auto-text-indent="false"/>
      <style:text-properties fo:color="#000000" style:font-name="Times New Roman1" fo:font-size="14pt" fo:font-weight="bold" fo:background-color="transparent" style:font-name-asian="Times New Roman1" style:font-size-asian="14pt" style:font-name-complex="Times New Roman1" style:font-size-complex="14pt"/>
    </style:style>
    <style:style style:name="P133"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fo:font-weight="normal" fo:background-color="transparent" style:font-name-asian="Times New Roman1" style:font-size-asian="14pt" style:font-weight-asian="normal" style:font-name-complex="Times New Roman1" style:font-size-complex="14pt" style:font-weight-complex="normal"/>
    </style:style>
    <style:style style:name="P134" style:family="paragraph" style:parent-style-name="Standard">
      <style:paragraph-properties fo:margin-left="0cm" fo:margin-right="0cm" fo:line-height="150%" fo:text-align="justify" style:justify-single-word="false" fo:text-indent="0cm" style:auto-text-indent="false"/>
      <style:text-properties fo:color="#008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35" style:family="paragraph" style:parent-style-name="Standard">
      <style:paragraph-properties fo:margin-left="0cm" fo:margin-right="0cm" fo:line-height="100%" fo:text-align="justify" style:justify-single-word="false" fo:text-indent="0cm" style:auto-text-indent="false"/>
      <style:text-properties fo:color="#008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136" style:family="paragraph" style:parent-style-name="Standard">
      <style:paragraph-properties fo:margin-left="0cm" fo:margin-right="0cm" fo:line-height="150%" fo:text-align="justify" style:justify-single-word="false" fo:text-indent="0cm" style:auto-text-indent="false"/>
      <style:text-properties fo:color="#008000" style:font-name="sans-serif" fo:font-size="12pt" fo:font-weight="bold" fo:background-color="transparent" style:font-name-asian="Times New Roman1" style:font-size-asian="14pt" style:font-weight-asian="bold" style:font-name-complex="Times New Roman1" style:font-size-complex="14pt" style:font-weight-complex="bold"/>
    </style:style>
    <style:style style:name="P137" style:family="paragraph" style:parent-style-name="Standard">
      <style:paragraph-properties fo:margin-left="0.499cm" fo:margin-right="0cm" fo:line-height="100%" fo:text-align="justify" style:justify-single-word="false" fo:text-indent="0cm" style:auto-text-indent="false"/>
      <style:text-properties fo:color="#000000" style:font-name="Times New Roman1" fo:font-size="12pt" fo:font-style="italic" style:text-underline-style="none" fo:font-weight="normal" fo:background-color="transparent" style:font-name-asian="Times New Roman1" style:font-size-asian="12pt" style:font-style-asian="italic" style:font-weight-asian="normal" style:font-name-complex="Times New Roman1" style:font-size-complex="12pt" style:font-style-complex="italic" style:font-weight-complex="normal"/>
    </style:style>
    <style:style style:name="P138" style:family="paragraph" style:parent-style-name="Standard">
      <style:paragraph-properties fo:margin-left="0.079cm" fo:margin-right="0cm" fo:line-height="150%" fo:text-align="justify" style:justify-single-word="false" fo:text-indent="0cm" style:auto-text-indent="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39" style:family="paragraph" style:parent-style-name="Standard">
      <style:paragraph-properties fo:margin-left="0.079cm" fo:margin-right="0cm" fo:line-height="150%" fo:text-align="justify" style:justify-single-word="false" fo:text-indent="0cm" style:auto-text-indent="false"/>
      <style:text-properties fo:color="#000000" style:font-name="Times New Roman" fo:font-size="12pt" fo:font-style="normal"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140" style:family="paragraph" style:parent-style-name="Standard">
      <style:paragraph-properties fo:margin-left="-0.026cm" fo:margin-right="0cm" fo:line-height="150%" fo:text-align="justify" style:justify-single-word="false" fo:text-indent="0cm" style:auto-text-indent="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41" style:family="paragraph" style:parent-style-name="Standard">
      <style:paragraph-properties fo:margin-left="-0.026cm" fo:margin-right="0cm" fo:line-height="150%" fo:text-align="justify" style:justify-single-word="false" fo:text-indent="0cm" style:auto-text-indent="false"/>
      <style:text-properties fo:color="#000000"/>
    </style:style>
    <style:style style:name="P142" style:family="paragraph" style:parent-style-name="Standard">
      <style:paragraph-properties fo:margin-left="-0.079cm" fo:margin-right="0cm" fo:line-height="150%" fo:text-align="justify" style:justify-single-word="false" fo:text-indent="0.053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43" style:family="paragraph" style:parent-style-name="Standard">
      <style:paragraph-properties fo:margin-left="0cm" fo:margin-right="0cm" fo:line-height="150%" fo:text-align="justify" style:justify-single-word="false" fo:text-indent="0.026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44" style:family="paragraph" style:parent-style-name="Standard">
      <style:paragraph-properties fo:line-height="150%" fo:text-align="justify" style:justify-single-word="false" fo:background-color="transparent">
        <style:background-image/>
      </style:paragraph-properties>
      <style:text-properties fo:color="#000000" style:font-name="Times New Roman1" fo:font-size="13pt" fo:font-weight="normal" fo:background-color="transparent" style:font-name-asian="Times New Roman1" style:font-weight-asian="normal" style:font-name-complex="Times New Roman1" style:font-weight-complex="normal"/>
    </style:style>
    <style:style style:name="P145" style:family="paragraph" style:parent-style-name="Standard">
      <style:paragraph-properties fo:line-height="150%" fo:text-align="justify" style:justify-single-word="false" fo:background-color="transparent">
        <style:background-image/>
      </style:paragraph-properties>
      <style:text-properties fo:color="#000000" style:font-name="Times New Roman1" fo:font-size="13pt" fo:font-weight="normal" fo:background-color="transparent" style:font-name-asian="Times New Roman1" style:font-name-complex="Times New Roman1"/>
    </style:style>
    <style:style style:name="P146" style:family="paragraph" style:parent-style-name="Standard">
      <style:paragraph-properties fo:line-height="150%" fo:text-align="justify" style:justify-single-word="false" fo:background-color="#e6e6e6">
        <style:background-image/>
      </style:paragraph-properties>
      <style:text-properties fo:color="#000000" style:font-name="Times New Roman1" fo:font-size="13pt" fo:font-weight="normal" fo:background-color="transparent" style:font-name-asian="Times New Roman1" style:font-name-complex="Times New Roman1"/>
    </style:style>
    <style:style style:name="P147" style:family="paragraph" style:parent-style-name="Standard">
      <style:paragraph-properties fo:line-height="150%" fo:text-align="start" style:justify-single-word="false" fo:background-color="#e6e6e6">
        <style:background-image/>
      </style:paragraph-properties>
      <style:text-properties fo:color="#000000" style:font-name="Times New Roman1" fo:font-size="13pt" fo:font-weight="normal" fo:background-color="transparent" style:font-name-asian="Times New Roman1" style:font-name-complex="Times New Roman1"/>
    </style:style>
    <style:style style:name="P148" style:family="paragraph" style:parent-style-name="Standard">
      <style:paragraph-properties fo:margin-left="0.025cm" fo:margin-right="0cm" fo:line-height="150%" fo:text-align="justify" style:justify-single-word="false" fo:text-indent="0cm" style:auto-text-indent="false"/>
      <style:text-properties fo:color="#000000" style:font-name="Times New Roman" fo:font-size="12pt" fo:font-weight="normal" fo:background-color="transparent" style:font-name-asian="Calibri1" style:font-size-asian="12pt" style:font-weight-asian="normal" style:font-name-complex="Calibri1" style:font-size-complex="12pt" style:font-weight-complex="normal"/>
    </style:style>
    <style:style style:name="P149" style:family="paragraph" style:parent-style-name="Footnote">
      <style:text-properties fo:font-size="9pt" style:font-size-asian="9pt" style:font-size-complex="9pt"/>
    </style:style>
    <style:style style:name="P150" style:family="paragraph" style:parent-style-name="Standard">
      <style:paragraph-properties fo:margin-left="-0.079cm" fo:margin-right="0cm" fo:line-height="150%" fo:text-align="start"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51" style:family="paragraph" style:parent-style-name="Standard">
      <style:paragraph-properties fo:margin-left="-0.046cm" fo:margin-right="0cm" fo:line-height="150%" fo:text-align="justify" style:justify-single-word="false" fo:text-indent="0.023cm" style:auto-text-indent="false"/>
      <style:text-properties style:use-window-font-color="true" style:font-name="Times New Roman1" fo:font-size="12pt" fo:font-weight="normal" fo:background-color="transparent" style:font-name-asian="Times New Roman1" style:font-name-complex="Times New Roman1"/>
    </style:style>
    <style:style style:name="P152" style:family="paragraph" style:parent-style-name="Standard">
      <style:paragraph-properties fo:margin-left="-0.069cm" fo:margin-right="0cm" fo:line-height="150%" fo:text-align="justify" style:justify-single-word="false" fo:text-indent="-0.023cm" style:auto-text-indent="false">
        <style:tab-stops/>
      </style:paragraph-properties>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53" style:family="paragraph" style:parent-style-name="Standard">
      <style:paragraph-properties fo:margin-left="-0.069cm" fo:margin-right="0cm" fo:line-height="150%" fo:text-align="justify" style:justify-single-word="false" fo:text-indent="-0.023cm" style:auto-text-indent="false">
        <style:tab-stops>
          <style:tab-stop style:position="13.137cm"/>
          <style:tab-stop style:position="13.252cm"/>
        </style:tab-stops>
      </style:paragraph-properties>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54" style:family="paragraph" style:parent-style-name="Standard">
      <style:paragraph-properties fo:margin-left="-0.046cm" fo:margin-right="0cm" fo:line-height="150%" fo:text-align="start" style:justify-single-word="false" fo:text-indent="0cm" style:auto-text-indent="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55" style:family="paragraph" style:parent-style-name="Heading_20_3">
      <style:paragraph-properties fo:line-height="150%" fo:text-align="justify" style:justify-single-word="false"/>
      <style:text-properties fo:color="#000000" style:font-name="Calibri1" fo:font-size="11pt" fo:font-weight="bold" fo:background-color="transparent" style:font-name-asian="Calibri1" style:font-size-asian="11pt" style:font-weight-asian="bold" style:font-name-complex="Calibri1" style:font-size-complex="11pt" style:font-weight-complex="bold"/>
    </style:style>
    <style:style style:name="P156" style:family="paragraph" style:parent-style-name="Standard">
      <style:paragraph-properties fo:margin-left="0.092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57" style:family="paragraph" style:parent-style-name="Standard">
      <style:paragraph-properties fo:margin-left="0.092cm" fo:margin-right="0cm" fo:line-height="150%" fo:text-align="justify" style:justify-single-word="false" fo:text-indent="0cm" style:auto-text-indent="false"/>
      <style:text-properties fo:color="#000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158" style:family="paragraph" style:parent-style-name="Standard">
      <style:paragraph-properties style:writing-mode="lr-tb"/>
    </style:style>
    <style:style style:name="P159" style:family="paragraph" style:parent-style-name="Standard">
      <style:paragraph-properties style:writing-mode="lr-tb"/>
      <style:text-properties style:font-name="sans-serif" fo:font-size="12pt"/>
    </style:style>
    <style:style style:name="P160" style:family="paragraph" style:parent-style-name="Standard">
      <style:paragraph-properties fo:text-align="justify" style:justify-single-word="false" style:writing-mode="lr-tb"/>
      <style:text-properties style:font-name="sans-serif" fo:font-size="12pt"/>
    </style:style>
    <style:style style:name="P161" style:family="paragraph" style:parent-style-name="Standard" style:list-style-name="L1">
      <style:paragraph-properties fo:line-height="200%" fo:text-align="justify"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162" style:family="paragraph" style:parent-style-name="Standard" style:list-style-name="L2">
      <style:paragraph-properties fo:line-height="200%" fo:text-align="start" style:justify-single-word="false"/>
      <style:text-properties style:use-window-font-color="true" style:font-name="Times New Roman"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163" style:family="paragraph" style:parent-style-name="Standard" style:list-style-name="L2">
      <style:paragraph-properties fo:line-height="2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164" style:family="paragraph" style:parent-style-name="Standard" style:list-style-name="L2">
      <style:paragraph-properties fo:line-height="200%" fo:text-align="start" style:justify-single-word="false"/>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165" style:family="paragraph" style:parent-style-name="Standard" style:list-style-name="L3">
      <style:paragraph-properties fo:line-height="150%" fo:text-align="start" style:justify-single-word="false">
        <style:tab-stops/>
      </style:paragraph-properties>
      <style:text-properties style:use-window-font-color="true" style:font-name="Times New Roman1" fo:font-size="11pt" fo:font-weight="bold" fo:background-color="#ffff00" style:font-name-asian="Times New Roman1" style:font-size-asian="11pt" style:font-weight-asian="bold" style:font-name-complex="Times New Roman1" style:font-size-complex="11pt" style:font-weight-complex="bold"/>
    </style:style>
    <style:style style:name="P166" style:family="paragraph" style:parent-style-name="Standard" style:list-style-name="L2">
      <style:paragraph-properties fo:line-height="20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167" style:family="paragraph" style:parent-style-name="Standard" style:list-style-name="L2">
      <style:paragraph-properties fo:line-height="150%" fo:text-align="start" style:justify-single-word="false">
        <style:tab-stops/>
      </style:paragraph-properties>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168" style:family="paragraph" style:parent-style-name="Standard" style:list-style-name="L4">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169" style:family="paragraph" style:parent-style-name="Standard" style:list-style-name="L4">
      <style:paragraph-properties fo:line-height="150%" fo:text-align="start" style:justify-single-word="false"/>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170" style:family="paragraph" style:parent-style-name="Standard" style:list-style-name="L32">
      <style:paragraph-properties fo:line-height="15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171"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1" style:font-name-complex="Times New Roman1"/>
    </style:style>
    <style:style style:name="P172" style:family="paragraph" style:parent-style-name="Standard" style:list-style-name="L5">
      <style:paragraph-properties fo:line-height="150%" fo:text-align="start" style:justify-single-word="false"/>
      <style:text-properties fo:color="#000000" style:font-name="Times New Roman1" fo:font-size="13pt" fo:font-weight="bold" fo:background-color="#ffff00" style:font-name-asian="Times New Roman1" style:font-name-complex="Times New Roman1"/>
    </style:style>
    <style:style style:name="P173" style:family="paragraph" style:parent-style-name="Standard" style:list-style-name="L10">
      <style:paragraph-properties fo:line-height="150%" fo:text-align="start" style:justify-single-word="false"/>
      <style:text-properties fo:color="#000000" style:font-name="Times New Roman1" fo:font-size="13pt" fo:font-weight="bold" fo:background-color="transparent" style:font-name-asian="Times New Roman1" style:font-name-complex="Times New Roman1"/>
    </style:style>
    <style:style style:name="P174" style:family="paragraph" style:parent-style-name="Standard" style:list-style-name="L6">
      <style:paragraph-properties fo:line-height="150%" fo:text-align="start"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75" style:family="paragraph" style:parent-style-name="Standard" style:list-style-name="L7">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76" style:family="paragraph" style:parent-style-name="Standard" style:list-style-name="L8">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77" style:family="paragraph" style:parent-style-name="Standard" style:list-style-name="L25">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178" style:family="paragraph" style:parent-style-name="Standard" style:list-style-name="L12">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79" style:family="paragraph" style:parent-style-name="Standard" style:list-style-name="L15">
      <style:paragraph-properties fo:line-height="150%" fo:text-align="justify" style:justify-single-word="false">
        <style:tab-stops/>
      </style:paragraph-properties>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80" style:family="paragraph" style:parent-style-name="Standard" style:list-style-name="L17">
      <style:paragraph-properties fo:line-height="150%" fo:text-align="justify" style:justify-single-word="false"/>
      <style:text-properties fo:color="#000000" style:font-name="Times New Roman1" fo:font-size="12pt" fo:font-weight="normal" fo:background-color="transparent" style:font-name-asian="Times New Roman1" style:font-size-asian="12pt" style:font-name-complex="Times New Roman1" style:font-size-complex="12pt"/>
    </style:style>
    <style:style style:name="P181" style:family="paragraph" style:parent-style-name="Standard" style:list-style-name="L13">
      <style:paragraph-properties fo:line-height="150%" fo:text-align="justify" style:justify-single-word="false"/>
      <style:text-properties fo:color="#000000" style:font-name="Times New Roman1" fo:font-size="12pt" fo:font-weight="normal" fo:background-color="transparent" style:font-name-asian="Times New Roman1" style:font-size-asian="11pt" style:font-name-complex="Times New Roman1" style:font-size-complex="11pt"/>
    </style:style>
    <style:style style:name="P182" style:family="paragraph" style:parent-style-name="Standard" style:list-style-name="L27">
      <style:paragraph-properties fo:line-height="150%" fo:text-align="justify" style:justify-single-word="false"/>
      <style:text-properties fo:color="#000000" style:font-name="Times New Roman1" fo:font-size="12pt" fo:font-weight="normal" fo:background-color="transparent" style:font-name-asian="Times New Roman1" style:font-name-complex="Times New Roman1"/>
    </style:style>
    <style:style style:name="P183" style:family="paragraph" style:parent-style-name="Standard" style:list-style-name="L30">
      <style:paragraph-properties fo:line-height="150%" fo:text-align="start" style:justify-single-word="false"/>
      <style:text-properties fo:color="#000000" style:font-name="Times New Roman1" fo:font-size="12pt" fo:font-weight="normal" fo:background-color="transparent" style:font-name-asian="Times New Roman1" style:font-name-complex="Times New Roman1"/>
    </style:style>
    <style:style style:name="P184" style:family="paragraph" style:parent-style-name="Standard" style:list-style-name="L11">
      <style:paragraph-properties fo:line-height="150%" fo:text-align="justify" style:justify-single-word="false"/>
      <style:text-properties fo:color="#000000" style:font-name="Times New Roman1" fo:font-size="12pt"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185" style:family="paragraph" style:parent-style-name="Standard" style:list-style-name="L27">
      <style:paragraph-properties fo:line-height="150%" fo:text-align="justify" style:justify-single-word="false"/>
      <style:text-properties fo:color="#000000" style:font-name="Times New Roman1" fo:font-size="12pt" fo:font-style="italic" fo:font-weight="normal" fo:background-color="transparent" style:font-name-asian="Times New Roman1" style:font-style-asian="italic" style:font-name-complex="Times New Roman1" style:font-style-complex="italic"/>
    </style:style>
    <style:style style:name="P186" style:family="paragraph" style:parent-style-name="Standard" style:list-style-name="L12">
      <style:paragraph-properties fo:line-height="150%" fo:text-align="start" style:justify-single-word="false"/>
      <style:text-properties fo:color="#000000" style:font-name="Times New Roman1" fo:font-size="14pt" fo:font-weight="bold" fo:background-color="#00ff00" style:font-name-asian="Times New Roman1" style:font-size-asian="14pt" style:font-name-complex="Times New Roman1" style:font-size-complex="14pt"/>
    </style:style>
    <style:style style:name="P187" style:family="paragraph" style:parent-style-name="Standard" style:list-style-name="L9">
      <style:paragraph-properties fo:line-height="150%" fo:text-align="justify" style:justify-single-word="false"/>
      <style:text-properties fo:color="#000000"/>
    </style:style>
    <style:style style:name="P188" style:family="paragraph" style:parent-style-name="Standard" style:list-style-name="L11">
      <style:paragraph-properties fo:line-height="150%" fo:text-align="justify" style:justify-single-word="false"/>
      <style:text-properties fo:color="#000000" style:font-name="Times New Roman" fo:font-size="12pt" fo:font-style="normal"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189" style:family="paragraph" style:parent-style-name="Standard" style:list-style-name="L28">
      <style:paragraph-properties fo:line-height="150%" fo:text-align="justify"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190" style:family="paragraph" style:parent-style-name="Standard" style:list-style-name="L28">
      <style:paragraph-properties fo:line-height="150%" fo:text-align="justify" style:justify-single-word="false"/>
      <style:text-properties fo:color="#000000" style:font-name="Times New Roman" fo:font-size="11pt" fo:font-weight="normal" fo:background-color="transparent" style:font-name-asian="Calibri1" style:font-weight-asian="normal" style:font-name-complex="Calibri1" style:font-weight-complex="normal"/>
    </style:style>
    <style:style style:name="P191" style:family="paragraph" style:parent-style-name="Standard" style:list-style-name="L13">
      <style:paragraph-properties fo:line-height="150%" fo:text-align="justify" style:justify-single-word="false">
        <style:tab-stops>
          <style:tab-stop style:position="5.935cm"/>
        </style:tab-stops>
      </style:paragraph-properties>
      <style:text-properties fo:color="#000000" style:font-name="Calibri1" fo:font-size="11pt" fo:font-weight="normal" fo:background-color="transparent" style:font-name-asian="Calibri1" style:font-size-asian="11pt" style:font-name-complex="Calibri1" style:font-size-complex="11pt"/>
    </style:style>
    <style:style style:name="P192" style:family="paragraph" style:parent-style-name="Standard" style:list-style-name="L18">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9">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4" style:family="paragraph" style:parent-style-name="Standard" style:list-style-name="L20">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5" style:family="paragraph" style:parent-style-name="Standard" style:list-style-name="L21">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6" style:family="paragraph" style:parent-style-name="Standard" style:list-style-name="L22">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7" style:family="paragraph" style:parent-style-name="Standard" style:list-style-name="L23">
      <style:paragraph-properties fo:line-height="150%" fo:text-align="start" style:justify-single-word="false"/>
      <style:text-properties fo:color="#000000" style:font-name="Calibri1" fo:font-size="11pt" fo:font-weight="normal" fo:background-color="transparent" style:font-name-asian="Calibri1" style:font-name-complex="Calibri1"/>
    </style:style>
    <style:style style:name="P198" style:family="paragraph" style:parent-style-name="Standard" style:list-style-name="L33">
      <style:paragraph-properties fo:line-height="150%" fo:text-align="justify" style:justify-single-word="false"/>
      <style:text-properties fo:color="#000000" style:font-name="Calibri1" fo:font-size="11pt" fo:font-weight="normal" fo:background-color="transparent" style:font-name-asian="Calibri1" style:font-name-complex="Calibri1"/>
    </style:style>
    <style:style style:name="P199" style:family="paragraph" style:parent-style-name="Standard" style:list-style-name="L13">
      <style:paragraph-properties fo:line-height="150%" fo:text-align="justify" style:justify-single-word="false"/>
      <style:text-properties fo:color="#ff0000" style:font-name="Calibri1" fo:font-size="11pt" fo:font-weight="normal" fo:background-color="transparent" style:font-name-asian="Calibri1" style:font-size-asian="11pt" style:font-name-complex="Calibri1" style:font-size-complex="11pt"/>
    </style:style>
    <style:style style:name="P200" style:family="paragraph" style:parent-style-name="Standard" style:list-style-name="L13">
      <style:paragraph-properties fo:line-height="150%" fo:text-align="justify" style:justify-single-word="false"/>
      <style:text-properties fo:color="#ff0000" style:font-name="Calibri1" fo:font-size="11pt" fo:font-weight="bold" fo:background-color="transparent" style:font-name-asian="Calibri1" style:font-size-asian="11pt" style:font-weight-asian="bold" style:font-name-complex="Calibri1" style:font-size-complex="11pt" style:font-weight-complex="bold"/>
    </style:style>
    <style:style style:name="P201" style:family="paragraph" style:parent-style-name="Standard" style:list-style-name="L15">
      <style:paragraph-properties fo:line-height="150%" fo:text-align="justify" style:justify-single-word="false">
        <style:tab-stops/>
      </style:paragraph-properties>
    </style:style>
    <style:style style:name="P202" style:family="paragraph" style:parent-style-name="Standard" style:list-style-name="L25">
      <style:paragraph-properties fo:line-height="150%" fo:text-align="justify" style:justify-single-word="false"/>
    </style:style>
    <style:style style:name="P203" style:family="paragraph" style:parent-style-name="Standard" style:list-style-name="L2">
      <style:paragraph-properties fo:margin-left="0.062cm" fo:margin-right="0cm" fo:line-height="200%" fo:text-align="start" style:justify-single-word="false" fo:text-indent="0cm" style:auto-text-indent="false">
        <style:tab-stops/>
      </style:paragraph-properties>
      <style:text-properties style:use-window-font-color="true" style:font-name="Times New Roman"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204"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style>
    <style:style style:name="P205"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206" style:family="paragraph" style:parent-style-name="Standard" style:list-style-name="L4">
      <style:paragraph-properties fo:margin-left="0.071cm" fo:margin-right="0cm" fo:line-height="150%" fo:text-align="start" style:justify-single-word="false" fo:text-indent="-0.64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207" style:family="paragraph" style:parent-style-name="Standard" style:list-style-name="L14">
      <style:paragraph-properties fo:margin-left="0.106cm" fo:margin-right="0cm" fo:line-height="150%" fo:text-align="justify" style:justify-single-word="false" fo:text-indent="0.741cm" style:auto-text-indent="false">
        <style:tab-stops/>
      </style:paragraph-properties>
      <style:text-properties fo:color="#000000"/>
    </style:style>
    <style:style style:name="P208" style:family="paragraph" style:parent-style-name="Standard" style:list-style-name="L16">
      <style:paragraph-properties fo:margin-left="-0.635cm" fo:margin-right="0cm" fo:line-height="150%" fo:text-align="start" style:justify-single-word="false" fo:text-indent="0.635cm" style:auto-text-indent="false"/>
      <style:text-properties fo:color="#000000" fo:font-size="12pt" fo:background-color="#ffff00" style:font-size-asian="12pt" style:font-size-complex="12pt"/>
    </style:style>
    <style:style style:name="P209" style:family="paragraph" style:parent-style-name="Standard" style:list-style-name="L24">
      <style:paragraph-properties fo:margin-left="-0.635cm" fo:margin-right="0cm" fo:line-height="150%" fo:text-align="start" style:justify-single-word="false" fo:text-indent="0.635cm" style:auto-text-indent="false"/>
      <style:text-properties fo:color="#000000" style:font-name="Times New Roman1" fo:font-size="14pt" fo:font-weight="bold" fo:background-color="#ffff00" style:font-name-asian="Times New Roman1" style:font-size-asian="14pt" style:font-name-complex="Times New Roman1" style:font-size-complex="14pt"/>
    </style:style>
    <style:style style:name="P210" style:family="paragraph" style:parent-style-name="Standard" style:list-style-name="L24">
      <style:paragraph-properties fo:margin-left="-0.635cm" fo:margin-right="0cm" fo:line-height="150%" fo:text-align="start" style:justify-single-word="false" fo:text-indent="0.635cm" style:auto-text-indent="false"/>
      <style:text-properties fo:color="#000000" style:font-name="Times New Roman1" fo:font-size="10pt" fo:font-weight="bold" fo:background-color="transparent" style:font-name-asian="Times New Roman1" style:font-size-asian="8.75pt" style:font-name-complex="Times New Roman1" style:font-size-complex="10pt"/>
    </style:style>
    <style:style style:name="P211" style:family="paragraph" style:parent-style-name="Standard" style:list-style-name="L24">
      <style:paragraph-properties fo:margin-left="-0.635cm" fo:margin-right="0cm" fo:line-height="150%" fo:text-align="justify" style:justify-single-word="false" fo:text-indent="0.635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12" style:family="paragraph" style:parent-style-name="Standard" style:list-style-name="L29">
      <style:paragraph-properties fo:margin-left="-0.635cm" fo:margin-right="0cm" fo:line-height="150%" fo:text-align="start" style:justify-single-word="false" fo:text-indent="0.635cm" style:auto-text-indent="false"/>
      <style:text-properties fo:color="#000000" style:font-name="Times New Roman1" fo:font-size="12pt" fo:font-weight="normal" fo:background-color="transparent" style:font-name-asian="Times New Roman1" style:font-name-complex="Times New Roman1"/>
    </style:style>
    <style:style style:name="P213" style:family="paragraph" style:parent-style-name="Standard" style:list-style-name="L24">
      <style:paragraph-properties fo:margin-left="-0.635cm" fo:margin-right="0cm" fo:line-height="150%" fo:text-align="justify" style:justify-single-word="false" fo:text-indent="0.635cm" style:auto-text-indent="false"/>
      <style:text-properties fo:color="#000000" style:font-name="Times New Roman1" fo:font-size="12pt" fo:font-weight="normal" fo:background-color="#ffff00" style:font-name-asian="Times New Roman1" style:font-size-asian="12pt" style:font-weight-asian="normal" style:font-name-complex="Times New Roman1" style:font-size-complex="12pt" style:font-weight-complex="normal"/>
    </style:style>
    <style:style style:name="P214" style:family="paragraph" style:parent-style-name="Standard" style:list-style-name="L24">
      <style:paragraph-properties fo:margin-left="-0.635cm" fo:margin-right="0cm" fo:line-height="150%" fo:text-align="start" style:justify-single-word="false" fo:text-indent="0.635cm" style:auto-text-indent="false"/>
      <style:text-properties style:use-window-font-color="true" style:font-name="Times New Roman1" fo:font-size="13pt" fo:font-weight="bold" fo:background-color="transparent" style:font-name-asian="Times New Roman1" style:font-name-complex="Times New Roman1"/>
    </style:style>
    <style:style style:name="P215" style:family="paragraph" style:parent-style-name="Standard" style:list-style-name="L31">
      <style:paragraph-properties fo:margin-left="-0.635cm" fo:margin-right="0cm" fo:line-height="150%" fo:text-align="start" style:justify-single-word="false" fo:text-indent="0.635cm" style:auto-text-indent="false"/>
      <style:text-properties style:use-window-font-color="true" style:font-name="Times New Roman1" fo:font-size="12pt" fo:font-weight="normal" fo:background-color="transparent" style:font-name-asian="Times New Roman1" style:font-name-complex="Times New Roman1"/>
    </style:style>
    <style:style style:name="P216" style:family="paragraph" style:parent-style-name="Standard" style:list-style-name="L31">
      <style:paragraph-properties fo:margin-left="-0.635cm" fo:margin-right="0cm" fo:line-height="150%" fo:text-align="justify" style:justify-single-word="false" fo:text-indent="0.635cm" style:auto-text-indent="false"/>
      <style:text-properties style:use-window-font-color="true" style:font-name="Times New Roman1" fo:font-size="12pt" fo:font-weight="normal" fo:background-color="transparent" style:font-name-asian="Times New Roman1" style:font-name-complex="Times New Roman1"/>
    </style:style>
    <style:style style:name="P217" style:family="paragraph" style:parent-style-name="Standard" style:list-style-name="L24">
      <style:paragraph-properties fo:margin-left="-0.635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18" style:family="paragraph" style:parent-style-name="Standard" style:list-style-name="L26">
      <style:paragraph-properties fo:margin-left="0.979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19" style:family="paragraph" style:parent-style-name="Standard" style:list-style-name="L26">
      <style:paragraph-properties fo:margin-left="1.058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20" style:family="paragraph" style:parent-style-name="Standard" style:list-style-name="L26">
      <style:paragraph-properties fo:margin-left="1.032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21" style:family="paragraph" style:parent-style-name="Standard" style:list-style-name="L26">
      <style:paragraph-properties fo:margin-left="0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22" style:family="paragraph" style:parent-style-name="Standard" style:list-style-name="L26">
      <style:paragraph-properties fo:margin-left="1.005cm" fo:margin-right="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23" style:family="paragraph" style:parent-style-name="Standard" style:list-style-name="L26">
      <style:paragraph-properties fo:margin-left="1.005cm" fo:margin-right="0cm" fo:line-height="150%" fo:text-align="justify" style:justify-single-word="false" fo:text-indent="0cm" style:auto-text-indent="false"/>
      <style:text-properties fo:color="#000000" style:font-name="Times New Roman1" fo:font-size="12pt" fo:font-weight="bold" fo:background-color="transparent" style:font-name-asian="Times New Roman1" style:font-size-asian="12pt" style:font-weight-asian="bold" style:font-name-complex="Times New Roman1" style:font-size-complex="12pt" style:font-weight-complex="bold"/>
    </style:style>
    <style:style style:name="P224" style:family="paragraph" style:parent-style-name="Standard" style:list-style-name="L26">
      <style:paragraph-properties fo:margin-left="0.053cm" fo:margin-right="0cm" fo:line-height="150%" fo:text-align="justify" style:justify-single-word="false" fo:text-indent="0cm" style:auto-text-indent="false">
        <style:tab-stops/>
      </style:paragraph-properties>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style:font-name="Times New Roman1" fo:font-size="12pt" fo:font-weight="bold" fo:background-color="transparent" style:font-name-asian="Times New Roman1" style:font-name-complex="Times New Roman1"/>
    </style:style>
    <style:style style:name="T3" style:family="text">
      <style:text-properties style:use-window-font-color="true" style:font-name="Times New Roman1" fo:font-size="12pt" fo:font-weight="bold" fo:background-color="#ffff00" style:font-name-asian="Times New Roman1" style:font-name-complex="Times New Roman1"/>
    </style:style>
    <style:style style:name="T4" style:family="text">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T5" style:family="text">
      <style:text-properties style:use-window-font-color="true" style:font-name="Times New Roman1" fo:font-size="10pt" fo:font-weight="normal" fo:background-color="transparent" style:font-name-asian="Times New Roman1" style:font-size-asian="10pt" style:font-weight-asian="normal" style:font-name-complex="Times New Roman1" style:font-size-complex="10pt" style:font-weight-complex="normal"/>
    </style:style>
    <style:style style:name="T6" style:family="text">
      <style:text-properties style:use-window-font-color="true"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use-window-font-color="true" style:font-name="Times New Roman" fo:font-style="normal" fo:font-weight="normal"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use-window-font-color="true" style:font-name="Times New Roman" fo:font-style="normal" fo:font-weight="normal"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fo:color="#008000" style:font-name="Times New Roman1" fo:font-size="12pt" fo:font-weight="normal" fo:background-color="transparent" style:font-name-asian="Times New Roman1" style:font-name-complex="Times New Roman1"/>
    </style:style>
    <style:style style:name="T10" style:family="text">
      <style:text-properties fo:color="#008000" fo:background-color="#ffff00" style:font-size-asian="12pt" style:font-size-complex="12pt"/>
    </style:style>
    <style:style style:name="T11" style:family="text">
      <style:text-properties fo:color="#008000" style:font-name="sans-serif" fo:font-size="12pt" fo:font-weight="bold" fo:background-color="transparent" style:font-name-asian="Times New Roman1" style:font-size-asian="14pt" style:font-weight-asian="bold" style:font-name-complex="Times New Roman1" style:font-size-complex="14pt" style:font-weight-complex="bold"/>
    </style:style>
    <style:style style:name="T12" style:family="text">
      <style:text-properties fo:color="#ff0000"/>
    </style:style>
    <style:style style:name="T13" style:family="text">
      <style:text-properties fo:color="#ff0000" style:font-name="Times New Roman1" fo:font-size="12pt" fo:font-weight="normal" fo:background-color="transparent" style:font-name-asian="Times New Roman1" style:font-name-complex="Times New Roman1"/>
    </style:style>
    <style:style style:name="T14" style:family="text">
      <style:text-properties fo:color="#ff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15" style:family="text">
      <style:text-properties fo:color="#ff0000" style:text-underline-style="none"/>
    </style:style>
    <style:style style:name="T16" style:family="text">
      <style:text-properties fo:color="#ff0000" style:font-name="Times New Roman" style:font-weight-asian="normal" style:font-weight-complex="normal"/>
    </style:style>
    <style:style style:name="T17" style:family="text">
      <style:text-properties fo:color="#00ae00" style:font-name="Times New Roman1" fo:font-size="12pt" fo:font-weight="normal" fo:background-color="transparent" style:font-name-asian="Times New Roman1" style:font-name-complex="Times New Roman1"/>
    </style:style>
    <style:style style:name="T18" style:family="text">
      <style:text-properties fo:color="#0000ff" style:text-underline-style="solid" style:text-underline-width="auto" style:text-underline-color="font-color" style:text-underline-mode="continuous" style:text-overline-mode="continuous" style:text-line-through-mode="continuous" fo:background-color="#ffff00" style:font-size-asian="12pt" style:font-size-complex="12pt"/>
    </style:style>
    <style:style style:name="T19" style:family="text">
      <style:text-properties fo:background-color="#ffff00"/>
    </style:style>
    <style:style style:name="T20" style:family="text">
      <style:text-properties fo:background-color="#ffff00" style:font-size-asian="11pt" style:font-size-complex="11pt"/>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style:font-size-asian="12pt" style:font-style-asian="italic" style:font-name-complex="Times New Roman3" style:font-size-complex="12pt"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fo:background-color="#ffff00" style:font-weight-asian="bold" style:font-weight-complex="bold"/>
    </style:style>
    <style:style style:name="T27" style:family="text">
      <style:text-properties fo:font-weight="bold" style:font-size-asian="12pt" style:font-weight-asian="bold" style:font-name-complex="Times New Roman3" style:font-size-complex="12pt" style:font-weight-complex="bold"/>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fo:background-color="#ffff00" style:font-weight-asian="normal" style:font-weight-complex="normal"/>
    </style:style>
    <style:style style:name="T33" style:family="text">
      <style:text-properties fo:font-size="11pt" style:font-size-asian="11pt" style:font-size-complex="11pt"/>
    </style:style>
    <style:style style:name="T34" style:family="text">
      <style:text-properties fo:font-size="11pt" style:font-name-asian="Calibri1" style:font-name-complex="Calibri1"/>
    </style:style>
    <style:style style:name="T35" style:family="text">
      <style:text-properties style:font-name="Times New Roman1" fo:background-color="transparent" style:font-name-asian="Times New Roman1" style:font-name-complex="Times New Roman1"/>
    </style:style>
    <style:style style:name="T36" style:family="text">
      <style:text-properties style:font-name="Times New Roman1" fo:background-color="#ffff00" style:font-name-asian="Times New Roman1" style:font-name-complex="Times New Roman1"/>
    </style:style>
    <style:style style:name="T37" style:family="text">
      <style:text-properties style:font-name="Times New Roman1" fo:font-size="12pt" fo:font-weight="normal" fo:background-color="transparent" style:font-name-asian="Times New Roman1" style:font-weight-asian="normal" style:font-name-complex="Times New Roman1" style:font-weight-complex="normal"/>
    </style:style>
    <style:style style:name="T38" style:family="text">
      <style:text-properties style:font-name="Times New Roman1" fo:font-size="12pt" fo:font-weight="normal" fo:background-color="transparent" style:font-name-asian="Times New Roman1" style:font-name-complex="Times New Roman1"/>
    </style:style>
    <style:style style:name="T39" style:family="text">
      <style:text-properties style:font-name="Times New Roman1" fo:font-size="12pt" fo:font-weight="normal" fo:background-color="transparent" style:font-name-asian="Times New Roman1" style:font-size-asian="12pt" style:font-name-complex="Times New Roman1" style:font-size-complex="12pt"/>
    </style:style>
    <style:style style:name="T40" style:family="text">
      <style:text-properties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41" style:family="text">
      <style:text-properties style:font-name="Times New Roman1" fo:font-size="12pt" fo:font-weight="normal" fo:background-color="#ffff00" style:font-name-asian="Times New Roman1" style:font-name-complex="Times New Roman1"/>
    </style:style>
    <style:style style:name="T42" style:family="text">
      <style:text-properties style:font-name="Times New Roman1" fo:font-size="12pt" fo:font-weight="normal" fo:background-color="#ffff00" style:font-name-asian="Times New Roman1" style:font-size-asian="12pt" style:font-name-complex="Times New Roman1" style:font-size-complex="12pt"/>
    </style:style>
    <style:style style:name="T43" style:family="text">
      <style:text-properties style:font-name="Times New Roman1" fo:font-size="12pt" fo:font-style="italic" fo:font-weight="normal" fo:background-color="transparent" style:font-name-asian="Times New Roman1" style:font-name-complex="Times New Roman1"/>
    </style:style>
    <style:style style:name="T44" style:family="text">
      <style:text-properties style:font-name="Times New Roman1" fo:font-size="12pt" fo:font-style="italic" fo:font-weight="normal" fo:background-color="transparent" style:font-name-asian="Times New Roman1" style:font-style-asian="italic" style:font-name-complex="Times New Roman1" style:font-style-complex="italic"/>
    </style:style>
    <style:style style:name="T45" style:family="text">
      <style:text-properties style:font-name="Times New Roman1" fo:font-size="12pt" fo:font-style="italic" fo:font-weight="normal" fo:background-color="transparent" style:font-name-asian="Times New Roman1" style:font-size-asian="12pt" style:font-name-complex="Times New Roman1" style:font-size-complex="12pt"/>
    </style:style>
    <style:style style:name="T46" style:family="text">
      <style:text-properties style:font-name="Times New Roman1" fo:font-size="12pt" fo:font-style="italic" fo:background-color="transparent" style:font-name-asian="Times New Roman1" style:font-style-asian="italic" style:font-name-complex="Times New Roman1" style:font-style-complex="italic"/>
    </style:style>
    <style:style style:name="T47" style:family="text">
      <style:text-properties style:font-name="Times New Roman1" fo:font-size="12pt" fo:font-weight="bold" fo:background-color="transparent" style:font-name-asian="Times New Roman1" style:font-name-complex="Times New Roman1"/>
    </style:style>
    <style:style style:name="T48" style:family="text">
      <style:text-properties style:font-name="Times New Roman1" fo:font-size="12pt" fo:font-style="normal" fo:font-weight="normal" fo:background-color="transparent" style:font-name-asian="Times New Roman1" style:font-style-asian="normal" style:font-name-complex="Times New Roman1" style:font-style-complex="normal"/>
    </style:style>
    <style:style style:name="T49" style:family="text">
      <style:text-properties style:font-name="Times New Roman1" fo:font-size="12pt" fo:font-style="normal" fo:font-weight="normal" fo:background-color="#ffff00" style:font-name-asian="Times New Roman1" style:font-style-asian="normal" style:font-name-complex="Times New Roman1" style:font-style-complex="normal"/>
    </style:style>
    <style:style style:name="T50" style:family="text">
      <style:text-properties style:font-name="Times New Roman1" fo:font-size="12pt" fo:background-color="transparent" style:font-name-asian="Times New Roman1" style:font-name-complex="Times New Roman1"/>
    </style:style>
    <style:style style:name="T51" style:family="text">
      <style:text-properties style:font-name="Times New Roman1" fo:font-size="13pt" fo:font-weight="normal" fo:background-color="transparent" style:font-name-asian="Times New Roman1" style:font-name-complex="Times New Roman1"/>
    </style:style>
    <style:style style:name="T52" style:family="text">
      <style:text-properties style:font-name="Times New Roman1" fo:font-weight="normal" fo:background-color="transparent" style:font-name-asian="Times New Roman1" style:font-name-complex="Times New Roman1"/>
    </style:style>
    <style:style style:name="T53" style:family="text">
      <style:text-properties style:font-name="Times New Roman1" fo:font-weight="normal" fo:background-color="#ffff00" style:font-name-asian="Times New Roman1" style:font-name-complex="Times New Roman1"/>
    </style:style>
    <style:style style:name="T54" style:family="text">
      <style:text-properties style:font-name="Times New Roman1" fo:font-weight="normal" style:font-name-asian="Times New Roman1" style:font-name-complex="Times New Roman1"/>
    </style:style>
    <style:style style:name="T55" style:family="text">
      <style:text-properties style:font-name="Times New Roman1" fo:font-style="italic" fo:font-weight="normal" fo:background-color="transparent" style:font-name-asian="Times New Roman1" style:font-name-complex="Times New Roman1"/>
    </style:style>
    <style:style style:name="T56" style:family="text">
      <style:text-properties style:font-name="Times New Roman1" fo:font-size="14pt" fo:font-weight="bold" style:font-name-asian="Times New Roman1" style:font-size-asian="14pt" style:font-name-complex="Times New Roman1" style:font-size-complex="14pt"/>
    </style:style>
    <style:style style:name="T57" style:family="text">
      <style:text-properties style:font-name="Times New Roman1" fo:font-weight="bold" fo:background-color="transparent" style:font-name-asian="Times New Roman1" style:font-name-complex="Times New Roman1"/>
    </style:style>
    <style:style style:name="T58" style:family="text">
      <style:text-properties style:font-name="Times New Roman"/>
    </style:style>
    <style:style style:name="T59" style:family="text">
      <style:text-properties style:font-name="Times New Roman" fo:font-size="12pt" fo:font-weight="bold" fo:background-color="transparent" style:font-name-asian="Calibri1" style:font-size-asian="12pt" style:font-weight-asian="bold" style:font-name-complex="Calibri1" style:font-size-complex="12pt" style:font-weight-complex="bold"/>
    </style:style>
    <style:style style:name="T60" style:family="text">
      <style:text-properties style:font-name="Times New Roman" fo:font-size="12pt" fo:font-weight="normal" fo:background-color="transparent" style:font-name-asian="Calibri1" style:font-size-asian="12pt" style:font-name-complex="Calibri1" style:font-size-complex="12pt"/>
    </style:style>
    <style:style style:name="T61" style:family="text">
      <style:text-properties style:font-name="Times New Roman" fo:font-size="12pt" style:font-size-asian="12pt" style:font-size-complex="12pt"/>
    </style:style>
    <style:style style:name="T62" style:family="text">
      <style:text-properties style:font-name="Times New Roman" style:font-name-asian="Calibri1" style:font-name-complex="Calibri1"/>
    </style:style>
    <style:style style:name="T63" style:family="text">
      <style:text-properties style:font-name="Times New Roman" style:font-weight-asian="normal" style:font-weight-complex="normal"/>
    </style:style>
    <style:style style:name="T64" style:family="text">
      <style:text-properties style:font-name="Times New Roman" fo:background-color="#ffff00" style:font-weight-asian="normal" style:font-weight-complex="normal"/>
    </style:style>
    <style:style style:name="T65" style:family="text">
      <style:text-properties style:font-name="Times New Roman" style:font-size-asian="12pt" style:font-size-complex="12pt"/>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style:font-name-asian="ArialMT" style:font-size-asian="12pt" style:font-name-complex="Times New Roman3" style:font-size-complex="12pt"/>
    </style:style>
    <style:style style:name="T71" style:family="text">
      <style:text-properties style:font-size-asian="12pt" style:font-name-complex="Times New Roman3" style:font-size-complex="12pt"/>
    </style:style>
    <style:style style:name="T72" style:family="text">
      <style:text-properties style:font-size-asian="12pt" style:font-size-complex="12pt"/>
    </style:style>
    <style:style style:name="T73" style:family="text">
      <style:text-properties fo:color="#000000"/>
    </style:style>
    <style:style style:name="T74" style:family="text">
      <style:text-properties fo:color="#000000" style:font-name="Times New Roman1" fo:font-size="12pt" fo:font-weight="normal" fo:background-color="transparent" style:font-name-asian="Times New Roman1" style:font-name-complex="Times New Roman1"/>
    </style:style>
    <style:style style:name="T75" style:family="text">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76" style:family="text">
      <style:text-properties fo:color="#000000" style:font-name="Times New Roman1" fo:font-size="12pt" fo:font-weight="normal" fo:background-color="transparent" style:font-name-asian="Times New Roman1" style:font-size-asian="12pt" style:font-name-complex="Times New Roman1" style:font-size-complex="12pt"/>
    </style:style>
    <style:style style:name="T77" style:family="text">
      <style:text-properties fo:color="#000000" style:font-name="Times New Roman1" fo:font-size="12pt" fo:font-weight="normal" fo:background-color="#ffff00" style:font-name-asian="Times New Roman1" style:font-name-complex="Times New Roman1"/>
    </style:style>
    <style:style style:name="T78" style:family="text">
      <style:text-properties fo:color="#000000" style:font-name="Times New Roman1" fo:font-size="12pt" fo:font-style="italic" fo:font-weight="normal" fo:background-color="transparent" style:font-name-asian="Times New Roman1" style:font-name-complex="Times New Roman1"/>
    </style:style>
    <style:style style:name="T79" style:family="text">
      <style:text-properties fo:color="#000000" style:font-name="Times New Roman1" fo:font-size="12pt" fo:font-style="italic" fo:font-weight="normal" fo:background-color="transparent" style:font-name-asian="Times New Roman1" style:font-size-asian="12pt" style:font-style-asian="italic" style:font-weight-asian="normal" style:font-name-complex="Times New Roman1" style:font-size-complex="12pt" style:font-style-complex="italic" style:font-weight-complex="normal"/>
    </style:style>
    <style:style style:name="T80" style:family="text">
      <style:text-properties fo:color="#000000" style:font-name="Times New Roman1"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T81" style:family="text">
      <style:text-properties fo:color="#000000" style:font-name="Times New Roman1"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text:display="true"/>
    </style:style>
    <style:style style:name="T82" style:family="text">
      <style:text-properties fo:color="#000000" style:font-name="Times New Roman1" fo:font-size="12pt" fo:language="de" fo:country="DE" fo:font-weight="normal" fo:background-color="transparent" style:font-name-asian="Times New Roman1" style:font-size-asian="12pt" style:font-weight-asian="normal" style:font-name-complex="Times New Roman1" style:font-size-complex="12pt" style:font-weight-complex="normal"/>
    </style:style>
    <style:style style:name="T83" style:family="text">
      <style:text-properties fo:color="#000000" style:font-name="Times New Roman1" fo:font-size="12pt" fo:language="de" fo:country="DE" fo:font-style="italic" fo:font-weight="normal" fo:background-color="transparent" style:font-name-asian="Times New Roman1" style:font-size-asian="12pt" style:font-style-asian="italic" style:font-weight-asian="normal" style:font-name-complex="Times New Roman1" style:font-size-complex="12pt" style:font-style-complex="italic" style:font-weight-complex="normal"/>
    </style:style>
    <style:style style:name="T84" style:family="text">
      <style:text-properties fo:color="#000000" fo:font-weight="normal" fo:background-color="transparent" style:font-name-asian="Times New Roman1" style:font-name-complex="Times New Roman1"/>
    </style:style>
    <style:style style:name="T85" style:family="text">
      <style:text-properties fo:color="#000000" fo:font-weight="normal" fo:background-color="transparent" style:font-name-asian="Times New Roman1" style:font-weight-asian="normal" style:font-name-complex="Times New Roman1" style:font-weight-complex="normal"/>
    </style:style>
    <style:style style:name="T86" style:family="text">
      <style:text-properties fo:color="#000000" style:font-name="sans-serif" fo:font-size="10.5pt" fo:background-color="#ffff00" style:font-name-asian="Times New Roman1" style:font-name-complex="Times New Roman1"/>
    </style:style>
    <style:style style:name="T87" style:family="text">
      <style:text-properties fo:background-color="transparent"/>
    </style:style>
    <style:style style:name="T88" style:family="text">
      <style:text-properties fo:font-size="12pt" style:font-size-asian="12pt" style:font-size-complex="12pt"/>
    </style:style>
    <style:style style:name="T89" style:family="text">
      <style:text-properties fo:font-size="12pt" fo:font-weight="bold" fo:background-color="#ffff00" style:font-size-asian="12pt" style:font-weight-asian="bold" style:font-size-complex="12pt" style:font-weight-complex="bold"/>
    </style:style>
    <style:style style:name="T90" style:family="text">
      <style:text-properties fo:font-size="12pt" fo:background-color="#ffff00" style:font-size-asian="12pt" style:font-size-complex="12pt"/>
    </style:style>
    <style:style style:name="T91" style:family="text">
      <style:text-properties style:font-name="Times New Roman2"/>
    </style:style>
    <style:style style:name="T92" style:family="text">
      <style:text-properties style:font-name="Times New Roman2" style:font-size-asian="12pt" style:font-size-complex="12pt"/>
    </style:style>
    <style:style style:name="T93" style:family="text">
      <style:text-properties style:font-name="Times New Roman2" fo:background-color="#ffff00"/>
    </style:style>
    <style:style style:name="T94" style:family="text">
      <style:text-properties style:font-name="Times New Roman2" fo:background-color="#ffff00" style:font-size-asian="11pt" style:font-size-complex="11pt"/>
    </style:style>
    <style:style style:name="T95" style:family="text">
      <style:text-properties style:font-weight-asian="normal" style:font-weight-complex="normal"/>
    </style:style>
    <style:style style:name="T96" style:family="text">
      <style:text-properties style:font-name="sans-serif" fo:font-size="12pt"/>
    </style:style>
    <style:style style:name="T9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349cm" fo:text-indent="-0.635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78cm" fo:text-indent="-0.635cm" fo:margin-left="1.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13cm" fo:text-indent="-0.635cm" fo:margin-left="1.8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48cm" fo:text-indent="-0.635cm" fo:margin-left="2.4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83cm" fo:text-indent="-0.635cm" fo:margin-left="3.0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8cm" fo:text-indent="-0.635cm" fo:margin-left="3.7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53cm" fo:text-indent="-0.635cm" fo:margin-left="4.3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88cm" fo:text-indent="-0.635cm" fo:margin-left="4.9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23cm" fo:text-indent="-0.635cm" fo:margin-left="5.6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58cm" fo:text-indent="-0.635cm" fo:margin-left="6.2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93cm" fo:text-indent="-0.635cm" fo:margin-left="6.893cm"/>
        </style:list-level-properties>
      </text:list-level-style-bullet>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Erziehungs- und Bildungspartnerschaft von pädagogischen Fachkräften und Eltern im Rahmen der frühpädagogischen institutionnelen Betreuung am Beispiel der FRÖBEL-Kindertageseinrichtungen. </text:p>
      <text:p text:style-name="P1"/>
      <text:p text:style-name="P22">ABSTRACT</text:p>
      <text:list xml:id="list15667807071" text:style-name="L1">
        <text:list-item>
          <text:p text:style-name="P161">EINLEITUNG</text:p>
        </text:list-item>
      </text:list>
      <text:p text:style-name="P21"><text:s text:c="5"/><text:span text:style-name="T67">BEGRIFFSBESTIMMUNG: BILDUNGS- UND ERZIEHUNGSPARTNERSCHAFT</text:span><text:span text:style-name="T67"><office:annotation><dc:creator>iryna </dc:creator><dc:date>2014-01-25T16:12:08</dc:date><text:p text:style-name="P225"><text:span text:style-name="T97">In Einleitung einarbeiten!</text:span></text:p><text:p text:style-name="P225"><text:span text:style-name="T97">Nur aktuell genutzten Begriff definieren und Verweis auf geschichtliche Entwicklung und Veränderung der Elternarbeit, auch begrifflich (aber erst im Kapitel – Geschichtl.Entwicklung und heutige Gründe für Partnerschaft benennen)</text:span></text:p></office:annotation></text:span></text:p>
      <text:list xml:id="list776756297" text:style-name="L2">
        <text:list-item>
          <text:p text:style-name="P162"><text:s text:c="2"/>THEORETISCHER HINTERGRUND UND FORSCHUNGSSTAND </text:p>
          <text:p text:style-name="P163"><text:span text:style-name="T58">2.1 </text:span>RECHTLICHE GRUNDLAGEN DER BILDUNG- UND ERZIEHUNGSPARTNERSCHAFT<office:annotation><dc:creator>iryna </dc:creator><dc:date>2014-01-25T16:41:15</dc:date><text:p text:style-name="P225"><text:span text:style-name="T97">Evt. Ins KAPITEL Rahmenrichtlinien als Einleitung aufnehmen.</text:span></text:p></office:annotation></text:p>
          <text:p text:style-name="P163">2.2 RAHMENRICHTLINIEN DER BUNDESLÄNDER ZUR FÖRDERUNG DER BILDUNGS- UND ERZIEHUNGSPARTNERSCHAFT <office:annotation><dc:creator>iryna </dc:creator><dc:date>2014-01-25T16:02:21</dc:date><text:p text:style-name="P225"><text:span text:style-name="T97">&lt;richtlinien entsprechen dem SOLL-Stand. Am Ende in Zusammenfassung (wenn inhaltlich genug her gibt) darauf noch mal Bezug nehmen im Vergleich zum IST-Stand in der Praxis (folglich zu deinen Forschungserkenntnissen). </text:span></text:p></office:annotation></text:p>
          <text:p text:style-name="P164">ERZIEHUNGSPARTNER IM PÄDAGOGISCHEN KONZEPT DES FRÖBEL-KINDERGARTENS</text:p>
          <text:p text:style-name="P163">2.3 GESCHICHTLICHER RÜCKBLICK AUF DIE ENTWICKLUNG DER ZUSAMMENARBEIT MIT FAMILIEN</text:p>
          <text:list>
            <text:list-header>
              <text:p text:style-name="P166">6.1 DIE ANFÄNGE DER KINDERTAGESBETREUUNG UND ELTERNBILDUNG</text:p>
              <text:p text:style-name="P166">6.2 <text:s/>ZUSAMMENARBEIT MIT FAMILIEN IN DER WEIMARER REPUBLIK</text:p>
              <text:p text:style-name="P166">6.3 ZUSAMMENARBEIT MIT FAMILIEN ZUR ZEIT DES NATIONALSOZIALISMUS </text:p>
              <text:p text:style-name="P166">6.4 BILDUNGS- UND ERZIEHUNGSPARTNERSCHAFT IM <text:s/>NACHKRIEGSDEUTSCHLAND DER BRD UND DER DDR</text:p>
            </text:list-header>
          </text:list>
          <text:p text:style-name="P164">GRÜNDE FÜR DIE BILDUNGS- UND ERZIEHUNGSPARTNERSCHAFT MIT ELTERN<office:annotation><dc:creator>iryna </dc:creator><dc:date>2014-01-25T16:13:53</dc:date><text:p text:style-name="P225"><text:span text:style-name="T97">In Einleitung dieses Kapitels die geschichtliche Entwicklung/Veränderung kurz(!) beschreiben (Begriffsveränderung Partnerschaft hier benennen) um im Anschluss die daraus resultierenden Gründe für heutige Koop.notwendigkeit zu benennen und gleichzeitig die Wahl deines Themas damit begründen und bekräftigen </text:span></text:p></office:annotation></text:p>
          <text:p text:style-name="P167"><text:s text:c="6"/>7.1 <text:s text:c="7"/>VERÄNDERTE LEBENSLAGEN VON FAMILIEN</text:p>
          <text:p text:style-name="P167"><text:s text:c="6"/>7.2 <text:s text:c="8"/>AUSBAU VON KINDERTAGESEINRICHTUNGEN</text:p>
          <text:p text:style-name="P167"><text:s text:c="6"/>7.3 <text:s text:c="8"/>DIE ZUSAMMENARBEIT MIT ELTERN ALS QUALITÄTSSTANDARD </text:p>
          <text:p text:style-name="P166"/>
        </text:list-item>
      </text:list>
      <text:p text:style-name="P13"/>
      <text:list xml:id="list138893674" text:style-name="L3">
        <text:list-item>
          <text:list>
            <text:list-header>
              <text:p text:style-name="P165">2.4 <text:s/><text:span text:style-name="T67">FORMEN DER ZUSAMMENARBEIT MIT FAMILIEN IN DEN KINDERTAGES- EINRICHTUNGEN</text:span></text:p>
            </text:list-header>
          </text:list>
        </text:list-item>
      </text:list>
      <text:list xml:id="list193476346" text:continue-list="list776756297" text:style-name="L2">
        <text:list-header>
          <text:p text:style-name="P203">3. <text:s/>EMPIRISCHE BEFUNDE ZUR ZUSAMMENARBEIT MIT FAMILIEN</text:p>
        </text:list-header>
      </text:list>
      <text:p text:style-name="P10"><text:tab/> <text:s/><text:span text:style-name="T33"><text:s/>II EMPIRISCHE ANALYSE</text:span><text:span text:style-name="T33"><office:annotation><dc:creator>iryna </dc:creator><dc:date>2014-01-25T16:37:36</dc:date><text:p text:style-name="P225"><text:span text:style-name="T97">Ggf. Formen der Elternarbeit hier einfügen</text:span></text:p></office:annotation></text:span></text:p>
      <text:p text:style-name="P62"><text:soft-page-break/>4. FRAGESTELLUNG UND HYPOTHESEN </text:p>
      <text:p text:style-name="P62">5. METHODISCHES VORGEHEN</text:p>
      <text:list xml:id="list57751891" text:style-name="L4">
        <text:list-item>
          <text:list>
            <text:list-header>
              <text:p text:style-name="P204"><text:span text:style-name="T70"><text:tab/> <text:s text:c="5"/></text:span><text:span text:style-name="T4"><text:s text:c="2"/>11</text:span><text:span text:style-name="T5">.1 <text:s text:c="2"/>DATENGRUNDLAGE</text:span></text:p>
              <text:p text:style-name="P205"><text:tab/> <text:s text:c="8"/>11.2 <text:s text:c="3"/>BESCHREIBUNG DER STICHPROBE</text:p>
              <text:p text:style-name="P205"><text:tab/> <text:s text:c="8"/>11.3 <text:s text:c="3"/>INSTRUMENT DER ERHEBUNG</text:p>
            </text:list-header>
          </text:list>
          <text:p text:style-name="P206"><text:s/>6. ERGEBNISSE</text:p>
          <text:list text:continue-numbering="true">
            <text:list-header>
              <text:p text:style-name="P169"><text:s text:c="2"/>12.1 <text:s text:c="3"/>DESKRIPTIVE STATISTIKEN</text:p>
              <text:p text:style-name="P169"><text:s text:c="2"/>12.2 <text:s text:c="3"/>KORRELATIONSANALYSE</text:p>
              <text:p text:style-name="P168"><text:s text:c="2"/>12.3 <text:s text:c="3"/>EXPLORATIVE FAKTORENANALYSE</text:p>
              <text:p text:style-name="P168"><text:s text:c="2"/>12.4 <text:s text:c="3"/>t-TEST</text:p>
            </text:list-header>
          </text:list>
        </text:list-item>
      </text:list>
      <text:p text:style-name="P17"><text:s text:c="3"/>7. <text:s/>DISKUSSION </text:p>
      <text:p text:style-name="P17">8. FAZIT</text:p>
      <text:p text:style-name="P17">9. LITERATURVERZEICHNIS </text:p>
      <text:p text:style-name="P17"><text:s text:c="6"/>ABBILDUNGSVERZEICHNIS</text:p>
      <text:p text:style-name="P17"/>
      <text:p text:style-name="P8">ABSTRACT</text:p>
      <text:p text:style-name="P5">Im Mittelpunkt der vorliegenden Arbeit</text:p>
      <text:p text:style-name="P8"/>
      <text:p text:style-name="P19"/>
      <text:p text:style-name="P127"><text:span text:style-name="T2">I Einleitung (allgemeine Infos zum demographischen Wandel der Familien und betreuungssituation; Ziel, </text:span><text:span text:style-name="T3">Fragestellung, Relevanz der Fragestellung</text:span><text:span text:style-name="T2">?)</text:span></text:p>
      <text:p text:style-name="P128"><text:tab/>„Es macht keinen Sinn, ein Kind zu erziehen, ohne dabei die für das Kind <text:tab/>bedeutendsten Menschen zu berücksichtigen.“ Tina Bruce</text:p>
      <text:p text:style-name="P4"/>
      <text:p text:style-name="P4">Ein wesentlicher Aspekt der Arbeit in Kindertageseinrichtungen ist die Zusammenarbeit mit Eltern.</text:p>
      <text:p text:style-name="P4">In dieser Arbeit wird die Bedeutung einer intensiven und gelingenden Zusammenarbeit der FRÖBEL-Kindertageseinrichtungen<text:note text:id="ftn1" text:note-class="footnote"><text:note-citation>1</text:note-citation><text:note-body><text:p text:style-name="Footnote">I<text:span text:style-name="T12">n dieser Arbeit werden die Begriffe Kindergarten, Kindertagesstätte und Kita synonym verwendet. </text:span></text:p></text:note-body></text:note> mit den Eltern herausgestellt. </text:p>
      <text:p text:style-name="P4">Viele Publikationen setzen sich mit dem Thema auseinander.</text:p>
      <text:p text:style-name="P29"><text:span text:style-name="T9">→ </text:span><text:span text:style-name="T13">zu diesem Thema bei Wiff nachschauen!</text:span><text:span text:style-name="T9"> </text:span><text:span text:style-name="T74">Das Thema Zusammenarbeit mit Eltern scheint in der Ausbildung nur eine untergeordnete Bedeutung zu spielen. Die Ergebnisse einer großangelegten Untersuchung in drei Bundesländern (welche?) bestätigen das: </text:span><text:span text:style-name="T78">„Die notwendigen Kompetenzen für eine Zusammenarbeit mit Eltern wurden...kaum in der Ausbildung, sondern erst später, im Verlauf der beruflichen Tätigkeit selbst erworben.“ </text:span><text:span text:style-name="T74">(</text:span><text:span text:style-name="T77">vgl. Strätz 1997: 41</text:span><text:span text:style-name="T74">) <text:s/></text:span></text:p>
      <text:p text:style-name="P38">Die vorschulische Bildungseinrichtungen arbeiten weiterhin noch sehr wenig zusammen.</text:p>
      <text:p text:style-name="P38"><text:soft-page-break/>Die Elternarbeit zählt zu den zentralen Aufgaben der Kindertageseinrichtungen. </text:p>
      <text:p text:style-name="P38"/>
      <text:p text:style-name="P38">Neben den vielen Anforderungen an die Kindertageseinrichtungen ist in den letzten Jahren auch die Forderung nach intensiveren Zusammenarbeit der Einrichtungen mit Familien gestiegen.</text:p>
      <text:p text:style-name="P38">Beide Seiten sowie die Kindertageseinrichtungen als auch die Eltern sind aufeinander angewiesen, sollen zum Wohle des Kindes miteinander kooperieren sowie einander unterstützen.</text:p>
      <text:p text:style-name="P38"/>
      <text:p text:style-name="P38">Die Recherche zur Kooperation von Eltern und Erzieher/-innen hat gezeigt, dass insbesondere im deutschsprachigen Raum das Thema “Zusammenarbeit mit Eltern im Alltag in der frühpädagogischen Institutionen” weitgehend unerforscht ist. Es gibt dagegen viele Untersuchungen, vor allem im anglo-amerikanischen Sprachraum, zu Elternkursprogrammen, zur Zusammenarbeit mit Eltern und Lehrern, zur Zusammenarbeit in der Kinderpsychotherapie oder eher praktisch orientierte Ratgeber für pädagogische Fachkräfte, die die besonders positiven Erfolge für Familien und Bildungseinrichtungen betonen, wenn sie eng zusammen arbeiten und ein geteiltes Verständnis und einen gemeinsamen Blick auf die Bedürfnisse der Kinder entwickelt haben (vgl. <text:span text:style-name="T20">Griebel, W., Heinisch, R., Ch. Kieferle, Röbe, E. &amp; Seifert, A. (Hrsg). Übergang in die Schule und Mehrsprachigkeit. Ein Curriculum für pädagogische Fach- und Lehrkräfte. Verlag Dr. Kova</text:span><text:span text:style-name="T94">č</text:span><text:span text:style-name="T20">,</text:span>S. 136-159).</text:p>
      <text:p text:style-name="P38"/>
      <text:p text:style-name="P38">Die Zusammenarbeit mit Familien ist mittlerweile Gegenstand vielfältiger Projekte geworden. Sie ist in den Kindergartengesetzen verankert und in allen Bildungsplänen beschrieben sowie in jeder Konzeption ist das Stichwort 'Elternarbeit' vertreten (vgl. BAUER &amp; BRUNNER 2006; S. 80) . </text:p>
      <text:p text:style-name="P38">Die Funktion der Kita ist es nicht nur die Kinder zu fördern, sondern auch deren Familien zu unterstützen (vgl. BAUER &amp; BRUNNER 2006; S. 85). </text:p>
      <text:p text:style-name="P38"/>
      <text:p text:style-name="P38">Die Zusammenarbeit der Kindertageseinrichtungen mit den Eltern nimmt einen hohen Stellenwert in der alltäglichen pädagogischen Arbeit ein und ist mittlerweile fester Bestandteil in der Arbeit der pädagogischen Fachkräfte.</text:p>
      <text:p text:style-name="P38">Es wird deutlich, dass die Kindertageseinrichtungen ihrer komplexen Erziehungs-, Bildungs- und Betreuungsaufgaben ohne Unterstützung der Eltern nicht erfolgreich nachkommen können. Zusammenarbeit mit Familien ist in der pädagogischen Arbeit mit Kindern ein wesentlicher Bestandteil, dessen Bedeutung im Laufer der Jahre immer mehr ins Bewusstsein gerückt ist. </text:p>
      <text:p text:style-name="P38">Die Zusammenarbeit mit den Eltern war gerade in pädagogischen Institutionen über lange Zeit eine eher ungeliebte und eine als überflüssig betrachtete Zusatzbelastung für die pädagogischen <text:soft-page-break/>Fachkräfte.</text:p>
      <text:p text:style-name="P38">Bildungs- und Erziehungspartnerschaft ist ein außerordentlich wichtiges Instrument in der Förderung kindlicher Entwicklung im Allgemeinen und schulischer Leistungsfähigkeit im Besonderen. Zudem kann sie dazu beitragen, die berufliche Zufriedenheit von Lehrer/-innen und Erzieher/-innen zu steigern sowie den Erziehungsalltag in den Familien zu erleichtern (vgl. Keil 2012: 120).</text:p>
      <text:p text:style-name="P38">Auch in dem Kurzgutachten „Bildung, Betreuung und Erziehung für Kinder unter drei Jahren – elterliche und öffentliche Sorge in gemeinsamer Verantwortung“ (2005) weist bereits der Titel auf das Leitbild des Beirats hin: Jede Verantwortung für das Aufwachsen von Kindern kann nur in gemeinsamer Sorge von Eltern und ErzieherInnen wahrgenommen werden (vgl. Keil 2012: 120). </text:p>
      <text:p text:style-name="P38"/>
      <text:p text:style-name="P38">Inzwischen ist es klar geworden, dass die Formen der klassischen Elternarbeit nicht mehr ausreichen, um den komplexen Anforderungen gerecht zu werden, vor die die pädagogischen Fachkräfte in unserer Gesellschaft gestellt werden. </text:p>
      <text:p text:style-name="P38">Der Schwerpunkt dieser Arbeit liegt auf der Analyse … .</text:p>
      <text:p text:style-name="P38">Zunächst wird ein Blick auf die Geschichte der Zusammenarbeit der Einrichtungen mit Familien geworfen, dann werden die Begründungen für die Bedeutung der Zusammenarbeit von Kindergärten und Familien dargestellt und anschließend die verschiedenen Formen und Funktionen der Zusammenarbeit vorgestellt.</text:p>
      <text:p text:style-name="P38">Die Notwendigkeit der Zusammenarbeit von Erzieher/innen und Eltern wird deutlich, sowohl aus der Perspektive der Einrichtung als auch aus der Perspektive der Kinder und der Eltern. <text:span text:style-name="T63">Das zeigen auch die Ergebnisse einer aktuellen Wiff-Befragung von Weiterbildungsanbietern. Die Zusammenarbeit mit Eltern ist nach dem Thema „Kinder in den ersten drei Lebensjahren“ das am häufigsten angebotene und nachgefragte Thema (Beher &amp; Walter 2010: 17, 23). </text:span></text:p>
      <text:p text:style-name="P95">Die empirische Evidenz ist hier durchaus lückenhaft.</text:p>
      <text:p text:style-name="P38"><text:span text:style-name="T63">Wenn es zu </text:span><text:span text:style-name="T64">derartigen</text:span><text:span text:style-name="T63"> Spannungen zwischen Bildungs- vs. Erziehungsinstitutionen und Familien </text:span><text:span text:style-name="T63">kommt, fehlen in den Bildungsinstitutionen oft die Voraussetzungen, diese Probleme ohne </text:span><text:span text:style-name="T63">Nachteile für Kinder zu überwinden. Eine aktive und dauerhafte Kooperation von pädagogischen Fachkräften und Eltern könnte hier eine außerordentlich wichtige Funktion übernehmen (vgl. Keil 2012: 115)--&gt; </text:span><text:span text:style-name="T16">aus dem Buch erziehungspartnerschaft. </text:span></text:p>
      <text:p text:style-name="P38"><text:span text:style-name="T63">Das Ziel dieser Arbeit/Untersuchung ist die aufgeworfenen Forschungslücken zu verringern und </text:span><text:span text:style-name="T63">herauszufinden wie die Zusammenarbeit der Familien mit den pädagogischen Fachkräften xxx </text:span><text:span text:style-name="T63">dabei rückt die Zusammenarbeit in den FRÖBEL-Kindertageseinrichtungen in das Zentrum der Forschungsbemühungen/ unter besonderer Berücksichtigung der FRÖBEL-</text:span><text:soft-page-break/><text:span text:style-name="T63">Kindertageseinrichtungen xxx von den Eltern empfunden wird und welches Bild sie von den Erzieher/-innen haben. </text:span></text:p>
      <text:p text:style-name="P38">Wie ist die Sichweise der Eltern auf die Zusammenarbeit mit FRÖBEL-Kindertageseinrichtungen wird in deiser Arbeit untersucht. <text:s/></text:p>
      <text:p text:style-name="P38">Zu diesem Zweck wurden xxx Fälle analysiert. Die Analyse erfolgte mit Daten, die im Rahmen des FRÖBEL-Projekts erhoben wurden. </text:p>
      <text:p text:style-name="P38">Die folgenden Forschungsfragen sind dabei von besonderem Interesse: </text:p>
      <text:p text:style-name="P52">- Entspricht die Kooperation der Einrichtungen mit den Eltern den Erwartungen der Eltern?</text:p>
      <text:p text:style-name="P52">- Wie zufrieden sind die Eltern mit der Zusammenarbeit in den Kindertageseinrichtungen am Beispiel der FRÖBEL-Kindergärten? </text:p>
      <text:p text:style-name="P52">− Ob und inwiefern die Beurteilung der Eltern auf das Alter des Kindes und die Besuchsdauer eines FRÖBEL-Kindergartens zurückzuführen ist? </text:p>
      <text:p text:style-name="P52">Wie Eltern die Zusammenarbeit mit den FRÖBEL-Einrichtungen in der Praxis erleben?</text:p>
      <text:p text:style-name="P55">1. Die Eltern sind überwiegend zufrieden mit der Bildungs- und Erziehungspartnerschaft in den </text:p>
      <text:p text:style-name="P55">FRÖBEL - Kindergärten. </text:p>
      <text:p text:style-name="P55">2. Die Eltern von den unter dreijährigen Kindern (U3) bewerten die Zusammenarbeit mit dem päd. </text:p>
      <text:p text:style-name="P55">Personal in den FRÖBEL- Kindergärten kritischer als die Eltern der über dreijährigen Kinder (Ü3). </text:p>
      <text:p text:style-name="P55">3. Die Zufridenheit der Eltern mit der Bildungs- und Erziehungspartnerschaft in den FRÖBEL- </text:p>
      <text:p text:style-name="P55">Kindertageseinrichtungen hängt von der Besuchsdauer dieser Einrichtungen ab. </text:p>
      <text:p text:style-name="P38"/>
      <text:p text:style-name="P38">Im ersten Kapitel wird zuerst einen Blick auf die Geschichte der Elternarbeit geworfen, dann wird <text:s/>nach den Begründungen für die besondere Bedeutung der Zusammenarbeit von Kindergärten </text:p>
      <text:p text:style-name="P38">und Familien gefragt und anschließend die verschiedenen Formen und Funktionen darstellen. </text:p>
      <text:p text:style-name="P38">Weiter müssen die Haltungen und Einstellungen thematisiert werden, die Voraussetzung für </text:p>
      <text:p text:style-name="P38">eine gelingende Zusammenarbeit sind, und schließlich muss auf die Unterschiedlichkeit von </text:p>
      <text:p text:style-name="P38">Eltern als Adressaten der Elternarbeit eingegangen werden. In einem weiteren Schritt.... aufgezeigt.</text:p>
      <text:p text:style-name="P38">Ebenso werden auch Hindernisse aufgezeigt, die in der Zusammenarbeit zwischen den pädagogischen Fachkräften und Eltern auftreten können. Im xx Kapitel wird das methodische Vorgehen der empirischen Untersuchung erläutert. Das Kapitel umfasst zunächst Angaben zum Aufbau der Studie, zur Stichprobe und zur Erhebungsdurchführung. Anschließend folgen Angaben zu den statistischen Analyseverfahren. Die Bearbeitung der Forschungsfragen erfolgt in der ersten Linie mit faktorenanalytischen Verfahren. Im xx Kapitel werden die Ergebnisse dieser Studie berichtet und anschließend folgt die Diskussion der Befunde. In diesem Zusammenhang werden <text:soft-page-break/>Schlussfolgerungen und Weiterentwicklungsmöglichkeiten sowie die Möglichkeiten für die weitere Forschung auf diesem Gebiet aufgezeigt.<text:tab/><text:tab/><text:tab/> </text:p>
      <text:p text:style-name="P38"/>
      <text:p text:style-name="P38">Hier herrscht noch großer Bedarf nach evidenzbasierter Forschung, zahlreiche Ansätze sind noch kaum evaluiert.</text:p>
      <text:p text:style-name="P38"/>
      <text:p text:style-name="P38"/>
      <text:p text:style-name="P54">II <text:s text:c="2"/>Theoretischer Hintergrund und Stand der Forschung</text:p>
      <text:p text:style-name="P54">Forschungsstand &amp; Problemstellung/Fragestellung zur Kooperation zwischen Kindertagesstätten und Familien. (Forschungslücke)</text:p>
      <text:p text:style-name="P45">An dieser Stelle wird ein Überblick über den Forschungsstand zum Thema “Bildungs- und Erziehungspartnerschaft in den Kindertageseinrichtungen” auf der nationalen sowie internationalen Ebene gegeben.</text:p>
      <text:p text:style-name="P45">Es liegen nur wenige Befunde zur Zusammenarbeit der Kindertageseinrichtungen mit Familien im deutschsprachigen Raum. Unbefriedigend ist auch die Befundlage zur Einschätzung der Kooperation mit den Kindertageseinrichtungen durch die Eltern. Zudem fehlen Informationen darüber, ob und wie sich das Alter der Kinder sowie die Besuchsdauer einer Kindertageseinrichtung auf die Zusammenarbeit auswirkt.</text:p>
      <text:p text:style-name="P45">Studien/befragte Erzieher/-innen zeigen auch, dass dem Thema “Zusammenarbeit mit Familien” in der Ausbildung frühpädagogischer Fachkräfte marginale Bedeutung zugemessen wird. Dass sie diese sich selber durch die tägliche Arbeit in der Kita aneignen müssen oder auf spezielle Fortbildungen zu diesem Thema angewiesen sind. </text:p>
      <text:p text:style-name="P91"/>
      <text:p text:style-name="P91">Sowohl der quantitative Ausbau von Angeboten der Betreuung, Bildung und Erziehung, beispielsweise die Realisierung des Rechtsanspruch auf einen Kindergartenplatz ab drei Jahren, die qualitätsoffensive der Bundesregierung für die Betreuung der Kinder unter drei Jahren, die Notwendigkeit eines pädagogischen Konzeptes sowie die Einführung länderspezifischer Bildungsprogramme und Bildungspläne stellen neue Anforderungen an die pädagogischen Fachkräfte. Die Fachkräfte im System der Kindertagesbetreuung müssen dabei auf veränderte Lebenslagen von Kindern, Eltern und Familien antworten können.</text:p>
      <text:p text:style-name="P91"/>
      <text:p text:style-name="P91">In einer von DIPPELHOFER-STIEM &amp; KAHLE (1995) durchgeführten Studie zeigten sich 83% der Fachkräfte daran interessiert Fortbildungen zum Thema zu besuchen (vgl. ebd.; S. 121). </text:p>
      <text:p text:style-name="P91">Mit der Erläuterung bisheriger Forschungsbefunde konnte insgesamt aufgezeigt werden, dass <text:soft-page-break/>ausgeprägte xxx zum Thema Kooperation der Kindertageseinrichtungen mit den Eltern besteht. Dies gilt sowohl für die quer- als auch längsschnittliche Befunde. </text:p>
      <text:p text:style-name="P91">Die Forschungsfragen beziehen sich auf die im vorherigen Kapitel herausgearbeiteten Forschungslücken zur Zusammenarbeit mit Familien.</text:p>
      <text:p text:style-name="P91">Wie aufgezeigt wurde, besteht eine große Forschungslücke im Hinblick auf die Bildungs- und Erziehungspartnerschaft zwischen den Kindertageseinrichtungen und den Eltern.</text:p>
      <text:p text:style-name="P91">Die Ergebnisse neuerer Studien zur Wirkung von außerfamiliarer Betreuung auf die kindliche Entwicklung dafür, insbesondere in den ersten Lebensjahren des Kindes bei der Auswahl und Gestaltung von Betreuungsformen auf ein ausgewogenes Verhältnis von Familienerziehung und Fremdbetreuung zu achten (<text:span text:style-name="T19">vgl. Ahnert, Lamb 2003: xx</text:span>) was sagt NUBBEK dazu?</text:p>
      <text:p text:style-name="P97">Ahnert, L., Lamb, M. (2003). Shared care: Establishing a balance between home and child care settings. In Child Development 74, S. 1044-1049.</text:p>
      <text:p text:style-name="P91"/>
      <text:list xml:id="list83809546" text:style-name="L5">
        <text:list-item>
          <text:p text:style-name="P172">Begriffsklärung – was ist Bildungs- und Erziehungspartnerschaft?</text:p>
        </text:list-item>
      </text:list>
      <text:p text:style-name="P33">Siehe Auszug aus dem Buch 500 Seiten!</text:p>
      <text:p text:style-name="P32">Siehe auch Masterarbeit!--&gt; ist ziemlich gut beschrieben.</text:p>
      <text:p text:style-name="P42">In den letzten Jahren hat sich im Bereich vorschulische <text:span text:style-name="T19">Bildung</text:span> der Begriff “Erziehungs- und Bildungspartnerschaft” durchgesetzt.</text:p>
      <text:p text:style-name="P42">Nicht nur inhaltlich/qualitativ in der Kooperation mit den Eltern hat sich etwas verändert, sondern auch begriffliche Änderungen haben stattgefunden.</text:p>
      <text:p text:style-name="P32">&gt;&gt; Siehe auch die B.A.</text:p>
      <text:p text:style-name="P42">Die Wandlung von der 'Elternarbeit' zu 'Bildungs- und Erziehungspartnerschaft' bringt mit sich auch <text:s/>eine veränderte Erwartungshaltung den Fachkräften gegenüber. → Dialog auf der Augenhöhe.</text:p>
      <text:p text:style-name="P42"/>
      <text:p text:style-name="P41">Textor beschreibt den Begriff der Bildungs- und Erziehungspartnerschaft<text:note text:id="ftn2" text:note-class="footnote"><text:note-citation>2</text:note-citation><text:note-body><text:p text:style-name="P149">Da aber dieser Begriff recht unhandlich ist, wird der ältere und unkomplizierte Begriff Elternarbeit daneben synonym weiter verwendet. </text:p></text:note-body></text:note> wie folg: <text:span text:style-name="T22">“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und die </text:span><text:soft-page-break/><text:span text:style-name="T22">Lernmotivation.” </text:span><text:span text:style-name="T67">(Textor 2013: 2)</text:span></text:p>
      <text:p text:style-name="P41">Nach M. Textor handelt es sich bei der Bildungs- und Erzeihungspartnerschaft um einen Prozess, der so früh wie möglich beginnen sollte (vgl. Textor 2014: 8). </text:p>
      <text:p text:style-name="P41">Textor erklärt die Unterschiede zwischen den Begriffen folgendermaßen: beim traditiollen Begriff “Elternarbeit” wird die einseitige Beeinflussung der Eltern durch die Erzieher/-innen (kompetente Fachkraft – inkompetente Eltern) impliziert. Die Konsequenzen daraus sind entweder ein hierarchisches Verhältnis oder eine Dienstleister-Kunden-Beziehung (<text:span text:style-name="T19">vgl. Textor 2009: xx</text:span>). </text:p>
      <text:p text:style-name="P42">An dem Begriff Erziehungspartnerschaft gibt es einige Kritik: Eltern und Erzieher nicht von vornherein Erziehungspartner sind, sondern es nur langsam werden können. Der Begriff drückt nicht genügend klar die vielfältigen Beziehungen zwischen Erz. Und Eltern aus. (Prott)</text:p>
      <text:p text:style-name="P41">Der lange Zeit vorherrschende Begriff der ‚Elternarbeit‘ <text:s/>– der von der Semantik her Eltern eher als Gegenstand betrachtet, an dem herum gearbeitet wird – wird <text:s/>in <text:s/>der <text:s/>Fachdiskussion <text:s/>zunehmend <text:s/>durch <text:s/>die <text:s/>Begriffe <text:s/>‚Zusammenarbeit <text:s/>mit <text:s/>Eltern <text:s text:c="2"/>bzw. <text:s text:c="2"/>Familien‘ <text:s text:c="2"/>bzw ‚Erziehungspartnerschaft‘ <text:s text:c="2"/>ersetzt, <text:s text:c="2"/>die <text:s text:c="2"/>auf das Grundverhältnis einer (gleichwertigen) Kooperation verweisen. Unter <text:s text:c="2"/>dem <text:s text:c="2"/>Begriff <text:s text:c="2"/>der <text:s text:c="2"/>‚Erziehungspartnerschaft‘ <text:s text:c="2"/>oder <text:s text:c="2"/>‚Bildungspartnerschaft‘ (vgl. Textor 2009) wird die Notwendigkeit beschrieben, dass sich Eltern und pädagogische Fachkräfte (ErzieherInnen, Kindheitspädagoginnen und - pädagogen oder Lehrkräfte) gemeinsam im Interesse der Kinder austauschen und partnerschaftlich die Entwicklung des Kindes fördern. Das bedeutet, dass beide wichtigen Bezugssysteme der Kinder eng kooperieren, ihr Handeln und ihre Haltung gegenseitig austauschen und sich gemeinsam im Interesse der </text:p>
      <text:p text:style-name="P42">Kinder unterstützen. <text:span text:style-name="T19">Aus Fröhlich-Gildhoff, bildungsforschung 2013.</text:span></text:p>
      <text:p text:style-name="P42"/>
      <text:p text:style-name="P82"><text:span text:style-name="T36">Furian (1982)</text:span><text:span text:style-name="T35"> versteht die Elternarbeit als:</text:span></text:p>
      <text:list xml:id="list655572036" text:style-name="L6">
        <text:list-item>
          <text:p text:style-name="P174">die Summe aller pädagogischen Angebote für Eltern und Bemühungen zur Verbesserung des elterlichen Erziehungsverhaltens</text:p>
        </text:list-item>
        <text:list-item>
          <text:p text:style-name="P174">die Offenlegung und Abstimmung der Erziehung zwischen Familien une außerfamiliären Erziehungseinrichtungen und</text:p>
        </text:list-item>
        <text:list-item>
          <text:p text:style-name="P174">die Verbesserung der Erziehungssituation in außerfamiliären Einrichtungen unter Einbeziehung der Eltern.</text:p>
        </text:list-item>
      </text:list>
      <text:p text:style-name="P41">In dieser Definition aus den 80er Jahren kommt eine belehrende Grundhaltung sowie eine Rechtfertigung der eigenen Arbeit zum Ausdruck. Eine partnerschaftliche Verantwortung für die Erziehung, Betreuung und Bildung der Kinder ist nicht beabsichtigt (vgl. Bernitzke &amp; Schlegel 2004: 9). </text:p>
      <text:p text:style-name="P83"><text:span text:style-name="T36">Stürmer (2001) </text:span><text:span text:style-name="T35">beschreibt die Elterarbeit wie folgt: Elternarbeit </text:span></text:p>
      <text:list xml:id="list534120064" text:style-name="L7">
        <text:list-item>
          <text:p text:style-name="P175"><text:soft-page-break/>umfasst die gesamtheit der Angebote einer Kindertageseinrichtung an die Familien ihres Einzugsgebietes</text:p>
        </text:list-item>
        <text:list-item>
          <text:p text:style-name="P175">ist elementarer Bestandteil der pädagogischen Arbeit, die auf die Betreuung, Erziehung und Bildung ausgerichtet ist</text:p>
        </text:list-item>
        <text:list-item>
          <text:p text:style-name="P175">beruht auf der konstruktiven, partnerschaftlichen und dialogischen Kooperation zwischen Eltern und Erzieherinnen</text:p>
        </text:list-item>
        <text:list-item>
          <text:p text:style-name="P175">beinhaltet: Informationen über die Einrichtung, Abklärung gegenseitiger Erwartungen, aktive Mitwirkung der Eltern, Begegnungsmöglichkeiten für Eltern sowie Unterstützung anderer sozialen Netzwerke im Gemeinwesen (vgl. Bernitzke &amp; Schlegel 2004: 10).</text:p>
        </text:list-item>
      </text:list>
      <text:p text:style-name="P41">Im Verglich zu der vorheringen Definition hat sich die Einstellung zu der Elternarbeit in zwanzig Jahren grundlegend gewandelt. Die Eltern werden als Erziehungspartner anerkannt und es werden Räume für eine konstruktive Zusammenarbeit geschafft.</text:p>
      <text:p text:style-name="P83"><text:span text:style-name="T36">Jansen &amp; Wenzel (2000)</text:span><text:span text:style-name="T35"> charakterisiert die Elternarbeit unter dem Kundenaspekt folgendermaßen:</text:span></text:p>
      <text:p text:style-name="P41">Elternarbeit:</text:p>
      <text:list xml:id="list469344855" text:style-name="L8">
        <text:list-item>
          <text:p text:style-name="P176">in dem sozialen Dienstleistungsunternehmen umfasst alle Aktivitäten der Einrichtung, um den Kundenwünschen gerecht zu werden und die Kundenzufriedenheit zu erhöhen</text:p>
        </text:list-item>
        <text:list-item>
          <text:p text:style-name="P176">beinhaltet die Erfassung und Umsetzung der Elternwünsche und nimmt die Elterninteressen ernst</text:p>
        </text:list-item>
        <text:list-item>
          <text:p text:style-name="P176">heißt, die Eltern als Kunden bei der Entwicklung von neuen, bedarfsgerechten Angebots- und Betreuungsformen einzubeziehen</text:p>
        </text:list-item>
        <text:list-item>
          <text:p text:style-name="P176">wird getragen von einem freundlichen, zuvorkommenden Umgang der Erzieherinnen mit den Eltern, für deren Interessen großes Verständnis entgegengebracht wird.</text:p>
        </text:list-item>
      </text:list>
      <text:p text:style-name="P41">Aus den oben beschriebenen Definitionen der Elternarbeit kommt die mit den Jahren veränderte Sichtweise der Elternarbeit deutlich zum Ausdruck. </text:p>
      <text:p text:style-name="P45"/>
      <text:p text:style-name="P85"><text:span text:style-name="T37">Bevor ich mich den einzelnen Bereichen der Elternarbeit zuwende, müssen zunächst die </text:span><text:span text:style-name="T38">zentralen </text:span><text:span text:style-name="T38">Begriffe geklärt werden.</text:span></text:p>
      <text:p text:style-name="P85"><text:span text:style-name="T38">Der Begriff </text:span><text:span text:style-name="T43">Erziehungspartnerschaft</text:span><text:span text:style-name="T38"> hat in den letzten Jahren den</text:span><text:span text:style-name="T47"> </text:span></text:p>
      <text:p text:style-name="P102"><text:span text:style-name="T50">Der Begriff </text:span><text:span text:style-name="T46">Erziehungspartnerschaft</text:span><text:span text:style-name="T50"> schließt </text:span><text:span text:style-name="T46">Bildungspartnerschaft</text:span><text:span text:style-name="T50"> sowie auch </text:span><text:span text:style-name="T46">Betreuungspartnerschaft</text:span><text:span text:style-name="T50"> ein.</text:span></text:p>
      <text:p text:style-name="P29"><text:span text:style-name="T74">Was unter Partnerschaft genau verstanden wird und wie sie erreicht werden kann, darüber geben die Pläne wenig Information. Meist wird von „Offenheit“ und „gegenseitiger Wertschätzung“ gesprochen. →</text:span><text:span text:style-name="T17"> </text:span><text:span text:style-name="T13">nachschauen!</text:span></text:p>
      <text:p text:style-name="P85"><text:span text:style-name="T38">Der Begriff </text:span><text:span text:style-name="T43">Bildungspartnerschaft</text:span><text:span text:style-name="T47"> </text:span><text:span text:style-name="T38">widerspiegelt</text:span><text:span text:style-name="T47"> </text:span><text:span text:style-name="T38">eher den Bereich der formellen Bildung, den </text:span><text:soft-page-break/><text:span text:style-name="T38">Bereich der Schulen, der Hochschulen, die Kooperation mit Unternehmen, die berufliche Aus- und </text:span><text:span text:style-name="T38">Weiterbildung sowie die Intensivierung ihrer Kooperationszusammenhänge. Aufgrund des in den 90er Jahren zunächst allmählich, dann spürbar erhobenen Anspruchs, dass auch der Elementarbereich einen fundierten Bildungsauftrag habe, führte das zu der Auffassung, dass es auch in den Kindertageseinrichtungen um Erziehungs- und Bildungspartnerschaften ginge. </text:span></text:p>
      <text:p text:style-name="P85"><text:span text:style-name="T38">Die</text:span><text:span text:style-name="T47"> </text:span><text:span text:style-name="T38">Veränderungen der Lebenslagen und Lebensbedingungen der Familien sowie die vielfältigen </text:span><text:span text:style-name="T38">Traditionen der Elternarbeit in Kindertageseinrichtungen bedienten vielschichtige </text:span><text:span text:style-name="T38">Begriffsbildungen bzw. uneinheitlich verwendeten Begriffen wie: </text:span><text:span text:style-name="T43">Elternarbeit, Elternpädagogik, </text:span><text:span text:style-name="T43">Elternbildung, Familienbildung, Elternförderung, Eltern-Coaching, Elternberatung, </text:span><text:span text:style-name="T43">Elterneinbeziehung, Elternmitwirkung, Elternmitbestimmung, Elternpartizipation, </text:span><text:span text:style-name="T43">Elternkommunikation, Eltern-Kooperation, Erziehungs- und Bildungspartnerschaften.</text:span></text:p>
      <text:p text:style-name="P85"><text:span text:style-name="T38">Im Grunde geht es immer um </text:span><text:span text:style-name="T43">Kommunikation</text:span><text:span text:style-name="T38"> und </text:span><text:span text:style-name="T43">Kooperation</text:span><text:span text:style-name="T38"> der Präventions- und Bildungseinrichtungen mit Eltern und anderen Erziehungspartnern. Das ist aber nicht automatisch </text:span><text:span text:style-name="T43">Elternpädagogik, </text:span><text:span text:style-name="T38">nur weil es im pädagogischen Feld stattfindet. Außerdem muss Elternarbeit nicht </text:span><text:span text:style-name="T38">zwangsläufig pädagogischen Intentionen unterliegen. Das heißt, dass Elternpädagogik und </text:span><text:span text:style-name="T38">Elternbildung zwar wichtig, aber lediglich ein Teilelement, eine Unterform der Elternarbeit sind. </text:span></text:p>
      <text:p text:style-name="P85"><text:span text:style-name="T38">Auch </text:span><text:span text:style-name="T43">Elternpartizipation</text:span><text:span text:style-name="T38"> ist nicht automatisch </text:span><text:span text:style-name="T43">Erziehungspartnerschaft</text:span><text:span text:style-name="T38">. Es gibt eine Reihe von </text:span><text:span text:style-name="T38">Partizipationsrechten (siehe Abschnitt Gesetzliche Grundlagen) für Eltern, die oft konflikthaft </text:span><text:span text:style-name="T38">gestaltet werden und sich nicht immer in partnerschaftlicher Form zeigen. Der Begriff </text:span><text:span text:style-name="T43">Elternarbeit</text:span><text:span text:style-name="T38"> </text:span><text:span text:style-name="T38">erfasst die Problemzonen, Schwierigkeiten und negativen Seiten der Kommunikation mit Eltern. Außerdem wird dieser Begriff eher aus der Sicht der Fachkräfte, der professionell-pädagogischen Seite, formuliert. Er wirkt zudem ein wenig ideologielastig und verschleiernd, weil in der Praxis meistens faktisch ein Ungleichgewicht zwischen beiden Seiten und keine echte Partnerschaft gegeben ist. </text:span></text:p>
      <text:p text:style-name="P85"><text:span text:style-name="T38">Bei dem Begriff </text:span><text:span text:style-name="T43">Erziehungs</text:span><text:span text:style-name="T38">- </text:span><text:span text:style-name="T43">und</text:span><text:span text:style-name="T38"> </text:span><text:span text:style-name="T43">Bildungspartnerschaft</text:span><text:span text:style-name="T38"> geht es um die sehr umfassende </text:span><text:span text:style-name="T38">Kooperation von Eltern, Kindern und Jugendlichen, der Bildungseichrichtungen und weiterer </text:span><text:span text:style-name="T38">Partnern bei gemeinsamen Aufbau einer lern- und entwicklungsförderlichen Umgebung für Kinder und Jugendliche. </text:span></text:p>
      <text:p text:style-name="P85"><text:span text:style-name="T38">Es geht also um eine sehr umfassende und integrierte Auffassung von kindlichem Aufwachsen.</text:span><text:span text:style-name="T47"> </text:span><text:span text:style-name="T38">Um </text:span><text:span text:style-name="T38">die vielfältigen, über die Eltern allein weit hinausgehenden erziehungsrelevanten Netzwerke zu erfassen und die erforderliche Vielfalt der zu koordinierenden Einflüsse zu betonen, </text:span><text:span text:style-name="T41">ist nach Stange (2013)</text:span><text:span text:style-name="T38"> der Begriff </text:span><text:span text:style-name="T43">Erziehungs</text:span><text:span text:style-name="T38">- </text:span><text:span text:style-name="T43">und</text:span><text:span text:style-name="T38"> </text:span><text:span text:style-name="T43">Bildungspartnerschaft</text:span><text:span text:style-name="T38"> am besten geeignet. Er bildet immer Eltern-Kooperation und Kooperation mit anderen Partnern ab.</text:span></text:p>
      <text:p text:style-name="P85"><text:span text:style-name="T38">Nach Stange (2013) bedeutet</text:span><text:span text:style-name="T43"> </text:span><text:span text:style-name="T38">der Begriff</text:span><text:span text:style-name="T43"> Erziehungs- und</text:span><text:span text:style-name="T38"> </text:span><text:span text:style-name="T43">Bildungspartnerschaft</text:span><text:span text:style-name="T38"> folgendes:</text:span></text:p>
      <text:list xml:id="list900804812" text:style-name="L9">
        <text:list-item>
          <text:p text:style-name="P187"><text:soft-page-break/><text:span text:style-name="T38">Verbesserung der </text:span><text:span text:style-name="T43">Beziehungen</text:span><text:span text:style-name="T38"> zwischen Eltern, anderen Erziehungspartnern und </text:span><text:span text:style-name="T38">Einrichtungen</text:span></text:p>
        </text:list-item>
        <text:list-item>
          <text:p text:style-name="P187"><text:span text:style-name="T43">Absprache</text:span><text:span text:style-name="T38"> gemeinsamer Aktivitäten</text:span></text:p>
        </text:list-item>
        <text:list-item>
          <text:p text:style-name="P187"><text:span text:style-name="T43">Austausch</text:span><text:span text:style-name="T38"> von Erfahrungen über den Bildungsstand der Kinder</text:span></text:p>
        </text:list-item>
        <text:list-item>
          <text:p text:style-name="P187"><text:span text:style-name="T38">Erarbeitung </text:span><text:span text:style-name="T43">gemeinsamer Erziehungs- und Bildungsziele und geeigneter Angebote</text:span><text:span text:style-name="T38"> in den </text:span><text:span text:style-name="T38">jeweiligen Institutionen</text:span></text:p>
        </text:list-item>
        <text:list-item>
          <text:p text:style-name="P187"><text:span text:style-name="T43">Unterstützung</text:span><text:span text:style-name="T38"> in familiären Erziehungsfragen </text:span></text:p>
        </text:list-item>
        <text:list-item>
          <text:p text:style-name="P187"><text:span text:style-name="T38">Gemeinsames Erschließen von </text:span><text:span text:style-name="T43">Ressourcen</text:span><text:span text:style-name="T38"> für Eltern, Kinder, andere Erziehungs- und </text:span><text:span text:style-name="T38">Bildungspartner und die Bildungsinstitutionen</text:span></text:p>
        </text:list-item>
        <text:list-item>
          <text:p text:style-name="P187"><text:span text:style-name="T38">Erweiterung der </text:span><text:span text:style-name="T43">Mitbestimmungsmöglichkeiten von Familien</text:span></text:p>
        </text:list-item>
        <text:list-item>
          <text:p text:style-name="P187"><text:span text:style-name="T38">Systematische </text:span><text:span text:style-name="T43">Öffnung</text:span><text:span text:style-name="T38"> der Bildungseinrichtungen gegenüber anderen Erziehungspartnern im sozialökologischen Lern- und Entwicklungsumfeld</text:span></text:p>
        </text:list-item>
        <text:list-item>
          <text:p text:style-name="P187"><text:span text:style-name="T43">Vernetzung</text:span><text:span text:style-name="T38"> aller für Kinder und Eltern wichtigen Akteure und Einrichtungen (</text:span><text:span text:style-name="T41">vgl. Stange </text:span><text:span text:style-name="T41">2013: 26-29).</text:span></text:p>
        </text:list-item>
      </text:list>
      <text:p text:style-name="P40">Im Fokus der Bildungs- und Erziehungspartnerschaft stehen die Förderung des Wohlergehens und der Entwicklung des Kindes.</text:p>
      <text:p text:style-name="P38"/>
      <text:p text:style-name="P38">Das Konzept der Erziehungspartnerschaft, der von Anfang an von zwei Partnern “auf gleicher Augenhöhe” ausgeht und dadurch positiv besetzt ist, wird allerdings oft kritisch hinterfragt. Beide Gruppen haben unterschiedliche Sichtweisen, Ziele und Interessen, die nicht immer partnerschaftlich oder “auf Augenhöhe” abzugleichen sind. Nicht selten sehen sich Erzieher/-innen und Eltern als Konkurrenten oder die einen finden sich kompetenter im Bereich der Kindererziehung als die anderen. Deswegen ist es wichtig mögliche existierende Hierarchien in den Blick zu nehmen, zu reflektieren und zu bearbeiten (vgl. Fröhlich-Gildhoff 2013: 186). Dabei wird die strukturelle Unterschiedlichkeit von Erzieher/-innen in ihrer jeweiligen institutionellen Einbindung mit einem staatlichen Auftrag und den häufig überforderten, hilflosen oder kommunikationsungewohnten Eltern zu wenig beachtet (vgl. Hess 2012: 23). </text:p>
      <text:p text:style-name="P38">Hier muss man sich die These über die Ungleichheit der Partner genauer anschauen. Die Ungleichheit der Partner schließt die Notwendigkeit und Möglichkeit einer Parnerschaft nicht aus. </text:p>
      <text:p text:style-name="P38">Die Zusammenarbeit mit den Eltern soll gewissen Qualitätsansprüchen genügen und sich nicht nur ausschließlich auf die Diensleistungen der Familein wie z.B. gemeinsames Backen, Renovierungsarbeiten oder Aushilfe beim Sommerfest begrenzen. <text:s/></text:p>
      <text:p text:style-name="P68"/>
      <text:p text:style-name="P68">Um die Kooperation zwischen den FRÖBEL-Kindertageseinrichtungen und Eltern, deren <text:soft-page-break/>Kinder diese Einrichtungen besuchen, genauer unter die Lupe zu nehmen, werden in dieser Arbeit forlgende Fragestellungen verfolgt: </text:p>
      <text:p text:style-name="P68"/>
      <text:p text:style-name="P68"/>
      <text:p text:style-name="P68"/>
      <text:list xml:id="list1707588135" text:style-name="L10">
        <text:list-item>
          <text:p text:style-name="P173">Rechtliche Grundlagen der Bildungs- und Erziehungspartnerschaft</text:p>
        </text:list-item>
      </text:list>
      <text:p text:style-name="P66"/>
      <text:p text:style-name="P67">Seit <text:span text:style-name="T19">1996</text:span> hat jedes Kind ab dem dritten Lebensjahr das Recht auf einen Kindergartenplatz und ab 2013 besteht ein Rechtsanspruch auf einen Betreuungsplatz für die unter drei jährigen Kinder ab dem vollendeten ersten Lebensjahr.</text:p>
      <text:p text:style-name="P66">Seit den 70er Jahren wurde der Zusammenarbeit der Einrichtungen mit Familien ein hohes Gewicht beigemessen, welches im Jahre 1990 auch gesetzlich verankert wurde. </text:p>
      <text:p text:style-name="P66">Besondere Bedeutung gewinnt das Thema seit der gesetzlichen Verankerung im Kinder- und Jugendhilfegesetz SGB VIII .</text:p>
      <text:p text:style-name="P144">Die dreifache Partneschaft (Erziehungs-, Bildungs- und Betreuungspartnerschaft) ist im geltenden KJHG verankert. Wie oben bereits erwähnt, die Eltern sind für die Entwicklung ihrer Kinder verantwortlich. Das heißt, dass die Zusammenarbeit zwischen den Eltern und den frühpädagogischen Bildungsinstitutionen wie Kindergarten nicht nur aus pädagogischer Sicht notwendig ist, sondern auch ausdrücklich per Gesetz geregelt. <text:s/></text:p>
      <text:p text:style-name="P29"><text:span text:style-name="T74">Im </text:span><text:a xlink:type="simple" xlink:href="http://www.gesetze-im-internet.de/sgb_8/__22a.html"><text:span text:style-name="T80">Kinder- u</text:span></text:a><text:a xlink:type="simple" xlink:href="http://www.gesetze-im-internet.de/sgb_8/__22a.html"><text:span text:style-name="T81">HYPERLINK "http://www.gesetze-im-internet.de/sgb_8/__22a.html"</text:span></text:a><text:a xlink:type="simple" xlink:href="http://www.gesetze-im-internet.de/sgb_8/__22a.html">nd </text:a><text:a xlink:type="simple" xlink:href="http://www.gesetze-im-internet.de/sgb_8/__22a.html">Jugendhilfegesetz § 22a (KJHG)</text:a><text:span text:style-name="T74"> sind Grundsatzaussagen zur Elternmitwirkung in Tageseinrichtungen für Kinder als rechtliche Grundlage festgeschrieben. Näheres über Inhalt und Umfang der Aufgaben zur Elternmitwirkung wird durch die </text:span><text:a xlink:type="simple" xlink:href="http://www.bildungsserver.de/zeigen.html?seite=1899"><text:span text:style-name="T80">Ausführungsgesetze der Länder</text:span></text:a><text:span text:style-name="T74"> zum </text:span><text:span text:style-name="T74">KJHG geregelt.</text:span></text:p>
      <text:p text:style-name="P38">Das Kinder- und Jugendhilfegesetz (KJHG) gibt bezüglich der Bildungs- und Erziehungspartnerschaft <text:s/>der Kindertageseinrichtungen mit den Eltern folgende Hinweise: </text:p>
      <text:p text:style-name="P146"><text:tab/>§ 1 (2) Pflege und Erziehung der Kinder sind das natürliche Recht der Eltern und <text:tab/> <text:s text:c="11"/>die zuvörderst ihnen obligende Pflicht. ...</text:p>
      <text:p text:style-name="P146"><text:tab/>§ 9 Bei der Ausgestaltung der Leistungen und der Erfüllung der Aufgaben … <text:tab/> <text:s text:c="4"/>(ist) … die von den Personensorgeberechtigten bestimmte Grundausrichtung <text:tab/> <text:s text:c="6"/>der Erziehung … zu beachten.</text:p>
      <text:p text:style-name="P146"><text:tab/>§ 22 (2) Das Leistungsangebot soll sich pädagogisch und organisatorisch an den <text:soft-page-break/><text:tab/> <text:s text:c="13"/>Bedürfnissen der Kinder und ihrer Familien orientieren.</text:p>
      <text:p text:style-name="P147"><text:tab/>§ 22 (3) Bei der Wahrnehmung ihrer Aufgaben sollen die in den Einrichtungen <text:tab/> <text:s text:c="13"/>tätigen Fachkräfte und anderen Mitarbeiter mit den Erziehungsbere- <text:s/><text:tab/> <text:s text:c="13"/>chtigten zum Wohl der Kinder zusammenarbeiten. Die Erziehungsbere- <text:s/><text:tab/> <text:s text:c="13"/>chtigten sind an den Entscheidungen in wesentlichen Angelegenheiten <text:s text:c="2"/><text:tab/> <text:s text:c="13"/>der Tageseinrichtung zu beteiligen.</text:p>
      <text:p text:style-name="P147"/>
      <text:p text:style-name="P145">Aus diesen vier Paragraphen geht hervor, dass die Eltern bei der Gestaltung des Betreuungsangebots, der Förderung, der Bildung und der Erziehung der Kinder zu beteiligen. Daraus ergibt sich wiederum die Notwendigkeit, die unterschiedlichen Betreuungssysteme “Familie” und “Einrichtung” mit ihren unterschiedlichen Zielvorstellungen, Abläufen und Regeln zum Wohle des Kindes aufeinander abzustimmen (vgl. Bernitzke &amp; Schlegel 2004: 7).</text:p>
      <text:p text:style-name="P145">Im SGB VIII § 22a Abs. 3 ist festgeschrieben, dass das Angebot der Kindertageseinrichtung den Bedürfnissen, Erwartungen und Interessen der Eltern entsprechen soll. Das Kindertagestättenförderungsgesetz erweitert die Regelungen der Zusammenarbeit zwischen Einrichtungen und Personensorgeberechtigten insbesondere im Hinblick auf die Elternbeteiligung im Rahmen von Elternversammlungen und -beiräten<text:span text:style-name="T19"> (vgl. § 8 KiföG)</text:span>. Hintergrund der Forderung nach einer intensiven Kooperation und Zusammenarbeit zwischen Eltern und Erzieher/-innen ist der Fakt, dass sowohl die Familien als auch die Kindertageseinrichtungen die Entwicklung der Kinder in hohem Maße prägen (vgl. Textor 2005). </text:p>
      <text:p text:style-name="P145">Dabei soll berücksichtigt werden, dass frühpädagogische Institutionen können und dürfen nicht, Eltern vollständig von ihren Elternpflichten freistellen. Im Grundgesetz von 1949 Artikel 6 Abs. 2 ist festgelegt: “Pflege und Erziehung der Kinder sind das natürliche Recht der Eltern und die zuvörderst obligende Pflicht”.</text:p>
      <text:p text:style-name="P145">Viele Autoren, die sich mit der Zusammenarbeit mit Familien in den Kindertageseinrichtungen beschäftigen (z. B. Bauer/Brunner 2006; Frie 2006; Mienert 2007; Thiersch 2006), fordern pädagogische Fachkräften dazu auf, Eltern als Experten für ihre Kinder anzuerkennen. Begründet wird dieser Aufruf wie folgt: Die Eltern kennen ihr Kind von Geburt an, lieben und sorgen für ihr Kind und haben eine besondere Bindung zu <text:soft-page-break/>ihm aufgebaut, die auf den gesamten Lebensverlauf von Eltern und Kindern ausgerichtet ist. Zusätzlich leben Eltern und Kinder in einem gemeinsamen soziokulturellen Kontext und teilen Familienrituale und Traditionen (Mienert 2007), die Lehrkräften nicht unbedingt vertraut sind. Thiersch (2006) schlägt vor, differenziertere Kompetenzbegriffe für das Expertentum der Eltern einzuführen. Auch wenn nicht alle Eltern über eine reflexive Kompetenz verfügen, so verfügen sie doch über eine intuitive Kompetenz für ihr Kind, die sich darin zeigt, wie feinfühlig sie auf die Kinder eingehen können, z. B. im Bereich der Sprachentwicklung. (aus dem Uhlendorff, Harald “Kooperation zwischen Bildungseinrichtungen und Eltern”). <text:span text:style-name="T12">Kann aber auch auf die Kitas bezogen werden! </text:span></text:p>
      <text:p text:style-name="P145">Wie es aus dem Gesetz hervorgeht, soll die Förderung in Kindertagesstätten die Bildungs- und Erziehungsaufgaben der Familie unterstützen und ergänzen, diese jedoch keinesfalls ersetzen. Eltern sind in derersten Linie die xxxx und es soll ihnen nicht aus der Hand genommen werden.</text:p>
      <text:p text:style-name="P145"/>
      <text:p text:style-name="P75">Tagesbetreuungsausbaugesetz 2005--&gt;?</text:p>
      <text:p text:style-name="P14"/>
      <text:p text:style-name="P14"/>
      <text:p text:style-name="P14"/>
      <text:p text:style-name="P14">RAHMENRICHTLINIEN DER BUNDESLÄNDER ZUR FÖRDERUNG DER BILDUNGS- UND ERZIEHUNGSPARTNERSCHAFT</text:p>
      <text:p text:style-name="P16">Die Bildungspläne der Bundesländer <text:span text:style-name="T19">untremauern</text:span> die Gesetze im SGB VIII und zeigen die Wichtigkeit der Bildungs- und Erziehungspartnerschaft in den vorschulischen Institutionen noch deutlicher.</text:p>
      <text:p text:style-name="P34">Siehe Viernickel &amp; Schwarz 2009 S.38--&gt; ist runtergeladen. Hier wird die ZA in den <text:s/>Bildungsprogrammen anasysiert.</text:p>
      <text:p text:style-name="P105"><text:span text:style-name="T6">In allen Bundesländer wurden zwischen 2002 und 2006 Bildungs- und Erziehungspläne für Kindertageseinrichtungen erarbeitet, die fachliche Leitlinien für Kindertageseinrichtungen darstellen und weitgehende pädagogische Standards für Kindertageseinrichtungen formulieren. <text:s/>Die Bildungspläne orientieren sich an dem „Gemeinsamen Rahmen </text:span><text:span text:style-name="T7">der Länder für die frühe Bildung in Kindertageseinrichtungen“ der Jugendministerkonferenz und der Kultusministerkonferenz von 2004 <text:s/></text:span><text:span text:style-name="T8">(vgl. Jugendministerkonferenz/Kultusministerkonferenz 2004</text:span><text:span text:style-name="T7">). Trotzdem unterscheiden sich die</text:span><text:span text:style-name="T6"> </text:span><text:soft-page-break/><text:span text:style-name="T6">Bildungspläne sehr angesichts ihrer Ausführlichkeit. In allen Programmen wird der Zusammenarbeit mit den Eltern große Bedeutung zugemessen. Ist allerdings nicht in allen <text:s/></text:span><text:span text:style-name="T6">beschrieben bzw. festgelegt wie die Zusammenarbeit mit den Eltern in den Kindertageseinrichtungen genau zu gestalten ist oder aussehen soll.</text:span></text:p>
      <text:p text:style-name="P105"><text:span text:style-name="T7">Die Länder geben damit einen inhaltlich-fachlichen Orientierungsrahmen vor. </text:span><text:span text:style-name="T6">Dennoch wird es insgesamt deutlich, dass die Erziehung, Bildung und Betreuung der Kinder in den Kindertageseinrichtungen ohne der Zusammenarbeit mit den Eltern nicht mehr denkbar ist. Es wird </text:span><text:span text:style-name="T6">in jedem Bildungsplan für den intensiven Einbezug der Eltern in die Kooperation mit dem </text:span><text:span text:style-name="T6">Kindergarten plädiert. <text:s/></text:span></text:p>
      <text:p text:style-name="P12">In den Bildungsplänen werden als konkrete Inhalte und Entscheidungen, an denen Eltern beteiligt werden sollten, die Konzeptionserstellung, die Jahresplanung und die Projektarbeit benannt (vgl. Viernickel &amp; Schwarz 2009: ).--&gt; <text:span text:style-name="T12">nachschauen</text:span></text:p>
      <text:p text:style-name="P11"><text:span text:style-name="T72">Die Bildungs- und Erziehungspartnerschaft hat in den letzten Jahren immer m</text:span>ehr an Bedeutung gewonnen. Die Rahmenrichtlinien aller Bundesländer geben Anregungen und Handlungs-empfehlungen, wie die Bildungs- und Erziehungspartnerschaft mit den Eltern in der Kindertageseinrichtungen aussehen sollte. Im Folgenden werden die Kernaussagen der Bildungspläne <text:s/>aller Bundesländer dargestellt.</text:p>
      <text:p text:style-name="P15">Die Soll-Bestimmung verweist darauf, dass </text:p>
      <text:p text:style-name="P69">In der Literatur immer wieder zu finden ist.....</text:p>
      <text:p text:style-name="P92"/>
      <text:p text:style-name="P92">Inwieweit die Inhalte der Bildungspläne in der Praxis umgesetzt werden, ist fraglich. Dazu braucht man systematische Evaluationen, um zu überprüfen, ob die Bildungspläne tatsächlich in der Praxis ankommen.</text:p>
      <text:p text:style-name="P92"/>
      <text:p text:style-name="P63">2. Veränderte Lebenslagen von Familien/Familienwandel</text:p>
      <text:p text:style-name="P42">Diverse Befunde zeigen, dass die pädagogische Qualität in der Familie viel mehr Einfluss auf die kindliche Entwicklung hat, als die der Institution (vgl. Fried &amp; Voss, 2010; Tietze, Roßbach &amp; Grenner, 2005).</text:p>
      <text:p text:style-name="P38">Die gegenwärtig große Bedeutung der Zusammenarbeit mit der Familie hat der zunehmenden Debatte zur Situation der Familie in unserer Geselschaft zu verdanken. <text:span text:style-name="T12">(siehe BMFSFJ 2005)</text:span></text:p>
      <text:p text:style-name="P38">Die Lebenslage von Familien hat sich in den letzten Jahren stark verändert. Familienpolitik passt oft nicht mehr zur Lebenswirklichkeit von Familien. Aufgrund der Vielfalt der Lebens- und Familienformen wird es immer schwieriger für Familien passgenaue finanzielle und institutionelle Unterstützung anzubieten, um Kindern ein gutes Aufwachsen zu ermöglichen (<text:span text:style-name="T19">vgl. Familienpolitik </text:span><text:soft-page-break/><text:span text:style-name="T19">neu denken – faire Bildungschancen für alle Kinder schaffen, S. 5)</text:span>. <text:span text:style-name="T65">Heutzutage stehen Familien vor vielfältigen Herausforderungen, die zur Belastung führen können. Bildungs- und </text:span><text:span text:style-name="T65">Erziehungspartnerschaften zwischen Familien und pädagogischen Institutionen können hier einen Beitrag zur Entlastung dieser Familien leisten und die Kinder in ihrem Bildungsverlauf zusätzlich </text:span><text:span text:style-name="T65">unterstützen.</text:span></text:p>
      <text:p text:style-name="P93">Eltern einen wichtigen Beitrag zur Bildung und Erziehung ihrer Kinder leisten.</text:p>
      <text:p text:style-name="P38">Die zunehmenden gesellschaftlichen Herausforderungen und Veränderungen bringen mit sich entsprechend steigende Anforderungen an die Familien. Sie müssen drei Lebensbereiche miteinander in Einklang bringen, nämlich Familie, Kindergarten und Erwerbstätigkeit.</text:p>
      <text:p text:style-name="P38"/>
      <text:p text:style-name="P100">Familie wird als primäre Sozialisationsinstanz bezeichnet.</text:p>
      <text:p text:style-name="P100"/>
      <text:p text:style-name="P100">Die Eltern sind mitverantwortlich für die Entwicklung, Erziehung und Bildung ihrer Kinder.</text:p>
      <text:p text:style-name="P100"/>
      <text:p text:style-name="P100">Immer mehr Eltern erhöhen ihre Erwartungen an Kindertageseinrichtungen, was nicht zuletzt durch die gesellschaftlichen Entwicklungen mitbedingt ist.</text:p>
      <text:p text:style-name="P100"/>
      <text:p text:style-name="P100">Seit einigen Jahren hat Familienbildung in Deutschland eine lange nicht gekannte Hoch- </text:p>
      <text:p text:style-name="P100">konjunktur (Rollik 2007). Das trifft insbesondere auf das Thema Elternbildung zu. „Eltern- </text:p>
      <text:p text:style-name="P100">bildung ist inzwischen neben der klassischen Familienbildung (...) schon seit einiger Zeit </text:p>
      <text:p text:style-name="P100">ein großer, ziemlich unübersichtlicher, teilweise kommerzialisierter Markt der Möglichkei- </text:p>
      <text:p text:style-name="P100">ten geworden“ (Tschöpe-Scheffler 2006, S. 9). Dies könnte u.a. aus einer Verunsicherung </text:p>
      <text:p text:style-name="P100">vieler Eltern resultieren. In einer Studie zur Familienbildung gaben zum Beispiel 11,8% der </text:p>
      <text:p text:style-name="P100">befragten Eltern an, immer oder häufig in Erziehungsfragen unsicher zu sein, wohingegen </text:p>
      <text:p text:style-name="P100">der Anteil derer, die sich nie unsicher sind, bei lediglich 7,4% lag (Mühling/Smolka 2007). </text:p>
      <text:p text:style-name="P100"/>
      <text:p text:style-name="P37">Umformulieren--&gt;</text:p>
      <text:p text:style-name="P100">Die Angebote der Elternbildung sollten sich vor allem an junge Eltern richten, die dabei </text:p>
      <text:p text:style-name="P100">sind in ihre Rolle hineinzufinden, an zukünftige Eltern, die sich auf erwartbare Anforderun- </text:p>
      <text:p text:style-name="P100">gen vorbereiten wollen, und darüber hinaus an Eltern, die zu spezifischen Problemen der </text:p>
      <text:p text:style-name="P100">Erziehung ihrer Kinder Klärungs- und Beratungsbedarf haben. </text:p>
      <text:p text:style-name="P100">Da die Angebote der Familienbildung freiwillig bleiben müssen, sollten die Angebote dadurch attraktiv sein, dass sie Eltern aktiv einbeziehen, den Dialog fördern, an Alltagssituationen anknüpfen und mit den Eltern gemeinsam erarbeitete neuartige Erfahrungen und Problemlösungen ermöglichen und auswerten (vgl. Keil 2012: 117). </text:p>
      <text:p text:style-name="P100"/>
      <text:p text:style-name="P100"><text:span text:style-name="T12">Umformulieren--&gt; </text:span>In den deutschsprachigen Ländern wurde die familiale Sozialisation in <text:soft-page-break/>der Regel nur dann als gut wahrgenommen, wenn sich die Mutter ausschließlich um die Kinder kümmerte und keiner außerhäuslichen Erwerbstätigkeit nachging. Diese Vorstellung von einer „guten Mutter“ (Schütze 1986) unterstellte bis in die 70er Jahre des 20. Jahrhunderts, dass in den ersten sechs Lebensjahren der Kinder ausschließlich die Familie und das hieß die Mutter für die kindliche Entwicklung und Sozialisation verantwortlich sei. <text:span text:style-name="T19">(Familienbericht 2005) Seite?</text:span></text:p>
      <text:p text:style-name="P20">Einerseits geht es um die familiale Sozialisation des Nachwuchses. Familien bilden andererseits ein wichtiges Sozialisationsmilieu für kleine Kinder. Sie wachsen in die Familie hinein und mit ihr auf. Familie bildet somit nicht nur die Basis für die kindliche Sozialisation in der frühen Vater-Mutter-Kind-Beziehung, sondern sie ist, solange die Kinder im Haushalt der Eltern leben, ein wichtiger Raum für die Sammlung von Erfahrungen in der Sorge für andere, der Anregungen zur eigenen Persönlichkeitsbildung und zur Ausbildung von Orientierungen und sozialen Werten <text:span text:style-name="T86">(Familienbericht 2005) S.128</text:span>. </text:p>
      <text:p text:style-name="P100"/>
      <text:p text:style-name="P103"><text:span text:style-name="T84">Sie sind vor allem gekennzeichnet durch (vgl. angelehnt an die Zusammenfassung bei Fröh</text:span>lich-Gildhoff, Rönnau &amp; Dörner 2008, S. 3-4): </text:p>
      <text:p text:style-name="P103">Eine Zunahme der Brüche mit Traditionen und damit einhergehend ein Nebeneinander einer Vielzahl von Werten sowie eine Pluralisierung von Lebensstilen. Gesellschaftliche Normen und Orientierungen sind offener geworden; es ist nahezu jede Lebensform erlaubt und auch gesellschaftlich und rechtlich abgesichert. Früher dominierende Systeme wie die christlichen Werte verlieren an Bedeutung und stehen teilweise unverbunden neben anderen. <text:s/></text:p>
      <text:p text:style-name="P103"/>
      <text:p text:style-name="P103">Gefordert ist allgemein – auch aus ökonomischen Gründen – eine stärkere Individua-</text:p>
      <text:p text:style-name="P103">isierung. Jede(r) soll verantwortlich sein für die Gestaltung des eigenen Lebens, gleichzeitig wird die Verantwortung für entstehende Lebensrisiken stärker auf den Einzelnen oder die Familie übertragen. ‚Sicherungsmechanismen‘, die früher von der Gesellschaft zur Verfügung gestellt wurden, haben abgenommen. Dies betrifft die Absicherung der Gesundheit, der Altersvorsorge, bei Arbeitslosigkeit usw. Der Einzelne ist gefordert, hier (zusätzlich) Vorsorge zu treffen.</text:p>
      <text:p text:style-name="P103"/>
      <text:p text:style-name="P103">Weiterhin setzen sich Strukturveränderungen in der Arbeitswelt fort. Es ist eine hohe </text:p>
      <text:p text:style-name="P103">Flexibilität und auch lebenslanges Lernen sind gefordert, Arbeitszeiten werden auf breiter Ebene flexibler, eine erhöhte Mobilität wird verlangt; oft reicht ein Arbeitsverhältnis nicht mehr aus, um den Lebensunterhalt zu sichern; so genannte prekäre Arbeitsverhältnisse nehmen zu, die Bereiche Arbeit und Freizeit „entgrenzen“ sich zunehmend. </text:p>
      <text:p text:style-name="P103"/>
      <text:p text:style-name="P103"><text:soft-page-break/>Die Menschen sind von klein auf gezwungen, das eigene Leben aktiv zu gestalten, sich die eigene Biografie (ko-konstruktiv) aktiv zu erschaffen. Es gilt darum, immer wieder neu auszuwählen und zu entscheiden. </text:p>
      <text:p text:style-name="P103"/>
      <text:p text:style-name="P103">Eine sehr hohe Vielfalt von Medien und deren Nutzung hat sich herausgebildet. Neben einer Vielzahl von Fernsehprogrammen gibt es Computerspiele, Internet, eine Unmenge von Zeitschriften und Zeitungen. Dies bietet zum einen eine größere Aus-wahl, zum anderen muss aber auch ausgewählt werden. Nach Walper (2006) sind die Medien darüber hinaus „heimliche Miterzieher“ und „beeinflussen die Gestaltung des Familienlebens, konkurrieren mit elterlichen Erziehungsmaßnahmen und ‚ersetzen’ sie mitunter.“ (ebd., S. 25). </text:p>
      <text:p text:style-name="P103">Viele Mütter wollen und müssen den Spagat zwischen Familie und Beruf bewerksteligen und haben noch immer mit zu wenigen Betreuungsmöglichkeiten zu kämpfen (vgl. ebd., S.24). (vgl. dazu auch Keupp 2005, Beck &amp; Beck-Gernsheim 1994, Hurrelmann 2006).</text:p>
      <text:p text:style-name="P38"/>
      <text:p text:style-name="P38">Die vielfach empirisch belegte Tatsache ist, dass die Familie nach wie vor der Ort, der am stärksten und nachhaltigsten auf die kindliche Entwicklung und Bildung Einfluss nimmt. Aber durch heutige Anforderungen an die Familien xxxx... <text:s/>Deswegen gilt es, Eltern und Familien ein verlässlicher und kompetenter Partner zu sein, um sie in ihrer Erziehungskompetenz zu stärken und in der Vereinbarung von beruflichen und familialen Aufgaben zu unterstützen (vgl. Viernickel &amp; Simini 2008: 14). </text:p>
      <text:p text:style-name="P38"/>
      <text:p text:style-name="P38">Heutzutage geht man davon aus, dass die moderne Familie aufgrund der Bedingungen der urbanisierter Lebenslagen und der <text:s/>Erwerbstätigkeit aller erwachsenen Mitglieder nicht allein in der Lage ist, das Aufwachsen der Kinder angemessen ihren Bedürfnissen in den wichtigen Entwicklungsphasen gestalten zu können <text:span text:style-name="T19">(vgl. Rabe-Kleberg, U. 2010: 65)</text:span>. <text:span text:style-name="T19">Gerd E. Schäfer; </text:span><text:span text:style-name="T19">Roswitha, Staege; Kathrin, Meiners (2010) (Hrsg.). Kinderwelten – Bildungswelten. Unterwegs zur </text:span><text:span text:style-name="T19">Frühpädagogik. Berlin: Cornelsen. </text:span></text:p>
      <text:p text:style-name="P38"/>
      <text:p text:style-name="P38">Die Studie „Eltern unter Druck“ spricht von „Erziehungsdruck“ <text:s/>und konstatiert, dass „viele Eltern verunsichert sind, ein Drittel fühlt sich im Erziehungsalltag oft bis fast täglich gestresst, die Hälfte immerhin gelegentlich“ (Henry-Huthmacher 2008, S. 14). </text:p>
      <text:p text:style-name="P38">Eltern sind aufgrund der gesellschaftlichen Veränderungen und deren Auswirkungen auf das <text:s/>Familienleben zunehmend belastet und hinsichtlich ihrer Erziehungsvorstellungen verunsichert (z.B. Henry-Huthmacher, 2008) .</text:p>
      <text:p text:style-name="P38"><text:soft-page-break/>Im Kita-Bereich zeigen eine Reihe von Studien, dass die Effekte der <text:span text:style-name="T25">Sprachförderung</text:span> in der KiTa größer sind, wenn die Eltern einbezogen werden (Strehmel, 2008; Schöler &amp; Roos, 2010;Fröhlich-Gildhoff &amp; Gretsch, 2012). </text:p>
      <text:p text:style-name="P38"/>
      <text:p text:style-name="P38">Aufgrund der geschilderten Veränderungen in den Lebenslagen von Familien wird deutlich, dass es für diese zunehmend, seitens außerfamilierer Betreuung, Unterstützungsbedarf besteht. Den Kindertageseinrichtungen kommt eine hohe Bedeutung für die Lebensplanung und die Stabilität der modernen Familien zu. Eltern sind auf ein bedarfsgerechtes, verlässliches Betreuungsangebot zur Bewältigung ihres Alltags angewiesen (vgl. Klein &amp; Vogt 2008: 18). Die meisten Familien oder besser gesagt, die meisten Frauen wollen bzw. müssen Beruf und Familien unter einen Hut <text:s/>bringen. Sie wollen auch nicht ihre persönliche berufliche Entwicklung beeinträchtigen. Die meisten versuchen sowohl karriere- als auch familienorientiert zu sein.</text:p>
      <text:p text:style-name="P38">Neben den strukturellen Änderungen sind es vor allem die veränderten Anforderungen im Beruf, die die Vereinbarung von Familie und Beruf immer schwieriger machen. Durch die gestiegenen Ansprüchen an Flexibilität und Einsatzbereitschaft, selbstverständlich gewordene Ansprüche an lebenslanges Lernen und berufsbegleitende Weiterbildungen, können und müssen Erwerbstätige entscheiden, wann sie arbeiten und wo sie arbeiten. Entgrenzungen zwischen Beruf und Familie führen in Familien zu vermehrtem zeitlichen Stress von Eltern und einem schlechten Gewissen gegenüber ihren Kindern (vgl. Beham-Rabanser 2008: 39). </text:p>
      <text:p text:style-name="P38">Insgesamt bringen all diese Veränderungen in Familien erhöhte Anforderungen an das Erziehungs- und Bildungssystem mit sich.</text:p>
      <text:p text:style-name="P38">Für Kinder ist Familie der wichtigste Ort des Aufwachsens und Lernens. Ebenso ist die Familie die erste und wirksamste Bildungsinstitution, die für eine erfolgreiche Bildungsbiografie des Kindes zuständig ist/Verantwortung trägt. “Erziehung, Bildung und Werteorientierung in der Familie bilden die Grundlage für alle Prozesse, die in den öffentlichen Einrichtungen begleitet und gefördert werden” (<text:span text:style-name="T19">Mehr Chancen durch Bildung von Anfang an 2010, S.91)</text:span>. </text:p>
      <text:p text:style-name="P38">Was die pädagogische Qualität angeht, ist der Einfluss der Familie auf die soziale Kompetenz der Kinder und auf deren Bewältigung von Lebenssituationen viel größer als der Einfluss der pädagogischen Qualität auf die Kinder im Kindergartensetting (vgl. Tietze, Rossbach, Grenner 2005: 84). </text:p>
      <text:p text:style-name="P38">Die PISA-Studie verweist darauf, dass die Kompetenzentwicklung der Jugendlichen entscheidend von der Bildungsressourcen ihrer Familie abhängt und davon, was sie seit der frühen Kindheit an Förderung oder Hemmung ihrer Entwicklung erfahren haben. Bildung beginnt von Anfang an, nicht erst in der Kindertagesstätte oder in der Schule und findet permanent im Rahmen der Familie statt <text:soft-page-break/><text:span text:style-name="T19">(vgl. Wissenschaftlicher Beirat 2002, S. xx). </text:span></text:p>
      <text:p text:style-name="P48"/>
      <text:p text:style-name="P48">Unter einen Hut bringen=balancieren</text:p>
      <text:p text:style-name="P48"/>
      <text:p text:style-name="P69">Manchmal wird in der Literatur aufgrund dieser Veränderungen von einem Funktions- oder Bedeutungsverlust der Famile gesprochen. In den letzten Jahren haben sich neben den klassischen Vater-Mutter-Kind-Familie, auch andere Familienformen wie z.B. Alleinerziehende, Patchwork-Familien oder Stiefelternfamilien entwickelt. S.14</text:p>
      <text:p text:style-name="P35">Familienreport 2005--&gt;nachschauen!</text:p>
      <text:p text:style-name="P35"/>
      <text:p text:style-name="P69">PISA-Begleituntersuchungen zeigten, dass der Einfluss der Familien auf den Schulerfolg der Kinder reichlich doppelt so stark ist wie der von Schule, Lehrkräften und Unterricht zusammen (OECD 2001, S. 356 f.). </text:p>
      <text:p text:style-name="P69">Die aktuellen Befunde der Wissenschaft insbesondere der Bildungs-, Hirn- und Bindungsforschung zeigen auf, wie bedeutsam die Familie für die Bildung und Entwicklung der Kinder ist. </text:p>
      <text:p text:style-name="P20"/>
      <text:p text:style-name="P20">Die Autorin beschreibt die gesellschaftlichen Veränderungen, die für den Wandel des Familienlebens verantwortlich sind. So wächst die Bedeutung der Kindertageseinrichtungen, weil zunehmend beide Elternteile einer Beschäftigung nachgehen, weil die Zahl der allein erziehenden Eltern zunimmt, und weil viele Eltern ganz bewusst ihre Kinder in die pädagogische Einrichtung schicken, damit sie Sozialerfahrungen sammeln können. Diese Voraussetzungen haben auch die Ziele und Prinzipien der pädagogischen Arbeit in Kindertageseinrichtungen verändert: Kinder bei ihren Bildungs- und Entwicklungsaufgaben zu unterstützen und zu fördern. Eine derart veränderte Konzeption stellt auch neue Anforderungen an die Zusammenarbeit mit Eltern: Erziehungs- und Bildungspartnerschaft soll mit den Eltern eingegangen werden.</text:p>
      <text:p text:style-name="P19"/>
      <text:p text:style-name="P18">5. Geschichtlicher Rückblick auf die Entwicklung der Zusammenarbeit mit Eltern<office:annotation><dc:creator>iryna </dc:creator><dc:date>2014-03-11T14:57:35</dc:date><text:p text:style-name="P225"><text:span text:style-name="T98">Geschichte, dann der Begriff von der Elternarbeit zu Erziehungspartnerschaft und rechtliche Grundlagen in diesem kapitel </text:span></text:p></office:annotation></text:p>
      <text:p text:style-name="P31">Siehe Masterarbeit ist gut zusammengefasst!</text:p>
      <text:p text:style-name="P38">In diesem Kapitel wird zunächst ein Blick auf die Anfänge der Elternarbeit sowie die Wandlung von der Elternarbeit hin zur Erziehungs- und Bildungspartnerschaft geworfen. </text:p>
      <text:p text:style-name="P38">Die Beschreibung der Entwicklung der Zusammenarbeit zwischen den Eltern und Kindertageseinrichtungen ist sinnvoll nur in enger Anlehnung an die geschichtliche Entwicklung der Institution Kindergarten selbst.</text:p>
      <text:p text:style-name="P85"><text:soft-page-break/><text:span text:style-name="T38">Dass heutzutage die Kindertageseinrichtungen die Erziehungspartnerschaft mit den Eltern immer </text:span><text:span text:style-name="T38">mehr anstreben, ist in unserer Gesellschaft schon fast eine Selbstverständlichkeit geworden. Ein </text:span><text:span text:style-name="T38">kurzer Blick in die Geschichte zeigt, dass dies allerdings nicht immer so gegeben war. Wenn man einen Blick zurückwirft, stellt man fest, dass sich die Beziehung zwischen pädagogischen Fachkräften und Eltern im gesellschaftlichem Prozess</text:span><text:span text:style-name="T51"> </text:span><text:span text:style-name="T38">mehrmals verändert hat. Das offene, partnerschaftliche Aushandeln pädagogischer Angelegenheiten zwischen beiden Seiten wird erst vor kurzer Zeit und noch nicht durchgängig praktiziert. </text:span></text:p>
      <text:p text:style-name="P85"><text:span text:style-name="T38">Bis Mitte des 19. Jahrhunderts verlief der Elternbezug in die pädagogische Arbeit nicht in der </text:span><text:span text:style-name="T38">direkten Interaktion zwischen Pädagogen und Eltern, sondern anhand von </text:span><text:span text:style-name="T44">literarischen Ratgebern </text:span><text:span text:style-name="T44">zur Erziehung. </text:span><text:span text:style-name="T48">Bereits in 1628 erschien der erste pädagogische Ratgeber, dem im 18. und 19. </text:span><text:span text:style-name="T48">Jahrhundert weitere pädagogisch-didaktische Literatur von Pestalozzi, Fröbel etc. folgte. In diesen </text:span><text:span text:style-name="T48">Schriften ging es vor allem um die Belehrung und Unterweisung der Eltern, denen der Status der </text:span><text:span text:style-name="T48">Unterweisungsbedürftigen zugeschrieben wurde (vgl. Wiezorek 2006: 43). </text:span><text:span text:style-name="T49">Bauer, Petra &amp; Brunner, </text:span><text:span text:style-name="T49">Ewald Johannes (Hrsg.). Elternpädagogik. Von der Elternarbeit zur Erziehungspartnerschaft. </text:span><text:span text:style-name="T49">Freiburg im Breisgau: Lambertus. </text:span></text:p>
      <text:p text:style-name="P56"><text:s text:c="2"/></text:p>
      <text:p text:style-name="P56">Am Anfang war diese Institution (der von <text:span text:style-name="T25">Fröbel</text:span> gegründete Kindergarten) nur auf die zumindest rudimentäre Kooperation mit den Familien angewiesen. Die Zusammenarbeit ist nur aus der einfachen Notwendigkeit entstanden und zwar um das Funktionieren der Kindergartenarbeit zu sichern und richtete sich an die Mütter, die etwa die Kinder pünktlich schicken und abholen mussten, aber auch viele alltägliche Einzelcheiten zu beachten hatten, die für den Ablauf des Kinderalltages wichtig waren. In der Selbstwahrnehmung der Kindertageseinrichtungen war die Familie häufig eine Negativ-Folie, gegen die sich gute Kinderarbeit absetzte. Gespräche über die Kinder waren nur dann vorgesehen, wenn etwas vorgefallen war. In solchen Fällen wurden die Mütter angehalten, ihre Kinder besser zu erziehen. Die Kooperation der Pädagogen mit den Müttern ließ sich weithin als autoritär-hierarchisch kennzeichnen (vgl. Tiersch 2006: 82-83).</text:p>
      <text:p text:style-name="P56"/>
      <text:p text:style-name="P56">In den 50er und 60er Jahren wurden Eltern lediglich als Laien betrachtet. Eltern wurden im Kindergarten eher am Rande einbezogen. Die Kooperation mit ihnen beschrenkte sich nur darauf, zu zeigen wie inkompetent und pädagogisch ungebildet sie sind. </text:p>
      <text:p text:style-name="P56"/>
      <text:p text:style-name="P56">Eine Wende in der Zusammenarbeit von Kindertageseinrichtungen und Eltern lässt sich seit den 1986er Jahren in Westdeutschland feststellen. Die neuen entwicklungspsychologischen Erkenntnisse führten zur Kritik am bewahrenden und zugleich autoritären Kindergarten. Aus der <text:soft-page-break/>Sorge, etwas an den Kindern zu versäumen, meldeten Eltern Ansprüche zur Gestaltung des Kindergartens an und mischten sich ein. In dieser Zeit haben sich zwei wichtige Impulse für die Elternarbeit entwickelt. Zum einen gab es zur Förderung der Kompetenzen von Eltern viele Initiativen, die Elternbildungsprogramme etablierten und Elternbriefe entwickelten sowie ein Elternführerschein wurde konzipiert. Zum anderen gründeten Eltern Kinderläden und Elternintiativen. Später wurden Mütterzentren gegründet, in denen Selbsthilfe und Aktivierung von Müttern mit Kinderbetreuung verbunden wurden (<text:span text:style-name="T19">vgl. Tiersch 2006: 84). </text:span></text:p>
      <text:p text:style-name="P38"/>
      <text:p text:style-name="P38">Bis in die 60-er Jahre in Westdeutschland und im Prinzip bis 1989 in der DDR gaben die Institutionen die Bedingungen vor und Eltern hatten sich in der Regel diesen Vorgaben zu fügen. Die Anpassung der Eltern an die Bedingungen der Einrichtung war selbstverständlich. Zum Beispiel in der DDR durften Eltern oft keine Gruppenräume betreten und in Westdeutschland gab es weit in die 60-er Jahre hinein weder Elternbeiräte noch andere Formen von Elternmitsprache (vgl. Klein &amp; Vogt 2008: 22). </text:p>
      <text:p text:style-name="P38">Ende der 60-er und Anfang der 70-er Jahre führten in Westdeutschland eine ganze Reihe von Faktoren wie z.B. die kulturelle Revolution, antiautoritäre Erziehung, Kinderladenbewegung zu einer Veränderung der Beziehung zwischen Kindertageseinrichtungen und Familien sowie zu einem veränderten Verständnis der Zusammenarbeit mit den Eltern. Wie folgendes Zitat aus einem Handbuch für den vorschulischen Erziehungsbereich aus den 70er Jahren verdeutlicht: </text:p>
      <text:p text:style-name="P38"/>
      <text:p text:style-name="P85"><text:span text:style-name="T38"><text:tab/></text:span><text:span text:style-name="T44">“Die Zusammenarbeit mit den Eltern ist eine notwendige Bedingung, da nicht nur ihre </text:span><text:span text:style-name="T44"><text:tab/>Distanz zu Bildungsinstitutionen abgebaut werden muss, sondern erst eine Revision </text:span><text:span text:style-name="T44"><text:tab/>ihrer Erziehungstechniken und Erwartungshaltungen einen langfristigen Erfolg </text:span><text:span text:style-name="T44"><text:tab/>garantiert; denn erst sie ermöglichen dem Kind, seine neue Aktivität innerhalb seiner </text:span><text:span text:style-name="T44"><text:tab/>realen gesellschaftlichen Bezugsgruppe zu äußern und durch diese Unterstützung und </text:span><text:span text:style-name="T44"><text:tab/>Ermunterung vornehmlich seine Identitätsbildug zu beeinflussen” (Hederer 1972: 2).</text:span></text:p>
      <text:p text:style-name="P55"/>
      <text:p text:style-name="P85"><text:span text:style-name="T38">Nichtsdestotrotz blieben die Einrichtungen weiterhin diejenigen, die Zeit, Umfang und Inhalte der Zusammenarbeit mit Eltern bestimmten. Elternarbeit wurde verstanden als Angebot der Institution an Eltern zur Mitarbeit und Information. Außerdem wurde Elternarbeit nebenbei als meist sehr </text:span><text:span text:style-name="T38">ungeliebtes </text:span><text:span text:style-name="T41">Anhängsel (Synoym)</text:span><text:span text:style-name="T38"> der kindbezogenen Tätigkeit </text:span><text:span text:style-name="T41">betrieben (Synonym) (vgl. Klein &amp; Vogt 2008: 23-24).</text:span></text:p>
      <text:p text:style-name="P43">Familienpolitische Maßnamen in der DDR zielten von Anfang an darauf hin, die Vereinbarkeit von Familie und Beruf zu ermöglichen. Die Thesen der ersten Zentralen Konferenz der <text:soft-page-break/>Vorschulerziehung von 1957 steht fest: <text:span text:style-name="T22">“Die Beziehungen der Kindergärtnerin zu den Eltern sind entscheidend für die Gefühle der Geborgenheit und Sicherheit des Kindes. Die Kindergärtnerin </text:span><text:span text:style-name="T22">muss ein gegenseitiges Achtungs- und Vertrauensverhältnis zu allen Eltern schaffen. Besonderes Augenmerk ist den Eltern entgegenzubringen, die den Erziehungsaufgaben und -methoden gleichgültig oder ablehnend gegenüberstehen”</text:span> (<text:span text:style-name="T19">Ministerium für Volksbildung 1957: 221)</text:span>.</text:p>
      <text:p text:style-name="P43">Regelmäßige Hausbesuche, Gruppenelternabende und Gesamtelternabende gehörten zu den verbindlichen Formen der Zusammenarbeit mit den Eltern. Eine inhaltliche Mitwirkung der Eltern bei der Festlegung von Erziehungszielen war nicht vorgesehen. Die Themen der Elternabende sowie die Programme für die Arbeit mit den Eltern und Kindern wurden zentral vom Ministerium für Volksbildung vorgegeben (vgl. Aden-Grossmann 2002: 254).</text:p>
      <text:p text:style-name="P43">In der Kindergartenordnung heißt es: “Die Gruppenerzieherinnen arbeiten im Interesse der harmonischen Entwicklung eines Kindes eng mit den Eltern zusammen. Sie werten die Erfahrungen, Vorschläge und Hinweise der Eltern gründlich aus, beziehen sie ih ihre Arbeit ein und beraten die Eltern bei der Erziehung der Kinder in der Familie.” (Ministerium für Volksbildung 1985: 279-288). Der Kinder in dieser Zeit sollte einen Beitrag zum Aufbau der sozialistischen Gesellschaft leisten. Von Beginn an hat der Staat auf die Bildung und Erziehung der Kinder im Kindergarten Einfluss genommen, indem er zentral Bildungsprogramme erließ und deren Umsetzung im Kindergarten vorgeschrieben war (vgl. Aden-Grossmann 2002: 250).</text:p>
      <text:p text:style-name="P43">Die Betreuung der Kinde rim Kindergarten wurde als Dienstleistung für die Mütter betrachtet. </text:p>
      <text:p text:style-name="P43"/>
      <text:p text:style-name="P43"/>
      <text:p text:style-name="P43">Die Einrichtungen, die in der ersten Hälfte des 19. Jahrhundert entstanden sind, die sogenannten “Kleinkindbewahranstalten” folgten nicht in erster Linie sozialpädagogischen Überlegungen, sondern waren eher als Übergangs- bzw. Notlösungen während der Massenarmut, damit berufstätige Eltern ihre Kinder nicht in Pflegefamilien oder Säuglingsheime abgeben müssten. Die fortschreitende Industrialisierung am Ende des 19. Jahrhunderts führte zu erhöhtem Bedarf an weiblichen Arbeitskräften, was seinerseits den Boom im Krippenbereich verursachte. In der Zeit vor dem ersten Weltkrieg standen weder Qualität der Kinderbetreuung noch Entscheidungsmöglichkeit von Frauen im Vordergrund. Sobald der Bedarf an weiblichen Arbeitskräften sank, kam es schnell zur Schließung der Einrichtungen und somit war das Thema der Fremdbetreuung unter drei Jahren <text:s/>abgeschlossen (vgl. Becker-Textor 1996: 1).</text:p>
      <text:p text:style-name="P43">Der Kindergarten sollte in erster Linie der Unterstützung armer Familien bzw. berufstätiger Mütter dienen sowie auf die Versorgung und Disziplinierung von Kindern ausgerichtet sein. Ein davon abweichendes Ziel verfolgte der Kleinkindpädagoge Friedrich Fröbel (1780-1852) mit seiner <text:soft-page-break/>Institution 'Kindergarten'. Er strebte an, die außerfamiliere Betreuung und Bildung nicht nur armen, sondern Kindern aller Stände zugänglich zu machen. Er sah seinen Kindergarten als Volksbildungsanstalt für Kinder, Eltern und Erzieher/innen. Insbesondere betonte er die Rolle der Mutter mit ihren Eingeschaften, die für die Entwicklung des Kindes sehr förderlich sind/ sein sollten. Fröbel sah Mutter und Kind als Einheit und strebte mit dem Mutterideal eine von Fürsorge geprägte Bildung der Kinder in seinem Kindergarten an (vgl. Herrmann <text:s/>2007: 19-20). <text:s/></text:p>
      <text:p text:style-name="P80"/>
      <text:p text:style-name="P88">Durch die Teilung Deutschlands im Folge des 2. Weltkrieges folgte sehr unterschiedliche Entwicklung der Kleinkindpädagogik in Ost- und Westdeutschland. </text:p>
      <text:p text:style-name="P148">In Westdeutschland war ein quantitativer Ausbau von Kindertageseinrichtungen weniger notwendig. Zuständig für die Erziehung und Betreuung der Kinder bis zum Schuleintritt war hauptsächlich die Mutter, die die Funktion des weit verbreiteten und staatlich gestützten Systems der bürgerlich geprägten “Hausfrauen-Ehe” ausführte. Die Einwnaderung von Gastarbeitern sorgte für die notwendige Produktivität, so dass westdeutsche Mütter einem geringeren gesellschaftlichen Druck ausgesetzt waren, einer Tätigkeit nachgehen zu müssen und sich am wirtschaftlichen Wiederaufbau zu beteiligen. Die Erziehung der Kinder wurde in <text:span text:style-name="T19">damaliger</text:span> Gesellschaft in erster Linie als familiäre und private Aufgabe betrachtet (vgl. Hermann 2007: 22). <text:s text:c="2"/></text:p>
      <text:p text:style-name="P89">In Ostdeutschland dagegen wurde bereits im Sommer 1945 die Kinderbetreuung wieder aufgenomen, um Frauen für die Arbeit und Verdienstmöglichkeit von der Kinderbetreuung freizustellen und somit einen zügigen Wiederaufbau zu gewährleisten (vgl. Hermann 2007: 27). Deswegen war die Zeit von 1945 bis in die Mitte der 50er Jahre in der DDR vor allem durch einen massiven quantitativen Ausbau von Einrichtungen gekennzeichent. Die Zusammenarbeit mit Eltern wird im Vorschulcurriculum der DDR nur kurz und pauschalisiert thematisiert. Auf die Ausformulierung eines Familienbildes wurde verzichtet. Die Elternarbeit spielt hier eine untergeordnete Rolle (vgl. Hermann 2007: 28-29). </text:p>
      <text:p text:style-name="P89">Das folgende Zitat weist darauf hin, dass in den 90er Jahren der Elternarbeit in <text:s/>Kindertageseinrichtungen eine wachsende Bedeutung eingeräumt wird:</text:p>
      <text:p text:style-name="P89"/>
      <text:p text:style-name="P90"><text:tab/><text:span text:style-name="T22">“Elternarbeit gehört in den Aufgabenbereich aller Institutionen, die<text:tab/>sich mit der <text:s/></text:span><text:span text:style-name="T22"><text:tab/>außerschulischen und schulischen Betreuung von Kindern <text:tab/>und Jugendlichen befassen. <text:tab/>…Da eine isoliert von den Eltern <text:tab/>verlaufende institutionelle Kindererziehung weniger <text:tab/>folgsversprechend ist, muss also das Elternhaus in die Arbeit der jeweiligen<text:tab/>Institution einbezogen werden. So ergibt sich ein Dreieckverhältnis aus </text:span><text:span text:style-name="T22"><text:tab/>Eltern, Kindern und Mitarbeitern der Einrichtung. Die Zusammenarbeit mit den Eltern <text:tab/>ist zum Wohle der Kinder unbedingt notwendig” (Becker-Textor 1992: 238ff).</text:span></text:p>
      <text:p text:style-name="P98"><text:s/></text:p>
      <text:p text:style-name="P88"><text:soft-page-break/>Erst seit den 70er Jahren wird das Thema Zusammenarbeit mit den Eltern in den Kindertageseinrichtungen verstärkt in der Fachdiskussion thematisiert und hat seitdem ständig an Bedeutung gewonnen. <text:s text:c="2"/></text:p>
      <text:p text:style-name="P77"/>
      <text:p text:style-name="P88">Daraus wird deutlich, dass der Kindergarten eine soziale Institution ist, die zwar auf eine lange Tradition zurückblickt, deren Entwicklung aber nie stehen geblieben ist, vielmehr sich immer parallel zu den gesellschaftlichen Veränderungsprozessen entwickelt hat.</text:p>
      <text:p text:style-name="P77"/>
      <text:p text:style-name="P85"><text:span text:style-name="T39">Als pädagogische Fachkraft sollte man sich immer vor Augen führen, dass es </text:span><text:span text:style-name="T45">die</text:span><text:span text:style-name="T39"> Eltern nicht gibt </text:span><text:span text:style-name="T39">und versuchen sich von den gewohnten Denkmustern, sogenanntem „Schubladendenken“ zu </text:span><text:span text:style-name="T39">distanzieren, um sich bewusst zu machen, von welchen Schwierigkeiten der Alltag dieser Familien bestimmt wird, in welcher individuellen Lebenssituation sie sich gerade befinden und weshalb die </text:span><text:span text:style-name="T39">Zusammenarbeit bis jetzt noch nicht gut gelungen ist. </text:span><text:span text:style-name="T42">Адже</text:span><text:span text:style-name="T39">? Es gibt sehr unterschiedliche Gruppen </text:span><text:span text:style-name="T39">von Eltern/Familien (z.B. die alleinerziehenden und die berufstätigen Eltern, sozial- und </text:span><text:span text:style-name="T39">bildungsbenachteiligte Familien, Familien mit Migrationshintergrund etc.), die ganz verschiedene Bedürfnisse haben und deshalb auch unterschiedliche Angebote benötigen. Hier geht es darum, die Ressourcen der Eltern zu erkennen: welche Interessen, Stärken und Fähigkeiten eine Familie hat. Da Erkennen und Anknüpfen an den Ressourcen und Wünschen von Familien, der wesentliche </text:span><text:span text:style-name="T39">Ausgangspunkt für die Gestaltung einer gelingenden Zusammenarbeit ist (vgl. </text:span><text:span text:style-name="T42">Wünsche 2012: 135-136) . Fröhlich-Gildhoff, Klaus; Becker, Jutta &amp; Fischer, Sibylle (Hrsg.) (2012). Gestärkt von </text:span><text:span text:style-name="T42">Anfang an. Resilienzförderung in der Kita. Weinheim, Basel: Beltz.</text:span></text:p>
      <text:p text:style-name="P43">Den Familien geht es um die Informationen und kompetente Gesprächspartner, die nicht gleich bei der ersten Frage genervt die Augen verdrehen und unbefriedigende Antworten geben, sondern die Eltern in ihrer familiären Lebenssituation respektieren und beraten anstatt sie zu belehren.</text:p>
      <text:p text:style-name="P42">Aus oben Beschriebenem lasst sich schließen, dass die Zusammenarbeit bis 70er Jahren keine große Rolle spielte und wurde atoritär-hierarchisch gestaltet.</text:p>
      <text:p text:style-name="P41"/>
      <text:p text:style-name="P41"><text:span text:style-name="T12">Umformulieren!--&gt;</text:span> Den ersten Kontakt zwischen Eltern beziehungsweise Müttern und Pädagogen/innen kam zustande als Fröbel, der zuvor auch einige Erziehungsratgeber verfasst hatte, um 1840 den ersten Kindergarten gründete. Fröbel erkannte, dass die Erziehung der Menschheit mit der Erziehung der Mutter einhergehen müsse (vgl. Aden-Grossmann 2002). Vorrangiges Ziel des Kindergartens war es für Fröbel, jungen Frauen des gehobenen Mittelstands beizubringen wie richtig erzogen wird (vgl. Wiezorek 2006). Sie sollten dort, durch den Kontakt mit Kindern und das Kennenlernen des Alltags, spielerisch an ihre spätere Aufgabe als Mutter herangeführt werden. Die <text:soft-page-break/>Kleinkinderziehung selbst rückte dabei in den Hintergrund. Elternarbeit im heutigen Sinne war im fröbelschen Kindergarten lediglich in rudimentären Formen vorzufinden: „Diese Zusammenarbeit war gespeist von der einfachen Notwendigkeit, das Funktionieren der Kindergartenarbeit zu sichern und richtete sich an die Mütter: sie mussten etwa die Kinder pünktlich schicken und abholen (...)“ (Thiersch 2006, S. 82-83). </text:p>
      <text:p text:style-name="P33">Aden-Grossmann, Wilma (2002): Kindergarten – Eine Einführung in seine Entwicklung und </text:p>
      <text:p text:style-name="P33">Pädagogik. Weinheim und Basel. Beltz Verlag .</text:p>
      <text:p text:style-name="P41"><text:span text:style-name="T12">Umformulieren--&gt; </text:span>Im psychoanalytisch orientierten Kindergarten, während der Weimarer Republik und nach dem 2. Weltkrieg, schloss Elternarbeit, vor allem Elternabende und die Belehrung und Beratung von Eltern in Einzelgesprächen ein. Nelly von Wolffheim entwickelte dieses Konzept, um Erziehungsfehler auszugleichen und die Beziehung und Bindung des Kindes zu den Eltern aufzuarbeiten und aufzulockern (vgl. Aden-Grossmann 2002). Die Eltern wurden dabei allerdings nur wenig einbezogen: Es wurde zwar auf deren Einstellung und Wertehaltung Rücksicht genommen, bei Diskrepanzen kam es jedoch zu Schwierigkeiten (vgl. Aden-Grossmann 2002). </text:p>
      <text:p text:style-name="P65"/>
      <text:p text:style-name="P65">Der Blick zurück auf die vergangenen 20, 30 Jahre hat gezeigt, dass es durchaus positive Trends auf dem Gebiet der Zusammenarbeit mit Eltern gibt. Viele Ziele und Anforderungen sind aber nur annähernd erreicht worden. Insbesondere der Anspruch an eine Erziehungs- und Bildungspartnerschaft kann unter den gegebenen Rahmenbedingungen nicht eingelöst werden. Es kann in der Regel nur eine recht lockere Beziehung zwischen Erzieher/innen und Eltern entstehen, welche die Bezeichnung „Partnerschaft“ nicht verdient. </text:p>
      <text:p text:style-name="P64"/>
      <text:p text:style-name="P63">5. Formen der Zusammenarbeit</text:p>
      <text:p text:style-name="P41">Im folgenden soll ein Eindruck von den vielfältigen Formen der Zusammenarbeit mit den Eltern gegeben werden. Die folgende Zusammenstellung soll eine Vielfalt der Formen vermitteln. </text:p>
      <text:p text:style-name="P41">Die Entwicklung einer Erziehungspartnerschaft zwischen Erzieher/-innen und Eltern kann durch eine Vielzahl von Kooperationsformen gefördert werden. Dazu gehören: </text:p>
      <text:p text:style-name="P41"/>
      <text:p text:style-name="P43">Besonders in der Eingewöhnungs-, Ablösungs- sowie Übergangsphasen der Kinder ist die Zusammenarbeit und Kooperation von Erzieherinnen und Eltern sehr bedeutsam. </text:p>
      <text:p text:style-name="P44">Die Art und Weise der Gestaltung eines Elternabends stellt sehr wichtige Basis für die weitere <text:soft-page-break/>Zusammenarbeit und formt insbesondere die Erwartungen, die die Eltern an kommende Elternabende haben werden (vgl. .</text:p>
      <text:p text:style-name="P43">Textor (2006) hat die wichtigsten Formen der Erziehungs- und Bildungspartnerschaft herausgearbeitet und danach gegliedert, wie sie im Laufe des Kindergartenjahres auftreten können. Natürlich müssen diese angeführten Formen nicht alle überall vorkommen, damit die Zusammenarbeit gelingt. Wichtiger als die Formen der Zusammenarbeit sind die Funktionen, die sie erfüllen. <text:s/></text:p>
      <text:p text:style-name="P43">Die der Elternarbeit werden in Tabellenform dargestellt und kurz erläutert.</text:p>
      <text:p text:style-name="P43">Tab. Xxx</text:p>
      <text:p text:style-name="P43">Nach Textor (2009) sind als besonders positiv solche Formen der Zusammenarbeit mit den Eltern zu bewerten, “die durch ungezwungene, offene Kommunikation zwischen Eltern sowie zwischen Eltern und Erziehern, durch partnerschaftliche Kooperation, aktive Mitwirkung der Eltern, eine gesellige, gemütliche Atmosphäre und einen unmittelbaren Erlebnisbezug zur Arbeit in der Kindergruppe gekennzeichnet sind” (Textor 2009: xx). </text:p>
      <text:p text:style-name="P43">Diese Übersicht bietet den Kindertageseinrichtungen viele reichhaltige Anregungen für die Kooperation mit den Eltern.</text:p>
      <text:p text:style-name="P44">Im Folgenden sollen die wichtigsten Formen der Erziehungs- und Bildungspartnerschaft vorgestellt werden. </text:p>
      <text:p text:style-name="P60">Das Aufnahmegespräch<text:span text:style-name="T31"> bietet eine gute Möglichkeit einen ersten Schritt in Richtung Erziehungs- und Bildungspartnerschaft zu schaffen. Hier geht es darum, die Eltern mit der Einrichtung vertraut zu machen und ihnen einen ersten Einblick in die pädagogische Arbeit der Einrichtung zu gewähren </text:span><text:span text:style-name="T31">(vgl. Textor, M.R. 2006: 35). Das Aufnahmegespräch hat für die weitere Zusammenarbeit mit den Eltern eine weichenstellende Wirkung. Die Eltern achten nicht nur auf die pädagogische Arbeit der </text:span><text:span text:style-name="T31">Einrichtung, sondern:</text:span></text:p>
      <text:p text:style-name="P137">“Neben den räumlichen Gegebenheiten werden auch Stimmungen, die besondere Atmosphäre der Einrichtung sowie die Haltung der Erzieherinnen zu den Eltern sensibel wahrgenommen und interpretiert. Die Eltern sehen die Einrichtung unter der Perspektive: Wie wird es meinem Kind hier ergehen? Ist diese sozialpädagogische Einrichtung optimal für mein Kind? Inwieweit werde ich hier mit meinen Anliegen gehört?” (Bernitzke &amp; Schlegel 2004: 76).</text:p>
      <text:p text:style-name="P61"/>
      <text:p text:style-name="P60">Tür-und-Angel-Gespräche<text:span text:style-name="T30"> </text:span><text:span text:style-name="T31">stellen alltägliche Gelegenheitsgespräche zwischen Eltern und </text:span><text:span text:style-name="T31">Erzieher/-innen dar. Sie ermöglichen den unkomplizierten Austausch vieler Informationen, </text:span><text:span text:style-name="T31">unterstützen in der Anfangsphase den Kennenlernprozess und bilden eine wichtige Grundlage für </text:span><text:span text:style-name="T31">die Entwicklung der Beziehungs- und Vertrauensebene. Solche Gespräche sind besonders bei den Eltern neu aufgenommener Kinder wichtig, da sie in dieser Phase oft nocht viele Fragen haben und </text:span><text:soft-page-break/><text:span text:style-name="T31">genau hier die Grundlage für die zukünftige Zusammenarbeit gelegt wird </text:span><text:span text:style-name="T66">(Bernitzke &amp; Schlegel </text:span><text:span text:style-name="T66">2004: 100).</text:span></text:p>
      <text:p text:style-name="P61"/>
      <text:p text:style-name="P60">Vorbesuche bzw. Hospitationen<text:span text:style-name="T31"> in der Einrichtung/Gruppe sollten dem jeweiligen Kind und </text:span><text:span text:style-name="T31">seinen Eltern ermöglicht werden, um einen Eindruck von der pädagogischen Arbeit und dem Alltag </text:span><text:span text:style-name="T31">in der Kindertagesstätte zu gewinnen. Die Einrichtung soll darauf auchten, dass lediglich eine </text:span><text:span text:style-name="T31">Familie in der jeweiligen Gruppe anwesend ist, sodass die anderen Kinder wenig gestört werden. </text:span><text:span text:style-name="T31">Die Besucher können aktiv oder beobachtend am Geschehen in der Gruppe teilhaben ( vgl. Textor, </text:span><text:span text:style-name="T31">M.R. 2006: 37, 46). </text:span></text:p>
      <text:p text:style-name="P61"/>
      <text:p text:style-name="P60">Miniclubs<text:span text:style-name="T31"> sind eine Alternative zu Vorbesuchen in der Kindertageseinrichtung, sogenannte </text:span><text:span text:style-name="T31">Spielnachmittage, zu denen alle zukünftigen Kindergartenkinder und ihre Eltern eingeladen werden. </text:span><text:span text:style-name="T31">Diese ermöglichen das Kennenlernen der Einrichtung, ihrer Räume und Ausstattung sowie das </text:span><text:span text:style-name="T32">Klären</text:span><text:span text:style-name="T31"> der Fragen, die sowohl für das Kind als auch für die Eltern von Bedeutung sind (vgl. Textor, M.R. 2006: 37). </text:span></text:p>
      <text:p text:style-name="P60"/>
      <text:p text:style-name="P43"><text:span text:style-name="T21">Hausbesuche</text:span> bieten Gelegnheit, Eltern persönlich außerhalb der Einrichtung kennen zu lernen und in lockerer Atmosphäre auf gleicher Augenhöhe mit ihnen in Kontakt zu treten. Durch Hausbesuche zeigen pädagogische Fachkräfte Interesse für die Eltern und tragen dazu bei, Kontakt- und Sprachbarrieren abzubauen sowie das soziale Umfeld der Kinder kennen zu lernen und einen Gesamteindruck von den lebensbedingungen der Familien zu gewinnen. Besonders dann, wenn Eltern selten die Angebote der Einrichtung in Anspruch nehmen, sind Hausbesuche notwendig und hilfreich. Hausbesuche haben nicht nur Vorteile, sondern eine Reihe von Problemen und Risiken. Zum Beispiel wünschen manche Eltern keine Hausbesuche. Das sind meist sozialschwache Familien, für die es eine unzumutbare Belastung ist, die prekären familiären Verrhältnisse bei einem Hausbesuch offen zu legen. Manche Eltern fühlen sich durch diese Kontaktinitiative seitens Kindertageseinrichtung unter Druck gesetzt. Die größere persönliche Nähe kann zu einem Verlust der für die Arbeit nötigen Distanz und damit zur Verwischung der professionellen Grenzen führen (vgl. Dusolt 1993: 34). Nicht ganz ausschließend sind manchmal auch physische Gefahren für die besuchenden pädagogischen Fachkräfte. Hausbesuche sind auch sehr zeitaufwändig und stellen eine große Mehrbelastung für die Erzeiher/innen dar (vgl. Sacher 2008: 143-144). </text:p>
      <text:p text:style-name="P44"/>
      <text:p text:style-name="P44">Diese Vielfalt an Formen muss nicht <text:span text:style-name="T19">komplett</text:span> in jeder Einrichtung vorkommen, die Voraussetzung ist, dass sie sich an die jeweilige Elternschaft der Einrichtung orientiert. Tina Bruce (1977) schreibt <text:soft-page-break/>dazu:</text:p>
      <text:p text:style-name="P109"><text:tab/><text:span text:style-name="T24">“Der Schlüssel für die Partnerschaft mit Eltern liegt darin, ein Netzwerk von </text:span><text:span text:style-name="T24"><text:tab/>Strategien zu <text:s/>haben, die man anwenden kann, so dass mit unterschiedlichen Familien </text:span><text:span text:style-name="T24"><text:tab/>unterschiedliche Ansätze verfolgt werden können, Ansätze, welche die Eltern <text:tab/>unterstützen und auf ihren Erfahrungen aufbauen, nicht, die Arbeit der Eltern </text:span><text:span text:style-name="T24"><text:tab/>untergraben (Bruce 1977: 151).</text:span></text:p>
      <text:p text:style-name="P110"/>
      <text:p text:style-name="P154">Die bevorzugten Gelegenheiten zu einem ausführlichen Gespräch zwischen Eltern und Erzieher/-innen sind vor allem Elternabende und Termingespräche, Zeiten, in denen pädagogische Fachkräfte vorbereitet sind und sich ausschließlich den Eltern zuwenden können. Aber auch die Abholzeiten des Kindes werden intensiv für Absprachen genutzt, etwas weniger die Bringzeiten (Herrmann 2007: 183).</text:p>
      <text:p text:style-name="P138">Die Zusammenarbeit mit Familien zielt neben der Informationsvermittlung auf die Stärkung der Kompetenzen in der Familie ab <text:span text:style-name="T62">(vgl. Bernitzke &amp; Schlegel 2004: 53).</text:span></text:p>
      <text:p text:style-name="P139">In einer Studie von Wolf (2002) sind die vier wichtigsten elternbezogenen Aktivitäten in Kindertageseinrichtungen aus der Sicht der Eltern und der Erzieher/-innen erfasst. Es sind:</text:p>
      <text:list xml:id="list626191962" text:style-name="L11">
        <text:list-item>
          <text:p text:style-name="P188">Einführungs- und Aufnahmegespräche</text:p>
        </text:list-item>
        <text:list-item>
          <text:p text:style-name="P188">Elternabende</text:p>
        </text:list-item>
        <text:list-item>
          <text:p text:style-name="P188">Feste</text:p>
        </text:list-item>
        <text:list-item>
          <text:p text:style-name="P184"><text:span text:style-name="T62">Einzelgespräche</text:span> <text:span text:style-name="T19">(vgl. Wolf 2002: 44f.)</text:span></text:p>
        </text:list-item>
      </text:list>
      <text:p text:style-name="P140"/>
      <text:p text:style-name="P140">Dem klassischen Elternabend wird nicht mehr die zentrale Funktion beigemessen. Andere Formen der Elterarbeit haben an Bedeutung gewonnen. Es kommt den alltäglichen Kontakten mit den Eltern eine weitaus wichtigere Rolle zu. Sie scheinen in stärkerem Maße prägend zu sein, als die in oft großen Zeitintervalallen durchgeführten Elternabende <text:span text:style-name="T30">(Bernitzke &amp; Schlegel 2004: 164)</text:span>. </text:p>
      <text:p text:style-name="P140"/>
      <text:p text:style-name="P140">Die wichtigste Grundlage für die erfolgreiche Zusammenarbeit mit Familien ist eine gelingende Kommunikation.</text:p>
      <text:p text:style-name="P140">Eltern wertschätzen und einbeziehen!</text:p>
      <text:p text:style-name="P140">Die pädagogischen Fachkräfte sind wichtige und mächtige Personen, an die die Eltern Verantwortung und Kontrolle abgeben und zu denen sie Vertrauen gewinnen müssen.</text:p>
      <text:p text:style-name="P116"/>
      <text:p text:style-name="P92">Nicht selten fühlen sich manche Eltern von den Formen der Elternarbeit nicht angesprochen, es ist ein Indiz dafür, dass über alternative Angebote und Möglichkeiten der Zusammenarbeit nachgedacht werden sollte. </text:p>
      <text:p text:style-name="P92"><text:soft-page-break/>Es sollte berücksichtigt werden, dass nicht die Vielfalt an Formen der Zusammenarbeit mit den Eltern die entscheidende Rolle spielt, sondern <text:s/>entscheidend ist die Orientierung an den Bedarfen der jeweiligen Zielgruppe . </text:p>
      <text:p text:style-name="P79"/>
      <text:p text:style-name="P79"/>
      <text:list xml:id="list1932191193" text:style-name="L12">
        <text:list-item>
          <text:p text:style-name="P186">Gründe für die Bildungs- und Erziehungspartnerschaft mit Eltern</text:p>
          <text:p text:style-name="P178"/>
        </text:list-item>
      </text:list>
      <text:p text:style-name="P84"><text:span text:style-name="T52">Die Zusammenarbeit mit Familien bildet neben den zwei wichtigsten Aufgabenspektren der </text:span><text:span text:style-name="T52">pädagogischen Fachkräfte in den Kindertageseinrichtungen: der „direkten“ pädagogischen Arbeit </text:span><text:span text:style-name="T52">mit den Kindern und der Notwendigkeit der systematischen, institutionellen Vernetzung, einen dritten wesentlichen Aspekt moderner Frühpädagogik (vgl. Kasüschke &amp; Fröhlich-Gildhoff 2008: </text:span><text:span text:style-name="T52">141). </text:span><text:span text:style-name="T53">Abbildung einfügen?!</text:span></text:p>
      <text:p text:style-name="P50"/>
      <text:p text:style-name="P43">Um die Relevanz und den hohen Stellenwert von Erziehungs- und Bildungspartnerschaften </text:p>
      <text:p text:style-name="P43">zu betonen, xxxx</text:p>
      <text:p text:style-name="P43">Es gibt allerdings noch einen weiteren Grund: durch konstruktive Zusammenarbeit steigt die pädagogische Qualität und das Ansehen des Berufes in der Öffentlichkeit <text:span text:style-name="T19">(vgl. Prott/Hautumm 2004). </text:span></text:p>
      <text:p text:style-name="P43">Die pädagogische Fachkräfte können mit ihrem Fachwissen ein wichtiger Ansprechpartner und Ratgeber für die Eltern in schwierigen Situationen sein und sie in Sonderfällen auch auf andere Fachdienste oder Hilfestellen hinweisen. </text:p>
      <text:p text:style-name="P43">Die wichtigsten Ziele der Bildungs- und Erziehungspartnerschaft sind die Förderung des Bildungserfolges und der sozialen Integration von Kindern.</text:p>
      <text:p text:style-name="P43"/>
      <text:p text:style-name="P70">In der Pädagogik, Psychologie und Soziologie gibt es verschiedene Theorien (Welche?), <text:s/></text:p>
      <text:p text:style-name="P70">die eine besondere Bedeutung der Zusammenarbeit von Pädagogen und Eltern erläutern. </text:p>
      <text:list xml:id="list2082799594" text:style-name="L13">
        <text:list-item>
          <text:p text:style-name="P199">Angebot-Nutzungs-Modell? </text:p>
        </text:list-item>
        <text:list-item>
          <text:p text:style-name="P199">Interaktionstheorien?</text:p>
          <text:p text:style-name="P199"/>
          <text:p text:style-name="P181"><text:span text:style-name="T25">Stresstheorien</text:span> betrachten die Einschätzung von Veränderungen in den Lebenserfahrungen des Individuums als bedeutsam. Stressreaktionen sind danach vermeidbar, wenn die Lebensumwelt des Kindes nur kleinere Veränderungen erfährt, die außerdem vorhersehbar und kontrollierbar sind (<text:span text:style-name="T19">vgl. Griebel, W., Heinisch, R., Ch. Kieferle, Röbe, E. &amp; Seifert, A. </text:span><text:soft-page-break/><text:span text:style-name="T19">(Hrsg). Übergang in die Schule und Mehrsprachigkeit. Ein Curriculum für pädagogische Fach- und Lehrkräfte. Verlag Dr. Kova</text:span><text:span text:style-name="T93">č</text:span><text:span text:style-name="T19">, S. 92-113).</text:span></text:p>
        </text:list-item>
        <text:list-item>
          <text:p text:style-name="P200">Transitionsforschung </text:p>
          <text:p text:style-name="P191">Transition wird auf Lebensereignisse bezogen, die Bewältigung von Veränderungen auf mehreren Ebenen erfordern und in der Auseinandersetzung des Einzelnen und seines sozialen Systems mit gesellschaftlichen Anforderungen Entwicklung stimulieren. Sie finden als bedeutsame biografische Erfahrungen in der Identitätsentwicklung ihren Niederschlag ( zit. nach Griebel 2012: 360 aus dem Buch). Das in Deutschland aus der Familienentwicklungspsychologie stammende und weiter formulierte Transitionsmodell ...</text:p>
        </text:list-item>
      </text:list>
      <text:p text:style-name="P70">Der <text:span text:style-name="T25">Familien-Transitions-Ansatz</text:span> von P. Cowan (1991) <text:span text:style-name="T19">besagt--&gt;ändern!</text:span>, dass die einzelnen Familienmitglieder und die Familie als Ganzes verstärkt durch die gesellschaftlichen Entwicklungen immer wieder Veränderungen zu bewältigen haben, durch die krisenhafte Entwicklungen ausgelöst werden können (vgl. <text:span text:style-name="T19">Griebel &amp; Niesel 2004: 136ff.) </text:span></text:p>
      <text:p text:style-name="P47"/>
      <text:p text:style-name="P47">Bronfenbrenners Modell spiel im Transitionsansatz, der heutzutage zu der einflussreichsten theoretischen Grundlage gehört, eine wichtige Rolle. </text:p>
      <text:p text:style-name="P47"/>
      <text:p text:style-name="P47">In den letzten Jahren ist der Eintritt in das Kindergartensystem, insbesondere in die Krippe das Gegenstand eines großen Interesses sowohl in der nationalen als auch in der internationalen Forschung zu Übergängen in der frühen Kindheit geworden. Der Eintritt in die außerfamiliäre Betreuung bringt bedeutende Anforderungen an die Anpassung sowohl der Kinder als auch ihrer Familien mit sich.</text:p>
      <text:p text:style-name="P47"/>
      <text:p text:style-name="P47">Bronfenbrenner definiert den Übergang eines Kindes von der Familie in eine institutionelle Betreuung als eine ökologische Transition.</text:p>
      <text:p text:style-name="P47"/>
      <text:p text:style-name="P47">Kindertageseinrichtung hat einen direkten Einfluss auf das Kind und einen indirekten auf die Familie. Nicht nur die Entwicklung des Kindes, sondern auch seiner Eltern durch eine Transition angeregt werden kann. Eltern unterstützen den Übergang ihres Kindes zum Kindergartenkind und bewältigen selbst den Übergang zu Eltern eines Kindergartenkindes. </text:p>
      <text:p text:style-name="P47"/>
      <text:p text:style-name="P47">Eine gelungene Kooperation zwischen der Familie und dem Kindergarten und der sanfte Übergang <text:soft-page-break/>des Kindes von der Familie in die frühpädagogische Institution ist das Ergebniss der Bemühungen aller Beteiligten.</text:p>
      <text:p text:style-name="P70"/>
      <text:p text:style-name="P70">Die häufig angeführte sozialökologische <text:span text:style-name="T19">Theorie </text:span><text:span text:style-name="T89">Bronfenbrenners</text:span><text:span text:style-name="T19"> (1981)</text:span> nennt folgende Gründe für die Erziehungspartnerschaft: xxx.</text:p>
      <text:p text:style-name="P70">Bronfenbrenner betrachtet Individuen nicht isoliert, sondern stellt sie in den Kontext von Umwelten.</text:p>
      <text:p text:style-name="P70">Nach Bronfenbrenner wird eine intensive Beziehung zwischen Familie und Kindertageseinrichtung als positiv für die kindliche Entwicklung gesehen.</text:p>
      <text:p text:style-name="P70">Die Bedeutung ökologischer Übergänge wie der Eintritt in den Kindergarten oder Schule, Heirat, Stellenwechsel etc. für die Entwicklung entsteht daraus, dass sie fast immer eine Veränderung der Rolle mit sich bringen. <text:s/>Solche ökologische Übergänge kommen das ganze Leben lang vor. <text:span text:style-name="T19">S.22</text:span></text:p>
      <text:p text:style-name="P70">“Ein <text:span text:style-name="T22">Mikrosystem</text:span> ist ein Muster von Tätigkeiten und Aktivitäten, Rollen und zwischenmenschlichen Beziehungen, die die in Entwicklung begriffene Person in einem gegebenen Lebensbereich mit dem ihm eigentümlichen physischen und materiellen Merkmalen erlebt.” <text:span text:style-name="T19">S.38</text:span></text:p>
      <text:p text:style-name="P70">Ein <text:span text:style-name="T22">Lebensbereich</text:span> ist ein Ort, an dem Menschen leicht direkte Interaktion mit anderen aufnehmen können.</text:p>
      <text:p text:style-name="P70">“Ein <text:span text:style-name="T22">Mesosystem</text:span> umfasst die Wechselbeziehungen zwischen den Lebensbereichen, an denen die sich entwickelnde Person aktiv beteiligt ist.” S. 41</text:p>
      <text:p text:style-name="P70">Ein <text:span text:style-name="T22">Exosystem</text:span> ist ein Lebensbereich oder mehrere Lebensbereiche, an denen die sich entwickelnde Person nicht selbst beteiligt ist, in denen aber Ereignisse stattfinden, die beeinflussen, was in ihrem Lebensbereich geschieht, oder die davon beeinflusst werden. Z.B. das Exosystem eines kleinen Kindes sind der Arbeitsplatz der Eltern die Schulklassen älterer Geschwister u.a. S. 42</text:p>
      <text:p text:style-name="P70">“Der Begriff des <text:span text:style-name="T22">Makrosystems</text:span> bezieht sich auf die grundsätzliche formale und inhaltliche Ähnlichkeit der Systeme niedrigerer Ordnung (Mikro-, Meso- und Exo-), die in der Subkultur oder der ganzen Kultur bestehen oder bestehen können, einschließlich der ihnen zugrunde liegenden Weltanschauungen und Ideologien.” S. 42</text:p>
      <text:p text:style-name="P70"/>
      <text:p text:style-name="P70">Nach Bronfenbrenner die Vielfalt und Komplexität <text:span text:style-name="T19">molarer Tätigkeiten?</text:span>, die einem Kind in Tagesplege angeboten werden und mit denen es sich dort befasst, beeinflussen seine Entwicklung, die in Vielfalt und Komplexität seiner molaren Tätigkeiten in anderen Lebensbereichen z.B. zu Hause manifest wird.</text:p>
      <text:p text:style-name="P70"/>
      <text:p text:style-name="P70"><text:soft-page-break/>Das entwicklungsfördernde Potential eines Lebensbereichs in einem Mesosystem wird gesteigert, wenn die Person den ersten Übergang in diesen Lebensbereich nicht allein vollzieht, wenn sie also in Begleitung einer anderen Person oder mehrerer anderer Personen, mit <text:s/>denen sie an früheren Lebensbereichen teilgenommen hat, in den neuen Lebensbereich eintritt (z.B. das Kind, das in Begleitung seiner Mutter in die Kita aufgenommen wird). S. 202</text:p>
      <text:p text:style-name="P70"/>
      <text:p text:style-name="P70">Das entwicklungsfördernde Potential eines Lebensbereichs wächst mit der Anzahl der unterstützenden Verbindungen zu anderen Lebensbereichen (wie beispielsweise zu Familie). Die Entwicklungsbedingungen sind am ungünstigsten, wenn nur nichtunterstützende ergänzende Verbindungen bestehen oder sogar diese fehlen – wenn das Mesossystem schwach verbunden ist. Und umgekehrt das entwicklungsfördernde Potential eines Lebensbereichs wird gesteigert, wenn die unterstützenden Verbindungen durch Personen hergestellt werden, mit denen die sich entwickelnde person Primärdyaden gebildet hat und die an gemeinsamen Tätigkeiten und Primärdyaden mit den Mitgliedern des neuen Lebensbereichs beteiligt sind (die Mutter und die Erzieherinnen als Erziehungspartner). <text:s/>S. 205</text:p>
      <text:p text:style-name="P70"/>
      <text:p text:style-name="P70">Die Entwicklung des Kindes in der Familie wie im Kindergarten oder Schule wird begünstigt, wenn in beiden Richtungen offene Kommunikationskanäle bestehen. Das entwicklungsfördernde Potenzial von lebensbereichen ist um so größer, je persönlicher die Kommunikation zwischen ihnen ist. S. 207</text:p>
      <text:p text:style-name="P70"/>
      <text:p text:style-name="P70">Die Entwicklung wird durch den Eintritt in einen neuen Lebensbereich in dem Ausmaß gefördert, in dem die Person und die Mitglieder der beiden betroffenen Lebensbereiche schon vor dem Übergang über einschlägige Informationen, Beratung und Erfahrungen verfügen (z.B. vor der Aufnahme in den Kindergarten oder Schlule u.a.) S. 208</text:p>
      <text:p text:style-name="P70">Daraus ergibt sich folgendes Ergebniss: Kindertageseinrichtung und Familie sind zwei Systemen bzw. zwei Umwelten in denen Kinder aufwachsen und unterschiedliche Erfahrungen machen. Sie beeinflussen und ergänzen einander. Deswegen ist es wichtig, dass diese beide Umwelten mit einander kooperieren, um die bestmögliche Entwicklung und Förderung des Kindes zu unterstützen.</text:p>
      <text:p text:style-name="P70">Nach Bronfenbrenner verlaufen Entwicklungsprozesse umso erfolgreich, je besser die verschiedenen Mikro- und Mesosysteme miteinander verbunden sind und aufeinander abgestimmt werden (vgl. </text:p>
      <text:p text:style-name="P70"><text:soft-page-break/>Wie es bereits erwähnt wurde, stellen Übergänge zwischen Mikrosystemen eine besondere Herausforderung für Menschen und insbesondere für Kinder dar. Wie die Übergänge bewältigt werden, hängt nicht nur von der Person selbst ab, sondern auch von seiner sozialen Umwelt und von Erfahrungen, die sie bereits in der frühen Kindheit gesammelt hat. <text:s/><text:span text:style-name="T19">Griebel und Niesel (2004) </text:span>bezeichnen die Kooperation zwischen Kindertageseinrichtungen, Schule und Eltern als ausschlaggebender Faktor für eine gelingende Übergangsbewältigung.</text:p>
      <text:p text:style-name="P70"/>
      <text:h text:style-name="P155" text:outline-level="3">sozial-ökologischer Ansatz </text:h>
      <text:p text:style-name="Text_20_body">Die theoretische Grundlage für diesen Ansatz legte in den 1980er Jahren der Entwicklungspsychologe und Sozialökologe Urie Bronfenbrenner (1917 - 2005). Er geht von der Annahme aus, dass sich die menschliche Entwicklung vom Individuum selbstbestimmt und eigenaktiv in einem ständigen Auseinandersetzungsprozess mit seiner Umgebung vollzieht. Diese Interaktion bringt zum Beispiel materielle Gegenstände, wie Häuser, Werkzeuge oder Möbel hervor, außerdem Regeln des Zusammenlebens, also Werte und Normen in einem Kulturkreis. Erwachsene wie Kinder entwickeln sich nach seiner Meinung in sogenannten Ökosystemen, welche mehrdimensional miteinander verbunden sind und deren einzelne Elemente sich gegenseitig beeinflussen. So können Familien oder Kindergärten als Systeme gewertet werden. Die Veränderung eines Elementes, etwa der Weggang einer Erzieherin, bewirkt einen Wandel im Gesamtsystem.</text:p>
      <text:p text:style-name="Text_20_body">Am bemerkenswertesten an der Auffassung von Bronfenbrenner ist, dass er Kinder nicht allein als durch die Umwelt geprägte Personen ansieht. Vielmehr sind sie auch aktive Gestalter, die das Milieu, in dem sie leben, fortschreitend in Besitz nehmen und umformen. Heute bestimmt dieser Ansatz die Arbeit in vielen sozialpädagogischen Berufsfeldern. Übrigens orientieren sich auch alle kommunalen Dresdner Kindertageseinrichtungen daran. <text:a xlink:type="simple" xlink:href="http://www.dresden.de/de/03/01/02/002/19_Frage19.php">http://www.dresden.de/de/03/01/02/002/19_Frage19.php</text:a></text:p>
      <text:p text:style-name="Text_20_body"/>
      <text:p text:style-name="P70"/>
      <text:p text:style-name="P79"><text:span text:style-name="T33">Bereits in Praxisbüchern in den 70er Jahren wurde thematisiert, dass sich das </text:span><text:span text:style-name="T33">Spannungsverhältnis zwischen familiärer und außerfamilierer Erziehung durch gute </text:span><text:span text:style-name="T33">Zusammenarbeit mit Eltern entschärfen lä</text:span>sst.</text:p>
      <text:p text:style-name="P43">Die Zusammenarbeit mit den Familien ist insofern wichtig als es damit die Möglichkeit entsteht, dass die Arbeit der Fachkräfte mit den Kindern durch die Eltern zu Hause vertieft wird. Des Weiteren hat die Resilienzforschung verdeutlicht, dass eine positive Eltern-Kind-Beziehung einen wesentlichen Schutzfaktor darstellt. Leider schaffen es aus unterschiedlichsten Gründen nicht alle Eltern, diese Beziehung positiv zu gestalten, und sind deshalb auf Unterstützung angewiesen. Auch die Präventionsforschung hat gezeigt, dass Programme erfolgreicher sind, wenn Kinder und Eltern <text:soft-page-break/>einbezogen werden (vgl. Kliche et al. 2008; Bengel/Meinders-Lücking/Rottmann 2009).</text:p>
      <text:p text:style-name="P84"><text:span text:style-name="T52">In der </text:span><text:span text:style-name="T53">Studie von Fröhlich-Gildhoff et al. (2006)</text:span><text:span text:style-name="T52"> wurde deutlich, dass 80% von 1147 befragten </text:span><text:span text:style-name="T52">Eltern die Erzieherinnen als die zweitwichtigsten Ansprechpartnerinnen in Erziehungsfragen sehen. Eine ähnlich hohe Bedeutung der Lehrerinnen sowie Erzieherinnen zeigte sich in der </text:span><text:span text:style-name="T53">„ifb-Elternbefragung</text:span><text:span text:style-name="T52"> 2002“ (Smolka 2006). Außerhalb des privaten Umfelds haben Lehrkräfte und ErzieherInnen eine große Bedeutung als GesprächspartnerInnen bei Erziehungsfragen. </text:span></text:p>
      <text:p text:style-name="P43"/>
      <text:p text:style-name="P84"><text:span text:style-name="T52">Die Studie von Fröhlich-Gildhoff et al. zeigte, dass einen bedeutsamen Einfluss auf eine gelingende </text:span><text:span text:style-name="T52">Zusammenarbeit zwischen pädagogischen Fachkräften und Eltern die Haltung der Erzieherinnen <text:s/></text:span><text:span text:style-name="T52">hat: „</text:span><text:span text:style-name="T55">Dort wo Konkurrenz bestand, Berührungsängste den wechselseitigen Umgang prägten und/oder vorrangig die Defizite der Erziehungsberechtigten gesehen wurden, gelangt es durch ein verändertes und gestärktes <text:s/>Selbstverständnis der Fachkräfte, den Blick vom einzelnen Kind zur </text:span><text:span text:style-name="T55">gesamten Familie zu weiten. Die Erzieherinnen sahen, dass sie als Professionelle auf die Eltern </text:span><text:span text:style-name="T55">zugehen und sich anderen Stärken und Interessen orientieren sollten. Dabei ist es wichtig, die je </text:span><text:span text:style-name="T55">einzelne Familie mit ihren Ressourcen, aber auch Problemen in den Blick zu nehmen.“ </text:span><text:span text:style-name="T52">(vgl. </text:span><text:span text:style-name="T52">Fröhlich-Gildhoff et al. 2006: 14).</text:span></text:p>
      <text:p text:style-name="P79"/>
      <text:p text:style-name="P92">Durch eine enge Abstimmung von Familie und FrühpädagogInnen über die kindliche Entwicklung, das kindliche Verhalten in Kita und Familie sowie das pädagogische Handeln kann zudem ein Frühwarnsystem entstehen, das kindliche Entwicklungsverzögerung oder Verwahrlosungstendenzen aufdeckt. Durch den partnerschaftlichen Austausch über das kindliche Verhalten und das daraus resultierende Vertrauen können Eltern angeregt werden, sich mit Erziehungsfragen oder bei Erziehungsproblemen an die ErzieherInnen zu wenden. </text:p>
      <text:p text:style-name="P92">Der professionelle Austausch im Rahmen der Erziehungs- und Bildungspartnerschaft ermöglicht schlussendlich eine bestmögliche Erziehungs- und Bildungsbegleitung von Kindern. </text:p>
      <text:p text:style-name="P92"/>
      <text:p text:style-name="P43">Nach Stange: Im Folgenden wird die Relevanz von Erziehungs- und Bildungspartnerschaften erörtert. </text:p>
      <text:p text:style-name="P43">In zahlreicher Literatur, aber insbesondere in der <text:span text:style-name="T25">Resilienzforschung</text:span> wird oft argumentiert, dass Eltern der wichtigste Sozialisations-, Erziehungs- und Schutzfaktor für die Kinder sind. Deswegen ist es wichtig bei allen pädagogischen und sozialpolitischen Überlegungen den Faktor 'Eltern' zu berücksichtigen. Das Wissen der Eltern über ihre Kinder kann von Kindertageseinrichtungen genutzt werden, um darauf aufbauende individuelle Bildungs- und Erziehungsarbeit zu leisten.</text:p>
      <text:p text:style-name="P43">Aufgrund des gestiegenen Stellenwertes der vorschulischen Betreuung, Bildung und Erziehung, die <text:soft-page-break/>nach vermehrter Kooperation der Eltern mit den Einrichtungen verlangen, nimmt auch die Bedeutung der Kooperation mit Eltern zu.</text:p>
      <text:p text:style-name="P43">Die Debatte über die Vereinbarkeit von Beruf und Familie erfordert mehr Kooperation der Bildungs- und Erziehungseinrichtungen mit den Eltern. </text:p>
      <text:p text:style-name="P43">Die Ergebnisse der Resilienzforschung sensibilisieren für zusätzliche sozialökologische Netzwerkpartner in Erziehungs- und Bildungspartnerschaften. </text:p>
      <text:p text:style-name="P43"/>
      <text:p text:style-name="P92">Die Kooperation zwischen Elternhaus und Kindertageseinrichtung soll das Kind ins Zentrum aller Bemühungen stellen und dazu beitragen, dass für jedes Kind optimale Bedingungen gegeben sind, damit es seinen Fähigkeiten und Fertigkeiten entsprechend gefördert werden kann.</text:p>
      <text:p text:style-name="P92">Das Ziel der Zusammenarbeit mit den Eltern ist der Austausch von Informationen über das Kind und sein jeweiliges Umfeld, um ein größeres Verständnis für das Verhalten des Kindes zu gewinnen, eigene Einstellungen zu überprüfen und wenn nötig zu verändern (Dusolt 1993: 17). </text:p>
      <text:p text:style-name="P78"/>
      <text:p text:style-name="P92">Bronfenbrenners <text:span text:style-name="T19">Sozialökologischetheorie???</text:span> weist die Notwendigkeit einer Zusammenarbeit der Institutionen auf und mündet in einer intensiven Aufforderung zur gemeinsamen Gestaltung der Umwelt und der bewussten Abstimmung der Übergänge und der Zusammenarbeit im Interesse der Kinder. Dieses Argument gilt umso stärker, je jünger die Kinder sind (vgl. Tiersch 2006: 86) aus Bauer, P. (Hrsg).</text:p>
      <text:p text:style-name="P92"><text:s/>Allgemein gilt in der fachlichen und wissenschaftlichen Disskusion ein “gutes Verhältnis” zwischen Kindergarten und Elternhaus als fördernd für das Aufwachsen der kleinen Kinder und als Qualitätskriterium für die Betreuung von Kindern (vgl. Fthenakis/Textor 1998: ). <text:span text:style-name="T19">Fthenakis/Textor </text:span><text:span text:style-name="T19">(Hrsg.) (1998). Qualität von Kinderbetreuung. Konzepte, Forschungsergebnisse, internationaler </text:span><text:span text:style-name="T19">Vergleich. Weinheim, Basel. → ist runtergeladen.</text:span></text:p>
      <text:p text:style-name="P78"/>
      <text:p text:style-name="P71">Das “Berliner Bildungsprogramm für die Bildung, Erziehung und Betreuung von Kindern in Tageseinrichtungen bis zu ihrem Schuleintritt” weist darauf hin, dass <text:span text:style-name="T22">“Eltern sind die ersten und fast immer die wichtigsten Bindungspersonen ihres Kindes </text:span><text:span text:style-name="T22">und dadurch die wichtigsten Partner der Erzeiherinnen und Erzeiher bei der Bildung </text:span><text:span text:style-name="T22">und Erziehung der Kinder”</text:span> (Bildungsprogramm S. 110).</text:p>
      <text:p text:style-name="P78"/>
      <text:p text:style-name="P92">Die wichtige Phase der <text:span text:style-name="T25">Eingewöhnungszeit</text:span> mach besonders gut deutlich die Wichtigkeit der Zusammenarbeit mit den Eltern. Damit der Übergang gelingt und das Kind eine gute Beziehung zu seinem/seiner Bezugserzieher/-in aufbauen kann, benötigen Kinder die Eltern als sichere Basis, von <text:soft-page-break/>der aus sie sich in die neue Situation wegbewegen und den neuen Herausforderungen annähern können. Übergeänge können Kindern wichtige Impulse für Weiterentwicklung und Wachstum geben, deswegen sollten in dieser Phase alle Beteiligten, Kinder, Eltern und die pädagogischen Fachkräfte einbezogen werden (<text:span text:style-name="T19">vgl. König 2012: 45). <text:s/></text:span>Die Kinder müssen sich auf die neue Bezugsperson einstellen und sich an die neuen Verhaltensregeln in der Einrichtung anpassen. Der ökopsychologische Ansatz von Bronfenbrenner (1989) verschafft ein vertieftes Verständnis des Übergangs. </text:p>
      <text:p text:style-name="P92">Hilfreich beim Eingehen der Beziehung mit dem Kind in der Eingewöhnungsphase ist hierbei der Kontakt der primären Bezugsperson zu der Erzieher/-in. Das Kind soll die Möglichkeit bekommen, zu beobachten, dass die Mutter der/dem Erzieher/-in vertraut, was ein wichtiger Grund für eine gelingende und behutsame Eingewöhnung ist. </text:p>
      <text:p text:style-name="P92"><text:span text:style-name="T19">Standards für die Zusammenarbeit an der Schnittstelle von Familie und Bildungseinrichtungen </text:span><text:span text:style-name="T19">wurden von der Bertelsmann Stiftung (2008, verfasst von Niesel/Griebel) unter dem Titel: "Eltern </text:span><text:span text:style-name="T19">und Kinder gestalten gemeinsam mit Erzieherinnen und Lehrkräften den Übergang" herausgegeben.--&gt; es geht um die Eltern und Lehrkräfte!</text:span> </text:p>
      <text:p text:style-name="P92">Die Qualität der Eingewöhnung, der Umgang der Erzieher/-innen mit dem Kind und der Kontakt zu den Eltern innerhalb dieses Prozesses ist ein wichtiger Meilenstein für die Stabilität der Kooperationsbeziehung zu den Eltern.</text:p>
      <text:p text:style-name="P92"/>
      <text:p text:style-name="P86"><text:span text:style-name="T59">Kooperation dient der Konfliktvermeidung</text:span><text:span text:style-name="T60">: die kontinuierliche Kooperation mit den Eltern </text:span><text:span text:style-name="T60">verbessert das Klima zwischen den Partnern im Erziehungsprozess und führt zum Aufbau einer </text:span><text:span text:style-name="T60">vertrauensvollen, offenen Beziehung, die ihrerseits das Verhalten des anderen besser </text:span><text:span text:style-name="T60">nachzuvollziehen und Missverständnisse auszuräumen hilft.</text:span></text:p>
      <text:list xml:id="list84722143" text:style-name="L14">
        <text:list-header>
          <text:p text:style-name="P207"><text:span text:style-name="T60">Eine gelungene Zusammenarbeit führt zu einem </text:span><text:span text:style-name="T59">umfassenderen Verständnis des Kindes</text:span><text:span text:style-name="T60"> und </text:span><text:span text:style-name="T59">seiner Entwicklung</text:span><text:span text:style-name="T60">. Das Verhalten des Kindes sollte nicht nur in der Kindertageseinrichtung, </text:span><text:span text:style-name="T60">sondern auch in den häuslichen Situationen berücksichtigt werden. Durch einen regelmäßigen </text:span><text:span text:style-name="T60">Informationsaustausch zwischen Eltern und Erzieher/-innen können mögliche Auffälligkeiten recht </text:span><text:span text:style-name="T60">schnell erkannt werden.</text:span></text:p>
          <text:p text:style-name="P207"><text:span text:style-name="T60">Eine erfolgreiche Erziehungs- und Bildungspartnerschaft gibt den Eltern eine Orientierung und </text:span><text:span text:style-name="T60">weckt ihr Interesse an der Einrichtung. Durch die Einbeziehung der Eltern in die pädagogische </text:span><text:span text:style-name="T60">Arbeit, wird </text:span><text:span text:style-name="T59">die Transparenz des erzieherischen Handelns</text:span><text:span text:style-name="T60"> geschaffen und somit die angestrebte </text:span><text:span text:style-name="T60">gesellschaftliche Anerkennung und Unterstützung des Erzieherberufs erleichtert. Die Erkundung </text:span><text:span text:style-name="T60">der Erlterninteressen und -wünsche bildet die Grundlage zur Weiterentwicklung der Einrichtung </text:span><text:span text:style-name="T60">(vgl. Bernitzke &amp; Schlegel 2004: 12-13).</text:span></text:p>
        </text:list-header>
      </text:list>
      <text:p text:style-name="P92"><text:soft-page-break/>… deswegen ist es wichtig, dass die Familie in die institutionelle Bildungs-, Betreuungs- und Erzeihungsprozesse als gleichberechtigte Partner einbezogen werden. Dadurch kann es ermöglicht werden, individuell auf die Fähig- und Fertigkeiten der Kinder einzugehen und diese zu fördern.</text:p>
      <text:p text:style-name="P78"/>
      <text:p text:style-name="P78">„Das Miteinbeziehen der Eltern ist der Schlüssel für eine gelungene, hoch </text:p>
      <text:p text:style-name="P78">qualifizierte Arbeit in den frühen Kinderjahren.“ (HEBENSTREIT-MÜLLER &amp; </text:p>
      <text:p text:style-name="P78">KÜHNEL 2005; S. 17) </text:p>
      <text:p text:style-name="P92">Die Präsenz der Eltern in den jeweiligen Kitas ist insofern unabdingbar, als davon die erfolgreiche Einführung und Implementierung von verschiedenen Förder- und Präventionsprogrammen abhängig ist.</text:p>
      <text:p text:style-name="P152">Abschließend lässt sich feststellen, dass die vorschulischen Einrichtungen und später auch Schulen sich um eine enge Zusammenarbeit mit Familien bemühen sollten, dabei jedoch den Eltern die Erziehung und Bildung ihrer Kinder nicht aus der Hand nehmen. Das wird auch im Artikel 6 Abs. 2 des Grundgesetzes beschrieben: “Pflege und Erziehung sind das natürliche Recht der Eltern und die zuvörderst ihnen obligende Pflicht.”</text:p>
      <text:p text:style-name="P153">Wenn man über die Intensivierung der Zusammenarbeit mit den Eltern in den Kindertageseinrichtungen spricht, darf man einen rasanten Abbau von “Normalarbeitszeitverhältnissen” in den heutigen Gesellschaft nicht aus dem Auge verlieren. Sehr oft ist der Zeitumfang der Eltern, den sie in der Kindertageseinrichtung ihres Kindes verbringen wollen und können, begrenzt. Deswegen ist die Strategie, je mehr Angebote ein Kindergarten in einem Monat anbietet, desto höher wird die Zahl der teilnehmenden Eltern ausfallen, nicht selten zum Scheitern verurteil.</text:p>
      <text:p text:style-name="P152"/>
      <text:p text:style-name="P152"/>
      <text:p text:style-name="P152">Die Zusammenarbeit mit den Eltern hat eine hohe Bedeutung weil:</text:p>
      <text:list xml:id="list106704210" text:style-name="L15">
        <text:list-item>
          <text:p text:style-name="P201"><text:span text:style-name="T76">Eltern und pädagogische Fachkräfte gemeinsam für das Wohl des Kindes in verschiedenen </text:span><text:span text:style-name="T76">Lebensbereichen Verantwortung tragen</text:span></text:p>
        </text:list-item>
        <text:list-item>
          <text:p text:style-name="P179">Familiale Sozialisationsbedingungen haben insbesondere bei jüngeren Kindern tendenziell einen größeren Einfluss auf deren Entwicklung als die Kindertageseinrichtungen.</text:p>
        </text:list-item>
        <text:list-item>
          <text:p text:style-name="P179">Eltern können über die Bildungsinstitutionen schneller und leichter erreicht werden und somit für Themen der Elternbildung sensibilisiert sowie zur Wahrnehmung entsprechender Angebote vor Ort motiviert werden.</text:p>
        </text:list-item>
        <text:list-item>
          <text:p text:style-name="P179">Alle Eltern können unabhängig von ihrem kulturellen und sozioökonomischen Hintergrund eine Atmosphäre des Willkommens und der Integration erfahren</text:p>
        </text:list-item>
        <text:list-item>
          <text:p text:style-name="P179"><text:soft-page-break/>Mögliche Entwicklungsrisiken und -auffälligkeiten der Kindern können durch eine enge Zusammenarbeit vorgebeugt werden (vgl. Fröhlich-Gildhoff 2013: 181-182).</text:p>
        </text:list-item>
      </text:list>
      <text:p text:style-name="P152"/>
      <text:p text:style-name="P152">Fröhlich-Gildhoff nennt folgende Gründe für die Zusammenarbeit mit Familien: die Zusammenarbeit hat deshalb eine hohe Bedeutung, weil </text:p>
      <text:p text:style-name="P152">• Eltern und pädagogische Fachkräfte gemeinsam für das Wohl des Kindes in verschiedenen Lebensbereichen Verantwortung tragen. </text:p>
      <text:p text:style-name="P152">• Längsschnittuntersuchungen (vgl. z. B. Sylva, Melhuish, Sammons &amp; Siraj- Blatchford 2004) und Befunde aus der Bindungsforschung (u. a. Ahnert 2008; Ahnert &amp; Gappa 2008) zeigen, dass familiale Sozialisationsbedingungen – insbesondere die Feinfühligkeit der Mütter (s. Becker-Stoll 2009, S. 52) – tendenziell einen größeren Einfluss auf die sozial-emotionale Entwicklung von Kindern haben, als die pädagogischen Fachkräfte in Kindertageseinrichtungen. Im Unterschied dazu zeigen z.B. die Ergebnisse der NICHD- Studie, dass Kinder, die außerfamiliär betreut werden, Entwicklungsvorteile in kognitiv-leistungsbezogenen Bereichen aufweisen, wobei allerdings die pädagogische Qualität der Einrichtungen eine entscheidende intermittierende Variable darstellt (NICHD 2006; Belsky 2010). Jungen und Mädchen scheinen in unterschiedlicher Wiese von den Beziehungs- und Bildungsangeboten der pädagogischen Fachkräfte zu profitieren (Ahnert, Pinquart &amp; Lamb 2006). </text:p>
      <text:p text:style-name="P152">• Eltern aufgrund der gesellschaftlichen Veränderungen und deren Auswirkungen auf das Familienleben zunehmend belastet und hinsichtlich ihrer Erziehungsvorstellungen verunsichert (z. B. Henry-Huthmacher 2008). Sie nehmen jedoch prinzipiell die Fachkräfte in den Institutionen der Frühpädagogik als kompetente UnterstützerInnen und BeraterInnen in Erziehungs- und Bildungsfragen an (z. B. Fröhlich-Gildhoff, Kraus &amp; Rönnau 2005; 2006) sind. </text:p>
      <text:p text:style-name="P152">• Eltern über die Kindertagesstätten niedrigschwellig erreicht, für Themen der Elternbildung sensibilisiert und zur Wahrnehmung entsprechender Angebote vor Ort motiviert werden können (vgl. Rönnau &amp; Fröhlich-Gildhoff 2008; Thiersch 2006). Dies hat gerade angesichts der Veränderung familialer Lebenslagen und wachsender Unsicherheit von Eltern in Erziehungsfragen eine besondere Bedeutung (vgl. z. B. Textor 2010; Henry-Huthmacher 2008). </text:p>
      <text:p text:style-name="P152">• alle Eltern, unabhängig von ihrem kulturellen und sozioökonomischen Hintergrund, eine Atmosphäre des Willkommenseins und der Integration erfahren können. </text:p>
      <text:p text:style-name="P152">• über eine enge Zusammenarbeit möglichen Entwicklungsrisiken und -auffälligkeiten der Kinder vorgebeugt werden kann (z. B. Hess 2011; Bengel, Meinders-Lücking &amp; Rottman 2009). </text:p>
      <text:p text:style-name="P152">• über den (all)täglichen, möglichst zugehenden Kontakt auch Eltern angesprochen werden können, die ansonsten schwer zu erreichen sind; das sog. „Präventionsdilemma“ <text:s text:c="2"/>(Bauer <text:s text:c="2"/>&amp; <text:s text:c="2"/>Billingmayer <text:s text:c="2"/><text:soft-page-break/>2005; <text:s text:c="2"/>Bauer <text:s text:c="2"/>2005) <text:s text:c="2"/>– gerade die Zielgruppen, die mit Präventionsmaßnahmen am dringlichsten erreicht werden sollen, nehmen die Angebote nicht wahr – kann auf diesem Weg zumindest verringert werden (vgl. Fröhlich-Gildhoff 2013: 12-13).</text:p>
      <text:p text:style-name="P111"/>
      <text:list xml:id="list634862967" text:style-name="L16">
        <text:list-item>
          <text:p text:style-name="P208"><text:span text:style-name="T54"><text:s/></text:span><text:span text:style-name="T56">Probleme der Zusammenarbeit mit Eltern/Anfordrungen an die </text:span><text:span text:style-name="T56">pädagogische Fachkräfte</text:span></text:p>
        </text:list-item>
      </text:list>
      <text:p text:style-name="P44">Ein grundlegendes Problem für viele pädagogische Fachkräfte ist die Erreichbarkeit von Eltern. </text:p>
      <text:p text:style-name="P84"><text:span text:style-name="T52">An dieser stellen sollte man sich fragen, ob die schwere Erreichbarkeit der Eltern wirklich an derer Interessenlosigkeit, dem Egoismus oder der Konsumhaltung, wie es oft angenommen wird,</text:span><text:span text:style-name="T57"> </text:span><text:span text:style-name="T52">liegt.</text:span><text:span text:style-name="T52"> </text:span></text:p>
      <text:p text:style-name="P43">Um die möglichen Missverständnisse zu vermeiden, sollten pädagogische Fachkräfte ihre Arbeit transparent und nachvollziehbar machen. Wie bereits erwähnt, ist es äußerst wichtig jede einzelne Lebenssituation der Familien individuell zu betrachten und in die Arbeit einzubeziehen, um eine Familie bei der Bewältigung ihrer Aufgaben angemessen unterstützen zu können. </text:p>
      <text:p text:style-name="P43">Eltern reagieren oft aus Unwissenheit und Hilfslosigkeit häufig Konflikt verschärfend oder resignieren. </text:p>
      <text:p text:style-name="P43">Dadurch, dass beide Institutionen Kindergarten und Familie unterschiedlichen Funktionsprinzipien folgen (z.B. unterschiedliche Erwartungen seitens Erzieher/innen und Eltern), agieren sie entsprechend häufig gegeneinander oder nebeneinander statt gemeinsam. </text:p>
      <text:p text:style-name="P123">Eine Untersuchung von Tietze (1998) zu Problemen im Zusammenspiel von Familie und Kindergarten zeigte: die Mütter sehen statistisch signifikant ausgeprägter das Problem in der mangelnden Berücksichtigung der Bedürfnissen der Familien bei der Gestaltung des Kindergartensangebots als dies bei den Erzieher/-innen gegeben ist. Als weiteres stark kritisiertes Problemfeld von beiden Gruppen (Eltern und Erzieher/-innen) erwiesen sich die unterschiedlichen Zielvorstellungen von Eltern und Einrichtung (vgl. Tietze 1998: 99-100). Ein weiteres Problem erweist sich bei der Anerkennung des elterlichen Wissens von den Fachkräften in Kindertageseinrichtungen. In verschiedenen Untersuchungen (u.a. Richter/Andresen 2012) zeigt sich, dass pädagogische Fachkräfte eher einen defizitären Blick auf Eltern und Familie haben, insbesondere was die elterlichen Erziehungskompetenzen anbelangt <text:span text:style-name="T19">(Andresen, S. /Richter, </text:span><text:span text:style-name="T19">M./Otto, H.-U. (2011): Familien als Akteure in der Ganztagsgrundschule. Zusammenhänge und Passungsverhältnisse. In: Stecher, L./Krüger, H.-H./Rauschenbach, T. (Hg.): </text:span></text:p>
      <text:p text:style-name="P124">Ganztagsschule - Neue Schule?. Wiesbaden: VS, S. 205-219. ) oder Richter, M./Müncher, V./Andresen, S. (2008): Eltern. In: Coelen, T./Otto, H.-U. (Hg.): Grundbegriffe </text:p>
      <text:p text:style-name="P124">Ganztagsbildung. Wiesbaden: VS, S. 49-57. ) <text:span text:style-name="T87">Oft versuchen Erzieherinen die Etern zu belehren, </text:span><text:soft-page-break/><text:span text:style-name="T87">was seinerseits zu der Abwehrhaltung, Distanz und Misstrauen gegenüber pädagogischen Fachkräften führen kann.</text:span></text:p>
      <text:p text:style-name="P130">Es ist natürlich schwer alle Eltern gleichermaßen erreichen zu können.</text:p>
      <text:p text:style-name="P43">Wenn Eltern den Eindruck bekommen, dass ihnen wenig Anerkennung, Respekt oder Wertschätzung entgegen gebracht wird, verhindert das eine positive Zusammenarbeit mit den pädagogischen Fachkräften (Lareau 2003) <text:span text:style-name="T19">Lareau, A. (2003): Unequal Childhoods. Class, Race and </text:span><text:span text:style-name="T19">Family Life. University of California Press. </text:span></text:p>
      <text:p text:style-name="P43">Im Kitaalltag spricht man oft von sogenannten “schwer erreichbaren Eltern”, die besonders die Elternarbeit erschweren. <text:s/>Oft werden unter diesem Begriff folgende Gruppen diskutiert:</text:p>
      <text:list xml:id="list615202598" text:style-name="L17">
        <text:list-item>
          <text:p text:style-name="P180">Sozial benachteiligte Familienfragen</text:p>
        </text:list-item>
        <text:list-item>
          <text:p text:style-name="P180">Bildungsferne bzw. bildungbenachteiligte Eltern</text:p>
        </text:list-item>
        <text:list-item>
          <text:p text:style-name="P180">Familien mit Migrationshintergrund</text:p>
        </text:list-item>
        <text:list-item>
          <text:p text:style-name="P180">Multiproblemfamilien (vgl. Helfferich 2001: 100).</text:p>
        </text:list-item>
      </text:list>
      <text:p text:style-name="P43">Im Rahmen meiner Arbeit werde ich diese Gruppen außer Sicht lassen. Da das die vorgegebenen Rahmen meiner Arbeit sprengen würde. </text:p>
      <text:p text:style-name="P88">Sprachprobleme der Eltern können Schwierigkeiten darstellen, indem es zu Missverständnissen und zu Veralgemeinnerungen kommen kann.</text:p>
      <text:p text:style-name="P88">Mangelde Wertschätzung des Erzeiherberufes.</text:p>
      <text:p text:style-name="P88">Keine Übereinstimmung in den vermittelten Werten der Erwachsenen.</text:p>
      <text:p text:style-name="P88">Dabei darf es nicht aus der Acht gelasen werden, dass jede Familie und jede pädagogische Fachkraft hoch individuell sind und sich mit unterschiedlichen Bedürfnissen, Erfahrungen, Erwartungen und Anforderungen in der Einrichtung begegnen. Deswegen kommt es nicht selten zu den Unstimmigkeiten zwischen dem was die pädagogischen Fachkräfte in der Einrichtung tatsächlich leisten können und zwischen dem was von den Eltern erwartet wird.</text:p>
      <text:p text:style-name="P88">Oft sehen die Einrichtungen Schwierigkeiten in der Zusammenarbeit mit den Eltern, wenn Erzieher/-innen und Eltern aus unterschiedlichen Milieus stammen und nicht so mühelos miteinander in Kontakt kommen.</text:p>
      <text:p text:style-name="P88">Bevor man den Eltern die vorschnelle Diagnose “unmotivierte Eltern” verleiht, sollte man sich zuerst die Frage stellen, warum sich Eltern unmotiviert verhalten und welche verborgenen Motivationen ihr Handeln leiten.</text:p>
      <text:p text:style-name="P88"/>
      <text:p text:style-name="P88">„Um <text:s text:c="2"/>an <text:s/>den <text:s/>Bedürfnissen der Familien anknüpfen zu können und eine individuelle Förderung des Kindes zu gewährleisten, ist der Austausch mit Eltern unabdingbare Voraussetzung. Den Fachkräften kommt dabei als VertreterInnen der Einrichtungen eine gewichtige Rolle zu, da sie auf <text:soft-page-break/>den Prozess der Zusammenarbeit großen Einfluss nehmen. Sie gestalten die Rahmenbedingungen, interagieren mit den Eltern und beziehen gewonnene Informationen in ihre Arbeit ein. Ihre Kenntnisse, Orientierungen und Kompetenzen sind demnach entscheidende Faktoren in der <text:s/>Ausgestaltung <text:s/>der <text:s/>Zusammenarbeit“ <text:s/>(Friederich <text:s/>2011, <text:s/>S. <text:s/>8). </text:p>
      <text:p text:style-name="P88"/>
      <text:p text:style-name="P81">Grundsätze/Voraussetzungen für die gelingende Elternarbeit/ wesentliche Aspekte, die eine Zusammenarbeit mit Eltern stärken können</text:p>
      <text:p text:style-name="P77"/>
      <text:p text:style-name="P72">Aus den vorangegangenen Ausführungen und Untersuchungsergebnissen lassen sich eine Reihe von Schlussfolgerungen und Ansatzpunkten für die Zusammenarbeit mit den Eltern in den FRÖBEL-Kindertageseinrichtungen sowie in den Kitas allgemeinen ableiten. Zunächst ist festzuhalten, dass es keinen idealen und allgemeinen Rezept für die gelingende Bildungs- und Erziehungspartnerschaft gibt. </text:p>
      <text:p text:style-name="P72">Um alle Eltern erreichen zu können, sollten Formen der Elternarbeit multimodal ausgerichtet sein. Das heißt, dass eine Rücksicht auf die aktuellen Situationen und Wünsche, Interessen der Familien genommen werden muss und nicht nur Standardangebote durchgeführt werden. </text:p>
      <text:p text:style-name="P72">Die Kindertageseinrichtungen müssen auch selber entscheiden, was sie selber leisten können und wo sie eine Unterstützung bräuchten.</text:p>
      <text:p text:style-name="P72"><text:span text:style-name="T25">Leitfragen</text:span> für eine gelingende Zusammenarbeit: → <text:span text:style-name="T12">siehe S. 58 PDF “Elternanrbeit in der Gesundheitsförderung”.</text:span></text:p>
      <text:p text:style-name="P36"/>
      <text:list xml:id="list1042747814" text:style-name="L18">
        <text:list-item>
          <text:p text:style-name="P192">Kommunikation (Regelmäßige Gespräche), die auf Vertrauen basieren. Dabei sind eine individuelle Betrachtung jeder Familie und echtes Interesse Voraussetzungen für gelingende Kommunikation.</text:p>
        </text:list-item>
      </text:list>
      <text:list xml:id="list1757182527" text:style-name="L19">
        <text:list-item>
          <text:p text:style-name="P193">Transparenz und Vorbildcharakter, Wertschätzende Einbeziehung der Eltern</text:p>
        </text:list-item>
        <text:list-item>
          <text:p text:style-name="P193">sich gegenseitig als Partner annehmen. Die pädagogischen Fachkräfte sehen Eltern nicht als "Feinde", sondern als Partner, die sich für die Interessen ihrer Kinder einsetzen. </text:p>
        </text:list-item>
      </text:list>
      <text:list xml:id="list299872905" text:style-name="L20">
        <text:list-item>
          <text:p text:style-name="P194">Die pädagogische Fachkräfte dafür sensibilisieren, sich in die Lage bzw. Lebenswelt der Eltern hinein zu versetzen und umgekehrt.</text:p>
        </text:list-item>
      </text:list>
      <text:list xml:id="list1492326072" text:style-name="L21">
        <text:list-item>
          <text:p text:style-name="P195">Reflexion eigener Haltung und Handlung. Die gegenseitige Offenheit ist eine grundlegende Basis für das Vertrauen zwischen Eltern und Fachkräften.</text:p>
        </text:list-item>
        <text:list-item>
          <text:p text:style-name="P195">Wünsche der Eltern aufgreifen</text:p>
        </text:list-item>
      </text:list>
      <text:list xml:id="list895829183" text:style-name="L22">
        <text:list-item>
          <text:p text:style-name="P196">Angebote erweitern (z.B. Themenbezogene Elternabende, Gesprächskreise, <text:soft-page-break/>spezielle Kurse usw.)</text:p>
        </text:list-item>
      </text:list>
      <text:list xml:id="list1858705230" text:style-name="L23">
        <text:list-item>
          <text:p text:style-name="P197">Pädagogische Mitbestimmung ermöglichen (für den Aufbau der erfolgreichen Partnerschaften ist der Einbezug der Eltern in Entscheidungen der Einrichtung von großer Bedeutung)</text:p>
        </text:list-item>
        <text:list-item>
          <text:p text:style-name="P197">Durch die Anerkennung und Würdigung der Eltern und ihrer Leistungen, die sie in ihrem Alltag bewältigen müssen, steigt auch deren Bereitschaft, sich zu beteiligen und . </text:p>
        </text:list-item>
        <text:list-item>
          <text:p text:style-name="P197">Eine Zusammenarbeit wird nur dann mit Engagement verfolgt werden, wenn alle Beteiligten für sich bzw. ihre Organisation einen Nutzen darin sehen (Mutschler 1998). </text:p>
        </text:list-item>
      </text:list>
      <text:p text:style-name="P69">In der Studie von Viernickel u.a. (2013) stellt sich die Zusamenarbeit mit Familien als besondere professionelle und persönliche Herausforderung dar, für die sich viele pädagogische Fachkräfte nicht ausreichend qualifiziert fühlen. Um den in den Bildungsprogrammen gestellten Aufgaben gerecht zu werden, sollten die Kompetenzen der Erzieher/-innen für die Zusammenarbeit mit Familien gestärkt werden. Das kann durch entsprechende Angebote der Aus-, Fort- und Weiterbildung realisiert werden (vgl. Vernickel u.a. 2013: 149).</text:p>
      <text:p text:style-name="P133">Gesprächsführungstechniken zu schulen und Strategien des Konfliktmanagements aufzuzeigen .</text:p>
      <text:p text:style-name="P133">Wenn Eltern das Gefühl vermittelt wird, dass ihr Handeln bedeutsam ist, dass sie etwas Sinnvolles bewirken, dann sind sie mehr motiviert sich einzusetzen.</text:p>
      <text:p text:style-name="P130">Ungleiche Machtverteilung belastet die Kooperation.</text:p>
      <text:p text:style-name="P133">Das 12. Prinzip erweitert das 9. Prinzip. Wenn Eltern sich nicht engagieren, ist es sinnvoller zu fragen, was sie daran hindert, als zu resignieren oder sich mit Vorwürfen zu begnügen. Eltern verweigern sich nicht prinzipiell, sondern haben gute Gründe für ihr Handeln und ihr Nicht-Handeln. Es hat keinen Sinn, ihnen die Schuld für mangelnde Zusammenarbeit zu geben. Dies wäre zwar der einfachste Weg, um einen Grund für die Schwierigkeiten zu finden – eine weiterführende Erklärung oder gar eine Lösung für das Problem finden Sie damit nie (<text:span text:style-name="T90">Roger Prott/Annette Hautumm </text:span></text:p>
      <text:p text:style-name="P131">12 Prinzipien für eine erfolgreiche Zusammenarbeit von Erzieherinnen und Eltern </text:p>
      <text:p text:style-name="P131">verlag das netz Betrifft KINDER extra . ) S. 42</text:p>
      <text:p text:style-name="P132"/>
      <text:list xml:id="list1222170425" text:style-name="L24">
        <text:list-item>
          <text:p text:style-name="P209">Forschungsergebnisse im Überblick (Elternarbeit in Kitas).</text:p>
          <text:p text:style-name="P210"><text:soft-page-break/></text:p>
          <text:p text:style-name="P211">Zum Thema „Zusammenarbeit mit Familien in Kindertageseinrichtungen“ liegt eine Reihe von empirischen Studien vor, die hauptsächlich im Zeitraum von 1980 bis 2002 durchgeführt wurden. Viele dieser Studien liefern meist lediglich Beschreibungswissen, das nicht nach Merkmalen der Eltern und dem Alter des zu betreuenden Kindes differenziert wird, sondern eine Momentaufnahme der vorherrschenden Einstellungen in einem bestimmten Regionalen Kontext darstellt. Ähnliches gilt auch für die Studien zur Zufriedenheit von Eltern mit den Kindertageseinrichtungen (vgl. Kalicki 2010: 195). Aktuelle empirische Studien, die sich ausschließlich mit der Zusammenarbeit mit Familien beschäftigen, gibt es nur vereinzelt z.B. d<text:span text:style-name="T19">ie Studien von Fröhlich-Gildhoff u.a (2006), </text:span><text:span text:style-name="T19">Hermann (2006) und Pfaller-Rott (2010) (vgl. Friederich 2011: 9). </text:span></text:p>
        </text:list-item>
        <text:list-item>
          <text:p text:style-name="P211">Eine Reihe von Studien, in denen Eltern und Erzieher/-innen in Einzeluntersuchungen oder gemeinsam zu gleichen bzw. ähnlichen Themen befragt wurden (z.B. Dippelhofer-Stiem &amp; Kahle 1995; <text:span text:style-name="T19">Textor 1998 oder Becker-Textor nachschauen!</text:span>), kommt weitgehend übereinstimmend zu dem Ergebnis, dass Eltern zum übergroßen Teil mit dem Kindergarten und dabei mit der Zusammenarbeit zufrieden sind. Es gibt allerdings eine Gruppe von Eltern aus den sogenannten “bildungsnahen” Schichten, die oft Kritik am Kindergarten und vor allem an der Elternarbeit äußert (vgl. Rabe-Kleberg 2010: 73-74). </text:p>
        </text:list-item>
        <text:list-item>
          <text:p text:style-name="P211">Zu einem ähnlichen Ergebnis kam auch eine Untersuchung von Wolf (2002), die sich auf eine Befragung in den neuen Bundesländern aus dem Jahr 1997 und 2001 bezieht. Diese zeigte, dass die Eltern aus den neuen Bundesländern </text:p>
        </text:list-item>
      </text:list>
      <text:p text:style-name="P41">− <text:s/>im Kontakt mit den Erzieher/innen sehr häufig positive Erfahrungen gemacht haben </text:p>
      <text:p text:style-name="P41">− die Betreuung und Erziehung in der Einrichtung ihren Wünschen und Vorstellungen <text:s text:c="5"/>entsprechen </text:p>
      <text:p text:style-name="P41">− <text:s/>eher selten Kritik an den Erzieher/innen ausüben und </text:p>
      <text:p text:style-name="P41">− <text:s/>mit den Erzieher/innen überwiegend zufrieden sind und ihre Arbeit schätzen und unterstützen. </text:p>
      <text:list xml:id="list439793717" text:continue-numbering="true" text:style-name="L24">
        <text:list-header>
          <text:p text:style-name="P217">Nach seiner Einschätzung liegt der Grund für diese hohe Zufriedenheit auch in der Scheu der Eltern, die Kindertageseinrichtung zu kritisieren. Was die Erwartungen und Einstellungen von Eltern und Erzieher/-innen angeht, so zeigen die Befunde, dass sich die Erwartungen der beiden Akteuere wenig unterscheiden (vgl. Wolf 2002: 32-34). </text:p>
          <text:p text:style-name="P211">Ebenso gibt es bislang wenig empirisch gesichertes Wissen zu den Effekten einer Zusammenarbeit </text:p>
          <text:p text:style-name="P217">zwischen Fachkräften und Eltern auf die Entwicklung der Kinder. Wolfgang Tietze und Hans Günther Rossbach stellten fest, dass es im deutschsprachigen Raum kaum Längsschnittuntersuchungen gibt, die diese Frage beantworten könnten (Tietze &amp; Roßbach 1996: 244). Des Weiteren lassen sich mögliche Effekte einer Zusammenarbeit zwischen Eltern und <text:soft-page-break/>Fachkräften auf die Kinder empirisch nur schwer nachweisen, da die Entwicklung der Kinder von vielen Faktoren beeinflusst wird. Einige Studien aus den USA liefern Belege für den positiven Effekt eines Besuchs von familienunterstützenden Institutionen. Diese Effekte zeigen sich aber erst zu einem späteren Zeitpunkt und betreffen „verringerte Zurückstellungen vom Schulbesuch, vermindertes Sitzenbleiben, weniger Zuweisungen an eine Schule mit Lernbehinderungen, eine verringerte Kriminalität sowie eine erhöhte spätere Berufstätigkeit“ (vgl. Tietze &amp; Roßbach 1996: 244). </text:p>
        </text:list-header>
        <text:list-item>
          <text:p text:style-name="P217">Die Untersuchung von Viernickel u.a. (2013) “Schlüssel zu guter Bildung, Erziehung und Betreuung”, in die bundesweit alle Kindertagesstätten mit öffentlichen und freien Trägerschaften einbezogen waren, hat gezeigt, dass solche Formen der Elternarbeit wie Tür- und Angelgespräche, individuelle Eltern- und Entwicklungsgespräche, aktuelle Aushänge, Feste und Elternabende für Kindertageseinrichtungen selbstverständliche und etablierte Formen der Zusammenarbeit mit Eltern sind. Elterncafes, Elternstammtische, Videodokumentationen und Informationen in verschiedenen Sprachen werden weitaus weniger praktiziert. Gründe dafür können sowohl in der relativen Innovation von diesen Methoden als auch in den knappen zeitlichen Ressourcen der pädagogischen Fachkräfte liegen (vgl. Viernickel u.a. 2013: 129).</text:p>
        </text:list-item>
        <text:list-item>
          <text:p text:style-name="P217">Die sichtbaren Zeichen für die Bereitschaft mit den Eltern in die Bildungs- und Erziehungspartnerschaft einzutreten, sind die Einräumung von Mitbestimmungs-, Gestaltungs- und Beteiligungsmöglichkeiten, die über das reine Verfügbarmachen von Informationen und über Formen des Informationsaustauschs über das Kind bzw. über die pädagogische Arbeit hinausgehen (vgl. Viernickel u.a. 2013: 131). </text:p>
        </text:list-item>
        <text:list-item>
          <text:p text:style-name="P217">Das größte Mitbestimmungsrecht haben die Eltern bei der Ausgestaltung von Festen, bei Anschaffungen und finanziellen Entscheidungen. Am seltestens werden die Eltern in die Konzeptionsüberarbeitung und die Gestaltung des pädagogischen Alltags einbezogen (vgl. Viernickel u.a. 2013: 132). </text:p>
        </text:list-item>
        <text:list-item>
          <text:p text:style-name="P217">Auch die Untersuchungen aus dem angloamerikanischen Sprachraum konnten zeigen/bestätigen, dass familienunterstützende Förderangebote besonders erfolgreich sind, wenn Eltern und Kindertageseinrichtungen zusammenarbeiten. </text:p>
        </text:list-item>
      </text:list>
      <text:p text:style-name="P117"/>
      <text:p text:style-name="P156">Die Untersuchung von Jeske (1997) der Zusammenarbeit der Kindertageseinrichtungen mit Familien in den neuen Bundesländer stellte fest, dass den meisten Eltern die Zusamenarbeit mit der Kindertageseinrichtung ihres Kindes wichtig bzw. sehr wichtig ist. Eltern wollen mehr Informationen über ihr Kind erhalten und sind der Meinung, dass der bessere Kontakt zu der <text:soft-page-break/>Erzieher/-in ihrem Kind nur zugute kommen wird (vgl. Jeske 1997: 63). </text:p>
      <text:p text:style-name="P157">Jeske, K. (1997). Mit den Eltern und nicht für die Etern. Zusamenarbeit von Eltern und Erzieher/-innen in Kindertageseinrichtungen. Grafschaft. <text:s/></text:p>
      <text:p text:style-name="P157"/>
      <text:p text:style-name="P156">Was die Erwartungen der Eltern angeht, zeigen die Studien von Textor (1992) und Minsel (1995) folgende Ergebnisse: </text:p>
      <text:p text:style-name="P156">Eltern wünschen sich:</text:p>
      <text:list xml:id="list1788958701" text:style-name="L25">
        <text:list-item>
          <text:p text:style-name="P202"><text:span text:style-name="T75">eine Öffnung des Kindergartens, d.h Informationen über die Gestaltung des </text:span><text:span text:style-name="T75">Kindergartenalltags bzw. über das Verhalten der Erzieher/-innen bei Problemen mit Kindern, Elternbriefe, Hospitation.</text:span></text:p>
        </text:list-item>
        <text:list-item>
          <text:p text:style-name="P177">Praktische Anregungen für das eigene erzieherische Verhalten gegenüber ihren Kindern, z.B. Ausstellungen guter Spiele und Bücher, Ausleihmöglichkeiten, Spiel- und Bastelrunden.</text:p>
        </text:list-item>
        <text:list-item>
          <text:p text:style-name="P177">Elternbildung: Informationen über Erzeihungsfragen, Ernährung etc., Gesprächskreise.</text:p>
        </text:list-item>
        <text:list-item>
          <text:p text:style-name="P177">Beratung bei Erziehungsproblemen, Informationen über Hilfsangebote für Familien (vgl. Textor 1992: &amp; Minsel 1995: ).</text:p>
        </text:list-item>
      </text:list>
      <text:p text:style-name="P49">Minsel, B. (1995). Ergebnisse der Elternbefragung zu Beginn des Modelversuchs. München. Bayern 12 Modellstandorte des Projekts “Weiterentwicklung von Kindertageseinrichtungen”.</text:p>
      <text:p text:style-name="P49">Textor M.R. (1992). Familienunterstützende Maßnahmen im Kontext des Kindergartens. Bericht über einen Modellversuch in Passau. München.</text:p>
      <text:list xml:id="list51652084" text:continue-numbering="true" text:style-name="L25">
        <text:list-header>
          <text:p text:style-name="P177"/>
        </text:list-header>
      </text:list>
      <text:list xml:id="list2184603054" text:continue-list="list439793717" text:style-name="L24">
        <text:list-item>
          <text:p text:style-name="P211">In Anbetracht der insgesamt nicht zufriedenstellenden Forschungslage im Bereich 'Zusammenarbeit mit den Eltern in Kindertageseinrichtungen' richtet sich die Aufmerksamkeit in der vorliegenden Studie insbesondere darauf, den Lesern Transparenz und empirisch gestützte Erkenntnisse über die Zufriedenheit der Familien mit der Bildungs- und Erziehungspartnerschaft in den vorschulischen Institutionen zu schaffen. Dabei rückt das Projekt des FRÖBEL-Trägers „FRÖBEL-Mitarbeiter/innen- und Elternbefragung 2013“ in den Mittelpunkt. Da es bislang noch keine Forschungsergebnisse über die Elternzufriedenheit mit der Zusammenarbeit in den FRÖBEL-Kindertageseinrichtungen gibt, beabsichtigt die Analyse den Adressaten einen guten Überblick darüber zu verschaffen und Ähnlichkeiten sowie Differenzen in der Beurteilung durch die Eltern aufzuzeigen. Die Untersuchung gibt den Eltern einerseits Auskunft darüber, inwieweit die FRÖBEL-Einrichtungen für sie im Bereich Erziehungs- und Bildungspartnerschaft einen attraktiven Kindergarten darstellen und deren Bedürfnissen sowie Erwartungen entsprechen, andererseits informiert sie den Träger und die pädagogischen Fachkräfte in Verbesserungsvorschläge/-bedarfe <text:soft-page-break/>den in Kindertageseinrichtungen der weiteren über die Entwicklung der Erfolge bzw. Erziehungs- die und Bildungspartnerschaft. </text:p>
        </text:list-item>
        <text:list-item>
          <text:p text:style-name="P211"/>
          <text:p text:style-name="P211">Einige Autoren gehen davon aus, dass das Verhältnis von Elternhaus und Kindergarten nachhaltig durch die Phase der “<text:span text:style-name="T25">Eingewöhnung</text:span>” der Eltern geprägt wird. Der Eintritt in die Krippe oder den Kindergarten bringt mit sich für das Kind und seine Familie einen bedeutenden Entwicklungsabschnitt. Das Kind in den ersten drei Lebensjahren durch andere Personen als die Mutter betreuen zu lassen, ist für viele Eltern eine schwierige und emotional belastende Entscheidung. Den Eltern kommt in dieser Phase nicht nur die unterstützende Rolle zu, sondern sie müssen mit dem Übergang ihres Kindes auch selber eine Entwicklungsaufgabe bewältigen. Nicht selten entstehen bei den Eltern Konkurrenzgefühle und Eifersucht, die ein kooperatives Miteinander mit der/dem Erzieher/-in belasten. Sie werden Eltern eines Kindergartenkindes, was von zahlreichen Anforderungen und Aufgaben begeitet wird. Hier sollten die Kindertageseinrichtungen eine Hilfestellung den Eltern bieten <text:span text:style-name="T19">(vgl. Rabe-Kleberg, U. 2010: 72)</text:span>. <text:span text:style-name="T19">Gerd E. Schäfer; Roswitha, </text:span><text:span text:style-name="T19">Staege; Kathrin, Meiners (2010) (Hrsg.). Kinderwelten – Bildungswelten. Unterwegs zur </text:span><text:span text:style-name="T19">Frühpädagogik. Berlin: Cornelsen. <text:s/></text:span>Wichtig ist die Eltern von den Trennungsängsten und anderen psychischen Belastungen, die mit der Eingewöhnungsphase einhergehen, zu entlasten und ihnen ihre Funktion als eine emotional sichere Basis für ihr Kind durch ihre Begleitung während der <text:s/>Eingewöhnungszeit zu vermitteln. Die Erzieher/-innen tragen einen großen Anteil zur Herstellung eines sicheren Dreiecks zwischen den Eltern, dem Kind und sich selbst bei (vgl. H<text:span text:style-name="T91">é</text:span>derv<text:span text:style-name="T91">á</text:span>ri-Heller 2010: 241-242). Aus der Berliner Studie (Laewen 1989) geht hervor, dass der Verzicht auf die Einbeziehung der Eltern in die Eingewöhnung von Kindern in den ersten drei Lebensjahren zu einer besonderen emotionalen Belastung für die Kinder führt und vergrößert die Wahrscheinlichkeit von höheren Erkrankungsraten (<text:span text:style-name="T19">Laewen 1989: 102-108)</text:span>. </text:p>
          <text:p text:style-name="P213"/>
          <text:p text:style-name="P211">Der Prozess der Eingewöhnung wird im Wesentlichen von der Kommunikation und Partizipation getragen. Die Übergangskompetenz, d.h. die Fähigkeit und Bereitschaft, den Übergang erfolgreich zu bewältigen, hängt wesentlich von der Fähigkeit und Bereitschaft aller Beteiligten zu Kommunikation und Partizipation ab (vgl. Griebel 2010: 4). Insbesondere die Passung zwischen den Anforderungen der Kindergartenstätte und den von den Kindern mitgebrachten Kompetenzen wirkt sich auf die Bewältigung des Übergangs aus. Die Kompetenzen hängen mit den Vorerfahrungen des Kindes in seiner Familie zusammen (vgl. Griebel 2010: 13).</text:p>
          <text:p text:style-name="P211">Griebel und Niesel (2004) fanden in ihrer Studie heraus, dass Kinder, die sich im Gegensatz zur Mehrheit nicht auf die Schule freuten, waren diejenigen Kinder, die auch beim Übergang in den <text:soft-page-break/>Kindergarten Schwierigkeiten gehabt hatten. Auch ihre Eltern hatten Angebote zur Beteiligung weniger oft wahrgenommen und hatten weniger Kontakt zur Erzieherin <text:span text:style-name="T19">(Griebel &amp; Niesel, 2004)</text:span>. Diese Untersuchung bestätigt noch mal, dass die Eingewöhnung von Kindern und von ihren Eltern nicht getrennt von einander betrachtet werden kann, sondern immer Hand in Hand laufen sollte. </text:p>
        </text:list-item>
        <text:list-item>
          <text:p text:style-name="P211"/>
          <text:p text:style-name="P211">Der <text:span text:style-name="T25">systemtheoretische Ansatz</text:span> besagt, dass die Entwicklung in der Auseinandersetzung mit Umgebungseinflüssen stattfindet. Bezogen auf den Kindergartenbereich heißt das, dass Kindertageseinrichtungen, Eltern und Kinder miteinander kommunizieren müssen, damit die Entwicklung überhaupt möglich ist. Der Kindergarten hat einen direkten Einfluss auf das Kind und einen indirekten auf die Eltern. Entsteht ein Konflikt im Miteinander zwischen den Personen, die an der Entwicklung eines Kindes beteiligt sind, führt dies zu der enormen Belastung des Kindes. <text:s/>Mit der “Eingewöhnung” der Eltern wird hier die Phase des Übergangs der Kinder vom Elternhaus in den Kindergarten verstanden, die nicht nur für das Kind mit den Stressfaktoren verbunden ist, sondern auch die Eltern vor die neuen Anforderungen und Veränderungen stellt. Die Steressforschung weist darauf hin, dass Überlastungsreaktionen vermeidbar sind, wenn Veränderungen im Lebensumfeld des Kindes gering gehalten und wenn sie vorhersehbar und kontrollierbar gestaltet werden (vgl. Griebel 2010: 4).</text:p>
        </text:list-item>
      </text:list>
      <text:p text:style-name="P130">Große Nachfrage nach Fort- und Weiterbildung zu Thema “Elternarbeit” auf Seiten der Erzieher/innen (WIff). </text:p>
      <text:p text:style-name="P123">Im Projekt <text:span text:style-name="T22">“Elternhaus und Kindergarten – Institutionen und Akteure im Prozess des Aufwachsens </text:span><text:span text:style-name="T22">von Kindern”</text:span> wurde die Grundhaltung der Leitung, Erzieher/innen und Eltern gegenüber dem Verhältnis von Elternhaus und Kindergarten untersucht. </text:p>
      <text:p text:style-name="P123">Aufgrund der Ergebnisse wurde auf Seiten <text:span text:style-name="T25">der Erzieher/innen </text:span>und <text:span text:style-name="T25">Leitung</text:span> auf vier Haupttypen von Haltungen und Handlungsorientierungen gegenüber den Eltern gestoßen:</text:p>
      <text:list xml:id="list1453029004" text:style-name="L26">
        <text:list-item>
          <text:p text:style-name="P218"><text:span text:style-name="T25">Paternalistisch</text:span>: diese Haltung basiert teilweise auf eher autoritären oder eher fürsorglichen Tendenzen, schafft aber immer ein hierarchisches Verhältnis zwischen der Institution und den Eltern. Dabei entscheidet die Einrichtung, was gut und richtig für die Eltern ist, von den Familien wird Passivität und Unterordnung erwartet. </text:p>
        </text:list-item>
        <text:list-item>
          <text:p text:style-name="P219"><text:span text:style-name="T25"><text:s/>Dienstleistungsorientiert</text:span>: Dieses Handlungsmuster richtet sich an der Nachfrage potenzieller Kunden aus und bedenkt die Konkurrenz zu anderen Anbietern. Die Haltung hat oft auch fürsorgliche Elemente gegenüber den Kunden.</text:p>
        </text:list-item>
        <text:list-item>
          <text:p text:style-name="P220"><text:span text:style-name="T25"><text:s/>Expertokratische</text:span>: Dieses Handlungsmuster wird durch Wissen legitimiert. Austauschprozesse mit Nicht-Experten sind nicht notwendig. Wünsche oder Anfragen von Laien werden nach der gebotenen Fachlichkeit bearbeitet. </text:p>
        </text:list-item>
        <text:list-item>
          <text:p text:style-name="P218"><text:soft-page-break/><text:span text:style-name="T25"><text:s/>Professionell</text:span>: Professionell verstandenes Handeln basiert ebenfalls auf spezifischem Wissen, setzt aber eine Zusammenarbeit mit den Laien voraus. Die notwendige Balance von Nähe und Distanz wird durch Fachlichkeit zum einen und Partnerschaftlichkeit zum anderen belastet. </text:p>
          <text:p text:style-name="P221">Auf Seiten der <text:span text:style-name="T25">Eltern</text:span> wurden folgende Handlungstypen herausgearbeitet:</text:p>
        </text:list-item>
        <text:list-item>
          <text:p text:style-name="P218"><text:span text:style-name="T25">Passiv</text:span>: Es handelt sich um eine abwartende Haltung, die alles, was “von oben” kommt, akzeptiert.</text:p>
        </text:list-item>
        <text:list-item>
          <text:p text:style-name="P222"><text:span text:style-name="T25">Dienstleistungsorientiert</text:span>: Diese Haltung wird durch das Selbstverständnis als zahlender Kunde bestimmt, der für sein Geld Leistung erhalten will, die den Charakter der Hilfe haben kann. </text:p>
        </text:list-item>
        <text:list-item>
          <text:p text:style-name="P223">Verantwortungsorientiert: <text:span text:style-name="T28">Die Eltern fühlen sich für das Gelingen des gemeinsamen </text:span><text:span text:style-name="T28">Handelns mit den pädagogischen Fachkräften verantwortlich. </text:span></text:p>
        </text:list-item>
        <text:list-item>
          <text:p text:style-name="P223">Partizipationsorientiert<text:span text:style-name="T28">: Bei diesem Handlungsmuster wird eine gleichberechtigte Kooperation angestrebt, im Grenzfall auch in partnerschaftlicher Weise </text:span><text:span text:style-name="T29">(vgl. Rabe-Kleberg, </text:span><text:span text:style-name="T29">U. <text:s/></text:span></text:p>
          <text:p text:style-name="P222">Zu einer reflektierten inneren Haltung der Fachkräfte gehören Respekt und Wertschätzung des Gegenübers, eine vorurteilbewusste und nicht-beurteilende Beziehungsgestaltung, ein ressourcenorientierter Blick und die Bereitschaft zu Dialog und Diskurs sowie zur Selbstreflexion (vgl. Roth 2010: 17).</text:p>
          <text:p text:style-name="P222"/>
          <text:p text:style-name="P221">Die Hauptergebnisse dieser Untersuchung zeigen, dass die Orientierungen von Kindergarten und Elternhaus in den seltesten Fällen zusammenpassen. Diese stehen teilweise im großen Widerspruch zueinander. Allerdings war diese Diskrepanz in den wenigsten Fällen der Ausgangspunkt für grundsätzliche Auseinadersetzungen.</text:p>
          <text:p text:style-name="P224">Das Hauptergebnis dieser Studie zeigt, dass Erzieher/innen in gewöhnlichen Kindergärten auf dem Stand ihres heutigen beruflichen Selbstverständnisses und ihres aktuellen Ausbildungsniveaus kaum bereit und vermutlich nicht in der Lage sind, das Verhältnis von Elternhaus und Kindergarten in Richtung auf Professionalität, Partizipation und Partnerschaft zu entwickeln <text:span text:style-name="T19">(vgl. Rabe-Kleberg, </text:span><text:span text:style-name="T19">U. 2010: </text:span>79-82<text:span text:style-name="T19">)</text:span>. <text:span text:style-name="T19">Gerd E. Schäfer; Roswitha, Staege; Kathrin, Meiners (2010) (Hrsg.). </text:span><text:span text:style-name="T19">Kinderwelten – Bildungswelten. Unterwegs zur Frühpädagogik. Berlin: Cornelsen.</text:span>).</text:p>
        </text:list-item>
      </text:list>
      <text:p text:style-name="P119"/>
      <text:p text:style-name="P119"/>
      <text:p text:style-name="P119">Forschung belegt, dass ein intensiver Kontakt der Eltern zu den pädagogischen Fachkräften die positive und vor allem die realistische Einschätzung des eigenen Kindes fördert und damit die <text:soft-page-break/>Eltern-Kind-Bindung positiv beeinflusst (<text:span text:style-name="T19">vgl. Niesel/Griebel 2002: xx)</text:span>.</text:p>
      <text:p text:style-name="P119"/>
      <text:p text:style-name="P119">Eine Erklärung für diese sich widersprechenden Ergebnisse kann im Erhebungsmodus, in länderspezifischen Unterschieden, oder in einem mit der Zeit voranschreitenden Bewusstseinswandel der Elternschaft bezüglich ihrer Kooperations- und Partizipationsbereitschaft.</text:p>
      <text:p text:style-name="P118"/>
      <text:p text:style-name="P120"><text:span text:style-name="T75">Wie oben bereits erwähnt, hat die Familie einen größeren Einfluss auf Bildungs- und Sozialisationsergebnisse von Kindern als die besuchte Kindertageseinrichtung. Dies weist darauf </text:span><text:span text:style-name="T75">hin, dass es erfolgversprechend(er) ist, über Familienförderprogramme und über Familienbildung kindliche Entwicklungs- und Bildungsprozesse zu fördern. Gerade jene Förderungsansätze </text:span><text:span text:style-name="T75">besonders fruchtbar sind, die Bildungs-, Erziehungs- und Betreuungsprozesse in Kindertageseinrichtungen mit einem intensiven Einbezug der Eltern, Familienförderung und </text:span><text:span text:style-name="T75">Familienbildung verbinden. Erst in den letzten Jahren lassen sich die institutionellen Betreuungsangebote mit den expliziten eltern- und familienunterstützenden Diensten beobachten </text:span><text:span text:style-name="T75">(vgl. Stöbe-Blossey/Mierau/Tietze 2008: 105-122). Breite Beachtung hat zum Beispiel in </text:span><text:span text:style-name="T75">Deutschland der Ansatz „Early Excellence Centres“ bzw. „Children’s Centres“ aus England </text:span><text:span text:style-name="T75">gefunden. Im Mittelpunkt dieses Ansatzes steht die Einbindung der Eltern in die Erziehungsarbeit und Entwicklung des Kindes. Angelehnt an dieses Modell ist auch in Deutschland eine Vielzahl von solchen Ansätzen entstanden. Wie z.B. </text:span><text:span text:style-name="T79">Familienzentren</text:span><text:span text:style-name="T75">, </text:span><text:span text:style-name="T79">Early-Excellence-Zentren</text:span><text:span text:style-name="T75"> </text:span><text:span text:style-name="T82">, Monheimer Projekt </text:span><text:span text:style-name="T83">Mo.Ki – Monheim für Kinder, Dormagener Modell</text:span><text:span text:style-name="T82"> </text:span><text:span text:style-name="T75">.</text:span><text:span text:style-name="T14"> </text:span></text:p>
      <text:p text:style-name="P130">Bislang gibt es in Deutschland nur sehr wenige Ansätze, in denen Eltern als gleichberechtigte Erziehungspartner einbezogen werden.</text:p>
      <text:p text:style-name="P130"><text:span text:style-name="T19">Perry Preschool Project</text:span> konnte noch mal beweisen, wie wichtig die Bildungs- und Erzeihungspartnerschaft der Einrichtugen mit den Eltern ist. In diesem Projekt wurden 58 afro-amerikanische Kinder aus ärmeren Familien mit einem hohen Risiko, in der Schule zu versagen, in einem Kindergarten speziell gefördert. Im Vergleich zu einer etwa gleich großen Kontrollgruppe mit gewöhnlicher/keiner speziellen Kindergartenförderungwiesen diese Kinder später bessere Schulleistungen, weniger Schulabbrüche sowie geringere Sonderschulbesuchsquoten auf, und sie waren mit 40 Jahren häufiger erwerbstätig und weniger straffällig geworden. Was dieses Projekt besonders auszeichnete, war neben kleineren Gruppen eine intensive Zusammenarbeit mit den Eltern in Form von wöchentlich 90-minütigen Hausbesuchen (<text:span text:style-name="T19">vgl. Weiß 2012: 64). </text:span></text:p>
      <text:p text:style-name="P123"/>
      <text:p text:style-name="P123"><text:span text:style-name="T12">Umformulieren--&gt; </text:span>Die dargestellten Befunde zeigen, dass Maßnahmen der Elternbildung und des Elterntrainings durchaus erwünschte Wirkungen zeigen. Es mangelt aber im deutschen Sprachraum </text:p>
      <text:p text:style-name="P123"><text:soft-page-break/>noch deutlich an gut kontrollierten und langfristigen Evaluationsstudien mit ‚harten’ Krite- </text:p>
      <text:p text:style-name="P123">rien aus dem Alltag. Nach den internationalen Metaanalysen tragen vielfältige Faktoren und </text:p>
      <text:p text:style-name="P123">nicht nur der Programminhalt dazu bei, die erwünschten Veränderungen in der Erziehung </text:p>
      <text:p text:style-name="P123">zu erzielen. Deshalb ist bei der Generalisierung einzelner Befunde Vorsicht geboten. Posi- </text:p>
      <text:p text:style-name="P123">tive Effekte einzelner Studien in anderen Kulturen sind keine Garantie dafür, dass sich hier- </text:p>
      <text:p text:style-name="P123">zulande Ähnliches ergibt. Neben einem systematischen Ausbau der Wirkungsevaluation </text:p>
      <text:p text:style-name="P123">sind auch mehr Implementierungs- und Prozessforschung erforderlich. Dazu gehört z.B. </text:p>
      <text:p text:style-name="P123">auch die Frage, wie vermehrt jene Familien zur Teilnahme gewonnen werden können, die </text:p>
      <text:p text:style-name="P123">aus bildungsfernen Kontexten kommen und/oder einen Migrationshintergrund haben. Auch </text:p>
      <text:p text:style-name="P123">lokale und nationale Ansätze zur Qualitätssicherung sollten gestärkt werden, z.B. durch </text:p>
      <text:p text:style-name="P123">unbürokratische Programmakkreditierung. Auch wenn die Stärkung der Evidenzbasis für </text:p>
      <text:p text:style-name="P123">Eltern- und Familienbildung statt momentaner Kürzungen mehr finanzielle Mittel erfordert, </text:p>
      <text:p text:style-name="P123">sind solche Investitionen gut angelegt. Denn die Kosten bei einer langfristigen und schwe- </text:p>
      <text:p text:style-name="P123">ren Fehlentwicklung eines Kindes können weit über eine Million Euro betragen (vgl. z.B. </text:p>
      <text:p text:style-name="P123">Cohen/Piquero 2009). </text:p>
      <text:p text:style-name="P123"/>
      <text:p text:style-name="P130">Bevor man sich in der Kindertageseinrichtung mit dem Thema “Zusammenarbeit mit den Eltern” befasst, sollte zuerst die eigene Haltung gegenüber Eltern geklärt werden. Dies ist nötig, um unterschiedliche, oft auch unbewusste Faktoren, die aktuelles kommunikatives Handeln steuern zu erkennen und zu bearbeiten.</text:p>
      <text:p text:style-name="P130">Die Evaluation des Projektes <text:span text:style-name="T19">“Stärkung der Erziehungskraft der Familie durch und über den Kindergarten” </text:span>hat noch mal unterstrichen, dass die <text:span text:style-name="T21">Haltung</text:span><text:span text:style-name="T30"> </text:span><text:span text:style-name="T15">(in der Masterarbeit steh auch was dazu)</text:span><text:span text:style-name="T30"> der Erzieher/-innen</text:span> gegenüber der Eltern ein zentraler Schlüssel für die gelingende Zusammenarbeit mit den Eltern ist. Eine positive offene Haltung sowohl auf der Seite der Erzieher/-innen als auch auf der der Eltern ist eine Grundvoraussetzung für eine partnerschaftliche Zusammenarbeit. In einigen Fällen kommt die Kooperation zwischen den Familien und Kindertageseinrichtungen gar nicht zustande, weil es nicht immer deutlich ist, von wem diese im Grunde/überhaupt ausgehen soll. Die xxx meinen, dass Die Erzieher/-innen müssen jedoch dabei den ersten Schritt tun und den Eltern eine einladende Haltung signalisieren. Die Einrichtung soll nicht darauf warten, dass die Familien von alleine kommen, sondern das Angebot zu den Eltern bringen, wie das z.B. <text:span text:style-name="T19">das Projekt HIPPY (Kiefl 1996)</text:span> aufgrund verstärkter Hausbesuche zeigt. Durch die Haltungsänderung konnten Ängste von Erzieher/-innen gegenüber den Eltern bezüglich Kompetenzüberschreitung von Eltern und die damit verbundene Herabsetzung der Rolle der Erzieher/-innen abgebaut werden. Desweiteren konnten die Erzieher/-innen ihren Bick vom Kind <text:soft-page-break/>auf die ganze Familie erweitern, offener auf die Eltern zugehen, sich mehr auf die Stärken und Interessen der Eltern orientieren anstatt eine defizitorientierte und konkurrierende Haltung anzunehmen. Aus dem Evaluationsbericht geht hervor, dass “der Ausgangspunkt für die Haltungsänderung waren Weiterbildungen – dabei hat es sich als vorteilhaft herausgestellt, wenn das gesamte Team an solchen Weiterbildungen teilnimmt.” (vgl. Fröhlich-Gildhoff, Kraus, Rönnau 2006: 8-15).</text:p>
      <text:p text:style-name="P130"><text:span text:style-name="T25">Studie von Fröhlich-Gildhoff</text:span>: die Haltung der Erzieherinnen war entscheidend für die positive Entwicklung von Erziehungspartnerschaft. </text:p>
      <text:p text:style-name="P130">Durch den Einbezug der Eltern in die pädagogische Arbeit mittels aktiver Teilnahme und Information bekamen die Eltern eine genauere Vorstellung vom Kindergarten-Ablauf. Der Respekt gegenüber der Erzieherinnen stieg. Die Eltern bekamen Ideen für die eigene Beteiligung und zeigten eine steigende Bereitschaft zur Unterstützung. (S. 10. kindergarten heute.) das zeigt, dass es Angebote norwendig sind, in denen Eltern sich als kompetent erleben können und motiviert sind, diese Kompetenzen auszubauen.</text:p>
      <text:p text:style-name="P130"/>
      <text:p text:style-name="P130"/>
      <text:p text:style-name="P130"/>
      <text:p text:style-name="P130"><text:span text:style-name="T12">Umformulieren--&gt;</text:span> Roth (2010, S. 23ff.) führt aus, dass eine pädagogische Haltung, welche getragen ist durch die Komponenten a) Respekt und Wertschätzung, b) Vorurteilsbewusstsein, c) Ressourcenorientierung, d) Dialoghaftigkeit sowie e) Selbstreflexion, die kommunikative Beziehungsgestaltung zu den Eltern begünstigt. Dabei <text:s/>ist <text:s/>„neben <text:s/>einer <text:s/>respektvollen <text:s/>Haltung <text:s/>gegenüber den Eltern die reflexive Haltung gegenüber den eigenen Wertvorstellungen maßgeblich, um in der pädagogischen Arbeit mit Eltern nicht in die Pädagogisierung [oder gar Belehrung] <text:s text:c="2"/>von <text:s text:c="2"/>Eltern <text:s text:c="2"/>abzugleiten“ <text:s text:c="2"/>(Wiezorek <text:s text:c="2"/>2006, <text:s text:c="2"/>S. <text:s text:c="2"/>57f.). <text:s text:c="2"/>In <text:s text:c="2"/>Aus- und Weiterbildungszusammenhängen stellt es eine besondere Herausforderung dar, mit Pädagoginnen und Pädagogen reflexiv an ihrer Haltung und deren Weiterentwicklung zu arbeiten (vgl. WiFF 2011). </text:p>
      <text:p text:style-name="P130"/>
      <text:p text:style-name="P123">Die Ergebnisse der qualitativen Analysen der Untersuchung von Viernickel u.a (2013) weisen darauf hin, dass nicht die Formen der Zusammenarbeit allein über die Qualität der Kooperation entscheiden, sondern die Haltung den Eltern gegenüber wesentlich ist (vgl. Viernickel u.a. 2013: 144).</text:p>
      <text:h text:style-name="P126" text:outline-level="2"><text:soft-page-break/><text:a xlink:type="simple" xlink:href="http://link.springer.com/article/10.1007/s12054-013-0012-7"><text:span text:style-name="T88">Die eigene Haltung als Schlüssel der Zusammenarbeit mit Eltern</text:span></text:a><text:span text:style-name="T14"> → springer link</text:span></text:h>
      <text:p text:style-name="Text_20_body"><text:a xlink:type="simple" xlink:href="http://link.springer.com/search?facet-author=%22Judith+Strohm%22">Judith Strohm</text:a><text:span text:style-name="T12">, </text:span><text:a xlink:type="simple" xlink:href="http://link.springer.com/search?facet-author=%22Viola+Schlichting%22">Viola Schlichting</text:a><text:span text:style-name="T12">, </text:span><text:a xlink:type="simple" xlink:href="http://link.springer.com/search?facet-author=%22Carolin+Schmidt%22">Carolin Schmidt</text:a><text:span text:style-name="T12"> im </text:span><text:a xlink:type="simple" xlink:href="http://link.springer.com/journal/12054">Sozial Extra</text:a><text:span text:style-name="T12"> (2013) </text:span></text:p>
      <text:p text:style-name="P130"/>
      <text:p text:style-name="P130">Aber auch Transparenz/Offenheit der Erzieher/-innen spielt eine entscheidende Rolle in der Zusammenarbeit mit den Eltern. Durch den Einbezug der Eltern in die Arbeit pädagogischer Fachkräfte erhalten die Eltern ein besseres Verständnis über den Kita-Ablauf. Der Respekt gegenüber den Erzieher/-innen steigt sowie die Bereitschaft zur Beteiligung und Unterstützung (ebd.: 8). </text:p>
      <text:p text:style-name="P123">Obwohl es in den Kindertageseinrichtungen viele positive Ansätze zur Zusammenarbeit mit Familien gibt, existieren immer noch große … Ängste... zwischen Erzieher/-innen und Eltern. </text:p>
      <text:p text:style-name="P123"/>
      <text:p text:style-name="P121">In einer Erziehungs- und Bildungspartnerschaft werden unter anderem gegenseitiger Austausch und Abstimmung sowie Offenheit als Ziele angegeben. Dementsprechend ist es für pädagogische Fachkräfte notwendig, Rückmeldungen von Eltern einzuholen und umgekehrt, diesen Feedback zu ihrem Erziehungsverhalten zu geben (vgl. BSASFF 2003). </text:p>
      <text:p text:style-name="P121"/>
      <text:p text:style-name="P122">Erwartungen der Eltern an die Kita: </text:p>
      <text:p text:style-name="P136"/>
      <text:section text:style-name="Sect1" text:name="pageContainer5">
        <text:p text:style-name="P160">Viele der vorliegenden Studien zu den Bedürfnissen der Eltern und ihren Erwartungen an die Kindertagesbetreuung liefern Beschreibungswissen, das nicht nach Merkmalen der Eltern und dem Alter des zubetreuenden Kindes differenziert, sondern eine Momentaufnahme der vorherrschenden Einstellungen in einem bestimmten regionalen Kontext darstellt. Ähnliches gilt für Erhebungen zur Zufriedenheit von Eltern mit der in Anspruch genommenen Kindertagesbetreuung (Cryer/Burchinal1997;Fendrich/Poth-mann 2007) und für die wenigen vorliegende Studien,die auch explizit die bildungsbe-</text:p>
      </text:section>
      <text:section text:style-name="Sect1" text:name="pageContainer6">
        <text:p text:style-name="P159">Zogenen Erwartungenvon Eltern in den Blick nehmen(Herrmann2007;Stickelmann/</text:p>
        <text:p text:style-name="P159">Will2007).DieGeneralisierbarkeitsolcherDatenistfraglich,handeltessichdochum</text:p>
        <text:p text:style-name="P160">nichtrepräsentativeErhebungen.Besondersproblematischerscheintes,anhandderermitteltenErwartungenundErfahrungenderBeteiligtenpädagogischeQualitätbestimmenzuwollen(z.B.McKim1993).ZudemgebendieseBefundewenigAufschlussüberdieBedingungenelterlicherUrteileundEntscheidungen.EigeneDatenzeigen,dassdieelterlichenErwartungenandievorschulischeBildung,BetreuungundErziehungininstitutionellenKontextenstarkvomBildungsgradderEltern,ihremErwerbsstatusundinsbesonderevomAlterdeszubetreuendenKindesabhängenunddassim</text:p>
        <text:p text:style-name="P160">West/OstVergleichregionaleUnterschiedeauftreten(Kalicki/Herzog/Klemm2009;vgl.auchTietzeu.a.1998).-- &gt;Kalicki</text:p>
      </text:section>
      <text:p text:style-name="P125"><text:span text:style-name="T11">Eltern mit ausgeprägter </text:span><text:span text:style-name="T96">Hilfeorientierung diese Elternwünschen sich </text:span><text:soft-page-break/><text:span text:style-name="T96">vondenErzieherinnenBeratunginFragenzurEntwicklungundErziehungihresKindesoderhoffenbeispielsweise,dassdieErzieherinnenihrKindbesserfördernkönnenalssieselbst</text:span></text:p>
      <text:p text:style-name="P158">–<text:span text:style-name="T96">nutzendabeiüberdurchschnittlichoftindividuelleGesprächsterminesowie</text:span></text:p>
      <text:p text:style-name="P159">TelefongesprächemitderBezugserzieherin.ElternmitallgemeinhoherOrientierung</text:p>
      <text:p text:style-name="P159">zurKindertagesbetreuung,d.h.Eltern,denendieBildungs-,Erziehungs-undBetreu-</text:p>
      <text:p text:style-name="P159">ungsfunktionderTageseinrichtunggleichermaßensehrwichtigist,nutzenallederbe-</text:p>
      <text:p text:style-name="P159">trachtetenKontaktmöglichkeitenbesondershäufig.AuchdieThemenundInhalte,überdieElternmitdenErzieherinnenihrerKindersprechen,spiegelndieelterlichenErwar-tungenundOrientierungenwider</text:p>
      <text:p text:style-name="P159">.SofordernangesichtseinerallgemeinhohenZufrie-</text:p>
      <text:p text:style-name="P159">denheitderElternmitderKindertageseinrichtungdievorrangigkooperationsorientiertenElternamehestenVeränderungenimKindergartenein;sieschildernauchamehesten,dasseszuAuseinandersetzungenzwischenElternundErzieherinnenkommtundbeklagenammeistendenZeitmangelderErzieherinfüreinElterngespräch</text:p>
      <text:p text:style-name="P122"/>
      <text:p text:style-name="P121">Eltern erwarten von den Kindertageseinrichtungen, dass ihrem Kind die optimale Betreuung zukommt und mit den Eltern respektvoll umgegangen wird.</text:p>
      <text:p text:style-name="P121">In solchen Fällen sollte man die Perspektive der Eltern anzunehmen und sich folgen de Fragen zu stellen: Welche Sorgen und Gefühle stehen hinter dem Verhalten der Eltern? Wie können wir im Sinne der zu einer gemeinsamen tragfähigen Lösung gelangen? Es muss berücksichtigt werden, dass auf der gleichen “Augenhöhe” keine Belehrung und Erziehung der Eltern gemeint ist.</text:p>
      <text:p text:style-name="P121">Kommunikationsstörungen entstehen oft durch auseinander gehende Erwartungen.</text:p>
      <text:p text:style-name="P134">Die Hamburger Sprachentwicklungslängsschnittstudien zu Kooperation von Kitas und Eltern im Hinblick auf die kindliche Zweitsprachentwicklung belegen, dass die Eltern, die sich häufiger an den Elternabenden, Elterngesprächen oder sonstigen Aktivitäten beteiligten und auch die Angebote der Kindertageseinrichtungen wie z.B. Elterncafe etc. wahrnahmen, entwickelten sich diese Kinder sprachlich besser als Kinder, deren Eltern sich weniger häufig beteiligten. Tür- und Angelgespräche wirken sich laut der Studie signifikant förderlich auf die Sprachentwicklung der Kinder aus (vgl. Hildenbrand &amp; Köhler 2010: 206-209). </text:p>
      <text:p text:style-name="P134">Von der Kindertageseinrichtungen wünschen sich Eltern in erster Linie Wertschätzung, Unterstützung und Entlastung.</text:p>
      <text:p text:style-name="P135">Hildenbrand, C. &amp; Köhler, H. (2010). <text:span text:style-name="T22">Kooperation mit den Eltern als Bestandteil der Sprachförderung in Kindertageseinrichtungen.</text:span> In: Fröhlich-Gildhoff, K., Netwig-Gesemann, I., Strehmel, P. (Hrsg.) (2010). Forschung in der Frühpädagogik III. Schwerpunkt: Sprachentwicklung &amp; Sprachförderung. <text:s/>S. 193-214.</text:p>
      <text:p text:style-name="P121"/>
      <text:list xml:id="list1578300586" text:continue-list="list2184603054" text:style-name="L24">
        <text:list-header>
          <text:p text:style-name="P214"/>
        </text:list-header>
        <text:list-item>
          <text:p text:style-name="P214"><text:soft-page-break/></text:p>
        </text:list-item>
        <text:list-item>
          <text:p text:style-name="P214"/>
        </text:list-item>
        <text:list-item>
          <text:p text:style-name="P214"/>
        </text:list-item>
        <text:list-item>
          <text:p text:style-name="P214"/>
        </text:list-item>
        <text:list-item>
          <text:p text:style-name="P214"/>
          <text:p text:style-name="P214">Zusammenarbeit mit Eltern als Qualitätsstandart (wie die pädagogische Qualität durch enge Zusammenarbeit mit den Eltern gewachsen ist; Was macht eine gute Zusammenarbeit aus?) und (wie sich die gute Zusammenarbeit auf die Kinder auswirkt?) NKK und KES.</text:p>
          <text:p text:style-name="P214"/>
        </text:list-item>
      </text:list>
      <text:p text:style-name="P143">Im Rahmen des Qualitätsmanagements wird Qualität in der Regel als die Erfüllung von Anforderungen mit dem Ziel der dauerhaften Kundenzufriedenheit verstanden <text:span text:style-name="T19">(Zink 1994: xx). </text:span></text:p>
      <text:p text:style-name="P130">Es stellt sich die Frage, ob die Qualität in der Bildung- und Erziehungspartnerschaft <text:s text:c="2"/>bestimmt und messbar ist? Hier darf die Qualität nicht nur an gut messbaren Äußerlichkeiten festgemacht werden, sondern wird von subjektiven Bewertungen, beispielsweise der Zufriedenheit, bestimmt. Zur Feststellung der Qualität sind die pädagogischen Bedingungen, unter denen die Zusammenarbeit mit den Eltern stattfindet, zu berücksichtigen sowie pädagogische Konzepte, Gesetze und gesellschaftliche Normen zu beachten (Bernitzke &amp; Schlegel 2004: 26). </text:p>
      <text:p text:style-name="P130">Die Eltern als Kunden werden mit ihren Erwartungen und Ansprüchen unter dem Aspekt der Qualität zunehmend ernster genommen. </text:p>
      <text:p text:style-name="P130">Erzieher/-innen sind vorwiegend für die pädagogische Arbeit mit Kindern und weniger für die Arbeit mit Eltern ausgebildet. </text:p>
      <text:p text:style-name="P130"><text:span text:style-name="T12">Umformulieren--&gt;</text:span> Angesichts der in den ersten Lebensjahren besonders stark ausgeprägten Lernfähigkeit und Verletzbarkeit der Kinder ist es entscheidend, dass in allen Betreuungsangeboten ein hohes Niveau der pädagogischen Qualität sichergestellt wird. Wenn dieser Ausbau auch zu einer besseren Balance von Familie und Beruf beitragen soll, dann ist es ebenfalls wichtig, dass die elterlichen Bedarfe in Hinblick auf die Qualität berücksichtigt werden, die nicht nur pädagogisch zu verorten sind. Dabei ist daran zu denken, dass sich Eltern z.B. Einrichtungen wünschen, die in der Nähe des Wohnortes oder des Arbeitsplatzes sind, deren Öffnungszeiten mit ihren Arbeitszeiten kompatibel sind, die eine Betreuung über die Ferienzeiten abdecken etc. Primär sind es flexible und gleichzeitig verlässliche Betreuungsarrangements, die Eltern benötigen, wenn sie Familie und Erwerbstätigkeit vereinbaren (vgl. Keil 2012: 120-121). </text:p>
      <text:p text:style-name="P130"><text:soft-page-break/>Zur nachhaltigen Sicherung einer hohen Qualität der Rahmenbedingungen des Aufwachsens aller Kinder plädiert der Beirat für einen die Familien integrierenden Ansatz. Er verbindet die bereits genannten Perspektiven der Kinder, der Eltern und des Sozialraums. Und er zielt auf eine neue und bessere Integration der öffentlichen und der elterlichen Sorge für Kinder, die geeignet ist, durch Stärkung des Informationsaustauschs zwischen Tageseinrichtung und Eltern, durch Ausweitung von Partizipationsspielräumen der Familien und durch tragfähige Kooperationsstrukturen in der Gestaltung der Erziehungspraxis das Wohl aller Kinder sowie eine angemessene Unterstützung und Anregung ihrer Entwicklungs- und Bildungsprozesse zu gewährleisten. Dabei geht es um die Praxis einer engen Erziehungspartnerschaft zwischen Tageseinrichtungen für Kinder bzw. Angeboten der Familientagesbetreuung und Eltern. Es geht aber auch um eine weitergehende Vernetzung der lokalen Dienstleistungen für Familien, wie sie beispielsweise in Familienzentren realisiert wird. </text:p>
      <text:p text:style-name="P130">Besondere Aufmerksamkeit verdienen in diesem Zusammenhang Angebote, die Eltern in ihrer Rolle als Betreuer und Erzieher der Kinder stärken, ihre Involviertheit in die pädagogische Arbeit sichern, und – direkt oder indirekt – zur Unterstützung der elterlichen Beziehungs- und Erziehungskompetenzen beitragen (vgl. Keil 2012: 120-121). </text:p>
      <text:p text:style-name="P130"/>
      <text:p text:style-name="P130">Ein wechselseitiger Austausch von Kindertageseinrichtung und Elternhaus scheint mit einer höheren pädagogischen Qualität sowohl des Erzieherinnenverhaltens als auch des mütterlichen Verhaltens einherzugehen (<text:span text:style-name="T19">vgl. Owen/Ware/Barfoot 2000: xx). Owen, M.T.; Ware, A.M.; Barfoot, B. (2000). Caregiver-mother partnership behaviour and the quality of caregiver-child and mother-child interactions. In: Early Childhood Research Quarterly 15, S. 413-428.</text:span></text:p>
      <text:p text:style-name="P131"/>
      <text:p text:style-name="P130">Die Qualität einer Dienstleistung im Bereich der Zusammenarbeit mit den Eltern ist abhängig von den subjektiven Erfahrungen, Erwartungen und persönlichen Gegebenheiten der Eltern. Die erbrachte Dienstleistung der Erzieher/-innen beim Elternabend kann zwar objektiv hochwertig sein, dennoch subjektiv Unzufriedenheit bei den teilnehmenden Eltern auslösen, wenn sie wenig verstanden haben oder ihre Fragen unzureichend bzw. unverständlich beantwortet wurden. Mangelde Qualität schlägt sich in der Unzufriedenheit der Eltern als Kunden, was seinerseits mit einer geringeren Nachfrage einhergehen kann (vgl. Bernitzke &amp; Schlegel 2004: 28). </text:p>
      <text:p text:style-name="P130"/>
      <text:p text:style-name="P130">Um eine qualitativ hochwertige Dienstleistung zu realisieren, sollen nach Niedenführ (1998) folgende drei Aufgaben erfüllt werden: Qualitätsentwicklung, Organisation des Qualitätsprozesses und Qualitätsbewertung. Mit der Qualitätsentwicklung ist Erfassung der Bedürfnisse von den Nutzern der Dienstleistung, zum Beispiel Elterbefragung und die Festlegung der Qualitätsstandards <text:soft-page-break/>gemeint. Bei der Organisation des Qualitätsprozesses werden beispielsweise die Qualifikation der Leistungserbringer spezifiziert und ein Ressourcenmanagement durchgeführt. Die Qualitäts-bewertung umfasst die Messung und die Analyse der Qualität (z.B. Erfassen der Elternzufriedenheit), die Entwicklung von Messverfahren zur Qualitätsprüfung sowie die Maßnahmen zur Optimierung der Qualität (Niederführ 1998: 21-39).</text:p>
      <text:p text:style-name="P130"/>
      <text:p text:style-name="P130"><text:span text:style-name="T26">KES</text:span><text:span text:style-name="T19"> </text:span>Merkmale.....Die Zusammenarbeit mit den Eltern finden im Bereich VII “Erzieherinnen und Eltern” <text:s/>mit xx Items eine Berücksichtigung. Einen Hinweis auf Eltern ist auch bei Item 1 (Begrüßung und Verabschiedung) zu finden. Elternarbeit findet unter formal räumlichen Aspekten Beachtung, indem erfasst wird, unter welchen räumlichen Bedingungen Erwachsene (Eltern und Erzieher/-innen) sich treffen können. Das Item 37? setzt sich mit inhaltlichen Aspekten der Elternarbeit auseinander. </text:p>
      <text:p text:style-name="P130">Leider erlauben die ausgewählten Aspekte in der KES es nicht die Qualität der Elternarbeit <text:s/>vollständig abzubilden. Weder die Ziele noch die Bedeutung der Zusammenarbeit mit Familien werden hier thematisiert.</text:p>
      <text:p text:style-name="P112"/>
      <text:p text:style-name="P38">Nach Katz (1996) sollte Erziehungspartnerschaft, ähnlich wie pädagogische Qualität, als “mehrperspektivisches Konstrukt” verstanden werden. Denn Erziehungspartnerschaft je nachdem, ob sie mit dem Blick von Eltern, Erzeiher/innen oder Kindern etc. betrachtet wird, kann für jeden etwas Anders bedeuten<text:span text:style-name="T19"> (vgl. Katz 1996: 226-239). </text:span></text:p>
      <text:p text:style-name="P38">Die Qualität von Erziehungspartnerschaft wird durch zahlreiche Faktoren bestimmt. Zu diesen gehören die Berücksichtigung der Mehrdeutigkeit bzw. Mehrperspektivität der Erziehungspartnerschaft, der Zusammenhänge, die zwischen den unterschiedlichen Erwartungshorizonten und der Funktionsvielfalt (Erziehung, Betreuung und Bildung) des Kindergartens bestehen, sowie die Zusammensetzung der Elternschaft in der jeweiligen Einrichtung (<text:span text:style-name="T19">vgl. Liegle 2006: 134)</text:span>. </text:p>
      <text:p text:style-name="P38">Nach <text:span text:style-name="T19">Tietze (1998)</text:span> die Prozessqualität (oder Ergebnissqualität) ist umso höher je besser die Erziehungspartnerschaft zwischen den pädagogischen Fachkräfte und den Eltern gelingt (vgl. Tietze 1998: ).</text:p>
      <text:p text:style-name="P38">Unter einer guten Prozessqualität versteht man:</text:p>
      <text:list xml:id="list176003724" text:style-name="L27">
        <text:list-item>
          <text:p text:style-name="P182">eine <text:span text:style-name="T22">sichere Betreuung</text:span> der Kinder von Erzieher/-innen, die die Kinder altersgemäß angemessen beaufsichtigen, in einer Umgebung mit sicherem Spielmaterial und sicherer Ausstattung,</text:p>
        </text:list-item>
        <text:list-item>
          <text:p text:style-name="P182">eine <text:span text:style-name="T22">Gesundheit förderliche Betreuung</text:span>, indem die Kinder Aktivitäts- und <text:soft-page-break/>Ruhemöglichkeiten haben sowie hygienische Notwendigkeiten und kindliche Ernährungsbedürfnisse beachtet werden,</text:p>
        </text:list-item>
        <text:list-item>
          <text:p text:style-name="P182">eine <text:span text:style-name="T22">entwicklungsangemessene Stimulation</text:span> der Kinder mit Gelegenheiten zum Spielen und Lernen in den verschiedenen Bereichen wie Sprache, Musik, bildnerischer Ausdruck, Darstellung, Fein- und Grobmotorik, Umgebungsbewusstsein, Naturverständnis,</text:p>
        </text:list-item>
        <text:list-item>
          <text:p text:style-name="P182">ein <text:span text:style-name="T22">positives Interaktionsklima mit den Erzieher/-innen</text:span>, in dem die Kinder Vertrauen zu den Erwachsenen haben, von ihnen lernen und den Umgang mit ihen gern haben,</text:p>
        </text:list-item>
        <text:list-item>
          <text:p text:style-name="P182">eine <text:span text:style-name="T22">ermutigende Haltung gegenüber der individuellen emotionalen Entwicklung</text:span> des Kindes, die ihm unabhängiges, sicheres und kompetentes Handeln ermöglicht,</text:p>
        </text:list-item>
        <text:list-item>
          <text:p text:style-name="P185">Förderung der positiven Sozialbeziehungen zu anderen Kindern, <text:span text:style-name="T67">indem die Umgebung und </text:span><text:span text:style-name="T67">Ausstattung entsprechend ausgelegt ist und das Kind die für positive Pee-Interaktionen erforderliche Unterstützung erhält (vgl. Tietze, Rossbach, Grenner: 55-56).</text:span></text:p>
        </text:list-item>
      </text:list>
      <text:p text:style-name="P38"/>
      <text:p text:style-name="P30">Qualitätsstandards für die Zusammenarbeit zwischen Fachkräften und Eltern im Übergang : siehe PPP “-KIGA_SRK_Froehlich-Gildhoff-Zusammenarbeit_mit_Etern_20120704” S. 44-49!</text:p>
      <text:p text:style-name="P30"/>
      <text:p text:style-name="P52">Mindest-Standards in der Zusammenarbeit mit Eltern </text:p>
      <text:p text:style-name="P38">Aus den vorliegenden Studien, theoretisch abgesicherten Handlungsempfehlungen und Qualitätsanalysen lassen sich zehn Mindest-Standards für die Zusammenarbeit der Institution Kindertageseinrichtung mit den Eltern formulieren (vgl. Fröhlich-Gildhoff 2013): </text:p>
      <text:p text:style-name="P38">1. Schriftlich fixiertes Eingewöhnungskonzept, das regelmäßig evaluiert und reflektiert wird. </text:p>
      <text:p text:style-name="P38">2. Systematische Information der Eltern über die Abläufe in der Kita auf verschiedenen Wegen (Gespräche, schriftliche Informationen – in mehreren Sprachen, <text:s text:c="2"/>möglichst <text:s text:c="2"/>Hausbesuche, <text:s text:c="2"/>...) <text:s text:c="2"/>– unter Berücksichtigung des kulturellen Hintergrundes der Familien. Auch informelle Informationswege, z. B. Gespräche in Elterncafès, sind hier einzubeziehen. </text:p>
      <text:p text:style-name="P38">3. Regelmäßige Bedarfsanalysen um Wünsche und Bedürfnisse der Eltern bzw. der verschiedenen Subgruppen zu erfassen und darauf aufbauend zielgruppenspezifisch Angebote planen zu können. </text:p>
      <text:p text:style-name="P38">4. Qualifizierte Tür- und Angelgespräche: Diese sind der Kern des Kontakts zwischen Fachkraft und Eltern. Hierfür müssen die Fachkräfte qualifiziert sein und ein dafür ausgewiesener Zeitrahmen muss nicht nur zur Verfügung stehen, sondern als bewusstes Element in Arbeitszeitberechnungen einbezogen werden. </text:p>
      <text:p text:style-name="P38">5. Mindestens halbjährlich stattfindende Entwicklungsgespräche mit den Eltern und ggf. weiteren Bezugspersonen auf der Basis systematischer Beobachtung und Dokumentation. </text:p>
      <text:p text:style-name="P38">6. Regelmäßige Formen der Elternbildung z. B. durch Informationsnachmittage/-abende zu <text:soft-page-break/>zielgruppenspezifischen oder allgemeinen Themen; das Angebot von Elternkursen – für alle Eltern – zur Stärkung der Erziehungskompetenz ist dabei eine sinnvolle Zusatzmaßnahme. </text:p>
      <text:p text:style-name="P38">7. Regelmäßige Eltern-Kind-Aktivitäten zur Verbesserung des Kontakts und zum gemeinsamen Erleben von Interaktionen im Beziehungsdreieck. </text:p>
      <text:p text:style-name="P38">8. Gezielte Übergangskonzepte und systematische Übergangsberatung der Eltern (in den Übergängen Krippe – Kita; Kita – Grundschule). </text:p>
      <text:p text:style-name="P38">9. Pläne für ein <text:s text:c="2"/>„Krisenmanagement“ <text:s text:c="2"/>bei <text:s text:c="2"/>besonderen <text:s text:c="2"/>Problemen <text:s text:c="2"/>(z.B. <text:s text:c="2"/>Verdacht auf Kindeswohlgefährdung), damit die zuständige Fachkraft schnell Unterstützung erhält und sich nicht allein gelassen fühlt. </text:p>
      <text:p text:style-name="P38">10. Tragfähige, fallunabhängige Kooperationen zu Einrichtungen der Jugendhilfe (z.B. Erziehungsberatungsstellen), auf die im Bedarfsfall schnell zurückgegriffen werden kann und an die Familien ggf. unkompliziert weiter vermittelt werden können. <text:a xlink:type="simple" xlink:href="http://www.bildungsforschung.org/">http://www.bildungsforschung.org/</text:a> </text:p>
      <text:p text:style-name="P38"/>
      <text:p text:style-name="P38"/>
      <text:p text:style-name="P76">Der 10. und 11. Kinder- und Jugendbericht--&gt; lesen!</text:p>
      <text:p text:style-name="P68"/>
      <text:p text:style-name="P92">Sowie Eltern als auch Erzieher/-innen nennen als wichtigste Qualitätsaspekte des Kindergartens “gut ausgebildete Erzieher/-innen” und eine “gute Atmosphäre”, gefolgt von “wenig Kinder pro Gruppe” (vgl. Tietze 1998: 94).</text:p>
      <text:p text:style-name="P92"/>
      <text:p text:style-name="P68"/>
      <text:p text:style-name="P54">II <text:s text:c="3"/>Infos zum FRÖBEL</text:p>
      <text:p text:style-name="P94">Zwei Aspekte der Fröbelschen Pädagogik waren von besonderer Bedeutung:</text:p>
      <text:list xml:id="list753079216" text:style-name="L28">
        <text:list-item>
          <text:p text:style-name="P189">Fröbels Auffassun<text:span text:style-name="T34">g von der seelisch-geistigen Entwicklung in der frühen Kindheit</text:span></text:p>
        </text:list-item>
        <text:list-item>
          <text:p text:style-name="P190">seine Theorie des Spiels sowie die von ihm entwickelten “Spielgaben”</text:p>
        </text:list-item>
      </text:list>
      <text:p text:style-name="P99">Fröbels Pädagogik entstand aus der geistigen Bewegung der Romantik und des <text:s/>Idealismus.</text:p>
      <text:p text:style-name="P99">Für ihn stellte sich die Welt als sinvolles Ganzes dar, und die Aufgabe der Erziehung sei es, den Menschen zum Einklang und zur Harmonie mit der Welt zu führen. Fröbel maß der Frühpädagogik sowie einer guten Mutter-Kind-Beziehung entscheidende Bedeutung für die gesamte Entwicklung des Menschen bei. Bereits im frühesten Alter sollten die Kinder durch spielerische Übungen mit der Mutter im kognitiven, emotionalen und motorischen Bereich gefördert werden. Ziel der Erziehung war ihm die Freiheit und Selbstbestimmung des Menschen, und daher sollten auch einengende Vorschriften und Strafen aus der Erziehung verbannt werden. Im Mittelpunkt seiner Pädagogik stand die Beachtung und Förderung des kindlichen Spiels, denn er hatte beobachtet, dass die Fähigkeit zum Spiel eine notwendige Voraussetzung für die spätere Entwicklung zu einem ausgeglichenen und arbeitsfähigen Menschen war (vgl. Aden-Grossmann 2002: 31-32). </text:p>
      <text:p text:style-name="P99"><text:soft-page-break/>Fröbel verfasste ein Familienbuch, das die Mutter bei der Pflege und Erziehung des Säuglings und des Kleinkindes leiten sollte.</text:p>
      <text:p text:style-name="P99">Fröbel regte die Gründung von Elternvereinen an, die die Initiatoren und Träger der ersten Kindergärten wurden.</text:p>
      <text:p text:style-name="P99">Einer von der drei Funktionen, die nach Fröbel der Kindergarten erfüllt ist: Ausbildung von jungen Männern und Frauen für Erziehungsaufgaben. <text:s text:c="7"/></text:p>
      <text:p text:style-name="P99">Das Spiel ist für Fröbel die höchste Stufe der Kindesentwicklung. (S.41) Die Förderung des Spiels war ein vorrangiges Ziel des Kindergartens. <text:s text:c="10"/></text:p>
      <text:p text:style-name="P46"/>
      <text:p text:style-name="P45">EBERT, Sigrid (2000): Friedrich Fröbel. In: kindergarten heute spezial: Pädagogische Handlungskonzepte von Fröbel bis zum Situationsansatz. Freiburg im Breisgau : Herder. </text:p>
      <text:p text:style-name="P101"/>
      <text:p text:style-name="P104"><text:span text:style-name="T85">Fröbels </text:span>anthroposophische Gedanken spielen in der modernen Fröbel-Pädagogik jedoch höchstens in sehr praxisbezogener weise eine Rolle: Sing- und Gruppenspiele, die Arbeit mit den Spielgaben und die Einbeziehung der Eltern in die Erziehung ihrer Kinder sind Standard. (aus FRÖBEL Broschüre)</text:p>
      <text:p text:style-name="P104"/>
      <text:p text:style-name="Text_20_body">Friedrich Fröbel (1782 - 1852) gilt als der Vater des Kindergartens schlechthin. Seine Erziehungslehre umfasst das Säuglingsalter, die Kleinkindererziehung und das Jugendalter. Fröbel hat Pestalozzis Gedanken der mütterlichen Erziehung weitergeführt und sein Prinzip der Selbstständigkeit durch seine Bildungsphilosophie vertieft. Leitgedanke der Fröbel-Pädagogik ist die freie Selbsttätigkeit und Selbstbestimmung des jungen Menschen. </text:p>
      <text:p text:style-name="Text_20_body">Bei allen Angeboten wird auf die Erfahrung der Kinder, die diese aus eigener Anschauung gewinnen sollen, geachtet. Eine ganzheitliche Erziehung mit Platz für soziales, musisches, manuelles, schöpferisches und kognitives Lernen und Tun war für Fröbel ein Grundprinzip. Fröbel war überzeugt davon, dass das Greifen vor dem Begreifen kommt, ebenso das Fassen bzw. Anfassen vor dem Erfassen. Deshalb soll Erziehung notwendig leitend aber nicht vorschreibend, bestimmend und eingreifend sein. </text:p>
      <text:p text:style-name="Text_20_body">Die Pflege des kindlichen Tätigkeitstriebes durch das Spiel ist maßgebliche Grundlage von Fröbels Kindergarten-Pädagogik. Hier hat er seine Spielgaben entwickelt: Kugel, Würfel und Walze in der Form von Ball, Bauklotz und Säule. Daran schließen sich bei ihm Beschäftigung wie Stäbchen legen, Flecht- und Faltarbeiten, Erbsenlegen, Zeichnen, Gemeinschafts- und Bewegungsspiele und auch Gartenarbeit an. Der Kindergarten im Fröbelschen Sinne ist Ergänzung zur Familienerziehung mit dem Auftrag der Gemeinschaftserziehung. (<text:a xlink:type="simple" xlink:href="http://www.dresden.de/de/03/01/02/002/19_Frage19.php">http://www.dresden.de/de/03/01/02/002/19_Frage19.php</text:a>)</text:p>
      <text:p text:style-name="Text_20_body"/>
      <text:p text:style-name="P46"/>
      <text:list xml:id="list240043155" text:style-name="L29">
        <text:list-item>
          <text:p text:style-name="P212"><text:soft-page-break/>Träger</text:p>
        </text:list-item>
        <text:list-item>
          <text:p text:style-name="P212"><text:s/>Konzept</text:p>
          <text:p text:style-name="P212">Friedrich Fröbel gilt als Begründer einer auf das Spiel konzentrierten frühpädagogischen Didaktik des Kindergartens. </text:p>
          <text:p text:style-name="P212"/>
          <text:p text:style-name="P212">Das Zentrum der Kindergartenpädagogik bilden die von Fröbel sorgfältig analysierten Materialien, einfache Gegenstände wie Ball, Kugel, Würfel. </text:p>
          <text:p text:style-name="P212">Ein wesentlicher Bestandteil der Kindergartenpädagogik sind von Fröbel konzipierten und in eigener Fabrikation hergestellten “Spielgaben”. Zu den Spielgaben gehörten:</text:p>
        </text:list-item>
      </text:list>
      <text:list xml:id="list1952588826" text:style-name="L30">
        <text:list-item>
          <text:p text:style-name="P183">ein Kasten mit sechs farbigen Bällen</text:p>
        </text:list-item>
        <text:list-item>
          <text:p text:style-name="P183">Kugeln, Würfel, Walze</text:p>
        </text:list-item>
        <text:list-item>
          <text:p text:style-name="P183">sechs Baukästen <text:s/></text:p>
        </text:list-item>
      </text:list>
      <text:p text:style-name="P40">Die Beschäftigungsmittel sind Legetäfelchen, Stäbchen, Muscheln sowie Ausstechen, Ausnähen, Netzzeichnen, Flechten, Falten, modellieren mit Ton. </text:p>
      <text:p text:style-name="P3"><text:span text:style-name="T73">Mit Hilfe von Spielgaben sollten die Kinder die ersten gesetzmäßigen Zusammenhänge der Natur </text:span><text:span text:style-name="T73">erfassen. Sie erhilten nicht nur mathematische Grundgedanken, sondern auch den Spielgedanken, </text:span><text:span text:style-name="T73">somit konnte das Kind zusätzliche für seine </text:span>Entwickung wichtige Grunderfahrungen machen (S.29)--&gt;<text:span text:style-name="T12"> noch mehr dazu recherchieren!. </text:span></text:p>
      <text:p text:style-name="P3"/>
      <text:p text:style-name="P107">Zwei Aspekte der Fröbelschen Pädagogik waren von besonderer Bedeutung: </text:p>
      <text:list xml:id="list263710833" text:style-name="L31">
        <text:list-item>
          <text:list>
            <text:list-item>
              <text:p text:style-name="P215">Fröbels Auffassunf von der seelisch-geistigen Entwicklung in der frühen Kindheit und</text:p>
            </text:list-item>
            <text:list-item>
              <text:p text:style-name="P215">Seine Theorie des Spiels sowie die von ihm entwickelten “Spielgaben”.</text:p>
              <text:p text:style-name="P216">Fröbels Pädagogik entstand aus der geistigen Bewegung der Romantik und des Idealismus. Er sah die Aufgabe der Erziehung darin, die Menschen zum Einklang und zur Harmonie mit der Welt zu führen. Fröbel maß der Frühpädagogik sowie einer guten Mutter-Kind-Beziehung eintscheidende Bedeutung für die gesamte Entwicklung des Menschen bei. Bereits im frühen Alter sollten die Kinder durch spilerische Übungen mit der Mutter im kognitiven, emotionalen und motorischen Bereich gefördert werden. Im Mittelpunkt seiner Pädagogik stand die Beachtung und Förderung des kindlichen Spiels. Durch seine Beobachtungen kam er zum Schluß, dass die Fähigkeit zum Spiel eine Notwendige Voraussetzung für die spätere Entwicklung zu einem ausgeglichenen und arbeitsfähigen Menschen ist <text:span text:style-name="T19">(vgl. Grossmann 1994: 22-26).</text:span></text:p>
            </text:list-item>
          </text:list>
        </text:list-item>
      </text:list>
      <text:p text:style-name="P113"/>
      <text:p text:style-name="P113">Aus einem von Fröbel geleitet Spielkreis entstand 1840 der erste Kindergarten in Rudolstadt <text:soft-page-break/>(Thüringen). Fröbel sah im Kindergarten die unterste Stufe eines einheitlichen Bildungssystems (ebd.: 27). <text:s/></text:p>
      <text:p text:style-name="P113"/>
      <text:p text:style-name="P113">Gerade Fröbel gewinnt seinen pantheistischen und republikanischen Ideen vor allem die bürgerliche Schichten, die auf eine gute Bildung ihrer Kinder Wert legte (<text:span text:style-name="T19">Scheiwe 2009: 183).</text:span> Die Mütter aus den unteren sozialen Schichten hatten keine zeitlichen Kapazitäten für die von Fröbel <text:span text:style-name="T19">intendierte</text:span> intensive Beschäftigung mit dem Kind. Nach dem Scheitern der bürgerlichen Revolution von 1848 die preußische Staatsmach wurden die neu eingerichteten Fröbel-Kindergärten von 1851 für über 10 Jahre verboten. Fröbel wandert aus und hat in anderen Ländern mit seinen Ideen weit mehr Erfolg, bevor er 1919 nach Deutschland zurückkehrt (ebd.). <text:s/></text:p>
      <text:p text:style-name="P113">Fröbel sieht vor allem in der Spieltätigkeit des Kindes die zentrale Bedeutung für das Lernen.</text:p>
      <text:p text:style-name="P113"/>
      <text:p text:style-name="P115">Scheiwe, Kirsten (2009): Slow Motion - Institutional Factors as Obstacles to the Expansion of Early </text:p>
      <text:p text:style-name="P115">Childhood Education in the FRG. In: Kirsten Scheiwe und Harry Willekens (Hg.): Child care and </text:p>
      <text:p text:style-name="P115">preschool development in Europe. Institutional Perspectives. London: Palgrave Macmillan, S. 180-195. </text:p>
      <text:p text:style-name="P114"/>
      <text:p text:style-name="P107"/>
      <text:p text:style-name="P108">II Empirischer Teil</text:p>
      <text:p text:style-name="P151">Dennoch enspricht die Realität der Zusammenarbeit mit Familien in den Kindertageseinrichtungen nicht immer den Erwartungen, die an sie gerichtet sind und lässt sich viel zu wünschen übrig. </text:p>
      <text:p text:style-name="P151">Im Fogenden wird untersucht, wie die Kooperation mit den Eltern in FRÖBEL-Kindertageseinrichtungen aus Sicht der Eltern beurteilt wird. <text:s/></text:p>
      <text:p text:style-name="P151"><text:s/></text:p>
      <text:p text:style-name="P8">IV <text:s text:c="2"/>Untersuchungsdesign</text:p>
      <text:p text:style-name="P5">Im Einzelnen stützt sich die Evaluation auf folgende Methoden: Online-Befragung von xx Familien, die ihr Kind in FRÖBEL-Kindertageseinrichtungen betreuen lassen, xxx xxxx xxx</text:p>
      <text:p text:style-name="P5"/>
      <text:list xml:id="list1771468857" text:style-name="L32">
        <text:list-item>
          <text:p text:style-name="P170">Untersuchungsgegenstand/Datengrundlage</text:p>
        </text:list-item>
      </text:list>
      <text:p text:style-name="P3">Studiendesign :</text:p>
      <text:list xml:id="list1414460501" text:continue-numbering="true" text:style-name="L32">
        <text:list-item>
          <text:p text:style-name="P170">• Querschnittdesign </text:p>
        </text:list-item>
        <text:list-item>
          <text:p text:style-name="P170">• Feldstudie </text:p>
        </text:list-item>
      </text:list>
      <text:p text:style-name="P3">Die Erhebung der Daten erfolgte von 18.02. bis 11.03.2013 mittels einer Online-Befragung.</text:p>
      <text:list xml:id="list1769877022" text:continue-numbering="true" text:style-name="L32">
        <text:list-item>
          <text:p text:style-name="P170">• Online-Befragung (päd. Personal &amp; Eltern) </text:p>
        </text:list-item>
        <text:list-item>
          <text:p text:style-name="P170"><text:soft-page-break/>• Erhebungszeitraum : 18.2.-11.3.2013 </text:p>
        </text:list-item>
        <text:list-item>
          <text:p text:style-name="P170">• Keine personenbezogenen Daten erhoben </text:p>
        </text:list-item>
      </text:list>
      <text:p text:style-name="P3">Vollerhebung </text:p>
      <text:list xml:id="list1544481882" text:continue-numbering="true" text:style-name="L32">
        <text:list-item>
          <text:p text:style-name="P170">• Elternbefragung: Eltern (pro Kind) (N=10.586) </text:p>
        </text:list-item>
      </text:list>
      <text:p text:style-name="P3">An der Online-Befragung beteiligten sich insgesamt xxxx</text:p>
      <text:p text:style-name="P3">Die Gesamtstichprobe umfasste 10.586 Eltern aus den FRÖBEL-Einrichtungen. </text:p>
      <text:list xml:id="list2049377071" text:continue-numbering="true" text:style-name="L32">
        <text:list-item>
          <text:p text:style-name="P170">• Rücklauf: 27 % <text:s/>(2,858?)<text:tab/></text:p>
        </text:list-item>
        <text:list-item>
          <text:p text:style-name="P170">• N = 2.579 Eltern nur die Kindergarteneltern berücksichtigt </text:p>
        </text:list-item>
      </text:list>
      <text:p text:style-name="P3">Eltern konnten ihre Meinung auf einer vierstufigen Antwortskala zum Ausdruck bringen.</text:p>
      <text:list xml:id="list504566542" text:continue-numbering="true" text:style-name="L32">
        <text:list-item>
          <text:p text:style-name="P170">Prosthetic</text:p>
        </text:list-item>
        <text:list-item>
          <text:p text:style-name="P170">Methodisches Vorgehen</text:p>
        </text:list-item>
        <text:list-item>
          <text:p text:style-name="P170">Deskriptive Statistik</text:p>
        </text:list-item>
        <text:list-item>
          <text:p text:style-name="P170">Explorative Faktorenanalyse</text:p>
        </text:list-item>
      </text:list>
      <text:p text:style-name="P3">Instrumente </text:p>
      <text:list xml:id="list1844601718" text:continue-numbering="true" text:style-name="L32">
        <text:list-item>
          <text:p text:style-name="P170">• Standardisierte und anonymisierte Fragebögen </text:p>
        </text:list-item>
        <text:list-item>
          <text:p text:style-name="P170">• Inhalte </text:p>
        </text:list-item>
        <text:list-item>
          <text:p text:style-name="P170">Frageblock (Thema): Bsp. „Zusammenarbeit mit Familien“ </text:p>
        </text:list-item>
        <text:list-item>
          <text:p text:style-name="P170">Frage (Merkmal): Bsp. „Ich bin mit den Entwicklungsgesprächen </text:p>
        </text:list-item>
        <text:list-item>
          <text:p text:style-name="P170">zufrieden.“ </text:p>
        </text:list-item>
        <text:list-item>
          <text:p text:style-name="P170">• Berücksichtigt: 20 geschlossene Items zum Themaschwerpunkt “Zusammenarbeit mit Familien”.</text:p>
        </text:list-item>
      </text:list>
      <text:p text:style-name="P3">Die Vorgaben konnten von den Befragten auf einer vierstufigen/fünfstufigen? Skala: 4 = „stimmt völlig“, 3 = „stimmt eher“, 2 = „stimmt eher nicht“, 1 = „stimmt gar nicht“, 98 = „weiß nicht“ nach ihrer Zustimmung gewichtet werden.</text:p>
      <text:p text:style-name="P3"><text:s/></text:p>
      <text:p text:style-name="P10"/>
      <text:p text:style-name="P10">Deskriptive Statistiken/Häufigkeiten</text:p>
      <text:p text:style-name="P4">Die Bewertung der Kooperation mit den FRÖBEL-Einrichtungen durch die Eltern liegt im Durchschnitt im Bereich von “stimmt eher” bis “stimmt völlig”. Der höchste Mittelwert liegt bei <text:span text:style-name="T25">3,46</text:span> (“Ich kann mich über die Entwicklung und das Verhalten meines Kindes mit den Erzieherinnen austauschen”) mit einer Standardabweichung .71. <text:span text:style-name="T71">Der niedrigste Mittelwert mit </text:span><text:span text:style-name="T27">2,72</text:span><text:span text:style-name="T71"> </text:span><text:span text:style-name="T71">weist der Item </text:span><text:span text:style-name="T23">“die Mitarbeiterinnen sind für mich Ansprechpartnerinnen in Erzeihuengsfragen” </text:span><text:soft-page-break/><text:span text:style-name="T71">auf. Hier liegt auch eine höhere Streuung vor .98 im Vergleich zu den anderen Items. Insgesamt </text:span><text:span text:style-name="T71">unterscheiden sich die Mittelwerte der Items nur maginal voneinander. Was dafür spricht, dass die </text:span><text:span text:style-name="T71">Eltern im Allgemeinen die Kooperation zwischen dem Elternhaus und den FRÖBEL-</text:span><text:span text:style-name="T71">Kindertageseinrichtungen als positiv einschätzen. </text:span></text:p>
      <text:p text:style-name="P2"/>
      <text:p text:style-name="P4">Die im Kinder- und Jugendhilfegesetz geforderte elterliche Beteiligung an <text:span text:style-name="T25">Entscheidungsprozessen</text:span> in Kindertageseinrichtungen kann jedenfalls noch weiter ausgebaut werden. Hier haben 35,08% der Eltern “stimmt völlig”, gefolgt von 32,72% “stimmt eher” angekreuzt. 12,11% wissen nicht, ob die wichtigen Entscheidungen gemeinsam mit Eltern getroffen werden. 14,16 % haben “stimmt eher nicht” sowie knapp 6% “stimmt gar nicht” angekreuzt. </text:p>
      <text:p text:style-name="P4">Lediglich 37,28% der Eltern berichten von den <text:span text:style-name="T25">ausreichenden Möglichkeiten</text:span> in den Einrichtungen <text:span text:style-name="T25">mitzuwirken</text:span>. 7,15% wissen überhaupt nicht, ob sie die Möglichkeiten zum Mitwirken haben. 41,06% können sich durch <text:span text:style-name="T68">ehrenamtliche Tätigkeiten</text:span> in die pädgogische Arbeit einbringen.</text:p>
      <text:p text:style-name="P4">Den Item <text:span text:style-name="T22">“Ich fühle mich willkommen, in der Einrichtung zu hospitieren”</text:span> haben nur 28,03% mit “stimmt völlig” und 29,45% mit “stimmt eher” beantwortet. Fast genauso viel Prozent 25,35% haben diesen Item mit “weiß nicht” beantwortet. Daraus kann man schließen, dass vielleicht viele Eltern das gar nicht wissen, dass sie in der Einrichtung überhaupt hospitieren können. Hingegen 42,22% haben angegeben, dass sie sich gerne für eine gewisse Zeit in der Einrichtung aufhalten. </text:p>
      <text:p text:style-name="P4"/>
      <text:p text:style-name="P4">Mehr als die Hälfte der Eltern 57,24% können sich über die Entwicklung und das Verhalten ihres Kindes mit den Erzieherinnen austauschen. 54,74% der Eltern sagen, dass die Einrichtungsleitung immer ein offenes Ohr für sie hat. 52,32% gaben an, dass die Mitarbeiterinnen immer ansprechbar für ihre Anliegen sind. Daraus geht hervor, dass der Austausch zwischen Erzieherinnen und Eltern <text:span text:style-name="T19">im Allgemeinen gut verläuft/ zu der Zufriedenheit der meisten Eltern verläuft und die Eltern über </text:span><text:span text:style-name="T19">die Entwicklung ihrer Kinder in Kenntnis gesetzt werden.</text:span></text:p>
      <text:p text:style-name="P4">Item <text:span text:style-name="T22">“Die Erzieherinnen machen ihre pädagogische Arbeit gegenüber den Eltern transparent”</text:span>....</text:p>
      <text:p text:style-name="P4">Wie im Teorieteil bereits erläutert, es ist für die Erziehungspartnerschaft fördernd, wenn die pädagogische Arbeit für Eltern transparent gemacht wird. Dadurch können die Missverständnisse, zu hohe Erwartungen oder Fehlinterpretationen abgebaut werden.</text:p>
      <text:p text:style-name="P6">43,24% der Eltern sagen, dass sie alles in allem mit der Zusammenarbeit mit den FRÖBEL- Kindergärten zufrieden sind. 41,45% sind eher zufrieden, 10,27% sind eher unzufriden und 2,85% sind gar nicht zufrieden. 2,19% wissen nicht, ob sie zufrieden sind oder nicht.</text:p>
      <text:p text:style-name="P6">Aus den Items geht hervor, dass sich die befragten Angebote zu Zusammenarbeit mit Familien <text:soft-page-break/>vorallen an den gegenseitigen Austausch und das gegenseitige Informieren gerichtet sind. Das Feedback der Eltern kann für die Erzieher/-innen sehr hilfreich sein.</text:p>
      <text:p text:style-name="P6"/>
      <text:list xml:id="list218092403" text:continue-numbering="true" text:style-name="L32">
        <text:list-item>
          <text:p text:style-name="P170">• <text:span text:style-name="T25">Faktorenanalyse</text:span> </text:p>
        </text:list-item>
        <text:list-item>
          <text:p text:style-name="P170">http://webcache.googleusercontent.com/search?q=cache:XNuIH1R8rLAJ:www.statmethods.net/advstats/factor.html+&amp;cd=4&amp;hl=de&amp;ct=clnk&amp;gl=de&amp;client=ubuntu</text:p>
        </text:list-item>
      </text:list>
      <text:p text:style-name="P8"><text:span text:style-name="T28">Faktorenanalytisch betrachtet</text:span> <text:span text:style-name="T28">enthält die Kooperation der Einrichtungen mit den Eltern xxx Hauptkomponenten.</text:span></text:p>
      <text:p text:style-name="P8"><text:span text:style-name="T28">Da die differenzierten Daten für eine vertiefende Auswertung zunächst zusammengefasst werden </text:span><text:span text:style-name="T28">müssen, werden <text:s/>die Itemenge mittels explorativer Faktorenanalysen strukturiert.</text:span><text:span text:style-name="T28"><office:annotation><dc:creator>iryna </dc:creator><dc:date>2014-02-22T18:32:57</dc:date><text:p text:style-name="P225"><text:span text:style-name="T98">Faktorenanalyse im Text: Elternarbeit – Bilanze und Perspektiven nachschauen!</text:span></text:p></office:annotation></text:span></text:p>
      <text:p text:style-name="P8"/>
      <text:p text:style-name="P8">V <text:s text:c="5"/>Ergebnisse</text:p>
      <text:p text:style-name="P5">Viele Empfehlungen bzw. Hinweise für die gelingende Kooperation scheinen weitgehend in den FRÖBEL-Einrichtungen umgesetzt zu sein.</text:p>
      <text:p text:style-name="P5">Defizite werden dagegen noch bei …. gesehen. Diese sind wie die einige Studien xxxx zeigen, gleichzeitig auch Kriterien, die den Eltern eher weniger wichtig erscheinen. </text:p>
      <text:p text:style-name="P5">Besonders wichtig ist den Eltern dagegen xxxx.</text:p>
      <text:p text:style-name="P5">Insgesamt wird die Zusammenarbeit der FRÖBEL-Kindertageseinrichtungen mit den Eltern als gut bis sehr gut eingestuf<office:annotation><dc:creator>iryna </dc:creator><dc:date>2014-02-07T18:51:12</dc:date><text:p text:style-name="P225"><text:span text:style-name="T98">Kann man überhaupt gut bis sehr gut in diesem fall sagen? </text:span></text:p></office:annotation>t/positiv beurteilt, auch wenn einige Aspekte der Kooperation weniger intensiv erlebt wurden. Wie z.B....</text:p>
      <text:p text:style-name="P6">Hier ist auch zu berücksichtigen, dass es sich bei den Elternbewertungen um subjektive Urteile handelt. Je nachdem welche Erfahrungen Eltern mit den Einrichtungen bereits gemacht haben, welche Erwartungen/Ansprüche sie an die Kinderbetreuung/-erzieheung haben oder wie ihre eigene Lebenssituation aussieht, beurteilen sie die Kooperation entsprechend unterschiedlich.</text:p>
      <text:p text:style-name="P6"/>
      <text:p text:style-name="P6">Die Ergebnisse ermöglichen einen Blick auf die Kooperation der FRÖBEL-Kindertageseinrichtungen mit den Familien aus der Perspektive der Eltern. </text:p>
      <text:p text:style-name="P6">Welche Schlüsse lassen sich aus den Ergebnissen ziehen?</text:p>
      <text:p text:style-name="P6">Wichtig erscheint: das Eingehen der pädagogischen Fachkräfte auf die Bedürfnisse der Eltern, aber auch die Aufklärung (Transparenz) über die pädagogische Arbeit in der Einrichtung.</text:p>
      <text:p text:style-name="P6">Bei allen positiven Bewertungen gibt es doch ein hohes Potenzial zu Ausbau der Zusammenarbeit zwischen den Einrichtungen und Familien/die Zusammenarbeit kann noch optimiert werden/es gibt Optimierungspotenzial.</text:p>
      <text:p text:style-name="P6"><text:soft-page-break/>Bemerkenswert an diesen Befunden ist ...</text:p>
      <text:p text:style-name="P6"/>
      <text:p text:style-name="P8">VI <text:s text:c="4"/>Diskussion der Ergebnisse </text:p>
      <text:p text:style-name="P28">Hypothese 3: </text:p>
      <text:p text:style-name="P24">Aufgrund der stark ausgeprägten Lernfähigkeit und Verletzbarkeit der Kinder in den ersten Lebensjahren, ist in dieser Zeit eine enge Partnerschaft zwischen den primären Bezugspersonen des Kindes und den Betreuungsinstitutionen von sehr hoher Bedeutung. </text:p>
      <text:p text:style-name="P24">(3) Einen die Familien integrierenden Ansatz wählen. </text:p>
      <text:p text:style-name="P26"><text:span text:style-name="T95">Zur nachhaltigen Sicherung einer hohen Qualität der Rahmenbedingungen des Aufwach sens<text:tab/>aller Kinder plädiert der Beirat füreinen<text:tab/> die Familien integrierenden Ansatz. Er zielt auf eine neue und bessere Integration der öffentlichen und der elterlichen Sorge für Kinder, die geeignet ist, das Wohl </text:span><text:span text:style-name="T95">aller Kinder sowie eine<text:tab/>angemessene Unterstützung und Anre gung ihrer Entwicklungs- und </text:span><text:span text:style-name="T95">Bildungsprozesse zu gewährleisten. Dabei geht es um die<text:tab/> Praxis einer engen Erziehungs-partnerschaft zwischen<text:tab/>Tageseinrichtungen für<text:tab/>Kinder bzw. Angeboten der Familientagesbetreuung </text:span><text:span text:style-name="T95">und Eltern. Dazu müssen sich die Betreuungsange bote an den neuen Herausforderungen durch die besonderen<text:tab/>Bedürfnisse in den ersten Lebensjahren orientieren, die eine deutlich intensivere Abstimmung mit dem<text:tab/>Elternhaus<text:tab/> und eine höhere Flexibilität verlangen als bei Kindern höheren </text:span><text:span text:style-name="T95">Alters (Bildung, Betreuung und Erziehung für Kinder unter drei Jahren – elterliche und öffentliche Sorge in gemeinsamer Verantwortung. Bunsdesministerium für Familie, Senioren, Frauen und Jugend. Kurzbericht. S. 45 ) </text:span></text:p>
      <text:p text:style-name="P24">URL: <text:s/></text:p>
      <text:p text:style-name="P26"><text:a xlink:type="simple" xlink:href="http://www.beruf-und/"><text:span text:style-name="T95">http://www.beruf-und</text:span></text:a><text:span text:style-name="T95"> familie.de/system/cms/data/dl_data/cac5a73fab99dd2a8c9903eaf161f424/</text:span></text:p>
      <text:p text:style-name="P24">BMFSFJ_Bildung_Betreuung_Erziehung.pdf<text:tab/>[Zugriff am 5.05.2014]</text:p>
      <text:p text:style-name="P27"><text:tab/> </text:p>
      <text:p text:style-name="P24">Mit der Ausbau von Kinderbetreuung für Kinder unter drei Jahren <text:s/>haben sich entsprechen die Aufgaben der Kindertageseinrichtungen gewandelt. Es ist erforderlich Zuständigkeiten neu zu verteilen und damit sich auch auf die Zusammenarbeit mit den U3-Eltern neu einzustellen. Wenn die Verantwortung für Bildung, Betreuung und Erziehung bis zum dritten Lebensjahr bisher fast ausschließlich bei den Eltern lag, wird sie jetzt im Rahmen eines Kooperationsverhältnisses von Familie und Kindertageseinrichtung gemeinsam ausgeübt. Deswegen ist es wichtig, geeignete Formen der Bildungs- und Erziehungspartnerschaft zu entwickeln und zu fördern. <text:s/>Z.B. kindliche Entwicklungspotenziale, die innerhalb der Familie nicht ausreichend gefördert werden, können durch die Angebote der Einrichtung, die Eltern darin unterstützen, ihren Kindern möglichst frühzeitig eine entwicklungsförderliche Förderung zu bieten. Aufgrund der in der ersten <text:soft-page-break/>Lebensjahren besonders stark ausgeprägten Lernfähigkeit und Verletzbarkeit der Kinder ist es sehr wichtig, dass eine enge Zusammenarbeit zwischen den Erzieher/-innen und Eltern praktiziert wird.</text:p>
      <text:p text:style-name="P24">Empirische Untersuchungen zeigen, dass in den ersten Lebensjahren der Kinder die Erfahrung einer sicheren emotionalen Bindung an erwachsene Bezugspersonen eine der wichtigsten Voraussetzungen für gelingende Entwicklungs- und Bildungsprozesse darstellt (Grossmann/Grossmann 2006). </text:p>
      <text:p text:style-name="P24"/>
      <text:p text:style-name="P24">Die Praxis der frühkindlichen institutionellen Betreuung stellt fest, dass Eltern der unter dreijährigen Kinder im Vergleich zu den Eltern der über dreijährigen Kinder ganz andere Fragen und Probleme beschäftigen. Vor allem fällt den Eltern häufig sehr schwer die Entscheidung, ihr Kind in sehr jungem Alter in eine frühpädagogische Institution zu geben. Sie möchten vielleicht jeden Tag erfahren, ob ihr Kind geweint hat, wie ihr Kind geschlafen, gegessen bzw. getrunken hat etc. Gerade die Eltern von jüngeren Kindern beschäftigen sich mit solchen “brisanten” Themen wie Sauberkeitserziehung, der Schnuller, der Daumen, die Trotzphase etc. Oft befürchten die Eltern, dass ihr Bindungsverhältnis zu dem Kind darunter leiden könnte (<text:span text:style-name="T19">vgl. Harms, H. (2010). Inwiefern ist die Zusammenarbeit mit U3-Eltern anders? In: Kindergarten heute 8/2010, S. 37-39.</text:span>) → bei Ahnert nachschauen!</text:p>
      <text:p text:style-name="P25">Die Kleinkinder haben ihre eingenen Themen. </text:p>
      <text:p text:style-name="P25">Das pädagogische handeln im Kindergarten unterscheidet sich wesentlich von dem in der Krippe.</text:p>
      <text:p text:style-name="P25">Da die Entwicklung der Kleinskinder viel schneller voranschreitet als von den Ü3 Kindern, muss der Kontakt zu den U3 Eltern häufiger und intensiver sein. Entwicklungsgespräche müssen auch viel öfter geführt werden als im Kindergarten (<text:span text:style-name="T19">vgl. Becker-Textor 2014: 8)</text:span>. http://www.kindergartenpaedagogik.de</text:p>
      <text:p text:style-name="P25">Säuglinge und Kleinstkinder können noch nicht von ihrem Krippenalltag berichten. Sie können noch nicht klar ihre Beürfnisse und Wünsche kommunizieren. Somit sind Erzieher/-innen auf entsprechendes Wissen der Eltern angewiesen und umgekehrt. Hier kommt den Tür- und Angel-Gesprächen eine besonders große Bedeutung zu. Deswegen ist es kein Wunder, dass bei vielen Eltern der U3 Kindern der Informations- und Beratungsbedarf größer zu sein scheint als bei Eltern der Ü3 Kindern.</text:p>
      <text:p text:style-name="P25">Daraus wird klar/hie rwurde aufgezeigt, dass die Zusammenarbeit mit Eltern unter Dreijähriger anspruchsvoller und zeitaufwändiger ist als <text:s/>mit Eltern älterer Kindern. </text:p>
      <text:p text:style-name="P25"/>
      <text:p text:style-name="P25">gerade Kleinstkinder können sich noch nicht ausreichend äußern. Entsprechend sind Eltern und pädagogische Fachkräfte auf ein höheres Ausmaß an gegenseitiger Informationen angewiesen. </text:p>
      <text:p text:style-name="P24"><text:soft-page-break/>Die Ergebnisse der Untersuchung weisen zusammenfassend und positiv ausgedrückt auf die Ausbaufähigkeit Bildungs- und Erziehungspartnerschaft in den FRÖBEL-Kindertageseinrichtungen hin.</text:p>
      <text:p text:style-name="P24">In der Bildung-, Erziehung- und Betreuung der Kleinsten <text:s/>werden andere Schwerpunkte gelegt. Vor allem pflegerische Aspekte, Ernährungsfragen und intensive Zuwendung spielen hier eine zentrale Rolle. Die Bildungs- und Erziehungspartnerschaft erreicht hier eine andere Dimension als bei den über dreijährigen Kindern. Die Gespräche mit den Eltern verlangen höhere Intensivität, die Eltern möchen genau über die Entwicklung ihrer Kinder informiert werden (vgl. Senger 2010: 282). </text:p>
      <text:p text:style-name="P24">“Krippen sind keine Kindergärten für die “Kleinsten”, sondern eigenständige Lebens- und Lernorte, die eine spezielle pädagogische Konzeption benötigen” (Weegmann 2010: 43).</text:p>
      <text:p text:style-name="P24">Das Alter zwischen etwa einem Jahr und drei Jahren ist entwicklungspsychologisch ein bedeutsamer und besonders spannender Lebensabschnitt (sensible Phase?). Das Kind wird seiner selbsbewusst, es interessiert sich zunehmend für andere Kinder und es will lernen und dazugehören (Rauh 2010: 92). </text:p>
      <text:p text:style-name="P24">Die Entwicklung nicht nur einer engen Beziehung, sondern auch einer inneren Vorstellung von der Bezugsperson als verlässlich und besonders vertrauenswürdig hat ihren Höhepunkt nach etwa zwölf bis 15 Monaten. Deswegen kann es für alle Beteiligten besonders schmerzlich sein, wenn der Krippeneintritt in diese sensible Zeit fällt. Dann muss die Eingewöhnung ganz besonders feinfühlig gestaltet werden (Rauh 2010: 95). Hier wird die enge Zusammenarbeit und Abstimmung zwischen <text:s/>den Eltern und Erzieher/-innen angestrebt.</text:p>
      <text:p text:style-name="P24">Sprachentwicklung der Kinder …. nicht vorhande Mögichkeit der Kinder sich sprachlich auszudrücken. Kinder können noch nicht sleber von ihren Erfahrungen und Erlebnissen im Kita-Alltag berichten. Deswegen sind die Eltern auf in dieser Phase auf die enge Zusammenarbeit mit pädagogischen Fachkräften angewiesen. Die Entwicklungsphase von 0 bis 3 ist mit zahlreichen Entwicklungssprüngen bei den Kindern verbunden. Auf die die Eltern besonders sensibel und manchmal auch unsicher reagieren. Darüberhinaus interessieren sich die Eltern in diesem Alter noch besonders stark für das Ess- und Schlafverhalten ihrer Kinder sowie für andere besondere Vorkommnisse im Alltag (vgl. Senger 2010: 286). <text:s text:c="2"/></text:p>
      <text:p text:style-name="P24">An dieser Stelle kann über mögliche Hintergründe lediglich spekuliert werden. </text:p>
      <text:p text:style-name="P24">Aufgrund der geringen Datenbasis ist kein Urteil darüber möglich, welche Anforderungen beispielsweise Eltern einer bestimmten Stadt oder einer Region an Kindertageseinrichtungen stellen.</text:p>
      <text:p text:style-name="P24">Die Kooperation mit Eltern diversifiziert sich außer im Hinblick auf Lebenslagen und El- </text:p>
      <text:p text:style-name="P24">ternmilieus auch im Hinblick auf das Lebensalter ihrer Kinder. Jedes Lebensalter definiert </text:p>
      <text:p text:style-name="P24"><text:soft-page-break/>unterschiedliche Aufgabenstellungen für Eltern und fordert ganz unterschiedliche Kompe- </text:p>
      <text:p text:style-name="P24">tenzen ab. Entlang des Lebensalters von Kindern haben sich auch spezielle fachlich zustän- </text:p>
      <text:p text:style-name="P24">dige Institutionen, Einrichtungen und Programme entwickelt. Natürlich macht es einen </text:p>
      <text:p text:style-name="P24">gewaltigen Unterschied aus, ob es sich um einen Schwangeren-Kurs oder um die Gestaltung von Erziehungs- und Bildungspartnerschaften in der Krippe oder in der Schule han- </text:p>
      <text:p text:style-name="P24">delt. </text:p>
      <text:p text:style-name="P24">Die jüngeren Kinder benötigen mehr individuelle Ruhephasen als ältere Kinder.</text:p>
      <text:p text:style-name="P19"/>
      <text:p text:style-name="P8">VII <text:s text:c="5"/>Ausblick/Zusammenfassung</text:p>
      <text:p text:style-name="P38">Zusammenfassend lässt sich sagen, dass die Familie als primärer Lern- und Sozialisationsort des Kindes eine ausschlaggebende Rolle spielt, genau aus diesem Grund sollten die frühpädagogische Institutionen mit den Eltern enge Zusammenarbeit anstreben. Um für das Wohl des Kindes zusammenzuarbeiten. Um die beste Entwicklung und Förderung des Kindes zuleisten.</text:p>
      <text:p text:style-name="P38">Die Erziehungs- und Bildungspartnerschaft bedeutet, dass Eltern im Interesse der Kinder mit pädagogischen Fachkräften und anderen Partnern umfassend und systematisch am gleichen Strang ziehen sowie intensiv in Bildungs- und Erziehungsfragen 'auf Augenhöhe' kooperieren. Alle tragen gemeinsam Verantwortung und arbeiten gleichwertig und gleichberechtigt in dieser Partnerschaft zusammen (vgl. Stange 2013: 30).</text:p>
      <text:p text:style-name="P38"/>
      <text:p text:style-name="P38">Wie eine förderliche Zusammenarbeit zwischen pädagogischen Fachkräften und Eltern in der Praxis wirklich umgesetzt wird, hängt im entscheidendem Maße vom Selbstverständnis und der Einstellung der pädagogischen Fachkraft gegenüber den Eltern ab.</text:p>
      <text:p text:style-name="P87"><text:span text:style-name="T38">Was die die Erziehungs- und Bildungspartnerschaft mit den Eltern angeht, gehen die Vorstellungen </text:span><text:span text:style-name="T38">bei pädagogischen Fachkräften darüber weit auseinander. Die einen empfinden Eltern als lästig und </text:span><text:span text:style-name="T38">hinderlich für die Arbeit in der Einrichtung, die anderen betrachten Familien als ein wichtiger </text:span><text:span text:style-name="T38">Bestandteil der Arbeit in der Kita. Einige Erzieher/innen beschweren sich darüber, dass Eltern sich </text:span><text:span text:style-name="T38">weit über ihre Kompetenzen hinaus in ihre Arbeit einmischen, und </text:span><text:span text:style-name="T41">manche</text:span><text:span text:style-name="T38"> sind mit der Erreichbarkeit der Eltern vollkommen unzufrieden. In den meisten Einrichtungen heißen Eltern </text:span><text:span text:style-name="T38">immer dann besonders willkommen, wenn Feste oder Projekte ihre Mithilfe erforderlich machen. </text:span><text:span text:style-name="T38">Sobald es sich jedoch um eine Beteiligung in inhaltlichen oder organisatorischen Fragen handelt, sinkt die Bereitschaft zur Zusammenarbeit rasant.</text:span></text:p>
      <text:p text:style-name="P39">Eltern haben auch oft Angst davor, dass ihr Kind benachteiligt wird, wenn sie „etwas sagen“, sie rechnen mit Konsequenzen, die sich negativ auf ihr Kind auswirken könnten. </text:p>
      <text:p text:style-name="P69">Wenn man für einander ein offenes Ohr hat und sich nicht von Anfang an mit <text:soft-page-break/>Vorurteilen begegnet, erwächst daraus ein gegenseitiges Vertrauen. </text:p>
      <text:p text:style-name="P69"/>
      <text:p text:style-name="P69">Es wird eine verstärkte Qualifikation in den Bereichen Gesprächsführung, Konflikt- und Sozialmanagement sowie im Bereich Handlungsplanung und -reflexion erfordert.</text:p>
      <text:p text:style-name="P74">EMPFEHLUNGEN für die gute Zusammenarbeit:</text:p>
      <text:list xml:id="list546506470" text:style-name="L33">
        <text:list-item>
          <text:p text:style-name="P198">Damit die Kooperation zwischen Kindertageseinrichtung und Eltern intensiviert wird, sollten sich die Beteiligten zu Beginn der Kooperation ausreichend Zeit nehmen.</text:p>
        </text:list-item>
        <text:list-item>
          <text:p text:style-name="P198">Eine wichtige Bedingung für die gelingende Kooperation mit den Eltern ist die Unterstützung durch die Leitung, das eigene Team und den Träger der Einrichtung. Einen hohen Stellenwert sollte der Planung, Vorbereitung und Organisation der Kooperation mit den Eltern beigemessen werden. Diese sollten sich in den Fortbildungen zu dem entsprechenden Thema, der Formulierungen von Handlungszielen sowie der Analyse des Ist-Standes und des Entwicklungsbedarfs der Kooperation sowohl aus der Perspektive der Einrichtung als auch der Eltern <text:span text:style-name="T19">niederlassen/niederschlagen</text:span>. </text:p>
        </text:list-item>
        <text:list-item>
          <text:p text:style-name="P198">Eine transparente, verlässliche und bedarfsorientierte Angebotsstruktur</text:p>
        </text:list-item>
      </text:list>
      <text:p text:style-name="P69"/>
      <text:p text:style-name="P69">Familie und Kindertageseinrichtungen sind einander beinflussende Systeme.</text:p>
      <text:p text:style-name="P69">Nach dem ökologischen <text:span text:style-name="T19">Bronfenbrenner-Modell </text:span>agiert ein Kind in verschiedenen, mit einander in bestimmten Wechselwirkungen stehenden Systemen. Familien und Kindergarten bilden jeweils ein Mikrosystem. Mikrosystem ist..... </text:p>
      <text:list xml:id="list1682014916" text:continue-numbering="true" text:style-name="L33">
        <text:list-item>
          <text:p text:style-name="P198"/>
        </text:list-item>
      </text:list>
      <text:p text:style-name="P69">Es wäre interessant zu schauen, wie die Elternerbewertungen nach verschiedenen Eltern-Merkmalen wie z.B. Bildungsstand, Familienstand oder Erwerbsstatus ausfallen. Ein weiterer zu untersuchende Faktor wäre die Herkunft der Eltern. Inwieweit zeigen sich hier die Unteschiede bzw. die Zusammehänge in der Beurteilung. </text:p>
      <text:p text:style-name="P69">Für zukünftige Befragungen könnte man überlegen, solche Aspekte wie Lebenssituation, Kulturkreis, Migrationshintergrund in die Befragung aufzunehmen, um somit die Urteile besser relativieren zu können. Ost/West</text:p>
      <text:p text:style-name="P69">Die Kindertageseinrichtungen sollen nicht nur ein Ort für Kinder sein, sondern auch ein Ort für Familien werden. </text:p>
      <text:p text:style-name="P69">Man soll an der Bildungs- und Erziehungspartneschaft so arbeite, dass es von einem Beieinander ein Miteinander wird. </text:p>
      <text:p text:style-name="P46">Die Zusammenarbeit mit Familien als gleichwertige und -wichtige Aufgabe neben der pädagogischen Arbeit mit den Kindern anerkennen.</text:p>
      <text:p text:style-name="P54"><text:soft-page-break/>Grenzen der Zusammenarbeit mit den Eltern</text:p>
      <text:p text:style-name="P6"/>
      <text:p text:style-name="P6">Rückblickend lassen sich für die erfolgreiche Gestaltung der Erziehungs- und Bildungspartnerschaft <text:s text:c="2"/>folgende Aspekte herauskristallisieren/herausarbeiten: ausreichende zeitliche und räumliche Rahmenbedingungen für die Realisierung von nötigen Angeboten; ausreichende Qualifizierung der pädagogischen Fachkräfte, um sich sicher und kompetent präsentieren zu können, ausreichend Fachkräfte in den Einrichtungen geben (Personal-Kind-Schlüssel) sowie Bereitschaft von beiden Seiten sowohl von Eltern als auch von Erzieher/-innen wertschätzend und offen zum <text:s/>Wohle des Kindes zusammenzuarbeiten. Erkenntnis, dass es nicht darum geht, dass Erzieher/-innen etwas für Eltern, sondern gemeinsam mit Eltern tun. Kritik- wie reflexionsfähig zu sein. Jede einzelne Familie mit ihren Ressourcen, aber auch Problemen wahrnehmen.</text:p>
      <text:p text:style-name="P5">Der geschichtliche Rückblick aud die Entwicklung der Zusammenarbeit zeigt, dass es einen erheblichen Wandel in der Elternarbeit gegeben hat. Durch die Debatte um die familiäre Lage in unserer Gesellschaft sowohl in Politik als auch in Medien stellt die Zusammenarbeit heutzutage einen wesentlichen Teil der Arbeit in den Kindertageseinrichtungen dar.</text:p>
      <text:p text:style-name="P106"/>
      <text:p text:style-name="P6">Interesannt wäre zu schauen, welche Angebote zur Zusammenarbeit mit Familien in den Kitas angeboten werden und welche von den Eltern am häufigsten in Anspruch genommen werden und ob sich hier schichtspezifische Differenzen feststellen lassen?</text:p>
      <text:p text:style-name="P6"/>
      <text:p text:style-name="P6">Durch den Erstkontakt zwischen Kita und Familie, den ersten Eindruck bei der Anmeldung und die Eingewöhnungsphase, bis hin zu verschiedenen Gesprächen zwischen der Familie und frühpädagogischen Fachkräften, wird deutlich wie bedeutend ein früher, guter Kontakt zu den Eltern ist. </text:p>
      <text:p text:style-name="P6">Die Öffnung der Kindertageseinrichtungen für die Mitwirkung von Eltern verlangt Zeit, Aufmerksamkeit und Planung. </text:p>
      <text:p text:style-name="P5">Es wichtig zu wissen, welche Elterngruppen erreicht werden sollen und welche Themen diese beschäftigen, sonst wird es an der Zielgruppe vorbei agiert. </text:p>
      <text:p text:style-name="P5"/>
      <text:p text:style-name="P6"><text:span text:style-name="T12">→ umformulieren </text:span>Familie ist ein äußerst bedeutsamer Bildungsort – und zwar nicht nur als Hintergrund für die formale Bildungsbiografie, sondern auch als Ort, an welchem grundlegende alltagsbezogene Kompetenzen auf spezielle Weise vermittelt werden (vgl. Smolka/Rupp 2007). </text:p>
      <text:p text:style-name="P4"><text:span text:style-name="T95">Aufgrund der steigenden Unsicherheit in Erziehungsfragen ist es daher unerlässlich, die Bedürfnisse und Wünsche von Müttern und Vätern nach Orientierung und Unterstützung wahrzunehmen und </text:span><text:soft-page-break/><text:span text:style-name="T95">bei der Konzeption von beratenden und bildenden Angeboten zu berücksichtigen. Wie die Befragungen des ifb belegen, sind die Vorstellungen von Eltern sehr differenziert und erfordern ein </text:span><text:span text:style-name="T95">breites und vielfältiges Angebotsspektrum. Dabei ist es grundsätzlich wichtig, dass Eltern sich in ihrer jeweiligen Situation und in ihrem aktuellen Anliegen ernst genommen fühlen, dass ihre Erziehungsleistung prinzipiell anerkannt wird und dass sie als Erwachsene mit ihren Fähigkeiten </text:span><text:span text:style-name="T95">und Ressourcen Wertschätzung erfahren. Eltern wünschen sich passgenaue Angebote, die sich am </text:span><text:span text:style-name="T95">Alter ihrer Kinder und an der kindlichen Entwicklung orientieren. Gleichzeitig schätzen sie die Freiheit, über den Zeitpunkt der Nutzung oder Teilnahme selbst zu entscheiden. Angebote und </text:span><text:span text:style-name="T95">Programme sollten als ressourcenorientierte Möglichkeiten der Unterstützung präsentiert werden und an der Lebenswelt der Zielgruppe ansetzen. Dies ist auch in räumlicher Hinsicht zu verstehen, </text:span><text:span text:style-name="T95">da Eltern alltags- und wohnortnahe Angebote favorisieren. In deren Planung und Konzeption </text:span><text:span text:style-name="T95">müssen neben den Wünschen und Bedürfnissen der Erziehenden auch ihre Vorbehalte einbezogen </text:span><text:span text:style-name="T95">werden. Und schließlich wollen Eltern seriös und fundiert informiert und beraten werden. </text:span><text:span text:style-name="T95">Dementsprechend müssen fachlich hochwertige Konzepte entwickelt werden, welche die </text:span><text:span text:style-name="T95">Autonomie von Eltern respektieren. </text:span></text:p>
      <text:p text:style-name="P9"/>
      <text:p text:style-name="P9">Das verlangt von beiden Seiten, dass sie sich füreinander öffnen und sich über ihre jeweiligen Vorstellungen zur Erziehung der Kinder austauschen. </text:p>
      <text:p text:style-name="P9">Jede Familie ist anders. Die Eltern müssen individuell dort abgeholt werden, wo sie stehen .</text:p>
      <text:p text:style-name="P9"/>
      <text:p text:style-name="P9">Kern der zugrundeliegenden Problematik ist, dass wir in der Elternarbeit bzw. in der Ge- </text:p>
      <text:p text:style-name="P9">staltung von Erziehungs- und Bildungspartnerschaften jeweils ganz besondere professio- </text:p>
      <text:p text:style-name="P9">nelle Zugänge zu unterschiedlichen Milieus und Lebenswelten benötigen, um wirklich </text:p>
      <text:p text:style-name="P9">zielorientiert und effektiv arbeiten zu können. </text:p>
      <text:p text:style-name="P9"/>
      <text:p text:style-name="P9">Die mangelnde lebenswelt- und lebenslagenbezogene Differenzierung ist eine der wichtig- </text:p>
      <text:p text:style-name="P9">sten Ursachen für die oft beschriebene Erfolglosigkeit, von der Elternarbeit zum Teil ge- </text:p>
      <text:p text:style-name="P9">kennzeichnet ist. Der Anspruch, alle Eltern mit universalen Arbeitsformen zu erreichen, </text:p>
      <text:p text:style-name="P9">kann keinesfalls aufrechterhalten werden. Es gibt nur wenige universale Themen und Me- </text:p>
      <text:p text:style-name="P9">thoden, die für alle Eltern geeignet sind (Bartscher et al. 2010, S. 30) .</text:p>
      <text:p text:style-name="P9"/>
      <text:p text:style-name="P6">M. Textor xxx, dass Teamberatung ein sehr guter Weg ist, um die Zusammenarbeit mit Eltern zu verbessern. Hier stellte ein Kita-Team ganz individuelle Ziele auf, die es in der eigenen Einrichtung erreichen wollte. Dann wurde in der Beratung geklärt, wie es diese Ziele erreichen könnte. Über <text:soft-page-break/>mehrere Monate hinweg arbeitete das Team dann an der Umsetzung, wobei in weiteren drei, vier Treffen mit der Beraterin der erreichte Stand reflektiert, erkannte Probleme analysiert und neue Kompetenzen geschult wurden (vgl. Textor 2014: 6). </text:p>
      <text:p text:style-name="P6">Wenn man sieht, was in der Elternarbeit alles möglich wäre, dann überrascht, dass die Kooperation mit den Erzieher/innen von nahezu allen Eltern als „sehr gut“ oder „gut“ bewertet wird. Egal ob man Elternbefragungen aus den 1990er Jahren (zusammengefasst in Textor 1998) oder aus den letzten fünf Jahren betrachtet (Hielscher 2010; Riedel 2010, Stickelmann et al. 2007), immer sagen nahezu alle Eltern, dass sie sich ernst genommen fühlen, dass der Informationsaustausch funktioniert, dass sie bei Problemen ein „offenes Ohr“ finden und dass sie mit den Möglichkeiten der Elternbeteiligung bzw. -mitsprache zufrieden sind.</text:p>
      <text:p text:style-name="P6"/>
      <text:p text:style-name="P6">Deshalb benötigen die Fachkräfte eine viel bessere Ausbildung auf dem Gebiet der Elternarbeit, hervorragende Fortbildungsangebote, Teamberatung und Supervision sowie mehr Verfügungszeit. </text:p>
      <text:p text:style-name="P9"/>
      <text:p text:style-name="P9">Zu beginn einer Kooperation sind die Aufbau eines gegenseitigen Vertrauensverhältnisses und das Klären von Erwartungen wichtig.</text:p>
      <text:p text:style-name="P9"/>
      <text:p text:style-name="P9"/>
      <text:p text:style-name="P9"/>
      <text:p text:style-name="P9">VIII <text:s text:c="3"/>Literaturverzeichnis</text:p>
      <text:p text:style-name="P9"/>
      <text:p text:style-name="P6">BAUER, Petra ; BRUNNER, Ewald J. (Hrsg.) (2006): Elternpädagogik : Von der Elternarbeit zur Erziehungspartnerschaft. Freiburg im Breisgau : Lambertus. </text:p>
      <text:p text:style-name="P6"/>
      <text:p text:style-name="P129"><text:span text:style-name="T73">Dippelhofer-Stiem, B./Kahle, I. (1995). Die Erziehrin im evangelischen Kindergarten: Empirische </text:span><text:span text:style-name="T73">Analyse zum professionellen Selbstbild des pädagogischen Personals, zur Sicht der Kirche und zu </text:span><text:span text:style-name="T73">den Erwartungen der Eltern. </text:span><text:span text:style-name="T1">Bielefeld : Kleine Verlag. </text:span></text:p>
      <text:p text:style-name="P129"/>
      <text:p text:style-name="P141"><text:span text:style-name="T40">Becker-Textor, I. (1998). Semiformelle Formen der Kinderbetreuung – am Beispiel “Netz für </text:span><text:span text:style-name="T40">Kinder”. In: Fthenakis, W./Textor, M.R. (Hrsg.). Qualität von Kinderbetreuung. </text:span><text:span text:style-name="T58">Konzepte, </text:span><text:span text:style-name="T61">Forschungsergebnisse. Internationaler Vergleich. </text:span><text:span text:style-name="T40">Weinheim: Beltz, S. 83-92.</text:span></text:p>
      <text:p text:style-name="P142"/>
      <text:p text:style-name="P142">HEBENSTREIT-MÜLLER, Sabine; KÜHNEL, Barbara (Hrsg.) (2005): Integrative Familienarbeit in Kitas : Individuelle Förderung und Zusammenarbeit mit Eltern. Berlin: Dohrmann. </text:p>
      <text:p text:style-name="P150"><text:soft-page-break/></text:p>
      <text:p text:style-name="P30">Liegle, Ludwig (2006). Bildung und Erziehung in früher Kindheit. Stuttgart: Kohlhammer.</text:p>
      <text:p text:style-name="P30"/>
      <text:p text:style-name="P5">Griebel, W. &amp; Niesel, R. (2004). Transitionen. Fähigkeit von Kindern in Tageseinrichtungen fördern, Veränderungen erfolgreich zu bewältigen. Weinheim: Beltz. --&gt; <text:span text:style-name="T12">nachschauen!</text:span></text:p>
      <text:p text:style-name="P73"/>
      <text:p text:style-name="P73">Mutschler, Roland (1998): Kooperation ist eine Aufgabe Sozialer Arbeit. In: Blätter der Wohlfahrtspflege 3+4/98, S. 49–52. </text:p>
      <text:p text:style-name="P73"/>
      <text:p text:style-name="P6">Wilfried Griebel (2010). Der Übergang von der Kita in die Grundschule - Die Erziehungs-partnerschaft in Transitionsphasen . Staatsinstitut für Frühpädagogik, München . S.4.</text:p>
      <text:p text:style-name="P6"><text:a xlink:type="simple" xlink:href="http://www.kitaelementar.de/data/files/HerrGriebelDieErziehungspartnerschaftinTransitionsphasen.pdf">http://www.kitaelementar.de/data/files/HerrGriebelDieErziehungspartnerschaftinTransitionsphasen.</text:a><text:a xlink:type="simple" xlink:href="http://www.kitaelementar.de/data/files/HerrGriebelDieErziehungspartnerschaftinTransitionsphasen.pdf">pdf</text:a> <text:s/>(Zugriff am 28.02.2014).</text:p>
      <text:p text:style-name="P5"/>
      <text:p text:style-name="P5">Herrmann, I. (2007). Der Kindergarten aus der Sicht der Eltern. Eine empirische Fragebogenstudie zu parentalen Orientierungen gegenüber Einrichtungen des Elementarbereiches in Ost- und Westdeutschland. Aachen: Shaker.</text:p>
      <text:p text:style-name="P5"/>
      <text:p text:style-name="P5">Zink, K. J. (1994). Besser führen. Problemfeld 6: Qualität als Führungsaufgabe. München: Institut Mensch und Arbeit. </text:p>
      <text:p text:style-name="P7"/>
      <text:p text:style-name="P5">Fröhlich-Gildhoff, K./Kraus, G./Rönnau, M. (2005): Evaluation des Projekts “Stärkung der Erziehungskraft der Familie durch und über den Kindergarten”. Zusammenfassung der Untersuchungsergebnisse. Freiburg (Manuskript).</text:p>
      <text:p text:style-name="P5"/>
      <text:p text:style-name="P5">Fröhlich-Gildhoff, K./Kraus, G./Rönnau, M. (2006). Gemeinsam auf dem Weg. Eltern und Erzieher/-innen gestalten Erziehungspartnerschaft. In: Kindergarten heute 10/2006. S. 6-15. </text:p>
      <text:p text:style-name="P6"/>
      <text:p text:style-name="P6">Fröhlich-Gildhoff, K. (2013). Die Zusammenarbeit von pädagogischen Fachkräften und Eltern im Feld der <text:s/>frühkindlichen Bildung, Betreuung und Erziehung . In: bildungsforschung, Jahrgang 10, Ausgabe 1, S. 11-25. <text:s/>URL: <text:a xlink:type="simple" xlink:href="http://www.bildungsforschung.org/">http://www.bildungsforschung.org/</text:a> [Zugriff am 2.05.2014].</text:p>
      <text:p text:style-name="P5"/>
      <text:p text:style-name="P5">Hederer, J. (1972). Handbuch für den vorschulischen Erziehungsbereich. München: Don Bosco.</text:p>
      <text:p text:style-name="P5"/>
      <text:p text:style-name="P6"><text:soft-page-break/><text:span text:style-name="T10">Becker-Textor, Ingeborg (1996). Die Kleinen kommen. Braucht die Kinderkrippe eine eigene </text:span><text:span text:style-name="T10">Pädagogik? In: Textor (o.J.). Kindergartenpädagogik. Online-Handbuch. [Zugriff am 7.10.2013 unter: </text:span><text:a xlink:type="simple" xlink:href="http://www.kindergartenpaedagogik.de/1986.html"><text:span text:style-name="T18">http://www.kindergartenpaedagogik.de/1986.html</text:span></text:a><text:span text:style-name="T10">].</text:span></text:p>
      <text:p text:style-name="P23"/>
      <text:p text:style-name="P41">Becker-Textor, I. (1992). Elternarbeit in Kindergarten und Hort. In: Textor, M. (Hrsg.): Hilfen für Familien. Ein Handbuch für psychosoziale Berufe. Frankfurt am Main: Fischer Taschenbuch Verlag. S. 238-253.</text:p>
      <text:p text:style-name="P41"/>
      <text:p text:style-name="P41">Bernitzke, F. &amp; Schlegel, P. (2004). Handbuch der Elternarbeit. Troisdorf: Bildungsverlag EINS.</text:p>
      <text:p text:style-name="P41">Textor, M.R. (2006). <text:span text:style-name="T22">Die Zusammenarbeit mit Eltern – Formen und Angebote.</text:span> In: Textor, M.R. (Hrsg.) (2006). Erziehungs- und Bildungspartnerschaft mit Eltern. Gemeinsam Verantwortung übernehmen. Freiburg im Breisgau: Herder.</text:p>
      <text:p text:style-name="P41"/>
      <text:p text:style-name="P41">Textor, Martin R. (2005): Elternarbeit in Kindertagesstätten. In: Textor-Becker, I./Textor M. R. (Hrsg.) SGBVIII -Online-Handbuch. (http://www.sgbviii.de/S161.html letzter Zugriff am: xxx ).</text:p>
      <text:p text:style-name="P41"/>
      <text:p text:style-name="P96">Dusolt, Hans (1993). Elternarbeit für Erzieher, Lehrer, Sozial- und Heilpädagogen. München: Quintessenz.</text:p>
      <text:p text:style-name="P49"/>
      <text:p text:style-name="P49">Katz, L. (1996). Qualität der Früherziehung in Betreuungseinrichtungen: Fünf Perspektiven. In: Tietze, W. (Hrsg.). Früherziehung. Neuwied etc. S. 226-239.</text:p>
      <text:p text:style-name="P46"/>
      <text:p text:style-name="P46">Bruce, T. (1977). Early Childhood Education. Hodder &amp; Stoughton: London.</text:p>
      <text:p text:style-name="P46"/>
      <text:p text:style-name="P46">Niesel, W. &amp; Griebel, R. (2002). Abschied vom Kindergarten, Start in die Schule. Bon Bosco.</text:p>
      <text:p text:style-name="P46"/>
      <text:p text:style-name="P46">Rauh, H. (2010). Entwicklungspsychologische Grundlagen II: Das Kleinskind. In: Weegmann, W. &amp; Kammerlander, C. (Hrsg.). Die Jüngsten in der Kita. Ein Handbuch zur Krippenpädagogik. Kohlhammer: Stuttgart, S. 92-99.</text:p>
      <text:p text:style-name="P46"/>
      <text:p text:style-name="P46">Weegmann, W. (2010). Ausbau der Krippenbetreuung – politische, wirtschaftliche und rechtliche Rahmenbedingungen. In: Weegmann, W. &amp; Kammerlander, C. (Hrsg.). Die Jüngsten in der Kita. Ein Handbuch zur Krippenpädagogik. Kohlhammer: Stuttgart, S. 36-47.</text:p>
      <text:p text:style-name="P46"/>
      <text:p text:style-name="P46"><text:soft-page-break/><text:span text:style-name="T72">H</text:span><text:span text:style-name="T92">é</text:span><text:span text:style-name="T72">derv</text:span><text:span text:style-name="T92">á</text:span><text:span text:style-name="T72">ri-Heller, E</text:span>. (2010). Eingewöhnung. In: Weegmann, W. &amp; Kammerlander, C. (Hrsg.). Die Jüngsten in der Kita. Ein Handbuch zur Krippenpädagogik. Kohlhammer: Stuttgart, S. 237-250.</text:p>
      <text:p text:style-name="P42"/>
      <text:p text:style-name="P46"><text:span text:style-name="T72">Senger, J. </text:span>(2010). Erziehungspartnerschaft in Kindertageseinrichtungen. In: Weegmann, W. &amp; Kammerlander, C. (Hrsg.). Die Jüngsten in der Kita. Ein Handbuch zur Krippenpädagogik. Kohlhammer: Stuttgart, S. 281-291.</text:p>
      <text:p text:style-name="P51"/>
      <text:p text:style-name="P51">Laewen, H.-J. (1989). Nichtlineare Effekte einer Beteiligung von Eltern am Eingewöhnungsprozeß von Krippenkindern. In: Psychologie in Erziehung und Unterricht 2. Verlag: München, S. 102-108.</text:p>
      <text:p text:style-name="P46"/>
      <text:p text:style-name="P46">König, L. (2012). Bindung und Interaktion. In: Hess, S. (Hrsg.). Grundwissen Zusammenarbeit mit Eltern in Kindertageseinrichtungen und Familienzentren. Berlin: Cornelsen. S. 45.</text:p>
      <text:p text:style-name="P46"/>
      <text:p text:style-name="P46">Weiß, H. (2012). Zusammenarbeit mit Eltern in schwierigen sozialen Lagen. In: Hess, S. (Hrsg.). Grundwissen Zusammenarbeit mit Eltern in Kindertageseinrichtungen und Familienzentren. Berlin: Cornelsen. S. 64.</text:p>
      <text:p text:style-name="P46"/>
      <text:p text:style-name="P46">Grossmann, W. (1994). Kindergarten. Eine historisch-systematische Einführung in seine Entwicklung und Pädagogik. Weinheim, Basel: Beltz.</text:p>
      <text:p text:style-name="P46">Aden-Grossmann, W. (2002). Kindergarten. Eine Einführung in seine Entwicklung und Pädagogik. Weinheim, Basel: Beltz.</text:p>
      <text:p text:style-name="P130">Ministerium für Volksbildung: Bildungs- und Erziehungsplan für den Kindergarten. Berlin 1985.</text:p>
      <text:p text:style-name="P130">Niederführ, A. (1998). Qualitätsmanagement. Grundbegriffe und Ausgangsfragen. In: Wunderlich, T. &amp; Jansen, F. (Hrsg.). Kindergärten mit Gütesiegel? Freiburg: Verband Katholischer Tageseinrichtungen (KTK) – Bundesverband e.V.</text:p>
      <text:p text:style-name="P46"/>
      <text:p text:style-name="P46">Tietze, W. (Hrsg) (1998). Wie gut sind unsere Kindergärten? Eine Untersuchung zur pädagogischen Qualität in deutschen Kindergärten. Neuwied: Luchterhand.</text:p>
      <text:p text:style-name="P41"/>
      <text:p text:style-name="P41">Tiersch, R. (2006). Familie und Kindertageseinrichtungen. In: Bauer, P. &amp; Brunner, E.J. (Hrsg.): Elternpädagogik – Von der Elternarbeit zur Erziehungspartnerschaft. Freiburg: Lambertus, S. 80-106.</text:p>
      <text:p text:style-name="P41"/>
      <text:p text:style-name="P41">Sacher, W. (2008). Elternarbeit. Gestaltungsmöglichkeiten und Grundlagen für alle Schularten. <text:soft-page-break/>Klinkhardt: Bad Heilbrunn.</text:p>
      <text:p text:style-name="P41"/>
      <text:p text:style-name="P49">Wissenschaftlicher Beirat für Familienfragen beim Bundesministerium für Familie und Senioren (1993). Familie und Beratung. Familienorientierte Beratung zwischen Vielfalt und Integration. Stuttgart. Schriftenreihe des BMFS, Band 16).</text:p>
      <text:p text:style-name="P49"/>
      <text:p text:style-name="P41"><text:span text:style-name="T19">Bucher, Kalcher, Lauermann </text:span>(Hrsg.) (2008). Gemeinsam erziehen. Das umkämpfte Kind zwischen Familie, Bildungsinstitutionnen und Gesellschaft. Wien: G&amp;G Verlag.</text:p>
      <text:p text:style-name="P41"/>
      <text:p text:style-name="P41">Tietze, W.; Rossbach H.-G.; Grenner, K. (2005). Kinder von 4 bis 8 Jahren. Zur Qualität der Erziehung und Bildung in Kindergarten, Grundschule und Familie. Weinheim und Basel: Beltz.</text:p>
      <text:p text:style-name="P41"/>
      <text:p text:style-name="P41">Viernickel, S.; Simoni, H. (2008). Frühkindliche Erziehung und Bildung. In: Eidgenössische Koordinationskommission für Familienfragen EKFF . <text:span text:style-name="T22">Familien-Erziehung-Bildung. </text:span><text:span text:style-name="T67">Bern</text:span><text:span text:style-name="T22">, </text:span><text:span text:style-name="T67">S.22-33.</text:span></text:p>
      <text:p text:style-name="P57"/>
      <text:p text:style-name="P41"><text:span text:style-name="T67">Stöbe-Blossey, S./Mierau, S. &amp; Tietze, W. (2008): </text:span><text:span text:style-name="Strong_20_Emphasis"><text:span text:style-name="T69">Von der Kindertageseinrichtung zum </text:span></text:span><text:span text:style-name="Strong_20_Emphasis"><text:span text:style-name="T69">Familienzentrum – Konzeption, Entwicklungen und Erprobung des Gütesiegels „Familienzentrum </text:span></text:span><text:span text:style-name="Strong_20_Emphasis"><text:span text:style-name="T69">NRW“. </text:span></text:span><text:span text:style-name="T67">In Zeitschrift für Erziehungswissenschaft, Sonderheft 11, 105-122.</text:span></text:p>
      <text:p text:style-name="P57"/>
      <text:p text:style-name="P57">M. Textor (2014). Erziehungspartnerschaft – notwendig zum Wohle des Kindes. Kindergartenpädagogik – Online – Handbuch. </text:p>
      <text:p text:style-name="P57">URL: http//www.kindergartenpaedagogik.de/988.html. Zugriff am 3.04.2014.</text:p>
      <text:p text:style-name="P57"/>
      <text:p text:style-name="P57">M. Textor (2014). Erziehungspartnerschaft – Bildungspartnerschaft: Plädoyer für eine intensive Zusammenarbeit von Eltern und Pädagog/innen. Kindergartenpädagogik – Online – Handbuch. </text:p>
      <text:p text:style-name="P58">URL: http//www.ipfz.de/Erziehungspartnerschaft_Bildungspartnerschaft.html. Zugriff am 20.09.2013.</text:p>
      <text:p text:style-name="P58">Textor, M. (2013). Elternarbeit im Kindergarten. Ziele, Formen, Methoden. Aufl. 2, Norderstedt: Books on Demand. </text:p>
      <text:p text:style-name="P58">Textor, M. (2014). 25 Jahre Elternarbeit: Rückblick, Draufblick und Ausblick .Unter: <text:a xlink:type="simple" xlink:href="http://www.kindergartenpaedagogik.de/2174.pdf">http://www.kindergartenpaedagogik.de/2174.pdf</text:a>, Zugriff 25.04.2014</text:p>
      <text:p text:style-name="P58"/>
      <text:p text:style-name="P58">Bronfenbrenner, U. (1981). Die Ökologie der menschlichen Entwicklung. Stuttgart: Klett-Cotta.</text:p>
      <text:p text:style-name="P58"/>
      <text:p text:style-name="P58"><text:soft-page-break/>Fröhlich-Gildhoff, K. (2013). Angewandte Entwicklungspsychologie der Kindheit. Begleiten, Unterstützen und Fördern in Familie, Kita und Grundschule. Stuttgart: Kohlhammer.</text:p>
      <text:p text:style-name="P58"/>
      <text:p text:style-name="P59">Strätz, Rainer (1997). Wie sind/wie fühlen sich die ErzieherInnen auf die Zusammenarbeit mit den Eltern vorbereitet? In: Bundesverband Neue Erziehung e.V. (Hrsg.). Elternzusammenarbeit – Stiefkind in der Aus- und Weiterbildung von Erzieherinnen. Bonn, S. 20-41.</text:p>
      <text:p text:style-name="P53"/>
      <text:p text:style-name="P53">Internationale Studien</text:p>
      <text:p text:style-name="P53">4.4. Partnerschaftliche Zusammenarbeit mit den Familien --&gt; <text:span text:style-name="T12">auswählen</text:span></text:p>
      <text:p text:style-name="P45">Die Eltern werden nicht überall aktiv in die Angebote der FBBE-Einrichtungen einbezogen. Die üblichste Form des Kontakts zwischen FBBE-Einrichtungen und Eltern besteht darin, dass die Eltern von den Einrichtungen informiert werden, insbesondere etwa im Rahmen von Elternabenden, oder dass Beratungsangebote für die Eltern bereitgestellt werden. Nur in wenigen Staaten ist eine anderweitige Form der Kooperation mit den Eltern und insbesondere der Aufbau einer partnerschaftlichen Zusammenarbeit ein fester Bestandteil der frühpädagogischen Angebote. Österreich geht näher auf diesen Aspekt ein und erläutert, dass in Österreich derzeit im Bereich der Frühpädagogik im Allgemeinen die formale Zusammenarbeit mit den Eltern (Informationsabende usw.) noch die Regel ist. Es hat jedoch in den letzten Jahren eine Veränderung des Bewusstseins und eine Sensibilisierung für dieses Thema stattgefunden. So gibt es zahlreiche Beispiele für vorbildliche Praktiken, und manche Staaten haben auch Empfehlungen betreffend die partnerschaftliche Zusammenarbeit mit den Eltern herausgegeben. In Portugal zum Beispiel haben Eltern die Möglichkeit, aktiv an den vorschulischen Angeboten mitzuwirken, indem sie in die Kindergärten kommen und den Kindern aus ihrem Leben erzählen, Märchen oder Geschichten vorlesen usw. Letzteres soll insbesondere durch das Anfang 2008 ins Leben gerufene Projekt zur Leseförderung für Kleinkinder „Leitura em vai e vem“ (Lesen in Bewegung) angeregt werden. Im Rahmen dieses Projekts werden verschiedene Aktivitäten rund ums Lesen veranstaltet, um alle Kinder und Eltern für das Thema Lesenlernen zu sensibilisieren. In den Niederlanden widmen die FBBE-Programme dem Thema „Elternmitwirkung“ in der Regel einen eigenen Abschnitt und gehen insbesondere auf die folgenden Aspekte näher ein: Informationsveranstaltungen, Besuche der Eltern in den Gruppen, Materialien, die die Eltern mitnehmen können, um zu Hause mit ihrem Kind zu arbeiten. Die Spielgruppen übermitteln den Eltern Informationen über ihre Kinder zum Beispiel indem sie ihre Beobachtungen in Form Tagebüchern oder Photoalben festhalten. </text:p>
      <text:p text:style-name="P45">In vielen Staaten stellen Elternabende eine wichtige Form der Begegnung zwischen den Mitarbeitern der Vorschuleinrichtungen und den Eltern dar – insbesondere für Eltern von Kindern <text:soft-page-break/>ab drei Jahren. Bei den Angeboten für Kinder unter 3 Jahren hingegen steht in mehreren Staaten die Beratung der Eltern im Vordergrund. In der Tschechischen Republik zum Beispiel bieten die Krippen eine Zusammenarbeit mit den Eltern dahingehend an, dass die Kinderpflegerinnen die Eltern insbesondere in Gesundheits- und Ernährungsfragen beraten. Manche Staaten bieten den Eltern auch Informationen über die verschiedenen FBBE-Angebote und eine Beratung bei der Wahl der geeigneten FBBE-Einrichtung an. Diesen Aspekt erwähnten insbesondere Belgien (Französische und Flämische Gemeinschaft) und Irland. Als weitere Form der Mitwirkung der Eltern nannten mehrere Staaten die Elternvertretung in den Beratungsgremien oder anderen Organen der FBBE-Einrichtungen. Dabei handelt es sich um unterschiedliche Organe mit unterschiedlichen Aufgabenbereichen. Zum Beispiel wurden eigene Elternmitwirkungsorgane eingerichtet, um den Eltern ein Forum zu bieten, wie in Norwegen, wo jeder Kindergarten einen Koordinierungsausschuss einrichten muss, der sich aus Eltern, Mitgliedern des pädagogischen Teams und Vertretern des Trägers zusammensetzt. Der Elternrat setzt sich aus allen Eltern (oder Erziehungsberechtigten) zusammen und vertritt deren gemeinsame Interessen. Auch in Dänemark </text:p>
      <text:p text:style-name="P45">richten die Tageseinrichtungen einen Elternrat ein, der an Personalentscheidungen sowie an Entscheidungen über Haushaltsausgaben und über die Prinzipien und Grundlagen der pädagogischen Aktivitäten der Einrichtung beteiligt ist. In Lettland werden Elternbeiräte mit ähnlichen Zuständigkeiten </text:p>
      <text:p text:style-name="P46">eingerichtet. Slowenien gehört zu der Gruppe der Staaten, die sich für eine systematische Form der </text:p>
      <text:p text:style-name="P45">Zusammenarbeit mit den Eltern entschieden haben. Das Gesetz von 2006 über die Vorschuleinrichtungen legt deren diesbezügliche Verpflichtungen genau fest. Insbesondere sind die Einrichtungen verpflichtet, in ihrem jährlichen Arbeitsplan die genauen Modalitäten und die Programme für die Zusammenarbeit mit den Eltern zu definieren. Die Eltern sind im Leitungsgremium aller Vorschuleinrichtungen vertreten, außerdem wird an jeder Vorschuleinrichtung ein Elternbeirat als Beratungsorgan eingerichtet. </text:p>
      <text:p text:style-name="P45">In vielen anderen Staaten sind die Eltern auch in Organen mit einer breiter gefächerten Mitgliedschaft vertreten. Das gilt insbesondere für die Elternvertretung in FBBE-Angeboten, die im schulischen Rahmen angesiedelt sind. In der Französischen und Flämischen Gemeinschaft Belgiens zum Beispiel ist die Beteiligung von Elternvertretern in den Mitwirkungsgremien der Schulen verbindlich vorgeschrieben – das betrifft auch die Eltern von Kindern in Vorschulklassen. Auch in Bulgarien können die Eltern in den schulischen Gremien mitwirken. In Italien sind die Eltern in Kollegialorganen vertreten und können Vorschläge in Bildungsangelegenheiten einbringen. In Portugal werden in den staatlichen Vorschuleinrichtungen jedes Jahr Beratungsgremien gewählt, in denen auch Eltern vertreten sind. In Frankreich sind die Krippen verpflichtet, einen <text:soft-page-break/>Entwicklungsplan für die gesamte Einrichtung oder für spezielle Angebote auszuarbeiten, der genaue Angaben zu den Mitwirkungsmöglichkeiten und Aufgaben der Eltern enthält, und in den Kindergärten (écoles maternelles) sind die Eltern – insbesondere im Rahmen ihrer Mitwirkung im Schulrat, in den sie Vertreter wählen – an der Entscheidungsfindung beteiligt. In Spanien wird in den Rechtsvorschriften betont, dass Schulen und Familien insbesondere im Vorschulbereich zusammenarbeiten müssen. Die Rechtsvorschriften gehen auf verschiedene Aspekte dieser Zusammenarbeit näher ein. So geht es zum Beispiel darum, die Verantwortlichkeiten von Müttern, </text:p>
      <text:p text:style-name="P45">Vätern oder einem gesetzlichen Vormund zu achten und diese zu ermutigen, sich an dem Bildungsprozess ihrer Kinder zu beteiligen, Schulräte einzurichten, in denen auch die Eltern vertreten sind, den Informationsaustausch zwischen Pädagogen und Eltern durch eine Vielzahl von Praktiken zu begünstigen, insbesondere etwa durch die Einrichtung von täglichen „Begegnungszeiten“, in denen ein Austausch über die Fortschritte der Kinder stattfinden kann oder die Organisation von Elternversammlungen. Außerdem sollten die Eltern direkt in die pädagogischen Aktivitäten ihrer Kinder eingebunden werden (über eine direkte Mitwirkung oder in Form einer materiellen Unterstützung). </text:p>
      <text:p text:style-name="P46">Einige Staaten machten recht genaue Angaben zu den Aufgaben und Pflichten der Mitarbeiter </text:p>
      <text:p text:style-name="P46">insbesondere der FBBE-Einrichtungen für Säuglinge und Kleinkinder gegenüber den Eltern der Kinder. In Belgien (Flämische Gemeinschaft) zum Beispiel müssen die Pflege- und Betreuungspersonen beschreiben, wie sie mit Beschwerden seitens der Eltern umgehen, wie sie die Zufriedenheit der Eltern messen und in welcher Form sie die Eltern insgesamt in ihre Arbeit einbeziehen. In Ungarn müssen die Lehrer in Gesprächen mit den Eltern Informationen über das Kind einholen und den Eltern über die Entwicklung des Kindes berichten. </text:p>
      <text:p text:style-name="P45">Konzepte für eine partnerschaftliche Zusammenarbeit zwischen den Mitarbeitern der FBBE-Einrichtungen und den Familien – mit einer eindeutigen Definition der Aufgaben der Vorschuleinrichtungen – werden in den Beiträgen Finnlands und des Vereinigtes Königreichs im Detail beschrieben. In Finnland, sind die Einrichtungen gesetzlich verpflichtet, die Erziehung und Bildung der Kinder im Elternhaus zu unterstützen und mit den Eltern und Betreuern zu kooperieren. Diese Zusammenarbeit bezieht sich nicht nur auf die Einstellungen von Eltern und Mitgliedern der FBBE-Einrichtungen in Bildungs- und Erziehungsfragen, sondern auch auf die damit verbundenen praktischen und organisatorischen Aspekte, die so geregelt werden sollten, dass die Bedürfnisse aller Beteiligten berücksichtigt werden. Die Mitarbeiter sind dafür verantwortlich, von Anfang an mit den Eltern zu kooperieren und bereits bei der Aufnahme der Kinder auf die spezifischen Bedürfnisse jeder einzelnen Familie einzugehen. Dies ermöglicht es, die spezifischen Bedürfnisse der einzelnen Kinder frühzeitig zu erkennen und entsprechende Angebote in allen Bereichen gezielt <text:soft-page-break/>darauf abzustimmen. </text:p>
      <text:p text:style-name="P45">Im Vereinigten Königreich (England und Wales) wurde mit dem Childcare Act aus dem Jahr 2006 gesetzlich vorgeschrieben, dass die Eltern in die Planung, die Entwicklung, die Bereitstellung und die Evaluierung der frühpädagogischen Angebote einbezogen werden. In England wird im Rahmen der Sure Start- Programme der frühpädagogischen Einrichtungen die Bedeutung der Einbeziehung der Eltern betont. Insbesondere wird den Eltern Unterstützung bei der Kindererziehung angeboten und der Zugang zu Bildungs- und Weiterbildungsmaßnahmen ermöglicht. Die Eltern spielen eine wichtige Rolle in der Durchführung der lokalen Sure Start-Programme, deren Partnerschaften zur Durchführung sich hier jeweils zur Hälfte aus Eltern und Mitgliedern der Gemeinde zusammensetzen. Auch das Vereinigte Königreich (Schottland) verlangt ein partnerschaftliches Zusammenwirken und eine regelmäßige Kommunikation mit den Eltern. Die Bildungsbehörden haben die Pflicht, die Einbeziehung der Eltern in die Arbeit der öffentlich finanzierten Schulen – einschließlich der Angebote im Bereich der Frühpädagogik – zu fördern. </text:p>
      <text:p text:style-name="P45">In manchen Staaten werden spezielle Betreuungsangebote für Risikofamilien zur Verfügung gestellt, aus den Angaben geht jedoch nicht immer eindeutig hervor, in welcher Weise die Familien ermutigt werden, diese Angebote in Anspruch zu nehmen. </text:p>
      <text:p text:style-name="P45">In mehreren Staaten wurde eine Vernetzung der verschiedenen Unterstützungsangebote für Familien mit kleinen Kindern vorgenommen. In Estland zum Beispiel wurden die bereits bestehenden Netzwerke, in denen verschiedene Dienste in den Bereichen Gesundheit, Bildung und Recht miteinander kooperieren, ausgebaut. Außerdem wird derzeit ein Netzwerk der regionalen Beratungs- und Rehabilitationszentren eingerichtet, das Beratungsangebote und andere Dienstleistungen für Familien mit Schwierigkeiten <text:s/>Frühkindliche Betreuung, Bildung und Erziehung in Europa: ein Mittel zur Verringerung sozialer und kultureller Ungleichheiten bereitstellen soll. In Irland haben die Kinderbetreuungsausschüsse der Städte und Grafschaften (City and County Childcare Committees), die für die strategische Planung auf der lokalen Ebene zuständig sind, vielfach Elternnetzwerke eingerichtet, um Eltern zu ermöglichen, sich zu treffen und über ihre Anliegen, Sorgen und Schwierigkeiten als Eltern von kleinen Kindern auszutauschen. Es gibt auch Netzwerke, die sich in erster Linie an bestimmte Gruppen von Eltern, zum Beispiel an Alleinerziehende richten. Im Vereinigten Königreich erfolgte dies im Zusammenhang mit der erklärten bildungspolitischen Zielsetzung, ein integriertes und umfassendes Unterstützungsangebot für Eltern aufzubauen. In Spanien werden in Bezirken mit Einrichtungen, die eine große Anzahl von Risikokindern aufnehmen, spezielle Angebote und Maßnahmen zur Unterstützung der örtlichen Gemeinschaften eingerichtet: dabei handelt es sich um Beratungsdienste, die den Lehrern Unterstützung anbieten, die Fortschritte der Kinder beobachten und Elternarbeit leisten. Außerdem <text:soft-page-break/>wurden mobile Hilfsdienste eingerichtet, die mit Aufgaben im Bereich der Förderung der Integration von Migrantenkindern, die nicht spanisch sprechen, betraut sind. </text:p>
      <text:p text:style-name="P45">Zum Teil werden auch lokale NGO und andere Organisationen in Sachen Förderung der Zusammenarbeit mit Familien in Risiko- oder Mangelsituationen aktiv, wie zum Beispiel in Litauen, wo viele Projekte auf der lokalen Ebene den Schwerpunkt auf die Einbeziehung der Familien, in Vilnius zum Beispiel der Roma-Familien, legen. In Belgien (Französische Gemeinschaft) organisieren die Schulen in ihren Räumlichkeiten zum Teil Alphabetisierungskurse oder andere Angebote für die Eltern. </text:p>
      <text:p text:style-name="P45">Besondere Maßnahmen oder Angebote für Roma-Familien gibt es in Griechenland, Ungarn, Rumänien und Slowenien. In den anderen Staaten gibt es kaum spezielle Fördermaßnahmen für Risikogruppen. In Polen können auf Antrag von Eltern, die einer der nationalen Minderheiten angehören, an Krippen und Schulen eigene Sprachgruppen sowie Religionsunterricht organisiert werden. </text:p>
      <text:p text:style-name="P46"/>
      <text:p text:style-name="P8">IX <text:s text:c="6"/>Anhang</text:p>
      <text:p text:style-name="P19"/>
      <text:p text:style-name="P8"/>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OpenSymbol" svg:font-family="OpenSymbol"/>
    <style:font-face style:name="StarSymbol" svg:font-family="StarSymbol"/>
    <style:font-face style:name="Symbol" svg:font-family="Symbol"/>
    <style:font-face style:name="Times New Roman1" svg:font-family="'Times New Roman'"/>
    <style:font-face style:name="sans-serif" svg:font-family="sans-serif"/>
    <style:font-face style:name="Times New Roman2" svg:font-family="'Times New Roman'"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rialMT" svg:font-family="ArialMT"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iryna </dc:creator>
    <dc:date>2014-10-05T18:32:57</dc:date>
    <meta:editing-cycles>322</meta:editing-cycles>
    <meta:editing-duration>P11DT18H20M47S</meta:editing-duration>
    <meta:document-statistic meta:table-count="0" meta:image-count="0" meta:object-count="0" meta:page-count="82" meta:paragraph-count="804" meta:word-count="25333" meta:character-count="197432" meta:non-whitespace-character-count="172199"/>
    <meta:user-defined meta:name="Info 1"/>
    <meta:user-defined meta:name="Info 2"/>
    <meta:user-defined meta:name="Info 3"/>
    <meta:user-defined meta:name="Info 4"/>
  </office:meta>
</office:document-meta>
</file>